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778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1.178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1.080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output_5f_gcc">
      <style:table-properties table:display="true" style:writing-mode="lr-tb"/>
    </style:style>
    <style:style style:name="ta2" style:family="table" style:master-page-name="PageStyle_5f_output_5f_gcc_20__28_2_29_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output_5f_gcc_5f_red_5f_00">
      <style:table-properties table:display="true" style:writing-mode="lr-tb"/>
    </style:style>
    <style:style style:name="ta5" style:family="table" style:master-page-name="PageStyle_5f_output_5f_gcc_5f_red_5f_01">
      <style:table-properties table:display="true" style:writing-mode="lr-tb"/>
    </style:style>
    <style:style style:name="ta6" style:family="table" style:master-page-name="PageStyle_5f_output_5f_gcc_5f_red_5f_02">
      <style:table-properties table:display="true" style:writing-mode="lr-tb"/>
    </style:style>
    <style:style style:name="ta7" style:family="table" style:master-page-name="PageStyle_5f_output_5f_gcc_5f_red_5f_03">
      <style:table-properties table:display="true" style:writing-mode="lr-tb"/>
    </style:style>
    <style:style style:name="ta8" style:family="table" style:master-page-name="PageStyle_5f_output_5f_gcc_5f_red_5f_04">
      <style:table-properties table:display="true" style:writing-mode="lr-tb"/>
    </style:style>
    <style:style style:name="ta9" style:family="table" style:master-page-name="PageStyle_5f_output_5f_gcc_5f_red_5f_05">
      <style:table-properties table:display="true" style:writing-mode="lr-tb"/>
    </style:style>
    <style:style style:name="ta10" style:family="table" style:master-page-name="PageStyle_5f_output_5f_gcc_5f_red_5f_06">
      <style:table-properties table:display="true" style:writing-mode="lr-tb"/>
    </style:style>
    <style:style style:name="ta11" style:family="table" style:master-page-name="PageStyle_5f_output_5f_gcc_5f_red_5f_07">
      <style:table-properties table:display="true" style:writing-mode="lr-tb"/>
    </style:style>
    <style:style style:name="ta12" style:family="table" style:master-page-name="PageStyle_5f_output_5f_gcc_5f_red_5f_08">
      <style:table-properties table:display="true" style:writing-mode="lr-tb"/>
    </style:style>
    <style:style style:name="ta13" style:family="table" style:master-page-name="PageStyle_5f_output_5f_gcc_5f_red_5f_09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Gnumeric-default">
      <style:table-cell-properties style:rotation-align="none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style:rotation-align="none"/>
      <style:text-properties style:font-name="Arial" fo:font-size="11pt" style:font-size-asian="11pt" style:font-size-complex="11pt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utput_gc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/>
          <table:table-cell table:style-name="ce3" office:value-type="string" calcext:value-type="string">
            <text:p>speed1</text:p>
          </table:table-cell>
          <table:table-cell table:style-name="ce3"/>
          <table:table-cell table:style-name="ce3" office:value-type="string" calcext:value-type="string">
            <text:p>speed2</text:p>
          </table:table-cell>
          <table:table-cell table:style-name="ce3"/>
          <table:table-cell table:style-name="ce3" office:value-type="string" calcext:value-type="string">
            <text:p>speed3</text:p>
          </table:table-cell>
          <table:table-cell table:style-name="ce3"/>
          <table:table-cell table:style-name="ce3" office:value-type="string" calcext:value-type="string">
            <text:p>speed4</text:p>
          </table:table-cell>
          <table:table-cell table:style-name="ce3"/>
          <table:table-cell table:style-name="ce3" office:value-type="string" calcext:value-type="string">
            <text:p>speed5</text:p>
          </table:table-cell>
          <table:table-cell table:style-name="ce3"/>
          <table:table-cell table:style-name="ce3" office:value-type="string" calcext:value-type="string">
            <text:p>speed6</text:p>
          </table:table-cell>
          <table:table-cell table:style-name="ce3"/>
          <table:table-cell table:style-name="ce3" office:value-type="string" calcext:value-type="string">
            <text:p>speed7</text:p>
          </table:table-cell>
          <table:table-cell table:style-name="ce3"/>
          <table:table-cell table:style-name="ce3" office:value-type="string" calcext:value-type="string">
            <text:p>speed8</text:p>
          </table:table-cell>
          <table:table-cell table:style-name="ce3"/>
          <table:table-cell table:style-name="ce3" office:value-type="string" calcext:value-type="string">
            <text:p>speed128</text:p>
          </table:table-cell>
          <table:table-cell table:style-name="ce3"/>
          <table:table-cell table:style-name="ce3" office:value-type="string" calcext:value-type="string">
            <text:p>speed2048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4639" calcext:value-type="float">
            <text:p>4639</text:p>
          </table:table-cell>
          <table:table-cell table:style-name="ce2" office:value-type="string" calcext:value-type="string">
            <text:p>-6.901259</text:p>
          </table:table-cell>
          <table:table-cell/>
          <table:table-cell table:style-name="ce3" table:formula="of:=[.$B2]/[.B2]" office:value-type="float" office:value="1" calcext:value-type="float">
            <text:p>1</text:p>
          </table:table-cell>
          <table:table-cell table:style-name="ce3"/>
          <table:table-cell table:style-name="ce3" table:formula="of:=[.$B2]/[.D2]" office:value-type="float" office:value="1" calcext:value-type="float">
            <text:p>1</text:p>
          </table:table-cell>
          <table:table-cell table:style-name="ce3"/>
          <table:table-cell table:style-name="ce3" table:formula="of:=[.$B2]/[.F2]" office:value-type="float" office:value="1" calcext:value-type="float">
            <text:p>1</text:p>
          </table:table-cell>
          <table:table-cell table:style-name="ce3"/>
          <table:table-cell table:style-name="ce3" table:formula="of:=[.$B2]/[.H2]" office:value-type="float" office:value="0.5" calcext:value-type="float">
            <text:p>0.5</text:p>
          </table:table-cell>
          <table:table-cell table:style-name="ce3"/>
          <table:table-cell table:style-name="ce3" table:formula="of:=[.$B2]/[.J2]" office:value-type="float" office:value="0.25" calcext:value-type="float">
            <text:p>0.25</text:p>
          </table:table-cell>
          <table:table-cell table:style-name="ce3"/>
          <table:table-cell table:style-name="ce3" table:formula="of:=[.$B2]/[.L2]" office:value-type="float" office:value="0.333333333333333" calcext:value-type="float">
            <text:p>0.333333333333333</text:p>
          </table:table-cell>
          <table:table-cell table:style-name="ce3"/>
          <table:table-cell table:style-name="ce3" table:formula="of:=[.$B2]/[.N2]" office:value-type="float" office:value="0.2" calcext:value-type="float">
            <text:p>0.2</text:p>
          </table:table-cell>
          <table:table-cell table:style-name="ce3"/>
          <table:table-cell table:style-name="ce3" table:formula="of:=[.$B2]/[.P2]" office:value-type="float" office:value="0.166666666666667" calcext:value-type="float">
            <text:p>0.166666666666667</text:p>
          </table:table-cell>
          <table:table-cell table:style-name="ce3"/>
          <table:table-cell table:style-name="ce3" table:formula="of:=[.$B2]/[.R2]" office:value-type="float" office:value="0.00341296928327645" calcext:value-type="float">
            <text:p>0.003412969283276</text:p>
          </table:table-cell>
          <table:table-cell table:style-name="ce3"/>
          <table:table-cell table:style-name="ce3" table:formula="of:=[.$B2]/[.T2]" office:value-type="float" office:value="0.000215563699073076" calcext:value-type="float">
            <text:p>0.000215563699073</text:p>
          </table:table-cell>
          <table:table-cell table:number-columns-repeated="2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4600" calcext:value-type="float">
            <text:p>4600</text:p>
          </table:table-cell>
          <table:table-cell table:style-name="ce2" office:value-type="string" calcext:value-type="string">
            <text:p>639.082958</text:p>
          </table:table-cell>
          <table:table-cell/>
          <table:table-cell table:style-name="ce3" table:formula="of:=[.$B3]/[.B3]" office:value-type="float" office:value="1" calcext:value-type="float">
            <text:p>1</text:p>
          </table:table-cell>
          <table:table-cell table:style-name="ce3"/>
          <table:table-cell table:style-name="ce3" table:formula="of:=[.$B3]/[.D3]" office:value-type="float" office:value="1.22222222222222" calcext:value-type="float">
            <text:p>1.22222222222222</text:p>
          </table:table-cell>
          <table:table-cell table:style-name="ce3"/>
          <table:table-cell table:style-name="ce3" table:formula="of:=[.$B3]/[.F3]" office:value-type="float" office:value="1.1" calcext:value-type="float">
            <text:p>1.1</text:p>
          </table:table-cell>
          <table:table-cell table:style-name="ce3"/>
          <table:table-cell table:style-name="ce3" table:formula="of:=[.$B3]/[.H3]" office:value-type="float" office:value="1" calcext:value-type="float">
            <text:p>1</text:p>
          </table:table-cell>
          <table:table-cell table:style-name="ce3"/>
          <table:table-cell table:style-name="ce3" table:formula="of:=[.$B3]/[.J3]" office:value-type="float" office:value="1" calcext:value-type="float">
            <text:p>1</text:p>
          </table:table-cell>
          <table:table-cell table:style-name="ce3"/>
          <table:table-cell table:style-name="ce3" table:formula="of:=[.$B3]/[.L3]" office:value-type="float" office:value="1" calcext:value-type="float">
            <text:p>1</text:p>
          </table:table-cell>
          <table:table-cell table:style-name="ce3"/>
          <table:table-cell table:style-name="ce3" table:formula="of:=[.$B3]/[.N3]" office:value-type="float" office:value="0.916666666666667" calcext:value-type="float">
            <text:p>0.916666666666667</text:p>
          </table:table-cell>
          <table:table-cell table:style-name="ce3"/>
          <table:table-cell table:style-name="ce3" table:formula="of:=[.$B3]/[.P3]" office:value-type="float" office:value="0.44" calcext:value-type="float">
            <text:p>0.44</text:p>
          </table:table-cell>
          <table:table-cell table:style-name="ce3"/>
          <table:table-cell table:style-name="ce3" table:formula="of:=[.$B3]/[.R3]" office:value-type="float" office:value="0.0364238410596026" calcext:value-type="float">
            <text:p>0.036423841059603</text:p>
          </table:table-cell>
          <table:table-cell table:style-name="ce3"/>
          <table:table-cell table:style-name="ce3" table:formula="of:=[.$B3]/[.T3]" office:value-type="float" office:value="0.00239130434782609" calcext:value-type="float">
            <text:p>0.002391304347826</text:p>
          </table:table-cell>
          <table:table-cell table:number-columns-repeated="2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4594" calcext:value-type="float">
            <text:p>4594</text:p>
          </table:table-cell>
          <table:table-cell table:style-name="ce2" office:value-type="string" calcext:value-type="string">
            <text:p>1512.568684</text:p>
          </table:table-cell>
          <table:table-cell/>
          <table:table-cell table:style-name="ce3" table:formula="of:=[.$B4]/[.B4]" office:value-type="float" office:value="1" calcext:value-type="float">
            <text:p>1</text:p>
          </table:table-cell>
          <table:table-cell table:style-name="ce3"/>
          <table:table-cell table:style-name="ce3" table:formula="of:=[.$B4]/[.D4]" office:value-type="float" office:value="1.11538461538462" calcext:value-type="float">
            <text:p>1.11538461538462</text:p>
          </table:table-cell>
          <table:table-cell table:style-name="ce3"/>
          <table:table-cell table:style-name="ce3" table:formula="of:=[.$B4]/[.F4]" office:value-type="float" office:value="1" calcext:value-type="float">
            <text:p>1</text:p>
          </table:table-cell>
          <table:table-cell table:style-name="ce3"/>
          <table:table-cell table:style-name="ce3" table:formula="of:=[.$B4]/[.H4]" office:value-type="float" office:value="1" calcext:value-type="float">
            <text:p>1</text:p>
          </table:table-cell>
          <table:table-cell table:style-name="ce3"/>
          <table:table-cell table:style-name="ce3" table:formula="of:=[.$B4]/[.J4]" office:value-type="float" office:value="0.966666666666667" calcext:value-type="float">
            <text:p>0.966666666666667</text:p>
          </table:table-cell>
          <table:table-cell table:style-name="ce3"/>
          <table:table-cell table:style-name="ce3" table:formula="of:=[.$B4]/[.L4]" office:value-type="float" office:value="0.878787878787879" calcext:value-type="float">
            <text:p>0.878787878787879</text:p>
          </table:table-cell>
          <table:table-cell table:style-name="ce3"/>
          <table:table-cell table:style-name="ce3" table:formula="of:=[.$B4]/[.N4]" office:value-type="float" office:value="0.707317073170732" calcext:value-type="float">
            <text:p>0.707317073170732</text:p>
          </table:table-cell>
          <table:table-cell table:style-name="ce3"/>
          <table:table-cell table:style-name="ce3" table:formula="of:=[.$B4]/[.P4]" office:value-type="float" office:value="0.644444444444444" calcext:value-type="float">
            <text:p>0.644444444444444</text:p>
          </table:table-cell>
          <table:table-cell table:style-name="ce3"/>
          <table:table-cell table:style-name="ce3" table:formula="of:=[.$B4]/[.R4]" office:value-type="float" office:value="0.0973154362416107" calcext:value-type="float">
            <text:p>0.097315436241611</text:p>
          </table:table-cell>
          <table:table-cell table:style-name="ce3"/>
          <table:table-cell table:style-name="ce3" table:formula="of:=[.$B4]/[.T4]" office:value-type="float" office:value="0.00631258162821071" calcext:value-type="float">
            <text:p>0.006312581628211</text:p>
          </table:table-cell>
          <table:table-cell table:number-columns-repeated="2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4605" calcext:value-type="float">
            <text:p>4605</text:p>
          </table:table-cell>
          <table:table-cell table:style-name="ce2" office:value-type="string" calcext:value-type="string">
            <text:p>2694.123595</text:p>
          </table:table-cell>
          <table:table-cell/>
          <table:table-cell table:style-name="ce3" table:formula="of:=[.$B5]/[.B5]" office:value-type="float" office:value="1" calcext:value-type="float">
            <text:p>1</text:p>
          </table:table-cell>
          <table:table-cell table:style-name="ce3"/>
          <table:table-cell table:style-name="ce3" table:formula="of:=[.$B5]/[.D5]" office:value-type="float" office:value="1.05555555555556" calcext:value-type="float">
            <text:p>1.05555555555556</text:p>
          </table:table-cell>
          <table:table-cell table:style-name="ce3"/>
          <table:table-cell table:style-name="ce3" table:formula="of:=[.$B5]/[.F5]" office:value-type="float" office:value="1" calcext:value-type="float">
            <text:p>1</text:p>
          </table:table-cell>
          <table:table-cell table:style-name="ce3"/>
          <table:table-cell table:style-name="ce3" table:formula="of:=[.$B5]/[.H5]" office:value-type="float" office:value="1" calcext:value-type="float">
            <text:p>1</text:p>
          </table:table-cell>
          <table:table-cell table:style-name="ce3"/>
          <table:table-cell table:style-name="ce3" table:formula="of:=[.$B5]/[.J5]" office:value-type="float" office:value="1" calcext:value-type="float">
            <text:p>1</text:p>
          </table:table-cell>
          <table:table-cell table:style-name="ce3"/>
          <table:table-cell table:style-name="ce3" table:formula="of:=[.$B5]/[.L5]" office:value-type="float" office:value="1" calcext:value-type="float">
            <text:p>1</text:p>
          </table:table-cell>
          <table:table-cell table:style-name="ce3"/>
          <table:table-cell table:style-name="ce3" table:formula="of:=[.$B5]/[.N5]" office:value-type="float" office:value="0.802816901408451" calcext:value-type="float">
            <text:p>0.802816901408451</text:p>
          </table:table-cell>
          <table:table-cell table:style-name="ce3"/>
          <table:table-cell table:style-name="ce3" table:formula="of:=[.$B5]/[.P5]" office:value-type="float" office:value="0.826086956521739" calcext:value-type="float">
            <text:p>0.826086956521739</text:p>
          </table:table-cell>
          <table:table-cell table:style-name="ce3"/>
          <table:table-cell table:style-name="ce3" table:formula="of:=[.$B5]/[.R5]" office:value-type="float" office:value="0.201413427561837" calcext:value-type="float">
            <text:p>0.201413427561837</text:p>
          </table:table-cell>
          <table:table-cell table:style-name="ce3"/>
          <table:table-cell table:style-name="ce3" table:formula="of:=[.$B5]/[.T5]" office:value-type="float" office:value="0.0123778501628664" calcext:value-type="float">
            <text:p>0.012377850162867</text:p>
          </table:table-cell>
          <table:table-cell table:number-columns-repeated="2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4607" calcext:value-type="float">
            <text:p>4607</text:p>
          </table:table-cell>
          <table:table-cell table:style-name="ce2" office:value-type="string" calcext:value-type="string">
            <text:p>3454.965970</text:p>
          </table:table-cell>
          <table:table-cell/>
          <table:table-cell table:style-name="ce3" table:formula="of:=[.$B6]/[.B6]" office:value-type="float" office:value="1" calcext:value-type="float">
            <text:p>1</text:p>
          </table:table-cell>
          <table:table-cell table:style-name="ce3"/>
          <table:table-cell table:style-name="ce3" table:formula="of:=[.$B6]/[.D6]" office:value-type="float" office:value="1.02150537634409" calcext:value-type="float">
            <text:p>1.02150537634409</text:p>
          </table:table-cell>
          <table:table-cell table:style-name="ce3"/>
          <table:table-cell table:style-name="ce3" table:formula="of:=[.$B6]/[.F6]" office:value-type="float" office:value="1.01063829787234" calcext:value-type="float">
            <text:p>1.01063829787234</text:p>
          </table:table-cell>
          <table:table-cell table:style-name="ce3"/>
          <table:table-cell table:style-name="ce3" table:formula="of:=[.$B6]/[.H6]" office:value-type="float" office:value="0.969387755102041" calcext:value-type="float">
            <text:p>0.969387755102041</text:p>
          </table:table-cell>
          <table:table-cell table:style-name="ce3"/>
          <table:table-cell table:style-name="ce3" table:formula="of:=[.$B6]/[.J6]" office:value-type="float" office:value="0.979381443298969" calcext:value-type="float">
            <text:p>0.979381443298969</text:p>
          </table:table-cell>
          <table:table-cell table:style-name="ce3"/>
          <table:table-cell table:style-name="ce3" table:formula="of:=[.$B6]/[.L6]" office:value-type="float" office:value="0.95959595959596" calcext:value-type="float">
            <text:p>0.95959595959596</text:p>
          </table:table-cell>
          <table:table-cell table:style-name="ce3"/>
          <table:table-cell table:style-name="ce3" table:formula="of:=[.$B6]/[.N6]" office:value-type="float" office:value="0.95959595959596" calcext:value-type="float">
            <text:p>0.95959595959596</text:p>
          </table:table-cell>
          <table:table-cell table:style-name="ce3"/>
          <table:table-cell table:style-name="ce3" table:formula="of:=[.$B6]/[.P6]" office:value-type="float" office:value="0.818965517241379" calcext:value-type="float">
            <text:p>0.818965517241379</text:p>
          </table:table-cell>
          <table:table-cell table:style-name="ce3"/>
          <table:table-cell table:style-name="ce3" table:formula="of:=[.$B6]/[.R6]" office:value-type="float" office:value="0.294117647058823" calcext:value-type="float">
            <text:p>0.294117647058823</text:p>
          </table:table-cell>
          <table:table-cell table:style-name="ce3"/>
          <table:table-cell table:style-name="ce3" table:formula="of:=[.$B6]/[.T6]" office:value-type="float" office:value="0.0206207944432386" calcext:value-type="float">
            <text:p>0.020620794443239</text:p>
          </table:table-cell>
          <table:table-cell table:number-columns-repeated="2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4633" calcext:value-type="float">
            <text:p>4633</text:p>
          </table:table-cell>
          <table:table-cell table:style-name="ce2" office:value-type="string" calcext:value-type="string">
            <text:p>4001.420112</text:p>
          </table:table-cell>
          <table:table-cell/>
          <table:table-cell table:style-name="ce3" table:formula="of:=[.$B7]/[.B7]" office:value-type="float" office:value="1" calcext:value-type="float">
            <text:p>1</text:p>
          </table:table-cell>
          <table:table-cell table:style-name="ce3"/>
          <table:table-cell table:style-name="ce3" table:formula="of:=[.$B7]/[.D7]" office:value-type="float" office:value="1.02173913043478" calcext:value-type="float">
            <text:p>1.02173913043478</text:p>
          </table:table-cell>
          <table:table-cell table:style-name="ce3"/>
          <table:table-cell table:style-name="ce3" table:formula="of:=[.$B7]/[.F7]" office:value-type="float" office:value="1" calcext:value-type="float">
            <text:p>1</text:p>
          </table:table-cell>
          <table:table-cell table:style-name="ce3"/>
          <table:table-cell table:style-name="ce3" table:formula="of:=[.$B7]/[.H7]" office:value-type="float" office:value="1" calcext:value-type="float">
            <text:p>1</text:p>
          </table:table-cell>
          <table:table-cell table:style-name="ce3"/>
          <table:table-cell table:style-name="ce3" table:formula="of:=[.$B7]/[.J7]" office:value-type="float" office:value="0.992957746478873" calcext:value-type="float">
            <text:p>0.992957746478873</text:p>
          </table:table-cell>
          <table:table-cell table:style-name="ce3"/>
          <table:table-cell table:style-name="ce3" table:formula="of:=[.$B7]/[.L7]" office:value-type="float" office:value="1" calcext:value-type="float">
            <text:p>1</text:p>
          </table:table-cell>
          <table:table-cell table:style-name="ce3"/>
          <table:table-cell table:style-name="ce3" table:formula="of:=[.$B7]/[.N7]" office:value-type="float" office:value="1" calcext:value-type="float">
            <text:p>1</text:p>
          </table:table-cell>
          <table:table-cell table:style-name="ce3"/>
          <table:table-cell table:style-name="ce3" table:formula="of:=[.$B7]/[.P7]" office:value-type="float" office:value="0.892405063291139" calcext:value-type="float">
            <text:p>0.892405063291139</text:p>
          </table:table-cell>
          <table:table-cell table:style-name="ce3"/>
          <table:table-cell table:style-name="ce3" table:formula="of:=[.$B7]/[.R7]" office:value-type="float" office:value="0.388429752066116" calcext:value-type="float">
            <text:p>0.388429752066116</text:p>
          </table:table-cell>
          <table:table-cell table:style-name="ce3"/>
          <table:table-cell table:style-name="ce3" table:formula="of:=[.$B7]/[.T7]" office:value-type="float" office:value="0.0304338441614505" calcext:value-type="float">
            <text:p>0.030433844161451</text:p>
          </table:table-cell>
          <table:table-cell table:number-columns-repeated="2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4623" calcext:value-type="float">
            <text:p>4623</text:p>
          </table:table-cell>
          <table:table-cell table:style-name="ce2" office:value-type="string" calcext:value-type="string">
            <text:p>4873.056025</text:p>
          </table:table-cell>
          <table:table-cell/>
          <table:table-cell table:style-name="ce3" table:formula="of:=[.$B8]/[.B8]" office:value-type="float" office:value="1" calcext:value-type="float">
            <text:p>1</text:p>
          </table:table-cell>
          <table:table-cell table:style-name="ce3"/>
          <table:table-cell table:style-name="ce3" table:formula="of:=[.$B8]/[.D8]" office:value-type="float" office:value="1.01020408163265" calcext:value-type="float">
            <text:p>1.01020408163265</text:p>
          </table:table-cell>
          <table:table-cell table:style-name="ce3"/>
          <table:table-cell table:style-name="ce3" table:formula="of:=[.$B8]/[.F8]" office:value-type="float" office:value="1.00507614213198" calcext:value-type="float">
            <text:p>1.00507614213198</text:p>
          </table:table-cell>
          <table:table-cell table:style-name="ce3"/>
          <table:table-cell table:style-name="ce3" table:formula="of:=[.$B8]/[.H8]" office:value-type="float" office:value="1" calcext:value-type="float">
            <text:p>1</text:p>
          </table:table-cell>
          <table:table-cell table:style-name="ce3"/>
          <table:table-cell table:style-name="ce3" table:formula="of:=[.$B8]/[.J8]" office:value-type="float" office:value="1.00507614213198" calcext:value-type="float">
            <text:p>1.00507614213198</text:p>
          </table:table-cell>
          <table:table-cell table:style-name="ce3"/>
          <table:table-cell table:style-name="ce3" table:formula="of:=[.$B8]/[.L8]" office:value-type="float" office:value="0.970588235294118" calcext:value-type="float">
            <text:p>0.970588235294118</text:p>
          </table:table-cell>
          <table:table-cell table:style-name="ce3"/>
          <table:table-cell table:style-name="ce3" table:formula="of:=[.$B8]/[.N8]" office:value-type="float" office:value="0.942857142857143" calcext:value-type="float">
            <text:p>0.942857142857143</text:p>
          </table:table-cell>
          <table:table-cell table:style-name="ce3"/>
          <table:table-cell table:style-name="ce3" table:formula="of:=[.$B8]/[.P8]" office:value-type="float" office:value="0.912442396313364" calcext:value-type="float">
            <text:p>0.912442396313364</text:p>
          </table:table-cell>
          <table:table-cell table:style-name="ce3"/>
          <table:table-cell table:style-name="ce3" table:formula="of:=[.$B8]/[.R8]" office:value-type="float" office:value="0.452054794520548" calcext:value-type="float">
            <text:p>0.452054794520548</text:p>
          </table:table-cell>
          <table:table-cell table:style-name="ce3"/>
          <table:table-cell table:style-name="ce3" table:formula="of:=[.$B8]/[.T8]" office:value-type="float" office:value="0.0428293316028553" calcext:value-type="float">
            <text:p>0.042829331602855</text:p>
          </table:table-cell>
          <table:table-cell table:number-columns-repeated="2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4662" calcext:value-type="float">
            <text:p>4662</text:p>
          </table:table-cell>
          <table:table-cell table:style-name="ce2" office:value-type="string" calcext:value-type="string">
            <text:p>5905.986425</text:p>
          </table:table-cell>
          <table:table-cell/>
          <table:table-cell table:style-name="ce3" table:formula="of:=[.$B9]/[.B9]" office:value-type="float" office:value="1" calcext:value-type="float">
            <text:p>1</text:p>
          </table:table-cell>
          <table:table-cell table:style-name="ce3"/>
          <table:table-cell table:style-name="ce3" table:formula="of:=[.$B9]/[.D9]" office:value-type="float" office:value="1.01107011070111" calcext:value-type="float">
            <text:p>1.01107011070111</text:p>
          </table:table-cell>
          <table:table-cell table:style-name="ce3"/>
          <table:table-cell table:style-name="ce3" table:formula="of:=[.$B9]/[.F9]" office:value-type="float" office:value="1.003663003663" calcext:value-type="float">
            <text:p>1.003663003663</text:p>
          </table:table-cell>
          <table:table-cell table:style-name="ce3"/>
          <table:table-cell table:style-name="ce3" table:formula="of:=[.$B9]/[.H9]" office:value-type="float" office:value="0.996363636363636" calcext:value-type="float">
            <text:p>0.996363636363636</text:p>
          </table:table-cell>
          <table:table-cell table:style-name="ce3"/>
          <table:table-cell table:style-name="ce3" table:formula="of:=[.$B9]/[.J9]" office:value-type="float" office:value="0.996363636363636" calcext:value-type="float">
            <text:p>0.996363636363636</text:p>
          </table:table-cell>
          <table:table-cell table:style-name="ce3"/>
          <table:table-cell table:style-name="ce3" table:formula="of:=[.$B9]/[.L9]" office:value-type="float" office:value="1" calcext:value-type="float">
            <text:p>1</text:p>
          </table:table-cell>
          <table:table-cell table:style-name="ce3"/>
          <table:table-cell table:style-name="ce3" table:formula="of:=[.$B9]/[.N9]" office:value-type="float" office:value="0.971631205673759" calcext:value-type="float">
            <text:p>0.971631205673759</text:p>
          </table:table-cell>
          <table:table-cell table:style-name="ce3"/>
          <table:table-cell table:style-name="ce3" table:formula="of:=[.$B9]/[.P9]" office:value-type="float" office:value="0.96140350877193" calcext:value-type="float">
            <text:p>0.96140350877193</text:p>
          </table:table-cell>
          <table:table-cell table:style-name="ce3"/>
          <table:table-cell table:style-name="ce3" table:formula="of:=[.$B9]/[.R9]" office:value-type="float" office:value="0.536203522504892" calcext:value-type="float">
            <text:p>0.536203522504892</text:p>
          </table:table-cell>
          <table:table-cell table:style-name="ce3"/>
          <table:table-cell table:style-name="ce3" table:formula="of:=[.$B9]/[.T9]" office:value-type="float" office:value="0.0587730587730588" calcext:value-type="float">
            <text:p>0.058773058773059</text:p>
          </table:table-cell>
          <table:table-cell table:number-columns-repeated="2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4693" calcext:value-type="float">
            <text:p>4693</text:p>
          </table:table-cell>
          <table:table-cell table:style-name="ce2" office:value-type="string" calcext:value-type="string">
            <text:p>6801.247377</text:p>
          </table:table-cell>
          <table:table-cell/>
          <table:table-cell table:style-name="ce3" table:formula="of:=[.$B10]/[.B10]" office:value-type="float" office:value="1" calcext:value-type="float">
            <text:p>1</text:p>
          </table:table-cell>
          <table:table-cell table:style-name="ce3"/>
          <table:table-cell table:style-name="ce3" table:formula="of:=[.$B10]/[.D10]" office:value-type="float" office:value="1.0487106017192" calcext:value-type="float">
            <text:p>1.0487106017192</text:p>
          </table:table-cell>
          <table:table-cell table:style-name="ce3"/>
          <table:table-cell table:style-name="ce3" table:formula="of:=[.$B10]/[.F10]" office:value-type="float" office:value="1.03682719546742" calcext:value-type="float">
            <text:p>1.03682719546742</text:p>
          </table:table-cell>
          <table:table-cell table:style-name="ce3"/>
          <table:table-cell table:style-name="ce3" table:formula="of:=[.$B10]/[.H10]" office:value-type="float" office:value="1.03389830508475" calcext:value-type="float">
            <text:p>1.03389830508475</text:p>
          </table:table-cell>
          <table:table-cell table:style-name="ce3"/>
          <table:table-cell table:style-name="ce3" table:formula="of:=[.$B10]/[.J10]" office:value-type="float" office:value="1.02521008403361" calcext:value-type="float">
            <text:p>1.02521008403361</text:p>
          </table:table-cell>
          <table:table-cell table:style-name="ce3"/>
          <table:table-cell table:style-name="ce3" table:formula="of:=[.$B10]/[.L10]" office:value-type="float" office:value="1.02808988764045" calcext:value-type="float">
            <text:p>1.02808988764045</text:p>
          </table:table-cell>
          <table:table-cell table:style-name="ce3"/>
          <table:table-cell table:style-name="ce3" table:formula="of:=[.$B10]/[.N10]" office:value-type="float" office:value="1.02521008403361" calcext:value-type="float">
            <text:p>1.02521008403361</text:p>
          </table:table-cell>
          <table:table-cell table:style-name="ce3"/>
          <table:table-cell table:style-name="ce3" table:formula="of:=[.$B10]/[.P10]" office:value-type="float" office:value="1" calcext:value-type="float">
            <text:p>1</text:p>
          </table:table-cell>
          <table:table-cell table:style-name="ce3"/>
          <table:table-cell table:style-name="ce3" table:formula="of:=[.$B10]/[.R10]" office:value-type="float" office:value="0.605960264900662" calcext:value-type="float">
            <text:p>0.605960264900662</text:p>
          </table:table-cell>
          <table:table-cell table:style-name="ce3"/>
          <table:table-cell table:style-name="ce3" table:formula="of:=[.$B10]/[.T10]" office:value-type="float" office:value="0.0779884935009589" calcext:value-type="float">
            <text:p>0.077988493500959</text:p>
          </table:table-cell>
          <table:table-cell table:number-columns-repeated="2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706" calcext:value-type="float">
            <text:p>4706</text:p>
          </table:table-cell>
          <table:table-cell table:style-name="ce2" office:value-type="string" calcext:value-type="string">
            <text:p>7645.918142</text:p>
          </table:table-cell>
          <table:table-cell/>
          <table:table-cell table:style-name="ce3" table:formula="of:=[.$B11]/[.B11]" office:value-type="float" office:value="1" calcext:value-type="float">
            <text:p>1</text:p>
          </table:table-cell>
          <table:table-cell table:style-name="ce3"/>
          <table:table-cell table:style-name="ce3" table:formula="of:=[.$B11]/[.D11]" office:value-type="float" office:value="1.00907029478458" calcext:value-type="float">
            <text:p>1.00907029478458</text:p>
          </table:table-cell>
          <table:table-cell table:style-name="ce3"/>
          <table:table-cell table:style-name="ce3" table:formula="of:=[.$B11]/[.F11]" office:value-type="float" office:value="1.00678733031674" calcext:value-type="float">
            <text:p>1.00678733031674</text:p>
          </table:table-cell>
          <table:table-cell table:style-name="ce3"/>
          <table:table-cell table:style-name="ce3" table:formula="of:=[.$B11]/[.H11]" office:value-type="float" office:value="0.997757847533632" calcext:value-type="float">
            <text:p>0.997757847533632</text:p>
          </table:table-cell>
          <table:table-cell table:style-name="ce3"/>
          <table:table-cell table:style-name="ce3" table:formula="of:=[.$B11]/[.J11]" office:value-type="float" office:value="1" calcext:value-type="float">
            <text:p>1</text:p>
          </table:table-cell>
          <table:table-cell table:style-name="ce3"/>
          <table:table-cell table:style-name="ce3" table:formula="of:=[.$B11]/[.L11]" office:value-type="float" office:value="0.950854700854701" calcext:value-type="float">
            <text:p>0.950854700854701</text:p>
          </table:table-cell>
          <table:table-cell table:style-name="ce3"/>
          <table:table-cell table:style-name="ce3" table:formula="of:=[.$B11]/[.N11]" office:value-type="float" office:value="0.891783567134269" calcext:value-type="float">
            <text:p>0.891783567134269</text:p>
          </table:table-cell>
          <table:table-cell table:style-name="ce3"/>
          <table:table-cell table:style-name="ce3" table:formula="of:=[.$B11]/[.P11]" office:value-type="float" office:value="0.932914046121593" calcext:value-type="float">
            <text:p>0.932914046121593</text:p>
          </table:table-cell>
          <table:table-cell table:style-name="ce3"/>
          <table:table-cell table:style-name="ce3" table:formula="of:=[.$B11]/[.R11]" office:value-type="float" office:value="0.630311614730878" calcext:value-type="float">
            <text:p>0.630311614730878</text:p>
          </table:table-cell>
          <table:table-cell table:style-name="ce3"/>
          <table:table-cell table:style-name="ce3" table:formula="of:=[.$B11]/[.T11]" office:value-type="float" office:value="0.0945601359966001" calcext:value-type="float">
            <text:p>0.0945601359966</text:p>
          </table:table-cell>
          <table:table-cell table:number-columns-repeated="2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4771" calcext:value-type="float">
            <text:p>4771</text:p>
          </table:table-cell>
          <table:table-cell table:style-name="ce2" office:value-type="string" calcext:value-type="string">
            <text:p>8548.341938</text:p>
          </table:table-cell>
          <table:table-cell/>
          <table:table-cell table:style-name="ce3" table:formula="of:=[.$B12]/[.B12]" office:value-type="float" office:value="1" calcext:value-type="float">
            <text:p>1</text:p>
          </table:table-cell>
          <table:table-cell table:style-name="ce3"/>
          <table:table-cell table:style-name="ce3" table:formula="of:=[.$B12]/[.D12]" office:value-type="float" office:value="1.01296296296296" calcext:value-type="float">
            <text:p>1.01296296296296</text:p>
          </table:table-cell>
          <table:table-cell table:style-name="ce3"/>
          <table:table-cell table:style-name="ce3" table:formula="of:=[.$B12]/[.F12]" office:value-type="float" office:value="1.00366972477064" calcext:value-type="float">
            <text:p>1.00366972477064</text:p>
          </table:table-cell>
          <table:table-cell table:style-name="ce3"/>
          <table:table-cell table:style-name="ce3" table:formula="of:=[.$B12]/[.H12]" office:value-type="float" office:value="1.0073664825046" calcext:value-type="float">
            <text:p>1.0073664825046</text:p>
          </table:table-cell>
          <table:table-cell table:style-name="ce3"/>
          <table:table-cell table:style-name="ce3" table:formula="of:=[.$B12]/[.J12]" office:value-type="float" office:value="0.998175182481752" calcext:value-type="float">
            <text:p>0.998175182481752</text:p>
          </table:table-cell>
          <table:table-cell table:style-name="ce3"/>
          <table:table-cell table:style-name="ce3" table:formula="of:=[.$B12]/[.L12]" office:value-type="float" office:value="1" calcext:value-type="float">
            <text:p>1</text:p>
          </table:table-cell>
          <table:table-cell table:style-name="ce3"/>
          <table:table-cell table:style-name="ce3" table:formula="of:=[.$B12]/[.N12]" office:value-type="float" office:value="1.00366972477064" calcext:value-type="float">
            <text:p>1.00366972477064</text:p>
          </table:table-cell>
          <table:table-cell table:style-name="ce3"/>
          <table:table-cell table:style-name="ce3" table:formula="of:=[.$B12]/[.P12]" office:value-type="float" office:value="0.973309608540925" calcext:value-type="float">
            <text:p>0.973309608540925</text:p>
          </table:table-cell>
          <table:table-cell table:style-name="ce3"/>
          <table:table-cell table:style-name="ce3" table:formula="of:=[.$B12]/[.R12]" office:value-type="float" office:value="0.682896379525593" calcext:value-type="float">
            <text:p>0.682896379525593</text:p>
          </table:table-cell>
          <table:table-cell table:style-name="ce3"/>
          <table:table-cell table:style-name="ce3" table:formula="of:=[.$B12]/[.T12]" office:value-type="float" office:value="0.114651016558374" calcext:value-type="float">
            <text:p>0.114651016558374</text:p>
          </table:table-cell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 table:formula="of:=AVERAGE([.B2];[.D2];[.F2];[.H2];[.J2];[.L2];[.N2];[.P2];[.R2];[.T2])" office:value-type="float" office:value="495.5" calcext:value-type="float">
            <text:p>495.5</text:p>
          </table:table-cell>
          <table:table-cell table:number-columns-repeated="63"/>
        </table:table-row>
        <table:table-row table:style-name="ro1">
          <table:table-cell table:formula="of:=AVERAGE([.B3];[.D3];[.F3];[.H3];[.J3];[.L3];[.N3];[.P3];[.R3];[.T3])" office:value-type="float" office:value="500.2" calcext:value-type="float">
            <text:p>500.2</text:p>
          </table:table-cell>
          <table:table-cell table:number-columns-repeated="63"/>
        </table:table-row>
        <table:table-row table:style-name="ro1">
          <table:table-cell table:formula="of:=AVERAGE([.B4];[.D4];[.F4];[.H4];[.J4];[.L4];[.N4];[.P4];[.R4];[.T4])" office:value-type="float" office:value="515.4" calcext:value-type="float">
            <text:p>515.4</text:p>
          </table:table-cell>
          <table:table-cell table:number-columns-repeated="63"/>
        </table:table-row>
        <table:table-row table:style-name="ro1">
          <table:table-cell table:formula="of:=AVERAGE([.B5];[.D5];[.F5];[.H5];[.J5];[.L5];[.N5];[.P5];[.R5];[.T5])" office:value-type="float" office:value="536.7" calcext:value-type="float">
            <text:p>536.7</text:p>
          </table:table-cell>
          <table:table-cell table:number-columns-repeated="2"/>
          <table:table-cell>
            <draw:frame table:end-cell-address="output_gcc.L34" table:end-x="0.3598in" table:end-y="0.1571in" draw:z-index="1" draw:name="Диаграмма 4" draw:style-name="gr1" draw:text-style-name="P1" svg:width="7.515in" svg:height="3.5031in" svg:x="0.4504in" svg:y="0.1874in">
              <draw:object draw:notify-on-update-of-ranges="output_gcc.A2:output_gcc.A12 output_gcc.B2:output_gcc.B12 output_gcc.D2:output_gcc.D12 output_gcc.F2:output_gcc.F12 output_gcc.H2:output_gcc.H12 output_gcc.J2:output_gcc.J12 output_gcc.L2:output_gcc.L12 output_gcc.N2:output_gcc.N12 output_gcc.P2:output_gcc.P12 output_gcc.R2:output_gcc.R12 output_gcc.T2:output_gcc.T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formula="of:=AVERAGE([.B6];[.D6];[.F6];[.H6];[.J6];[.L6];[.N6];[.P6];[.R6];[.T6])" office:value-type="float" office:value="572.1" calcext:value-type="float">
            <text:p>572.1</text:p>
          </table:table-cell>
          <table:table-cell table:number-columns-repeated="8"/>
          <table:table-cell>
            <draw:frame table:end-cell-address="output_gcc.V53" table:end-x="0.726in" table:end-y="0.1906in" draw:z-index="0" draw:name="Диаграмма 3" draw:style-name="gr1" draw:text-style-name="P1" svg:width="12.287in" svg:height="7.0685in" svg:x="0.3878in" svg:y="0.2638in">
              <draw:object draw:notify-on-update-of-ranges="output_gcc.A2:output_gcc.A12 output_gcc.W2:output_gcc.W12 output_gcc.A2:output_gcc.A12 output_gcc.Y2:output_gcc.Y12 output_gcc.A2:output_gcc.A12 output_gcc.AA2:output_gcc.AA12 output_gcc.A2:output_gcc.A12 output_gcc.AC2:output_gcc.AC12 output_gcc.A2:output_gcc.A12 output_gcc.AE2:output_gcc.AE12 output_gcc.A2:output_gcc.A12 output_gcc.AG2:output_gcc.AG12 output_gcc.A2:output_gcc.A12 output_gcc.AI2:output_gcc.AI12 output_gcc.A2:output_gcc.A12 output_gcc.AK2:output_gcc.AK12 output_gcc.A2:output_gcc.A12 output_gcc.AM2:output_gcc.AM12 output_gcc.A2:output_gcc.A12 output_gcc.AO2:output_gcc.AO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table:formula="of:=AVERAGE([.B7];[.D7];[.F7];[.H7];[.J7];[.L7];[.N7];[.P7];[.R7];[.T7])" office:value-type="float" office:value="613.9" calcext:value-type="float">
            <text:p>613.9</text:p>
          </table:table-cell>
          <table:table-cell table:number-columns-repeated="63"/>
        </table:table-row>
        <table:table-row table:style-name="ro1">
          <table:table-cell table:formula="of:=AVERAGE([.B8];[.D8];[.F8];[.H8];[.J8];[.L8];[.N8];[.P8];[.R8];[.T8])" office:value-type="float" office:value="667.8" calcext:value-type="float">
            <text:p>667.8</text:p>
          </table:table-cell>
          <table:table-cell table:number-columns-repeated="63"/>
        </table:table-row>
        <table:table-row table:style-name="ro1">
          <table:table-cell table:formula="of:=AVERAGE([.B9];[.D9];[.F9];[.H9];[.J9];[.L9];[.N9];[.P9];[.R9];[.T9])" office:value-type="float" office:value="738.2" calcext:value-type="float">
            <text:p>738.2</text:p>
          </table:table-cell>
          <table:table-cell table:number-columns-repeated="63"/>
        </table:table-row>
        <table:table-row table:style-name="ro1">
          <table:table-cell table:formula="of:=AVERAGE([.B10];[.D10];[.F10];[.H10];[.J10];[.L10];[.N10];[.P10];[.R10];[.T10])" office:value-type="float" office:value="815.5" calcext:value-type="float">
            <text:p>815.5</text:p>
          </table:table-cell>
          <table:table-cell table:number-columns-repeated="63"/>
        </table:table-row>
        <table:table-row table:style-name="ro1">
          <table:table-cell table:formula="of:=AVERAGE([.B11];[.D11];[.F11];[.H11];[.J11];[.L11];[.N11];[.P11];[.R11];[.T11])" office:value-type="float" office:value="907.5" calcext:value-type="float">
            <text:p>907.5</text:p>
          </table:table-cell>
          <table:table-cell table:number-columns-repeated="63"/>
        </table:table-row>
        <table:table-row table:style-name="ro1">
          <table:table-cell table:formula="of:=AVERAGE([.B12];[.D12];[.F12];[.H12];[.J12];[.L12];[.N12];[.P12];[.R12];[.T12])" office:value-type="float" office:value="994.9" calcext:value-type="float">
            <text:p>994.9</text:p>
          </table:table-cell>
          <table:table-cell table:number-columns-repeated="63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.$A$1:.$U$12"/>
        </table:named-expressions>
      </table:table>
      <table:table table:name="output_gcc (2)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624.958231</text:p>
          </table:table-cell>
          <table:table-cell table:number-columns-repeated="4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520.657386</text:p>
          </table:table-cell>
          <table:table-cell table:number-columns-repeated="4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238.359313</text:p>
          </table:table-cell>
          <table:table-cell table:number-columns-repeated="4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3737.767778</text:p>
          </table:table-cell>
          <table:table-cell table:number-columns-repeated="4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4207.992380</text:p>
          </table:table-cell>
          <table:table-cell table:number-columns-repeated="4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4936.928334</text:p>
          </table:table-cell>
          <table:table-cell table:number-columns-repeated="4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5766.109101</text:p>
          </table:table-cell>
          <table:table-cell table:number-columns-repeated="4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214" calcext:value-type="float">
            <text:p>1214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6428.429666</text:p>
          </table:table-cell>
          <table:table-cell table:number-columns-repeated="4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78" calcext:value-type="float">
            <text:p>1478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7182.791187</text:p>
          </table:table-cell>
          <table:table-cell table:number-columns-repeated="4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749" calcext:value-type="float">
            <text:p>1749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7857.065132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53" calcext:value-type="float">
            <text:p>2053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1175" calcext:value-type="float">
            <text:p>1175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8548.341938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'output_gcc (2)'.$A$1:.$U$12"/>
        </table:named-expressions>
      </table:table>
      <table:table table:name="Лист3" table:style-name="ta3">
        <table:table-column table:style-name="co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utput_gcc_red_00" table:style-name="ta4">
        <office:forms form:automatic-focus="false" form:apply-design-mode="false"/>
        <table:shapes>
          <draw:frame draw:z-index="2" draw:style-name="gr2" draw:text-style-name="P2" svg:width="13.6228in" svg:height="8.3165in" svg:x="16.2591in" svg:y="11.5835in">
            <draw:object draw:notify-on-update-of-ranges="output_gcc_red_00.AH42:output_gcc_red_00.AH42 output_gcc_red_00.AH43:output_gcc_red_00.AH53 output_gcc_red_00.U43:output_gcc_red_00.U53 output_gcc_red_00.U43:output_gcc_red_00.U53 output_gcc_red_00.V42:output_gcc_red_00.V42 output_gcc_red_00.V43:output_gcc_red_00.V53 output_gcc_red_00.U43:output_gcc_red_00.U53 output_gcc_red_00.W42:output_gcc_red_00.W42 output_gcc_red_00.W43:output_gcc_red_00.W53 output_gcc_red_00.U43:output_gcc_red_00.U53 output_gcc_red_00.X42:output_gcc_red_00.X42 output_gcc_red_00.X43:output_gcc_red_00.X53 output_gcc_red_00.AI42:output_gcc_red_00.AI42 output_gcc_red_00.AI43:output_gcc_red_00.AI53 output_gcc_red_00.U43:output_gcc_red_00.U53 output_gcc_red_00.U43:output_gcc_red_00.U53 output_gcc_red_00.Y42:output_gcc_red_00.Y42 output_gcc_red_00.Y43:output_gcc_red_00.Y53 output_gcc_red_00.U43:output_gcc_red_00.U53 output_gcc_red_00.Z42:output_gcc_red_00.Z42 output_gcc_red_00.Z43:output_gcc_red_00.Z53 output_gcc_red_00.U43:output_gcc_red_00.U53 output_gcc_red_00.AA42:output_gcc_red_00.AA42 output_gcc_red_00.AA43:output_gcc_red_00.AA53 output_gcc_red_00.AJ42:output_gcc_red_00.AJ42 output_gcc_red_00.AJ43:output_gcc_red_00.AJ53 output_gcc_red_00.U43:output_gcc_red_00.U53 output_gcc_red_00.U43:output_gcc_red_00.U53 output_gcc_red_00.AB42:output_gcc_red_00.AB42 output_gcc_red_00.AB43:output_gcc_red_00.AB53 output_gcc_red_00.U43:output_gcc_red_00.U53 output_gcc_red_00.AC42:output_gcc_red_00.AC42 output_gcc_red_00.AC43:output_gcc_red_00.AC53 output_gcc_red_00.U43:output_gcc_red_00.U53 output_gcc_red_00.AD42:output_gcc_red_00.AD42 output_gcc_red_00.AD43:output_gcc_red_00.AD53 output_gcc_red_00.AK42:output_gcc_red_00.AK42 output_gcc_red_00.AK43:output_gcc_red_00.AK53 output_gcc_red_00.U43:output_gcc_red_00.U53 output_gcc_red_00.U43:output_gcc_red_00.U53 output_gcc_red_00.AE42:output_gcc_red_00.AE42 output_gcc_red_00.AE43:output_gcc_red_00.AE53 output_gcc_red_00.U43:output_gcc_red_00.U53 output_gcc_red_00.AF42:output_gcc_red_00.AF42 output_gcc_red_00.AF43:output_gcc_red_00.AF53 output_gcc_red_00.U43:output_gcc_red_00.U53 output_gcc_red_00.AG42:output_gcc_red_00.AG42 output_gcc_red_00.AG43:output_gcc_red_00.AG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03" table:default-cell-style-name="ce4"/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time1</text:p>
          </table:table-cell>
          <table:table-cell table:style-name="ce7" office:value-type="string" calcext:value-type="string">
            <text:p>check1</text:p>
          </table:table-cell>
          <table:table-cell table:style-name="ce7" office:value-type="string" calcext:value-type="string">
            <text:p>time2</text:p>
          </table:table-cell>
          <table:table-cell table:style-name="ce7" office:value-type="string" calcext:value-type="string">
            <text:p>check2</text:p>
          </table:table-cell>
          <table:table-cell table:style-name="ce7" office:value-type="string" calcext:value-type="string">
            <text:p>time3</text:p>
          </table:table-cell>
          <table:table-cell table:style-name="ce7" office:value-type="string" calcext:value-type="string">
            <text:p>check3</text:p>
          </table:table-cell>
          <table:table-cell table:style-name="ce7" office:value-type="string" calcext:value-type="string">
            <text:p>time4</text:p>
          </table:table-cell>
          <table:table-cell table:style-name="ce7" office:value-type="string" calcext:value-type="string">
            <text:p>check4</text:p>
          </table:table-cell>
          <table:table-cell table:style-name="ce7" office:value-type="string" calcext:value-type="string">
            <text:p>time5</text:p>
          </table:table-cell>
          <table:table-cell table:style-name="ce7" office:value-type="string" calcext:value-type="string">
            <text:p>check5</text:p>
          </table:table-cell>
          <table:table-cell table:style-name="ce7" office:value-type="string" calcext:value-type="string">
            <text:p>time6</text:p>
          </table:table-cell>
          <table:table-cell table:style-name="ce7" office:value-type="string" calcext:value-type="string">
            <text:p>check6</text:p>
          </table:table-cell>
          <table:table-cell table:style-name="ce7" office:value-type="string" calcext:value-type="string">
            <text:p>time7</text:p>
          </table:table-cell>
          <table:table-cell table:style-name="ce7" office:value-type="string" calcext:value-type="string">
            <text:p>check7</text:p>
          </table:table-cell>
          <table:table-cell table:style-name="ce7" office:value-type="string" calcext:value-type="string">
            <text:p>time8</text:p>
          </table:table-cell>
          <table:table-cell table:style-name="ce7" office:value-type="string" calcext:value-type="string">
            <text:p>check8</text:p>
          </table:table-cell>
          <table:table-cell table:style-name="ce7" office:value-type="string" calcext:value-type="string">
            <text:p>time128</text:p>
          </table:table-cell>
          <table:table-cell table:style-name="ce7" office:value-type="string" calcext:value-type="string">
            <text:p>check128</text:p>
          </table:table-cell>
          <table:table-cell table:style-name="ce7" office:value-type="string" calcext:value-type="string">
            <text:p>time2048</text:p>
          </table:table-cell>
          <table:table-cell table:style-name="ce7"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415" calcext:value-type="float">
            <text:p>415</text:p>
          </table:table-cell>
          <table:table-cell table:style-name="ce5" office:value-type="string" calcext:value-type="string">
            <text:p>2.496223</text:p>
          </table:table-cell>
          <table:table-cell table:number-columns-repeated="19"/>
          <table:table-cell>
            <draw:frame table:end-cell-address="output_gcc_red_00.BD46" table:end-x="0.3272in" table:end-y="0.0272in" draw:z-index="1" draw:name="Диаграмма 2" draw:style-name="gr1" draw:text-style-name="P1" svg:width="12.4669in" svg:height="8.3886in" svg:x="0.3083in" svg:y="0.072in">
              <draw:object draw:notify-on-update-of-ranges="output_gcc_red_00.A2:output_gcc_red_00.A12 output_gcc_red_00.B30:output_gcc_red_00.B40 output_gcc_red_00.D30:output_gcc_red_00.D40 output_gcc_red_00.F30:output_gcc_red_00.F40 output_gcc_red_00.H30:output_gcc_red_00.H40 output_gcc_red_00.J30:output_gcc_red_00.J40 output_gcc_red_00.L30:output_gcc_red_00.L40 output_gcc_red_00.N30:output_gcc_red_00.N40 output_gcc_red_00.P30:output_gcc_red_00.P40 output_gcc_red_00.R30:output_gcc_red_00.R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8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421" calcext:value-type="float">
            <text:p>421</text:p>
          </table:table-cell>
          <table:table-cell table:style-name="ce5" office:value-type="string" calcext:value-type="string">
            <text:p>79.284941</text:p>
          </table:table-cell>
          <table:table-cell>
            <draw:frame table:end-cell-address="output_gcc_red_00.AD18" table:end-x="0.3004in" table:end-y="0.0764in" draw:z-index="0" draw:name="Диаграмма 1" draw:style-name="gr1" draw:text-style-name="P1" svg:width="6.2598in" svg:height="2.874in" svg:x="0.6795in" svg:y="0.0776in">
              <draw:object draw:notify-on-update-of-ranges="output_gcc_red_00.A2:output_gcc_red_00.A12 output_gcc_red_00.B17:output_gcc_red_00.B27 output_gcc_red_00.D17:output_gcc_red_00.D27 output_gcc_red_00.F17:output_gcc_red_00.F27 output_gcc_red_00.H17:output_gcc_red_00.H27 output_gcc_red_00.J17:output_gcc_red_00.J27 output_gcc_red_00.L17:output_gcc_red_00.L27 output_gcc_red_00.N17:output_gcc_red_00.N27 output_gcc_red_00.P17:output_gcc_red_00.P27 output_gcc_red_00.R17:output_gcc_red_00.R2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447" calcext:value-type="float">
            <text:p>447</text:p>
          </table:table-cell>
          <table:table-cell table:style-name="ce5" office:value-type="string" calcext:value-type="string">
            <text:p>144.624716</text:p>
          </table:table-cell>
          <table:table-cell table:number-columns-repeated="100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208.298558</text:p>
          </table:table-cell>
          <table:table-cell table:number-columns-repeated="100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431" calcext:value-type="float">
            <text:p>431</text:p>
          </table:table-cell>
          <table:table-cell table:style-name="ce5" office:value-type="string" calcext:value-type="string">
            <text:p>274.542374</text:p>
          </table:table-cell>
          <table:table-cell table:number-columns-repeated="100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417" calcext:value-type="float">
            <text:p>417</text:p>
          </table:table-cell>
          <table:table-cell table:style-name="ce5" office:value-type="string" calcext:value-type="string">
            <text:p>378.876824</text:p>
          </table:table-cell>
          <table:table-cell table:number-columns-repeated="100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417" calcext:value-type="float">
            <text:p>417</text:p>
          </table:table-cell>
          <table:table-cell table:style-name="ce5" office:value-type="string" calcext:value-type="string">
            <text:p>548.498281</text:p>
          </table:table-cell>
          <table:table-cell table:number-columns-repeated="100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419" calcext:value-type="float">
            <text:p>419</text:p>
          </table:table-cell>
          <table:table-cell table:style-name="ce5" office:value-type="string" calcext:value-type="string">
            <text:p>613.271658</text:p>
          </table:table-cell>
          <table:table-cell table:number-columns-repeated="100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434" calcext:value-type="float">
            <text:p>434</text:p>
          </table:table-cell>
          <table:table-cell table:style-name="ce5" office:value-type="string" calcext:value-type="string">
            <text:p>677.430003</text:p>
          </table:table-cell>
          <table:table-cell table:number-columns-repeated="100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6" calcext:value-type="float">
            <text:p>426</text:p>
          </table:table-cell>
          <table:table-cell table:style-name="ce5" office:value-type="string" calcext:value-type="string">
            <text:p>792.540146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843.258581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 table:number-columns-repeated="1004"/>
        </table:table-row>
        <table:table-row table:style-name="ro1">
          <table:table-cell/>
          <table:table-cell table:formula="of:=AVERAGE([.B2];[$output_gcc_red_01.B2];[$output_gcc_red_02.B2];[$output_gcc_red_04.B2];[$output_gcc_red_04.B2];[$output_gcc_red_05.B2];[$output_gcc_red_06.B2];[$output_gcc_red_07.B2];[$output_gcc_red_08.B2];[$output_gcc_red_09.B2])" office:value-type="float" office:value="1" calcext:value-type="float">
            <text:p>1</text:p>
          </table:table-cell>
          <table:table-cell/>
          <table:table-cell table:formula="of:=AVERAGE([.D2];[$output_gcc_red_01.D2];[$output_gcc_red_02.D2];[$output_gcc_red_04.D2];[$output_gcc_red_04.D2];[$output_gcc_red_05.D2];[$output_gcc_red_06.D2];[$output_gcc_red_07.D2];[$output_gcc_red_08.D2];[$output_gcc_red_09.D2])" office:value-type="float" office:value="1" calcext:value-type="float">
            <text:p>1</text:p>
          </table:table-cell>
          <table:table-cell/>
          <table:table-cell table:formula="of:=AVERAGE([.F2];[$output_gcc_red_01.F2];[$output_gcc_red_02.F2];[$output_gcc_red_04.F2];[$output_gcc_red_04.F2];[$output_gcc_red_05.F2];[$output_gcc_red_06.F2];[$output_gcc_red_07.F2];[$output_gcc_red_08.F2];[$output_gcc_red_09.F2])" office:value-type="float" office:value="1" calcext:value-type="float">
            <text:p>1</text:p>
          </table:table-cell>
          <table:table-cell/>
          <table:table-cell table:formula="of:=AVERAGE([.H2];[$output_gcc_red_01.H2];[$output_gcc_red_02.H2];[$output_gcc_red_04.H2];[$output_gcc_red_04.H2];[$output_gcc_red_05.H2];[$output_gcc_red_06.H2];[$output_gcc_red_07.H2];[$output_gcc_red_08.H2];[$output_gcc_red_09.H2])" office:value-type="float" office:value="1" calcext:value-type="float">
            <text:p>1</text:p>
          </table:table-cell>
          <table:table-cell/>
          <table:table-cell table:formula="of:=AVERAGE([.J2];[$output_gcc_red_01.J2];[$output_gcc_red_02.J2];[$output_gcc_red_04.J2];[$output_gcc_red_04.J2];[$output_gcc_red_05.J2];[$output_gcc_red_06.J2];[$output_gcc_red_07.J2];[$output_gcc_red_08.J2];[$output_gcc_red_09.J2])" office:value-type="float" office:value="1" calcext:value-type="float">
            <text:p>1</text:p>
          </table:table-cell>
          <table:table-cell/>
          <table:table-cell table:formula="of:=AVERAGE([.L2];[$output_gcc_red_01.L2];[$output_gcc_red_02.L2];[$output_gcc_red_04.L2];[$output_gcc_red_04.L2];[$output_gcc_red_05.L2];[$output_gcc_red_06.L2];[$output_gcc_red_07.L2];[$output_gcc_red_08.L2];[$output_gcc_red_09.L2])" office:value-type="float" office:value="1" calcext:value-type="float">
            <text:p>1</text:p>
          </table:table-cell>
          <table:table-cell/>
          <table:table-cell table:formula="of:=AVERAGE([.N2];[$output_gcc_red_01.N2];[$output_gcc_red_02.N2];[$output_gcc_red_04.N2];[$output_gcc_red_04.N2];[$output_gcc_red_05.N2];[$output_gcc_red_06.N2];[$output_gcc_red_07.N2];[$output_gcc_red_08.N2];[$output_gcc_red_09.N2])" office:value-type="float" office:value="1" calcext:value-type="float">
            <text:p>1</text:p>
          </table:table-cell>
          <table:table-cell/>
          <table:table-cell table:formula="of:=AVERAGE([.P2];[$output_gcc_red_01.P2];[$output_gcc_red_02.P2];[$output_gcc_red_04.P2];[$output_gcc_red_04.P2];[$output_gcc_red_05.P2];[$output_gcc_red_06.P2];[$output_gcc_red_07.P2];[$output_gcc_red_08.P2];[$output_gcc_red_09.P2])" office:value-type="float" office:value="3.3" calcext:value-type="float">
            <text:p>3.3</text:p>
          </table:table-cell>
          <table:table-cell/>
          <table:table-cell table:formula="of:=AVERAGE([.R2];[$output_gcc_red_01.R2];[$output_gcc_red_02.R2];[$output_gcc_red_04.R2];[$output_gcc_red_04.R2];[$output_gcc_red_05.R2];[$output_gcc_red_06.R2];[$output_gcc_red_07.R2];[$output_gcc_red_08.R2];[$output_gcc_red_09.R2])" office:value-type="float" office:value="29.2" calcext:value-type="float">
            <text:p>29.2</text:p>
          </table:table-cell>
          <table:table-cell/>
          <table:table-cell table:formula="of:=AVERAGE([.T2];[$output_gcc_red_01.T2];[$output_gcc_red_02.T2];[$output_gcc_red_04.T2];[$output_gcc_red_04.T2];[$output_gcc_red_05.T2];[$output_gcc_red_06.T2];[$output_gcc_red_07.T2];[$output_gcc_red_08.T2];[$output_gcc_red_09.T2])" office:value-type="float" office:value="419.3" calcext:value-type="float">
            <text:p>419.3</text:p>
          </table:table-cell>
          <table:table-cell table:number-columns-repeated="1004"/>
        </table:table-row>
        <table:table-row table:style-name="ro1">
          <table:table-cell/>
          <table:table-cell table:formula="of:=AVERAGE([.B3];[$output_gcc_red_01.B3];[$output_gcc_red_02.B3];[$output_gcc_red_04.B3];[$output_gcc_red_04.B3];[$output_gcc_red_05.B3];[$output_gcc_red_06.B3];[$output_gcc_red_07.B3];[$output_gcc_red_08.B3];[$output_gcc_red_09.B3])" office:value-type="float" office:value="1" calcext:value-type="float">
            <text:p>1</text:p>
          </table:table-cell>
          <table:table-cell/>
          <table:table-cell table:formula="of:=AVERAGE([.D3];[$output_gcc_red_01.D3];[$output_gcc_red_02.D3];[$output_gcc_red_04.D3];[$output_gcc_red_04.D3];[$output_gcc_red_05.D3];[$output_gcc_red_06.D3];[$output_gcc_red_07.D3];[$output_gcc_red_08.D3];[$output_gcc_red_09.D3])" office:value-type="float" office:value="1" calcext:value-type="float">
            <text:p>1</text:p>
          </table:table-cell>
          <table:table-cell/>
          <table:table-cell table:formula="of:=AVERAGE([.F3];[$output_gcc_red_01.F3];[$output_gcc_red_02.F3];[$output_gcc_red_04.F3];[$output_gcc_red_04.F3];[$output_gcc_red_05.F3];[$output_gcc_red_06.F3];[$output_gcc_red_07.F3];[$output_gcc_red_08.F3];[$output_gcc_red_09.F3])" office:value-type="float" office:value="1" calcext:value-type="float">
            <text:p>1</text:p>
          </table:table-cell>
          <table:table-cell/>
          <table:table-cell table:formula="of:=AVERAGE([.H3];[$output_gcc_red_01.H3];[$output_gcc_red_02.H3];[$output_gcc_red_04.H3];[$output_gcc_red_04.H3];[$output_gcc_red_05.H3];[$output_gcc_red_06.H3];[$output_gcc_red_07.H3];[$output_gcc_red_08.H3];[$output_gcc_red_09.H3])" office:value-type="float" office:value="1.2" calcext:value-type="float">
            <text:p>1.2</text:p>
          </table:table-cell>
          <table:table-cell/>
          <table:table-cell table:formula="of:=AVERAGE([.J3];[$output_gcc_red_01.J3];[$output_gcc_red_02.J3];[$output_gcc_red_04.J3];[$output_gcc_red_04.J3];[$output_gcc_red_05.J3];[$output_gcc_red_06.J3];[$output_gcc_red_07.J3];[$output_gcc_red_08.J3];[$output_gcc_red_09.J3])" office:value-type="float" office:value="1" calcext:value-type="float">
            <text:p>1</text:p>
          </table:table-cell>
          <table:table-cell/>
          <table:table-cell table:formula="of:=AVERAGE([.L3];[$output_gcc_red_01.L3];[$output_gcc_red_02.L3];[$output_gcc_red_04.L3];[$output_gcc_red_04.L3];[$output_gcc_red_05.L3];[$output_gcc_red_06.L3];[$output_gcc_red_07.L3];[$output_gcc_red_08.L3];[$output_gcc_red_09.L3])" office:value-type="float" office:value="1" calcext:value-type="float">
            <text:p>1</text:p>
          </table:table-cell>
          <table:table-cell/>
          <table:table-cell table:formula="of:=AVERAGE([.N3];[$output_gcc_red_01.N3];[$output_gcc_red_02.N3];[$output_gcc_red_04.N3];[$output_gcc_red_04.N3];[$output_gcc_red_05.N3];[$output_gcc_red_06.N3];[$output_gcc_red_07.N3];[$output_gcc_red_08.N3];[$output_gcc_red_09.N3])" office:value-type="float" office:value="1" calcext:value-type="float">
            <text:p>1</text:p>
          </table:table-cell>
          <table:table-cell/>
          <table:table-cell table:formula="of:=AVERAGE([.P3];[$output_gcc_red_01.P3];[$output_gcc_red_02.P3];[$output_gcc_red_04.P3];[$output_gcc_red_04.P3];[$output_gcc_red_05.P3];[$output_gcc_red_06.P3];[$output_gcc_red_07.P3];[$output_gcc_red_08.P3];[$output_gcc_red_09.P3])" office:value-type="float" office:value="1.6" calcext:value-type="float">
            <text:p>1.6</text:p>
          </table:table-cell>
          <table:table-cell/>
          <table:table-cell table:formula="of:=AVERAGE([.R3];[$output_gcc_red_01.R3];[$output_gcc_red_02.R3];[$output_gcc_red_04.R3];[$output_gcc_red_04.R3];[$output_gcc_red_05.R3];[$output_gcc_red_06.R3];[$output_gcc_red_07.R3];[$output_gcc_red_08.R3];[$output_gcc_red_09.R3])" office:value-type="float" office:value="30.7" calcext:value-type="float">
            <text:p>30.7</text:p>
          </table:table-cell>
          <table:table-cell/>
          <table:table-cell table:formula="of:=AVERAGE([.T3];[$output_gcc_red_01.T3];[$output_gcc_red_02.T3];[$output_gcc_red_04.T3];[$output_gcc_red_04.T3];[$output_gcc_red_05.T3];[$output_gcc_red_06.T3];[$output_gcc_red_07.T3];[$output_gcc_red_08.T3];[$output_gcc_red_09.T3])" office:value-type="float" office:value="415.8" calcext:value-type="float">
            <text:p>415.8</text:p>
          </table:table-cell>
          <table:table-cell table:number-columns-repeated="1004"/>
        </table:table-row>
        <table:table-row table:style-name="ro1">
          <table:table-cell/>
          <table:table-cell table:formula="of:=AVERAGE([.B4];[$output_gcc_red_01.B4];[$output_gcc_red_02.B4];[$output_gcc_red_04.B4];[$output_gcc_red_04.B4];[$output_gcc_red_05.B4];[$output_gcc_red_06.B4];[$output_gcc_red_07.B4];[$output_gcc_red_08.B4];[$output_gcc_red_09.B4])" office:value-type="float" office:value="3" calcext:value-type="float">
            <text:p>3</text:p>
          </table:table-cell>
          <table:table-cell/>
          <table:table-cell table:formula="of:=AVERAGE([.D4];[$output_gcc_red_01.D4];[$output_gcc_red_02.D4];[$output_gcc_red_04.D4];[$output_gcc_red_04.D4];[$output_gcc_red_05.D4];[$output_gcc_red_06.D4];[$output_gcc_red_07.D4];[$output_gcc_red_08.D4];[$output_gcc_red_09.D4])" office:value-type="float" office:value="3" calcext:value-type="float">
            <text:p>3</text:p>
          </table:table-cell>
          <table:table-cell/>
          <table:table-cell table:formula="of:=AVERAGE([.F4];[$output_gcc_red_01.F4];[$output_gcc_red_02.F4];[$output_gcc_red_04.F4];[$output_gcc_red_04.F4];[$output_gcc_red_05.F4];[$output_gcc_red_06.F4];[$output_gcc_red_07.F4];[$output_gcc_red_08.F4];[$output_gcc_red_09.F4])" office:value-type="float" office:value="3" calcext:value-type="float">
            <text:p>3</text:p>
          </table:table-cell>
          <table:table-cell/>
          <table:table-cell table:formula="of:=AVERAGE([.H4];[$output_gcc_red_01.H4];[$output_gcc_red_02.H4];[$output_gcc_red_04.H4];[$output_gcc_red_04.H4];[$output_gcc_red_05.H4];[$output_gcc_red_06.H4];[$output_gcc_red_07.H4];[$output_gcc_red_08.H4];[$output_gcc_red_09.H4])" office:value-type="float" office:value="3" calcext:value-type="float">
            <text:p>3</text:p>
          </table:table-cell>
          <table:table-cell/>
          <table:table-cell table:formula="of:=AVERAGE([.J4];[$output_gcc_red_01.J4];[$output_gcc_red_02.J4];[$output_gcc_red_04.J4];[$output_gcc_red_04.J4];[$output_gcc_red_05.J4];[$output_gcc_red_06.J4];[$output_gcc_red_07.J4];[$output_gcc_red_08.J4];[$output_gcc_red_09.J4])" office:value-type="float" office:value="3.1" calcext:value-type="float">
            <text:p>3.1</text:p>
          </table:table-cell>
          <table:table-cell/>
          <table:table-cell table:formula="of:=AVERAGE([.L4];[$output_gcc_red_01.L4];[$output_gcc_red_02.L4];[$output_gcc_red_04.L4];[$output_gcc_red_04.L4];[$output_gcc_red_05.L4];[$output_gcc_red_06.L4];[$output_gcc_red_07.L4];[$output_gcc_red_08.L4];[$output_gcc_red_09.L4])" office:value-type="float" office:value="3" calcext:value-type="float">
            <text:p>3</text:p>
          </table:table-cell>
          <table:table-cell/>
          <table:table-cell table:formula="of:=AVERAGE([.N4];[$output_gcc_red_01.N4];[$output_gcc_red_02.N4];[$output_gcc_red_04.N4];[$output_gcc_red_04.N4];[$output_gcc_red_05.N4];[$output_gcc_red_06.N4];[$output_gcc_red_07.N4];[$output_gcc_red_08.N4];[$output_gcc_red_09.N4])" office:value-type="float" office:value="3" calcext:value-type="float">
            <text:p>3</text:p>
          </table:table-cell>
          <table:table-cell/>
          <table:table-cell table:formula="of:=AVERAGE([.P4];[$output_gcc_red_01.P4];[$output_gcc_red_02.P4];[$output_gcc_red_04.P4];[$output_gcc_red_04.P4];[$output_gcc_red_05.P4];[$output_gcc_red_06.P4];[$output_gcc_red_07.P4];[$output_gcc_red_08.P4];[$output_gcc_red_09.P4])" office:value-type="float" office:value="5.3" calcext:value-type="float">
            <text:p>5.3</text:p>
          </table:table-cell>
          <table:table-cell/>
          <table:table-cell table:formula="of:=AVERAGE([.R4];[$output_gcc_red_01.R4];[$output_gcc_red_02.R4];[$output_gcc_red_04.R4];[$output_gcc_red_04.R4];[$output_gcc_red_05.R4];[$output_gcc_red_06.R4];[$output_gcc_red_07.R4];[$output_gcc_red_08.R4];[$output_gcc_red_09.R4])" office:value-type="float" office:value="30.4" calcext:value-type="float">
            <text:p>30.4</text:p>
          </table:table-cell>
          <table:table-cell/>
          <table:table-cell table:formula="of:=AVERAGE([.T4];[$output_gcc_red_01.T4];[$output_gcc_red_02.T4];[$output_gcc_red_04.T4];[$output_gcc_red_04.T4];[$output_gcc_red_05.T4];[$output_gcc_red_06.T4];[$output_gcc_red_07.T4];[$output_gcc_red_08.T4];[$output_gcc_red_09.T4])" office:value-type="float" office:value="424.9" calcext:value-type="float">
            <text:p>424.9</text:p>
          </table:table-cell>
          <table:table-cell table:number-columns-repeated="1004"/>
        </table:table-row>
        <table:table-row table:style-name="ro1">
          <table:table-cell/>
          <table:table-cell table:formula="of:=AVERAGE([.B5];[$output_gcc_red_01.B5];[$output_gcc_red_02.B5];[$output_gcc_red_04.B5];[$output_gcc_red_04.B5];[$output_gcc_red_05.B5];[$output_gcc_red_06.B5];[$output_gcc_red_07.B5];[$output_gcc_red_08.B5];[$output_gcc_red_09.B5])" office:value-type="float" office:value="6.1" calcext:value-type="float">
            <text:p>6.1</text:p>
          </table:table-cell>
          <table:table-cell/>
          <table:table-cell table:formula="of:=AVERAGE([.D5];[$output_gcc_red_01.D5];[$output_gcc_red_02.D5];[$output_gcc_red_04.D5];[$output_gcc_red_04.D5];[$output_gcc_red_05.D5];[$output_gcc_red_06.D5];[$output_gcc_red_07.D5];[$output_gcc_red_08.D5];[$output_gcc_red_09.D5])" office:value-type="float" office:value="6" calcext:value-type="float">
            <text:p>6</text:p>
          </table:table-cell>
          <table:table-cell/>
          <table:table-cell table:formula="of:=AVERAGE([.F5];[$output_gcc_red_01.F5];[$output_gcc_red_02.F5];[$output_gcc_red_04.F5];[$output_gcc_red_04.F5];[$output_gcc_red_05.F5];[$output_gcc_red_06.F5];[$output_gcc_red_07.F5];[$output_gcc_red_08.F5];[$output_gcc_red_09.F5])" office:value-type="float" office:value="6.2" calcext:value-type="float">
            <text:p>6.2</text:p>
          </table:table-cell>
          <table:table-cell/>
          <table:table-cell table:formula="of:=AVERAGE([.H5];[$output_gcc_red_01.H5];[$output_gcc_red_02.H5];[$output_gcc_red_04.H5];[$output_gcc_red_04.H5];[$output_gcc_red_05.H5];[$output_gcc_red_06.H5];[$output_gcc_red_07.H5];[$output_gcc_red_08.H5];[$output_gcc_red_09.H5])" office:value-type="float" office:value="6.1" calcext:value-type="float">
            <text:p>6.1</text:p>
          </table:table-cell>
          <table:table-cell/>
          <table:table-cell table:formula="of:=AVERAGE([.J5];[$output_gcc_red_01.J5];[$output_gcc_red_02.J5];[$output_gcc_red_04.J5];[$output_gcc_red_04.J5];[$output_gcc_red_05.J5];[$output_gcc_red_06.J5];[$output_gcc_red_07.J5];[$output_gcc_red_08.J5];[$output_gcc_red_09.J5])" office:value-type="float" office:value="5.9" calcext:value-type="float">
            <text:p>5.9</text:p>
          </table:table-cell>
          <table:table-cell/>
          <table:table-cell table:formula="of:=AVERAGE([.L5];[$output_gcc_red_01.L5];[$output_gcc_red_02.L5];[$output_gcc_red_04.L5];[$output_gcc_red_04.L5];[$output_gcc_red_05.L5];[$output_gcc_red_06.L5];[$output_gcc_red_07.L5];[$output_gcc_red_08.L5];[$output_gcc_red_09.L5])" office:value-type="float" office:value="6.2" calcext:value-type="float">
            <text:p>6.2</text:p>
          </table:table-cell>
          <table:table-cell/>
          <table:table-cell table:formula="of:=AVERAGE([.N5];[$output_gcc_red_01.N5];[$output_gcc_red_02.N5];[$output_gcc_red_04.N5];[$output_gcc_red_04.N5];[$output_gcc_red_05.N5];[$output_gcc_red_06.N5];[$output_gcc_red_07.N5];[$output_gcc_red_08.N5];[$output_gcc_red_09.N5])" office:value-type="float" office:value="7.6" calcext:value-type="float">
            <text:p>7.6</text:p>
          </table:table-cell>
          <table:table-cell/>
          <table:table-cell table:formula="of:=AVERAGE([.P5];[$output_gcc_red_01.P5];[$output_gcc_red_02.P5];[$output_gcc_red_04.P5];[$output_gcc_red_04.P5];[$output_gcc_red_05.P5];[$output_gcc_red_06.P5];[$output_gcc_red_07.P5];[$output_gcc_red_08.P5];[$output_gcc_red_09.P5])" office:value-type="float" office:value="6.5" calcext:value-type="float">
            <text:p>6.5</text:p>
          </table:table-cell>
          <table:table-cell/>
          <table:table-cell table:formula="of:=AVERAGE([.R5];[$output_gcc_red_01.R5];[$output_gcc_red_02.R5];[$output_gcc_red_04.R5];[$output_gcc_red_04.R5];[$output_gcc_red_05.R5];[$output_gcc_red_06.R5];[$output_gcc_red_07.R5];[$output_gcc_red_08.R5];[$output_gcc_red_09.R5])" office:value-type="float" office:value="31.2" calcext:value-type="float">
            <text:p>31.2</text:p>
          </table:table-cell>
          <table:table-cell/>
          <table:table-cell table:formula="of:=AVERAGE([.T5];[$output_gcc_red_01.T5];[$output_gcc_red_02.T5];[$output_gcc_red_04.T5];[$output_gcc_red_04.T5];[$output_gcc_red_05.T5];[$output_gcc_red_06.T5];[$output_gcc_red_07.T5];[$output_gcc_red_08.T5];[$output_gcc_red_09.T5])" office:value-type="float" office:value="422.6" calcext:value-type="float">
            <text:p>422.6</text:p>
          </table:table-cell>
          <table:table-cell table:number-columns-repeated="1004"/>
        </table:table-row>
        <table:table-row table:style-name="ro1">
          <table:table-cell/>
          <table:table-cell table:formula="of:=AVERAGE([.B6];[$output_gcc_red_01.B6];[$output_gcc_red_02.B6];[$output_gcc_red_04.B6];[$output_gcc_red_04.B6];[$output_gcc_red_05.B6];[$output_gcc_red_06.B6];[$output_gcc_red_07.B6];[$output_gcc_red_08.B6];[$output_gcc_red_09.B6])" office:value-type="float" office:value="10.4" calcext:value-type="float">
            <text:p>10.4</text:p>
          </table:table-cell>
          <table:table-cell/>
          <table:table-cell table:formula="of:=AVERAGE([.D6];[$output_gcc_red_01.D6];[$output_gcc_red_02.D6];[$output_gcc_red_04.D6];[$output_gcc_red_04.D6];[$output_gcc_red_05.D6];[$output_gcc_red_06.D6];[$output_gcc_red_07.D6];[$output_gcc_red_08.D6];[$output_gcc_red_09.D6])" office:value-type="float" office:value="10.2" calcext:value-type="float">
            <text:p>10.2</text:p>
          </table:table-cell>
          <table:table-cell/>
          <table:table-cell table:formula="of:=AVERAGE([.F6];[$output_gcc_red_01.F6];[$output_gcc_red_02.F6];[$output_gcc_red_04.F6];[$output_gcc_red_04.F6];[$output_gcc_red_05.F6];[$output_gcc_red_06.F6];[$output_gcc_red_07.F6];[$output_gcc_red_08.F6];[$output_gcc_red_09.F6])" office:value-type="float" office:value="9.6" calcext:value-type="float">
            <text:p>9.6</text:p>
          </table:table-cell>
          <table:table-cell/>
          <table:table-cell table:formula="of:=AVERAGE([.H6];[$output_gcc_red_01.H6];[$output_gcc_red_02.H6];[$output_gcc_red_04.H6];[$output_gcc_red_04.H6];[$output_gcc_red_05.H6];[$output_gcc_red_06.H6];[$output_gcc_red_07.H6];[$output_gcc_red_08.H6];[$output_gcc_red_09.H6])" office:value-type="float" office:value="9.7" calcext:value-type="float">
            <text:p>9.7</text:p>
          </table:table-cell>
          <table:table-cell/>
          <table:table-cell table:formula="of:=AVERAGE([.J6];[$output_gcc_red_01.J6];[$output_gcc_red_02.J6];[$output_gcc_red_04.J6];[$output_gcc_red_04.J6];[$output_gcc_red_05.J6];[$output_gcc_red_06.J6];[$output_gcc_red_07.J6];[$output_gcc_red_08.J6];[$output_gcc_red_09.J6])" office:value-type="float" office:value="9.5" calcext:value-type="float">
            <text:p>9.5</text:p>
          </table:table-cell>
          <table:table-cell/>
          <table:table-cell table:formula="of:=AVERAGE([.L6];[$output_gcc_red_01.L6];[$output_gcc_red_02.L6];[$output_gcc_red_04.L6];[$output_gcc_red_04.L6];[$output_gcc_red_05.L6];[$output_gcc_red_06.L6];[$output_gcc_red_07.L6];[$output_gcc_red_08.L6];[$output_gcc_red_09.L6])" office:value-type="float" office:value="9.5" calcext:value-type="float">
            <text:p>9.5</text:p>
          </table:table-cell>
          <table:table-cell/>
          <table:table-cell table:formula="of:=AVERAGE([.N6];[$output_gcc_red_01.N6];[$output_gcc_red_02.N6];[$output_gcc_red_04.N6];[$output_gcc_red_04.N6];[$output_gcc_red_05.N6];[$output_gcc_red_06.N6];[$output_gcc_red_07.N6];[$output_gcc_red_08.N6];[$output_gcc_red_09.N6])" office:value-type="float" office:value="9.5" calcext:value-type="float">
            <text:p>9.5</text:p>
          </table:table-cell>
          <table:table-cell/>
          <table:table-cell table:formula="of:=AVERAGE([.P6];[$output_gcc_red_01.P6];[$output_gcc_red_02.P6];[$output_gcc_red_04.P6];[$output_gcc_red_04.P6];[$output_gcc_red_05.P6];[$output_gcc_red_06.P6];[$output_gcc_red_07.P6];[$output_gcc_red_08.P6];[$output_gcc_red_09.P6])" office:value-type="float" office:value="10.7" calcext:value-type="float">
            <text:p>10.7</text:p>
          </table:table-cell>
          <table:table-cell/>
          <table:table-cell table:formula="of:=AVERAGE([.R6];[$output_gcc_red_01.R6];[$output_gcc_red_02.R6];[$output_gcc_red_04.R6];[$output_gcc_red_04.R6];[$output_gcc_red_05.R6];[$output_gcc_red_06.R6];[$output_gcc_red_07.R6];[$output_gcc_red_08.R6];[$output_gcc_red_09.R6])" office:value-type="float" office:value="29.5" calcext:value-type="float">
            <text:p>29.5</text:p>
          </table:table-cell>
          <table:table-cell/>
          <table:table-cell table:formula="of:=AVERAGE([.T6];[$output_gcc_red_01.T6];[$output_gcc_red_02.T6];[$output_gcc_red_04.T6];[$output_gcc_red_04.T6];[$output_gcc_red_05.T6];[$output_gcc_red_06.T6];[$output_gcc_red_07.T6];[$output_gcc_red_08.T6];[$output_gcc_red_09.T6])" office:value-type="float" office:value="422.9" calcext:value-type="float">
            <text:p>422.9</text:p>
          </table:table-cell>
          <table:table-cell table:number-columns-repeated="1004"/>
        </table:table-row>
        <table:table-row table:style-name="ro1">
          <table:table-cell/>
          <table:table-cell table:formula="of:=AVERAGE([.B7];[$output_gcc_red_01.B7];[$output_gcc_red_02.B7];[$output_gcc_red_04.B7];[$output_gcc_red_04.B7];[$output_gcc_red_05.B7];[$output_gcc_red_06.B7];[$output_gcc_red_07.B7];[$output_gcc_red_08.B7];[$output_gcc_red_09.B7])" office:value-type="float" office:value="16.2" calcext:value-type="float">
            <text:p>16.2</text:p>
          </table:table-cell>
          <table:table-cell/>
          <table:table-cell table:formula="of:=AVERAGE([.D7];[$output_gcc_red_01.D7];[$output_gcc_red_02.D7];[$output_gcc_red_04.D7];[$output_gcc_red_04.D7];[$output_gcc_red_05.D7];[$output_gcc_red_06.D7];[$output_gcc_red_07.D7];[$output_gcc_red_08.D7];[$output_gcc_red_09.D7])" office:value-type="float" office:value="14.7" calcext:value-type="float">
            <text:p>14.7</text:p>
          </table:table-cell>
          <table:table-cell/>
          <table:table-cell table:formula="of:=AVERAGE([.F7];[$output_gcc_red_01.F7];[$output_gcc_red_02.F7];[$output_gcc_red_04.F7];[$output_gcc_red_04.F7];[$output_gcc_red_05.F7];[$output_gcc_red_06.F7];[$output_gcc_red_07.F7];[$output_gcc_red_08.F7];[$output_gcc_red_09.F7])" office:value-type="float" office:value="14.2" calcext:value-type="float">
            <text:p>14.2</text:p>
          </table:table-cell>
          <table:table-cell/>
          <table:table-cell table:formula="of:=AVERAGE([.H7];[$output_gcc_red_01.H7];[$output_gcc_red_02.H7];[$output_gcc_red_04.H7];[$output_gcc_red_04.H7];[$output_gcc_red_05.H7];[$output_gcc_red_06.H7];[$output_gcc_red_07.H7];[$output_gcc_red_08.H7];[$output_gcc_red_09.H7])" office:value-type="float" office:value="14.1" calcext:value-type="float">
            <text:p>14.1</text:p>
          </table:table-cell>
          <table:table-cell/>
          <table:table-cell table:formula="of:=AVERAGE([.J7];[$output_gcc_red_01.J7];[$output_gcc_red_02.J7];[$output_gcc_red_04.J7];[$output_gcc_red_04.J7];[$output_gcc_red_05.J7];[$output_gcc_red_06.J7];[$output_gcc_red_07.J7];[$output_gcc_red_08.J7];[$output_gcc_red_09.J7])" office:value-type="float" office:value="14.3" calcext:value-type="float">
            <text:p>14.3</text:p>
          </table:table-cell>
          <table:table-cell/>
          <table:table-cell table:formula="of:=AVERAGE([.L7];[$output_gcc_red_01.L7];[$output_gcc_red_02.L7];[$output_gcc_red_04.L7];[$output_gcc_red_04.L7];[$output_gcc_red_05.L7];[$output_gcc_red_06.L7];[$output_gcc_red_07.L7];[$output_gcc_red_08.L7];[$output_gcc_red_09.L7])" office:value-type="float" office:value="14.2" calcext:value-type="float">
            <text:p>14.2</text:p>
          </table:table-cell>
          <table:table-cell/>
          <table:table-cell table:formula="of:=AVERAGE([.N7];[$output_gcc_red_01.N7];[$output_gcc_red_02.N7];[$output_gcc_red_04.N7];[$output_gcc_red_04.N7];[$output_gcc_red_05.N7];[$output_gcc_red_06.N7];[$output_gcc_red_07.N7];[$output_gcc_red_08.N7];[$output_gcc_red_09.N7])" office:value-type="float" office:value="14.7" calcext:value-type="float">
            <text:p>14.7</text:p>
          </table:table-cell>
          <table:table-cell/>
          <table:table-cell table:formula="of:=AVERAGE([.P7];[$output_gcc_red_01.P7];[$output_gcc_red_02.P7];[$output_gcc_red_04.P7];[$output_gcc_red_04.P7];[$output_gcc_red_05.P7];[$output_gcc_red_06.P7];[$output_gcc_red_07.P7];[$output_gcc_red_08.P7];[$output_gcc_red_09.P7])" office:value-type="float" office:value="16.2" calcext:value-type="float">
            <text:p>16.2</text:p>
          </table:table-cell>
          <table:table-cell/>
          <table:table-cell table:formula="of:=AVERAGE([.R7];[$output_gcc_red_01.R7];[$output_gcc_red_02.R7];[$output_gcc_red_04.R7];[$output_gcc_red_04.R7];[$output_gcc_red_05.R7];[$output_gcc_red_06.R7];[$output_gcc_red_07.R7];[$output_gcc_red_08.R7];[$output_gcc_red_09.R7])" office:value-type="float" office:value="34.7" calcext:value-type="float">
            <text:p>34.7</text:p>
          </table:table-cell>
          <table:table-cell/>
          <table:table-cell table:formula="of:=AVERAGE([.T7];[$output_gcc_red_01.T7];[$output_gcc_red_02.T7];[$output_gcc_red_04.T7];[$output_gcc_red_04.T7];[$output_gcc_red_05.T7];[$output_gcc_red_06.T7];[$output_gcc_red_07.T7];[$output_gcc_red_08.T7];[$output_gcc_red_09.T7])" office:value-type="float" office:value="416.9" calcext:value-type="float">
            <text:p>416.9</text:p>
          </table:table-cell>
          <table:table-cell table:number-columns-repeated="1004"/>
        </table:table-row>
        <table:table-row table:style-name="ro1">
          <table:table-cell/>
          <table:table-cell table:formula="of:=AVERAGE([.B8];[$output_gcc_red_01.B8];[$output_gcc_red_02.B8];[$output_gcc_red_04.B8];[$output_gcc_red_04.B8];[$output_gcc_red_05.B8];[$output_gcc_red_06.B8];[$output_gcc_red_07.B8];[$output_gcc_red_08.B8];[$output_gcc_red_09.B8])" office:value-type="float" office:value="22.3" calcext:value-type="float">
            <text:p>22.3</text:p>
          </table:table-cell>
          <table:table-cell/>
          <table:table-cell table:formula="of:=AVERAGE([.D8];[$output_gcc_red_01.D8];[$output_gcc_red_02.D8];[$output_gcc_red_04.D8];[$output_gcc_red_04.D8];[$output_gcc_red_05.D8];[$output_gcc_red_06.D8];[$output_gcc_red_07.D8];[$output_gcc_red_08.D8];[$output_gcc_red_09.D8])" office:value-type="float" office:value="20" calcext:value-type="float">
            <text:p>20</text:p>
          </table:table-cell>
          <table:table-cell/>
          <table:table-cell table:formula="of:=AVERAGE([.F8];[$output_gcc_red_01.F8];[$output_gcc_red_02.F8];[$output_gcc_red_04.F8];[$output_gcc_red_04.F8];[$output_gcc_red_05.F8];[$output_gcc_red_06.F8];[$output_gcc_red_07.F8];[$output_gcc_red_08.F8];[$output_gcc_red_09.F8])" office:value-type="float" office:value="20.1" calcext:value-type="float">
            <text:p>20.1</text:p>
          </table:table-cell>
          <table:table-cell/>
          <table:table-cell table:formula="of:=AVERAGE([.H8];[$output_gcc_red_01.H8];[$output_gcc_red_02.H8];[$output_gcc_red_04.H8];[$output_gcc_red_04.H8];[$output_gcc_red_05.H8];[$output_gcc_red_06.H8];[$output_gcc_red_07.H8];[$output_gcc_red_08.H8];[$output_gcc_red_09.H8])" office:value-type="float" office:value="20.1" calcext:value-type="float">
            <text:p>20.1</text:p>
          </table:table-cell>
          <table:table-cell/>
          <table:table-cell table:formula="of:=AVERAGE([.J8];[$output_gcc_red_01.J8];[$output_gcc_red_02.J8];[$output_gcc_red_04.J8];[$output_gcc_red_04.J8];[$output_gcc_red_05.J8];[$output_gcc_red_06.J8];[$output_gcc_red_07.J8];[$output_gcc_red_08.J8];[$output_gcc_red_09.J8])" office:value-type="float" office:value="19.6" calcext:value-type="float">
            <text:p>19.6</text:p>
          </table:table-cell>
          <table:table-cell/>
          <table:table-cell table:formula="of:=AVERAGE([.L8];[$output_gcc_red_01.L8];[$output_gcc_red_02.L8];[$output_gcc_red_04.L8];[$output_gcc_red_04.L8];[$output_gcc_red_05.L8];[$output_gcc_red_06.L8];[$output_gcc_red_07.L8];[$output_gcc_red_08.L8];[$output_gcc_red_09.L8])" office:value-type="float" office:value="19.3" calcext:value-type="float">
            <text:p>19.3</text:p>
          </table:table-cell>
          <table:table-cell/>
          <table:table-cell table:formula="of:=AVERAGE([.N8];[$output_gcc_red_01.N8];[$output_gcc_red_02.N8];[$output_gcc_red_04.N8];[$output_gcc_red_04.N8];[$output_gcc_red_05.N8];[$output_gcc_red_06.N8];[$output_gcc_red_07.N8];[$output_gcc_red_08.N8];[$output_gcc_red_09.N8])" office:value-type="float" office:value="21.1" calcext:value-type="float">
            <text:p>21.1</text:p>
          </table:table-cell>
          <table:table-cell/>
          <table:table-cell table:formula="of:=AVERAGE([.P8];[$output_gcc_red_01.P8];[$output_gcc_red_02.P8];[$output_gcc_red_04.P8];[$output_gcc_red_04.P8];[$output_gcc_red_05.P8];[$output_gcc_red_06.P8];[$output_gcc_red_07.P8];[$output_gcc_red_08.P8];[$output_gcc_red_09.P8])" office:value-type="float" office:value="21.2" calcext:value-type="float">
            <text:p>21.2</text:p>
          </table:table-cell>
          <table:table-cell/>
          <table:table-cell table:formula="of:=AVERAGE([.R8];[$output_gcc_red_01.R8];[$output_gcc_red_02.R8];[$output_gcc_red_04.R8];[$output_gcc_red_04.R8];[$output_gcc_red_05.R8];[$output_gcc_red_06.R8];[$output_gcc_red_07.R8];[$output_gcc_red_08.R8];[$output_gcc_red_09.R8])" office:value-type="float" office:value="40.9" calcext:value-type="float">
            <text:p>40.9</text:p>
          </table:table-cell>
          <table:table-cell/>
          <table:table-cell table:formula="of:=AVERAGE([.T8];[$output_gcc_red_01.T8];[$output_gcc_red_02.T8];[$output_gcc_red_04.T8];[$output_gcc_red_04.T8];[$output_gcc_red_05.T8];[$output_gcc_red_06.T8];[$output_gcc_red_07.T8];[$output_gcc_red_08.T8];[$output_gcc_red_09.T8])" office:value-type="float" office:value="419.3" calcext:value-type="float">
            <text:p>419.3</text:p>
          </table:table-cell>
          <table:table-cell table:number-columns-repeated="1004"/>
        </table:table-row>
        <table:table-row table:style-name="ro1">
          <table:table-cell/>
          <table:table-cell table:formula="of:=AVERAGE([.B9];[$output_gcc_red_01.B9];[$output_gcc_red_02.B9];[$output_gcc_red_04.B9];[$output_gcc_red_04.B9];[$output_gcc_red_05.B9];[$output_gcc_red_06.B9];[$output_gcc_red_07.B9];[$output_gcc_red_08.B9];[$output_gcc_red_09.B9])" office:value-type="float" office:value="28.8" calcext:value-type="float">
            <text:p>28.8</text:p>
          </table:table-cell>
          <table:table-cell/>
          <table:table-cell table:formula="of:=AVERAGE([.D9];[$output_gcc_red_01.D9];[$output_gcc_red_02.D9];[$output_gcc_red_04.D9];[$output_gcc_red_04.D9];[$output_gcc_red_05.D9];[$output_gcc_red_06.D9];[$output_gcc_red_07.D9];[$output_gcc_red_08.D9];[$output_gcc_red_09.D9])" office:value-type="float" office:value="26.4" calcext:value-type="float">
            <text:p>26.4</text:p>
          </table:table-cell>
          <table:table-cell/>
          <table:table-cell table:formula="of:=AVERAGE([.F9];[$output_gcc_red_01.F9];[$output_gcc_red_02.F9];[$output_gcc_red_04.F9];[$output_gcc_red_04.F9];[$output_gcc_red_05.F9];[$output_gcc_red_06.F9];[$output_gcc_red_07.F9];[$output_gcc_red_08.F9];[$output_gcc_red_09.F9])" office:value-type="float" office:value="26.7" calcext:value-type="float">
            <text:p>26.7</text:p>
          </table:table-cell>
          <table:table-cell/>
          <table:table-cell table:formula="of:=AVERAGE([.H9];[$output_gcc_red_01.H9];[$output_gcc_red_02.H9];[$output_gcc_red_04.H9];[$output_gcc_red_04.H9];[$output_gcc_red_05.H9];[$output_gcc_red_06.H9];[$output_gcc_red_07.H9];[$output_gcc_red_08.H9];[$output_gcc_red_09.H9])" office:value-type="float" office:value="26.2" calcext:value-type="float">
            <text:p>26.2</text:p>
          </table:table-cell>
          <table:table-cell/>
          <table:table-cell table:formula="of:=AVERAGE([.J9];[$output_gcc_red_01.J9];[$output_gcc_red_02.J9];[$output_gcc_red_04.J9];[$output_gcc_red_04.J9];[$output_gcc_red_05.J9];[$output_gcc_red_06.J9];[$output_gcc_red_07.J9];[$output_gcc_red_08.J9];[$output_gcc_red_09.J9])" office:value-type="float" office:value="26.2" calcext:value-type="float">
            <text:p>26.2</text:p>
          </table:table-cell>
          <table:table-cell/>
          <table:table-cell table:formula="of:=AVERAGE([.L9];[$output_gcc_red_01.L9];[$output_gcc_red_02.L9];[$output_gcc_red_04.L9];[$output_gcc_red_04.L9];[$output_gcc_red_05.L9];[$output_gcc_red_06.L9];[$output_gcc_red_07.L9];[$output_gcc_red_08.L9];[$output_gcc_red_09.L9])" office:value-type="float" office:value="26.4" calcext:value-type="float">
            <text:p>26.4</text:p>
          </table:table-cell>
          <table:table-cell/>
          <table:table-cell table:formula="of:=AVERAGE([.N9];[$output_gcc_red_01.N9];[$output_gcc_red_02.N9];[$output_gcc_red_04.N9];[$output_gcc_red_04.N9];[$output_gcc_red_05.N9];[$output_gcc_red_06.N9];[$output_gcc_red_07.N9];[$output_gcc_red_08.N9];[$output_gcc_red_09.N9])" office:value-type="float" office:value="26" calcext:value-type="float">
            <text:p>26</text:p>
          </table:table-cell>
          <table:table-cell/>
          <table:table-cell table:formula="of:=AVERAGE([.P9];[$output_gcc_red_01.P9];[$output_gcc_red_02.P9];[$output_gcc_red_04.P9];[$output_gcc_red_04.P9];[$output_gcc_red_05.P9];[$output_gcc_red_06.P9];[$output_gcc_red_07.P9];[$output_gcc_red_08.P9];[$output_gcc_red_09.P9])" office:value-type="float" office:value="26.6" calcext:value-type="float">
            <text:p>26.6</text:p>
          </table:table-cell>
          <table:table-cell/>
          <table:table-cell table:formula="of:=AVERAGE([.R9];[$output_gcc_red_01.R9];[$output_gcc_red_02.R9];[$output_gcc_red_04.R9];[$output_gcc_red_04.R9];[$output_gcc_red_05.R9];[$output_gcc_red_06.R9];[$output_gcc_red_07.R9];[$output_gcc_red_08.R9];[$output_gcc_red_09.R9])" office:value-type="float" office:value="47.1" calcext:value-type="float">
            <text:p>47.1</text:p>
          </table:table-cell>
          <table:table-cell/>
          <table:table-cell table:formula="of:=AVERAGE([.T9];[$output_gcc_red_01.T9];[$output_gcc_red_02.T9];[$output_gcc_red_04.T9];[$output_gcc_red_04.T9];[$output_gcc_red_05.T9];[$output_gcc_red_06.T9];[$output_gcc_red_07.T9];[$output_gcc_red_08.T9];[$output_gcc_red_09.T9])" office:value-type="float" office:value="421.9" calcext:value-type="float">
            <text:p>421.9</text:p>
          </table:table-cell>
          <table:table-cell table:number-columns-repeated="1004"/>
        </table:table-row>
        <table:table-row table:style-name="ro1">
          <table:table-cell/>
          <table:table-cell table:formula="of:=AVERAGE([.B10];[$output_gcc_red_01.B10];[$output_gcc_red_02.B10];[$output_gcc_red_04.B10];[$output_gcc_red_04.B10];[$output_gcc_red_05.B10];[$output_gcc_red_06.B10];[$output_gcc_red_07.B10];[$output_gcc_red_08.B10];[$output_gcc_red_09.B10])" office:value-type="float" office:value="38.2" calcext:value-type="float">
            <text:p>38.2</text:p>
          </table:table-cell>
          <table:table-cell/>
          <table:table-cell table:formula="of:=AVERAGE([.D10];[$output_gcc_red_01.D10];[$output_gcc_red_02.D10];[$output_gcc_red_04.D10];[$output_gcc_red_04.D10];[$output_gcc_red_05.D10];[$output_gcc_red_06.D10];[$output_gcc_red_07.D10];[$output_gcc_red_08.D10];[$output_gcc_red_09.D10])" office:value-type="float" office:value="34.1" calcext:value-type="float">
            <text:p>34.1</text:p>
          </table:table-cell>
          <table:table-cell/>
          <table:table-cell table:formula="of:=AVERAGE([.F10];[$output_gcc_red_01.F10];[$output_gcc_red_02.F10];[$output_gcc_red_04.F10];[$output_gcc_red_04.F10];[$output_gcc_red_05.F10];[$output_gcc_red_06.F10];[$output_gcc_red_07.F10];[$output_gcc_red_08.F10];[$output_gcc_red_09.F10])" office:value-type="float" office:value="34.4" calcext:value-type="float">
            <text:p>34.4</text:p>
          </table:table-cell>
          <table:table-cell/>
          <table:table-cell table:formula="of:=AVERAGE([.H10];[$output_gcc_red_01.H10];[$output_gcc_red_02.H10];[$output_gcc_red_04.H10];[$output_gcc_red_04.H10];[$output_gcc_red_05.H10];[$output_gcc_red_06.H10];[$output_gcc_red_07.H10];[$output_gcc_red_08.H10];[$output_gcc_red_09.H10])" office:value-type="float" office:value="34.1" calcext:value-type="float">
            <text:p>34.1</text:p>
          </table:table-cell>
          <table:table-cell/>
          <table:table-cell table:formula="of:=AVERAGE([.J10];[$output_gcc_red_01.J10];[$output_gcc_red_02.J10];[$output_gcc_red_04.J10];[$output_gcc_red_04.J10];[$output_gcc_red_05.J10];[$output_gcc_red_06.J10];[$output_gcc_red_07.J10];[$output_gcc_red_08.J10];[$output_gcc_red_09.J10])" office:value-type="float" office:value="34.1" calcext:value-type="float">
            <text:p>34.1</text:p>
          </table:table-cell>
          <table:table-cell/>
          <table:table-cell table:formula="of:=AVERAGE([.L10];[$output_gcc_red_01.L10];[$output_gcc_red_02.L10];[$output_gcc_red_04.L10];[$output_gcc_red_04.L10];[$output_gcc_red_05.L10];[$output_gcc_red_06.L10];[$output_gcc_red_07.L10];[$output_gcc_red_08.L10];[$output_gcc_red_09.L10])" office:value-type="float" office:value="34.2" calcext:value-type="float">
            <text:p>34.2</text:p>
          </table:table-cell>
          <table:table-cell/>
          <table:table-cell table:formula="of:=AVERAGE([.N10];[$output_gcc_red_01.N10];[$output_gcc_red_02.N10];[$output_gcc_red_04.N10];[$output_gcc_red_04.N10];[$output_gcc_red_05.N10];[$output_gcc_red_06.N10];[$output_gcc_red_07.N10];[$output_gcc_red_08.N10];[$output_gcc_red_09.N10])" office:value-type="float" office:value="34" calcext:value-type="float">
            <text:p>34</text:p>
          </table:table-cell>
          <table:table-cell/>
          <table:table-cell table:formula="of:=AVERAGE([.P10];[$output_gcc_red_01.P10];[$output_gcc_red_02.P10];[$output_gcc_red_04.P10];[$output_gcc_red_04.P10];[$output_gcc_red_05.P10];[$output_gcc_red_06.P10];[$output_gcc_red_07.P10];[$output_gcc_red_08.P10];[$output_gcc_red_09.P10])" office:value-type="float" office:value="37" calcext:value-type="float">
            <text:p>37</text:p>
          </table:table-cell>
          <table:table-cell/>
          <table:table-cell table:formula="of:=AVERAGE([.R10];[$output_gcc_red_01.R10];[$output_gcc_red_02.R10];[$output_gcc_red_04.R10];[$output_gcc_red_04.R10];[$output_gcc_red_05.R10];[$output_gcc_red_06.R10];[$output_gcc_red_07.R10];[$output_gcc_red_08.R10];[$output_gcc_red_09.R10])" office:value-type="float" office:value="53.6" calcext:value-type="float">
            <text:p>53.6</text:p>
          </table:table-cell>
          <table:table-cell/>
          <table:table-cell table:formula="of:=AVERAGE([.T10];[$output_gcc_red_01.T10];[$output_gcc_red_02.T10];[$output_gcc_red_04.T10];[$output_gcc_red_04.T10];[$output_gcc_red_05.T10];[$output_gcc_red_06.T10];[$output_gcc_red_07.T10];[$output_gcc_red_08.T10];[$output_gcc_red_09.T10])" office:value-type="float" office:value="419.2" calcext:value-type="float">
            <text:p>419.2</text:p>
          </table:table-cell>
          <table:table-cell table:number-columns-repeated="1004"/>
        </table:table-row>
        <table:table-row table:style-name="ro1">
          <table:table-cell/>
          <table:table-cell table:formula="of:=AVERAGE([.B11];[$output_gcc_red_01.B11];[$output_gcc_red_02.B11];[$output_gcc_red_04.B11];[$output_gcc_red_04.B11];[$output_gcc_red_05.B11];[$output_gcc_red_06.B11];[$output_gcc_red_07.B11];[$output_gcc_red_08.B11];[$output_gcc_red_09.B11])" office:value-type="float" office:value="47" calcext:value-type="float">
            <text:p>47</text:p>
          </table:table-cell>
          <table:table-cell/>
          <table:table-cell table:formula="of:=AVERAGE([.D11];[$output_gcc_red_01.D11];[$output_gcc_red_02.D11];[$output_gcc_red_04.D11];[$output_gcc_red_04.D11];[$output_gcc_red_05.D11];[$output_gcc_red_06.D11];[$output_gcc_red_07.D11];[$output_gcc_red_08.D11];[$output_gcc_red_09.D11])" office:value-type="float" office:value="43.3" calcext:value-type="float">
            <text:p>43.3</text:p>
          </table:table-cell>
          <table:table-cell/>
          <table:table-cell table:formula="of:=AVERAGE([.F11];[$output_gcc_red_01.F11];[$output_gcc_red_02.F11];[$output_gcc_red_04.F11];[$output_gcc_red_04.F11];[$output_gcc_red_05.F11];[$output_gcc_red_06.F11];[$output_gcc_red_07.F11];[$output_gcc_red_08.F11];[$output_gcc_red_09.F11])" office:value-type="float" office:value="42.4" calcext:value-type="float">
            <text:p>42.4</text:p>
          </table:table-cell>
          <table:table-cell/>
          <table:table-cell table:formula="of:=AVERAGE([.H11];[$output_gcc_red_01.H11];[$output_gcc_red_02.H11];[$output_gcc_red_04.H11];[$output_gcc_red_04.H11];[$output_gcc_red_05.H11];[$output_gcc_red_06.H11];[$output_gcc_red_07.H11];[$output_gcc_red_08.H11];[$output_gcc_red_09.H11])" office:value-type="float" office:value="43.1" calcext:value-type="float">
            <text:p>43.1</text:p>
          </table:table-cell>
          <table:table-cell/>
          <table:table-cell table:formula="of:=AVERAGE([.J11];[$output_gcc_red_01.J11];[$output_gcc_red_02.J11];[$output_gcc_red_04.J11];[$output_gcc_red_04.J11];[$output_gcc_red_05.J11];[$output_gcc_red_06.J11];[$output_gcc_red_07.J11];[$output_gcc_red_08.J11];[$output_gcc_red_09.J11])" office:value-type="float" office:value="42.4" calcext:value-type="float">
            <text:p>42.4</text:p>
          </table:table-cell>
          <table:table-cell/>
          <table:table-cell table:formula="of:=AVERAGE([.L11];[$output_gcc_red_01.L11];[$output_gcc_red_02.L11];[$output_gcc_red_04.L11];[$output_gcc_red_04.L11];[$output_gcc_red_05.L11];[$output_gcc_red_06.L11];[$output_gcc_red_07.L11];[$output_gcc_red_08.L11];[$output_gcc_red_09.L11])" office:value-type="float" office:value="42.9" calcext:value-type="float">
            <text:p>42.9</text:p>
          </table:table-cell>
          <table:table-cell/>
          <table:table-cell table:formula="of:=AVERAGE([.N11];[$output_gcc_red_01.N11];[$output_gcc_red_02.N11];[$output_gcc_red_04.N11];[$output_gcc_red_04.N11];[$output_gcc_red_05.N11];[$output_gcc_red_06.N11];[$output_gcc_red_07.N11];[$output_gcc_red_08.N11];[$output_gcc_red_09.N11])" office:value-type="float" office:value="42.4" calcext:value-type="float">
            <text:p>42.4</text:p>
          </table:table-cell>
          <table:table-cell/>
          <table:table-cell table:formula="of:=AVERAGE([.P11];[$output_gcc_red_01.P11];[$output_gcc_red_02.P11];[$output_gcc_red_04.P11];[$output_gcc_red_04.P11];[$output_gcc_red_05.P11];[$output_gcc_red_06.P11];[$output_gcc_red_07.P11];[$output_gcc_red_08.P11];[$output_gcc_red_09.P11])" office:value-type="float" office:value="43.2" calcext:value-type="float">
            <text:p>43.2</text:p>
          </table:table-cell>
          <table:table-cell/>
          <table:table-cell table:formula="of:=AVERAGE([.R11];[$output_gcc_red_01.R11];[$output_gcc_red_02.R11];[$output_gcc_red_04.R11];[$output_gcc_red_04.R11];[$output_gcc_red_05.R11];[$output_gcc_red_06.R11];[$output_gcc_red_07.R11];[$output_gcc_red_08.R11];[$output_gcc_red_09.R11])" office:value-type="float" office:value="63.9" calcext:value-type="float">
            <text:p>63.9</text:p>
          </table:table-cell>
          <table:table-cell/>
          <table:table-cell table:formula="of:=AVERAGE([.T11];[$output_gcc_red_01.T11];[$output_gcc_red_02.T11];[$output_gcc_red_04.T11];[$output_gcc_red_04.T11];[$output_gcc_red_05.T11];[$output_gcc_red_06.T11];[$output_gcc_red_07.T11];[$output_gcc_red_08.T11];[$output_gcc_red_09.T11])" office:value-type="float" office:value="417.2" calcext:value-type="float">
            <text:p>417.2</text:p>
          </table:table-cell>
          <table:table-cell table:number-columns-repeated="1004"/>
        </table:table-row>
        <table:table-row table:style-name="ro1">
          <table:table-cell/>
          <table:table-cell table:formula="of:=AVERAGE([.B12];[$output_gcc_red_01.B12];[$output_gcc_red_02.B12];[$output_gcc_red_04.B12];[$output_gcc_red_04.B12];[$output_gcc_red_05.B12];[$output_gcc_red_06.B12];[$output_gcc_red_07.B12];[$output_gcc_red_08.B12];[$output_gcc_red_09.B12])" office:value-type="float" office:value="57.1" calcext:value-type="float">
            <text:p>57.1</text:p>
          </table:table-cell>
          <table:table-cell/>
          <table:table-cell table:formula="of:=AVERAGE([.D12];[$output_gcc_red_01.D12];[$output_gcc_red_02.D12];[$output_gcc_red_04.D12];[$output_gcc_red_04.D12];[$output_gcc_red_05.D12];[$output_gcc_red_06.D12];[$output_gcc_red_07.D12];[$output_gcc_red_08.D12];[$output_gcc_red_09.D12])" office:value-type="float" office:value="52.3" calcext:value-type="float">
            <text:p>52.3</text:p>
          </table:table-cell>
          <table:table-cell/>
          <table:table-cell table:formula="of:=AVERAGE([.F12];[$output_gcc_red_01.F12];[$output_gcc_red_02.F12];[$output_gcc_red_04.F12];[$output_gcc_red_04.F12];[$output_gcc_red_05.F12];[$output_gcc_red_06.F12];[$output_gcc_red_07.F12];[$output_gcc_red_08.F12];[$output_gcc_red_09.F12])" office:value-type="float" office:value="52" calcext:value-type="float">
            <text:p>52</text:p>
          </table:table-cell>
          <table:table-cell/>
          <table:table-cell table:formula="of:=AVERAGE([.H12];[$output_gcc_red_01.H12];[$output_gcc_red_02.H12];[$output_gcc_red_04.H12];[$output_gcc_red_04.H12];[$output_gcc_red_05.H12];[$output_gcc_red_06.H12];[$output_gcc_red_07.H12];[$output_gcc_red_08.H12];[$output_gcc_red_09.H12])" office:value-type="float" office:value="52.1" calcext:value-type="float">
            <text:p>52.1</text:p>
          </table:table-cell>
          <table:table-cell/>
          <table:table-cell table:formula="of:=AVERAGE([.J12];[$output_gcc_red_01.J12];[$output_gcc_red_02.J12];[$output_gcc_red_04.J12];[$output_gcc_red_04.J12];[$output_gcc_red_05.J12];[$output_gcc_red_06.J12];[$output_gcc_red_07.J12];[$output_gcc_red_08.J12];[$output_gcc_red_09.J12])" office:value-type="float" office:value="52.1" calcext:value-type="float">
            <text:p>52.1</text:p>
          </table:table-cell>
          <table:table-cell/>
          <table:table-cell table:formula="of:=AVERAGE([.L12];[$output_gcc_red_01.L12];[$output_gcc_red_02.L12];[$output_gcc_red_04.L12];[$output_gcc_red_04.L12];[$output_gcc_red_05.L12];[$output_gcc_red_06.L12];[$output_gcc_red_07.L12];[$output_gcc_red_08.L12];[$output_gcc_red_09.L12])" office:value-type="float" office:value="52.2" calcext:value-type="float">
            <text:p>52.2</text:p>
          </table:table-cell>
          <table:table-cell/>
          <table:table-cell table:formula="of:=AVERAGE([.N12];[$output_gcc_red_01.N12];[$output_gcc_red_02.N12];[$output_gcc_red_04.N12];[$output_gcc_red_04.N12];[$output_gcc_red_05.N12];[$output_gcc_red_06.N12];[$output_gcc_red_07.N12];[$output_gcc_red_08.N12];[$output_gcc_red_09.N12])" office:value-type="float" office:value="52.3" calcext:value-type="float">
            <text:p>52.3</text:p>
          </table:table-cell>
          <table:table-cell/>
          <table:table-cell table:formula="of:=AVERAGE([.P12];[$output_gcc_red_01.P12];[$output_gcc_red_02.P12];[$output_gcc_red_04.P12];[$output_gcc_red_04.P12];[$output_gcc_red_05.P12];[$output_gcc_red_06.P12];[$output_gcc_red_07.P12];[$output_gcc_red_08.P12];[$output_gcc_red_09.P12])" office:value-type="float" office:value="52.9" calcext:value-type="float">
            <text:p>52.9</text:p>
          </table:table-cell>
          <table:table-cell/>
          <table:table-cell table:formula="of:=AVERAGE([.R12];[$output_gcc_red_01.R12];[$output_gcc_red_02.R12];[$output_gcc_red_04.R12];[$output_gcc_red_04.R12];[$output_gcc_red_05.R12];[$output_gcc_red_06.R12];[$output_gcc_red_07.R12];[$output_gcc_red_08.R12];[$output_gcc_red_09.R12])" office:value-type="float" office:value="73.7" calcext:value-type="float">
            <text:p>73.7</text:p>
          </table:table-cell>
          <table:table-cell/>
          <table:table-cell table:formula="of:=AVERAGE([.T12];[$output_gcc_red_01.T12];[$output_gcc_red_02.T12];[$output_gcc_red_04.T12];[$output_gcc_red_04.T12];[$output_gcc_red_05.T12];[$output_gcc_red_06.T12];[$output_gcc_red_07.T12];[$output_gcc_red_08.T12];[$output_gcc_red_09.T12])" office:value-type="float" office:value="417.9" calcext:value-type="float">
            <text:p>417.9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 table:number-columns-repeated="1004"/>
        </table:table-row>
        <table:table-row table:style-name="ro1">
          <table:table-cell/>
          <table:table-cell table:formula="of:=MIN([.B2];[$output_gcc_red_01.B2];[$output_gcc_red_02.B2];[$output_gcc_red_04.B2];[$output_gcc_red_04.B2];[$output_gcc_red_05.B2];[$output_gcc_red_06.B2];[$output_gcc_red_07.B2];[$output_gcc_red_08.B2];[$output_gcc_red_09.B2])" office:value-type="float" office:value="1" calcext:value-type="float">
            <text:p>1</text:p>
          </table:table-cell>
          <table:table-cell/>
          <table:table-cell table:formula="of:=MIN([.D2];[$output_gcc_red_01.D2];[$output_gcc_red_02.D2];[$output_gcc_red_04.D2];[$output_gcc_red_04.D2];[$output_gcc_red_05.D2];[$output_gcc_red_06.D2];[$output_gcc_red_07.D2];[$output_gcc_red_08.D2];[$output_gcc_red_09.D2])" office:value-type="float" office:value="1" calcext:value-type="float">
            <text:p>1</text:p>
          </table:table-cell>
          <table:table-cell/>
          <table:table-cell table:formula="of:=MIN([.F2];[$output_gcc_red_01.F2];[$output_gcc_red_02.F2];[$output_gcc_red_04.F2];[$output_gcc_red_04.F2];[$output_gcc_red_05.F2];[$output_gcc_red_06.F2];[$output_gcc_red_07.F2];[$output_gcc_red_08.F2];[$output_gcc_red_09.F2])" office:value-type="float" office:value="1" calcext:value-type="float">
            <text:p>1</text:p>
          </table:table-cell>
          <table:table-cell/>
          <table:table-cell table:formula="of:=MIN([.H2];[$output_gcc_red_01.H2];[$output_gcc_red_02.H2];[$output_gcc_red_04.H2];[$output_gcc_red_04.H2];[$output_gcc_red_05.H2];[$output_gcc_red_06.H2];[$output_gcc_red_07.H2];[$output_gcc_red_08.H2];[$output_gcc_red_09.H2])" office:value-type="float" office:value="1" calcext:value-type="float">
            <text:p>1</text:p>
          </table:table-cell>
          <table:table-cell/>
          <table:table-cell table:formula="of:=MIN([.J2];[$output_gcc_red_01.J2];[$output_gcc_red_02.J2];[$output_gcc_red_04.J2];[$output_gcc_red_04.J2];[$output_gcc_red_05.J2];[$output_gcc_red_06.J2];[$output_gcc_red_07.J2];[$output_gcc_red_08.J2];[$output_gcc_red_09.J2])" office:value-type="float" office:value="1" calcext:value-type="float">
            <text:p>1</text:p>
          </table:table-cell>
          <table:table-cell/>
          <table:table-cell table:formula="of:=MIN([.L2];[$output_gcc_red_01.L2];[$output_gcc_red_02.L2];[$output_gcc_red_04.L2];[$output_gcc_red_04.L2];[$output_gcc_red_05.L2];[$output_gcc_red_06.L2];[$output_gcc_red_07.L2];[$output_gcc_red_08.L2];[$output_gcc_red_09.L2])" office:value-type="float" office:value="1" calcext:value-type="float">
            <text:p>1</text:p>
          </table:table-cell>
          <table:table-cell/>
          <table:table-cell table:formula="of:=MIN([.N2];[$output_gcc_red_01.N2];[$output_gcc_red_02.N2];[$output_gcc_red_04.N2];[$output_gcc_red_04.N2];[$output_gcc_red_05.N2];[$output_gcc_red_06.N2];[$output_gcc_red_07.N2];[$output_gcc_red_08.N2];[$output_gcc_red_09.N2])" office:value-type="float" office:value="1" calcext:value-type="float">
            <text:p>1</text:p>
          </table:table-cell>
          <table:table-cell/>
          <table:table-cell table:formula="of:=MIN([.P2];[$output_gcc_red_01.P2];[$output_gcc_red_02.P2];[$output_gcc_red_04.P2];[$output_gcc_red_04.P2];[$output_gcc_red_05.P2];[$output_gcc_red_06.P2];[$output_gcc_red_07.P2];[$output_gcc_red_08.P2];[$output_gcc_red_09.P2])" office:value-type="float" office:value="1" calcext:value-type="float">
            <text:p>1</text:p>
          </table:table-cell>
          <table:table-cell/>
          <table:table-cell table:formula="of:=MIN([.R2];[$output_gcc_red_01.R2];[$output_gcc_red_02.R2];[$output_gcc_red_04.R2];[$output_gcc_red_04.R2];[$output_gcc_red_05.R2];[$output_gcc_red_06.R2];[$output_gcc_red_07.R2];[$output_gcc_red_08.R2];[$output_gcc_red_09.R2])" office:value-type="float" office:value="25" calcext:value-type="float">
            <text:p>25</text:p>
          </table:table-cell>
          <table:table-cell/>
          <table:table-cell table:formula="of:=MIN([.T2];[$output_gcc_red_01.T2];[$output_gcc_red_02.T2];[$output_gcc_red_04.T2];[$output_gcc_red_04.T2];[$output_gcc_red_05.T2];[$output_gcc_red_06.T2];[$output_gcc_red_07.T2];[$output_gcc_red_08.T2];[$output_gcc_red_09.T2])" office:value-type="float" office:value="398" calcext:value-type="float">
            <text:p>398</text:p>
          </table:table-cell>
          <table:table-cell table:number-columns-repeated="1004"/>
        </table:table-row>
        <table:table-row table:style-name="ro1">
          <table:table-cell/>
          <table:table-cell table:formula="of:=MIN([.B3];[$output_gcc_red_01.B3];[$output_gcc_red_02.B3];[$output_gcc_red_04.B3];[$output_gcc_red_04.B3];[$output_gcc_red_05.B3];[$output_gcc_red_06.B3];[$output_gcc_red_07.B3];[$output_gcc_red_08.B3];[$output_gcc_red_09.B3])" office:value-type="float" office:value="1" calcext:value-type="float">
            <text:p>1</text:p>
          </table:table-cell>
          <table:table-cell/>
          <table:table-cell table:formula="of:=MIN([.D3];[$output_gcc_red_01.D3];[$output_gcc_red_02.D3];[$output_gcc_red_04.D3];[$output_gcc_red_04.D3];[$output_gcc_red_05.D3];[$output_gcc_red_06.D3];[$output_gcc_red_07.D3];[$output_gcc_red_08.D3];[$output_gcc_red_09.D3])" office:value-type="float" office:value="1" calcext:value-type="float">
            <text:p>1</text:p>
          </table:table-cell>
          <table:table-cell/>
          <table:table-cell table:formula="of:=MIN([.F3];[$output_gcc_red_01.F3];[$output_gcc_red_02.F3];[$output_gcc_red_04.F3];[$output_gcc_red_04.F3];[$output_gcc_red_05.F3];[$output_gcc_red_06.F3];[$output_gcc_red_07.F3];[$output_gcc_red_08.F3];[$output_gcc_red_09.F3])" office:value-type="float" office:value="1" calcext:value-type="float">
            <text:p>1</text:p>
          </table:table-cell>
          <table:table-cell/>
          <table:table-cell table:formula="of:=MIN([.H3];[$output_gcc_red_01.H3];[$output_gcc_red_02.H3];[$output_gcc_red_04.H3];[$output_gcc_red_04.H3];[$output_gcc_red_05.H3];[$output_gcc_red_06.H3];[$output_gcc_red_07.H3];[$output_gcc_red_08.H3];[$output_gcc_red_09.H3])" office:value-type="float" office:value="1" calcext:value-type="float">
            <text:p>1</text:p>
          </table:table-cell>
          <table:table-cell/>
          <table:table-cell table:formula="of:=MIN([.J3];[$output_gcc_red_01.J3];[$output_gcc_red_02.J3];[$output_gcc_red_04.J3];[$output_gcc_red_04.J3];[$output_gcc_red_05.J3];[$output_gcc_red_06.J3];[$output_gcc_red_07.J3];[$output_gcc_red_08.J3];[$output_gcc_red_09.J3])" office:value-type="float" office:value="1" calcext:value-type="float">
            <text:p>1</text:p>
          </table:table-cell>
          <table:table-cell/>
          <table:table-cell table:formula="of:=MIN([.L3];[$output_gcc_red_01.L3];[$output_gcc_red_02.L3];[$output_gcc_red_04.L3];[$output_gcc_red_04.L3];[$output_gcc_red_05.L3];[$output_gcc_red_06.L3];[$output_gcc_red_07.L3];[$output_gcc_red_08.L3];[$output_gcc_red_09.L3])" office:value-type="float" office:value="1" calcext:value-type="float">
            <text:p>1</text:p>
          </table:table-cell>
          <table:table-cell/>
          <table:table-cell table:formula="of:=MIN([.N3];[$output_gcc_red_01.N3];[$output_gcc_red_02.N3];[$output_gcc_red_04.N3];[$output_gcc_red_04.N3];[$output_gcc_red_05.N3];[$output_gcc_red_06.N3];[$output_gcc_red_07.N3];[$output_gcc_red_08.N3];[$output_gcc_red_09.N3])" office:value-type="float" office:value="1" calcext:value-type="float">
            <text:p>1</text:p>
          </table:table-cell>
          <table:table-cell/>
          <table:table-cell table:formula="of:=MIN([.P3];[$output_gcc_red_01.P3];[$output_gcc_red_02.P3];[$output_gcc_red_04.P3];[$output_gcc_red_04.P3];[$output_gcc_red_05.P3];[$output_gcc_red_06.P3];[$output_gcc_red_07.P3];[$output_gcc_red_08.P3];[$output_gcc_red_09.P3])" office:value-type="float" office:value="1" calcext:value-type="float">
            <text:p>1</text:p>
          </table:table-cell>
          <table:table-cell/>
          <table:table-cell table:formula="of:=MIN([.R3];[$output_gcc_red_01.R3];[$output_gcc_red_02.R3];[$output_gcc_red_04.R3];[$output_gcc_red_04.R3];[$output_gcc_red_05.R3];[$output_gcc_red_06.R3];[$output_gcc_red_07.R3];[$output_gcc_red_08.R3];[$output_gcc_red_09.R3])" office:value-type="float" office:value="27" calcext:value-type="float">
            <text:p>27</text:p>
          </table:table-cell>
          <table:table-cell/>
          <table:table-cell table:formula="of:=MIN([.T3];[$output_gcc_red_01.T3];[$output_gcc_red_02.T3];[$output_gcc_red_04.T3];[$output_gcc_red_04.T3];[$output_gcc_red_05.T3];[$output_gcc_red_06.T3];[$output_gcc_red_07.T3];[$output_gcc_red_08.T3];[$output_gcc_red_09.T3])" office:value-type="float" office:value="408" calcext:value-type="float">
            <text:p>408</text:p>
          </table:table-cell>
          <table:table-cell table:number-columns-repeated="1004"/>
        </table:table-row>
        <table:table-row table:style-name="ro1">
          <table:table-cell/>
          <table:table-cell table:formula="of:=MIN([.B4];[$output_gcc_red_01.B4];[$output_gcc_red_02.B4];[$output_gcc_red_04.B4];[$output_gcc_red_04.B4];[$output_gcc_red_05.B4];[$output_gcc_red_06.B4];[$output_gcc_red_07.B4];[$output_gcc_red_08.B4];[$output_gcc_red_09.B4])" office:value-type="float" office:value="3" calcext:value-type="float">
            <text:p>3</text:p>
          </table:table-cell>
          <table:table-cell/>
          <table:table-cell table:formula="of:=MIN([.D4];[$output_gcc_red_01.D4];[$output_gcc_red_02.D4];[$output_gcc_red_04.D4];[$output_gcc_red_04.D4];[$output_gcc_red_05.D4];[$output_gcc_red_06.D4];[$output_gcc_red_07.D4];[$output_gcc_red_08.D4];[$output_gcc_red_09.D4])" office:value-type="float" office:value="3" calcext:value-type="float">
            <text:p>3</text:p>
          </table:table-cell>
          <table:table-cell/>
          <table:table-cell table:formula="of:=MIN([.F4];[$output_gcc_red_01.F4];[$output_gcc_red_02.F4];[$output_gcc_red_04.F4];[$output_gcc_red_04.F4];[$output_gcc_red_05.F4];[$output_gcc_red_06.F4];[$output_gcc_red_07.F4];[$output_gcc_red_08.F4];[$output_gcc_red_09.F4])" office:value-type="float" office:value="3" calcext:value-type="float">
            <text:p>3</text:p>
          </table:table-cell>
          <table:table-cell/>
          <table:table-cell table:formula="of:=MIN([.H4];[$output_gcc_red_01.H4];[$output_gcc_red_02.H4];[$output_gcc_red_04.H4];[$output_gcc_red_04.H4];[$output_gcc_red_05.H4];[$output_gcc_red_06.H4];[$output_gcc_red_07.H4];[$output_gcc_red_08.H4];[$output_gcc_red_09.H4])" office:value-type="float" office:value="3" calcext:value-type="float">
            <text:p>3</text:p>
          </table:table-cell>
          <table:table-cell/>
          <table:table-cell table:formula="of:=MIN([.J4];[$output_gcc_red_01.J4];[$output_gcc_red_02.J4];[$output_gcc_red_04.J4];[$output_gcc_red_04.J4];[$output_gcc_red_05.J4];[$output_gcc_red_06.J4];[$output_gcc_red_07.J4];[$output_gcc_red_08.J4];[$output_gcc_red_09.J4])" office:value-type="float" office:value="3" calcext:value-type="float">
            <text:p>3</text:p>
          </table:table-cell>
          <table:table-cell/>
          <table:table-cell table:formula="of:=MIN([.L4];[$output_gcc_red_01.L4];[$output_gcc_red_02.L4];[$output_gcc_red_04.L4];[$output_gcc_red_04.L4];[$output_gcc_red_05.L4];[$output_gcc_red_06.L4];[$output_gcc_red_07.L4];[$output_gcc_red_08.L4];[$output_gcc_red_09.L4])" office:value-type="float" office:value="3" calcext:value-type="float">
            <text:p>3</text:p>
          </table:table-cell>
          <table:table-cell/>
          <table:table-cell table:formula="of:=MIN([.N4];[$output_gcc_red_01.N4];[$output_gcc_red_02.N4];[$output_gcc_red_04.N4];[$output_gcc_red_04.N4];[$output_gcc_red_05.N4];[$output_gcc_red_06.N4];[$output_gcc_red_07.N4];[$output_gcc_red_08.N4];[$output_gcc_red_09.N4])" office:value-type="float" office:value="3" calcext:value-type="float">
            <text:p>3</text:p>
          </table:table-cell>
          <table:table-cell/>
          <table:table-cell table:formula="of:=MIN([.P4];[$output_gcc_red_01.P4];[$output_gcc_red_02.P4];[$output_gcc_red_04.P4];[$output_gcc_red_04.P4];[$output_gcc_red_05.P4];[$output_gcc_red_06.P4];[$output_gcc_red_07.P4];[$output_gcc_red_08.P4];[$output_gcc_red_09.P4])" office:value-type="float" office:value="3" calcext:value-type="float">
            <text:p>3</text:p>
          </table:table-cell>
          <table:table-cell/>
          <table:table-cell table:formula="of:=MIN([.R4];[$output_gcc_red_01.R4];[$output_gcc_red_02.R4];[$output_gcc_red_04.R4];[$output_gcc_red_04.R4];[$output_gcc_red_05.R4];[$output_gcc_red_06.R4];[$output_gcc_red_07.R4];[$output_gcc_red_08.R4];[$output_gcc_red_09.R4])" office:value-type="float" office:value="28" calcext:value-type="float">
            <text:p>28</text:p>
          </table:table-cell>
          <table:table-cell/>
          <table:table-cell table:formula="of:=MIN([.T4];[$output_gcc_red_01.T4];[$output_gcc_red_02.T4];[$output_gcc_red_04.T4];[$output_gcc_red_04.T4];[$output_gcc_red_05.T4];[$output_gcc_red_06.T4];[$output_gcc_red_07.T4];[$output_gcc_red_08.T4];[$output_gcc_red_09.T4])"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table:formula="of:=MIN([.B5];[$output_gcc_red_01.B5];[$output_gcc_red_02.B5];[$output_gcc_red_04.B5];[$output_gcc_red_04.B5];[$output_gcc_red_05.B5];[$output_gcc_red_06.B5];[$output_gcc_red_07.B5];[$output_gcc_red_08.B5];[$output_gcc_red_09.B5])" office:value-type="float" office:value="6" calcext:value-type="float">
            <text:p>6</text:p>
          </table:table-cell>
          <table:table-cell/>
          <table:table-cell table:formula="of:=MIN([.D5];[$output_gcc_red_01.D5];[$output_gcc_red_02.D5];[$output_gcc_red_04.D5];[$output_gcc_red_04.D5];[$output_gcc_red_05.D5];[$output_gcc_red_06.D5];[$output_gcc_red_07.D5];[$output_gcc_red_08.D5];[$output_gcc_red_09.D5])" office:value-type="float" office:value="6" calcext:value-type="float">
            <text:p>6</text:p>
          </table:table-cell>
          <table:table-cell/>
          <table:table-cell table:formula="of:=MIN([.F5];[$output_gcc_red_01.F5];[$output_gcc_red_02.F5];[$output_gcc_red_04.F5];[$output_gcc_red_04.F5];[$output_gcc_red_05.F5];[$output_gcc_red_06.F5];[$output_gcc_red_07.F5];[$output_gcc_red_08.F5];[$output_gcc_red_09.F5])" office:value-type="float" office:value="6" calcext:value-type="float">
            <text:p>6</text:p>
          </table:table-cell>
          <table:table-cell/>
          <table:table-cell table:formula="of:=MIN([.H5];[$output_gcc_red_01.H5];[$output_gcc_red_02.H5];[$output_gcc_red_04.H5];[$output_gcc_red_04.H5];[$output_gcc_red_05.H5];[$output_gcc_red_06.H5];[$output_gcc_red_07.H5];[$output_gcc_red_08.H5];[$output_gcc_red_09.H5])" office:value-type="float" office:value="6" calcext:value-type="float">
            <text:p>6</text:p>
          </table:table-cell>
          <table:table-cell/>
          <table:table-cell table:formula="of:=MIN([.J5];[$output_gcc_red_01.J5];[$output_gcc_red_02.J5];[$output_gcc_red_04.J5];[$output_gcc_red_04.J5];[$output_gcc_red_05.J5];[$output_gcc_red_06.J5];[$output_gcc_red_07.J5];[$output_gcc_red_08.J5];[$output_gcc_red_09.J5])" office:value-type="float" office:value="5" calcext:value-type="float">
            <text:p>5</text:p>
          </table:table-cell>
          <table:table-cell/>
          <table:table-cell table:formula="of:=MIN([.L5];[$output_gcc_red_01.L5];[$output_gcc_red_02.L5];[$output_gcc_red_04.L5];[$output_gcc_red_04.L5];[$output_gcc_red_05.L5];[$output_gcc_red_06.L5];[$output_gcc_red_07.L5];[$output_gcc_red_08.L5];[$output_gcc_red_09.L5])" office:value-type="float" office:value="5" calcext:value-type="float">
            <text:p>5</text:p>
          </table:table-cell>
          <table:table-cell/>
          <table:table-cell table:formula="of:=MIN([.N5];[$output_gcc_red_01.N5];[$output_gcc_red_02.N5];[$output_gcc_red_04.N5];[$output_gcc_red_04.N5];[$output_gcc_red_05.N5];[$output_gcc_red_06.N5];[$output_gcc_red_07.N5];[$output_gcc_red_08.N5];[$output_gcc_red_09.N5])" office:value-type="float" office:value="5" calcext:value-type="float">
            <text:p>5</text:p>
          </table:table-cell>
          <table:table-cell/>
          <table:table-cell table:formula="of:=MIN([.P5];[$output_gcc_red_01.P5];[$output_gcc_red_02.P5];[$output_gcc_red_04.P5];[$output_gcc_red_04.P5];[$output_gcc_red_05.P5];[$output_gcc_red_06.P5];[$output_gcc_red_07.P5];[$output_gcc_red_08.P5];[$output_gcc_red_09.P5])" office:value-type="float" office:value="5" calcext:value-type="float">
            <text:p>5</text:p>
          </table:table-cell>
          <table:table-cell/>
          <table:table-cell table:formula="of:=MIN([.R5];[$output_gcc_red_01.R5];[$output_gcc_red_02.R5];[$output_gcc_red_04.R5];[$output_gcc_red_04.R5];[$output_gcc_red_05.R5];[$output_gcc_red_06.R5];[$output_gcc_red_07.R5];[$output_gcc_red_08.R5];[$output_gcc_red_09.R5])" office:value-type="float" office:value="27" calcext:value-type="float">
            <text:p>27</text:p>
          </table:table-cell>
          <table:table-cell/>
          <table:table-cell table:formula="of:=MIN([.T5];[$output_gcc_red_01.T5];[$output_gcc_red_02.T5];[$output_gcc_red_04.T5];[$output_gcc_red_04.T5];[$output_gcc_red_05.T5];[$output_gcc_red_06.T5];[$output_gcc_red_07.T5];[$output_gcc_red_08.T5];[$output_gcc_red_09.T5])" office:value-type="float" office:value="410" calcext:value-type="float">
            <text:p>410</text:p>
          </table:table-cell>
          <table:table-cell table:number-columns-repeated="1004"/>
        </table:table-row>
        <table:table-row table:style-name="ro1">
          <table:table-cell/>
          <table:table-cell table:formula="of:=MIN([.B6];[$output_gcc_red_01.B6];[$output_gcc_red_02.B6];[$output_gcc_red_04.B6];[$output_gcc_red_04.B6];[$output_gcc_red_05.B6];[$output_gcc_red_06.B6];[$output_gcc_red_07.B6];[$output_gcc_red_08.B6];[$output_gcc_red_09.B6])" office:value-type="float" office:value="10" calcext:value-type="float">
            <text:p>10</text:p>
          </table:table-cell>
          <table:table-cell/>
          <table:table-cell table:formula="of:=MIN([.D6];[$output_gcc_red_01.D6];[$output_gcc_red_02.D6];[$output_gcc_red_04.D6];[$output_gcc_red_04.D6];[$output_gcc_red_05.D6];[$output_gcc_red_06.D6];[$output_gcc_red_07.D6];[$output_gcc_red_08.D6];[$output_gcc_red_09.D6])" office:value-type="float" office:value="10" calcext:value-type="float">
            <text:p>10</text:p>
          </table:table-cell>
          <table:table-cell/>
          <table:table-cell table:formula="of:=MIN([.F6];[$output_gcc_red_01.F6];[$output_gcc_red_02.F6];[$output_gcc_red_04.F6];[$output_gcc_red_04.F6];[$output_gcc_red_05.F6];[$output_gcc_red_06.F6];[$output_gcc_red_07.F6];[$output_gcc_red_08.F6];[$output_gcc_red_09.F6])" office:value-type="float" office:value="9" calcext:value-type="float">
            <text:p>9</text:p>
          </table:table-cell>
          <table:table-cell/>
          <table:table-cell table:formula="of:=MIN([.H6];[$output_gcc_red_01.H6];[$output_gcc_red_02.H6];[$output_gcc_red_04.H6];[$output_gcc_red_04.H6];[$output_gcc_red_05.H6];[$output_gcc_red_06.H6];[$output_gcc_red_07.H6];[$output_gcc_red_08.H6];[$output_gcc_red_09.H6])" office:value-type="float" office:value="9" calcext:value-type="float">
            <text:p>9</text:p>
          </table:table-cell>
          <table:table-cell/>
          <table:table-cell table:formula="of:=MIN([.J6];[$output_gcc_red_01.J6];[$output_gcc_red_02.J6];[$output_gcc_red_04.J6];[$output_gcc_red_04.J6];[$output_gcc_red_05.J6];[$output_gcc_red_06.J6];[$output_gcc_red_07.J6];[$output_gcc_red_08.J6];[$output_gcc_red_09.J6])" office:value-type="float" office:value="9" calcext:value-type="float">
            <text:p>9</text:p>
          </table:table-cell>
          <table:table-cell/>
          <table:table-cell table:formula="of:=MIN([.L6];[$output_gcc_red_01.L6];[$output_gcc_red_02.L6];[$output_gcc_red_04.L6];[$output_gcc_red_04.L6];[$output_gcc_red_05.L6];[$output_gcc_red_06.L6];[$output_gcc_red_07.L6];[$output_gcc_red_08.L6];[$output_gcc_red_09.L6])" office:value-type="float" office:value="9" calcext:value-type="float">
            <text:p>9</text:p>
          </table:table-cell>
          <table:table-cell/>
          <table:table-cell table:formula="of:=MIN([.N6];[$output_gcc_red_01.N6];[$output_gcc_red_02.N6];[$output_gcc_red_04.N6];[$output_gcc_red_04.N6];[$output_gcc_red_05.N6];[$output_gcc_red_06.N6];[$output_gcc_red_07.N6];[$output_gcc_red_08.N6];[$output_gcc_red_09.N6])" office:value-type="float" office:value="9" calcext:value-type="float">
            <text:p>9</text:p>
          </table:table-cell>
          <table:table-cell/>
          <table:table-cell table:formula="of:=MIN([.P6];[$output_gcc_red_01.P6];[$output_gcc_red_02.P6];[$output_gcc_red_04.P6];[$output_gcc_red_04.P6];[$output_gcc_red_05.P6];[$output_gcc_red_06.P6];[$output_gcc_red_07.P6];[$output_gcc_red_08.P6];[$output_gcc_red_09.P6])" office:value-type="float" office:value="9" calcext:value-type="float">
            <text:p>9</text:p>
          </table:table-cell>
          <table:table-cell/>
          <table:table-cell table:formula="of:=MIN([.R6];[$output_gcc_red_01.R6];[$output_gcc_red_02.R6];[$output_gcc_red_04.R6];[$output_gcc_red_04.R6];[$output_gcc_red_05.R6];[$output_gcc_red_06.R6];[$output_gcc_red_07.R6];[$output_gcc_red_08.R6];[$output_gcc_red_09.R6])" office:value-type="float" office:value="27" calcext:value-type="float">
            <text:p>27</text:p>
          </table:table-cell>
          <table:table-cell/>
          <table:table-cell table:formula="of:=MIN([.T6];[$output_gcc_red_01.T6];[$output_gcc_red_02.T6];[$output_gcc_red_04.T6];[$output_gcc_red_04.T6];[$output_gcc_red_05.T6];[$output_gcc_red_06.T6];[$output_gcc_red_07.T6];[$output_gcc_red_08.T6];[$output_gcc_red_09.T6])" office:value-type="float" office:value="410" calcext:value-type="float">
            <text:p>410</text:p>
          </table:table-cell>
          <table:table-cell table:number-columns-repeated="1004"/>
        </table:table-row>
        <table:table-row table:style-name="ro1">
          <table:table-cell/>
          <table:table-cell table:formula="of:=MIN([.B7];[$output_gcc_red_01.B7];[$output_gcc_red_02.B7];[$output_gcc_red_04.B7];[$output_gcc_red_04.B7];[$output_gcc_red_05.B7];[$output_gcc_red_06.B7];[$output_gcc_red_07.B7];[$output_gcc_red_08.B7];[$output_gcc_red_09.B7])" office:value-type="float" office:value="15" calcext:value-type="float">
            <text:p>15</text:p>
          </table:table-cell>
          <table:table-cell/>
          <table:table-cell table:formula="of:=MIN([.D7];[$output_gcc_red_01.D7];[$output_gcc_red_02.D7];[$output_gcc_red_04.D7];[$output_gcc_red_04.D7];[$output_gcc_red_05.D7];[$output_gcc_red_06.D7];[$output_gcc_red_07.D7];[$output_gcc_red_08.D7];[$output_gcc_red_09.D7])" office:value-type="float" office:value="14" calcext:value-type="float">
            <text:p>14</text:p>
          </table:table-cell>
          <table:table-cell/>
          <table:table-cell table:formula="of:=MIN([.F7];[$output_gcc_red_01.F7];[$output_gcc_red_02.F7];[$output_gcc_red_04.F7];[$output_gcc_red_04.F7];[$output_gcc_red_05.F7];[$output_gcc_red_06.F7];[$output_gcc_red_07.F7];[$output_gcc_red_08.F7];[$output_gcc_red_09.F7])" office:value-type="float" office:value="14" calcext:value-type="float">
            <text:p>14</text:p>
          </table:table-cell>
          <table:table-cell/>
          <table:table-cell table:formula="of:=MIN([.H7];[$output_gcc_red_01.H7];[$output_gcc_red_02.H7];[$output_gcc_red_04.H7];[$output_gcc_red_04.H7];[$output_gcc_red_05.H7];[$output_gcc_red_06.H7];[$output_gcc_red_07.H7];[$output_gcc_red_08.H7];[$output_gcc_red_09.H7])" office:value-type="float" office:value="14" calcext:value-type="float">
            <text:p>14</text:p>
          </table:table-cell>
          <table:table-cell/>
          <table:table-cell table:formula="of:=MIN([.J7];[$output_gcc_red_01.J7];[$output_gcc_red_02.J7];[$output_gcc_red_04.J7];[$output_gcc_red_04.J7];[$output_gcc_red_05.J7];[$output_gcc_red_06.J7];[$output_gcc_red_07.J7];[$output_gcc_red_08.J7];[$output_gcc_red_09.J7])" office:value-type="float" office:value="14" calcext:value-type="float">
            <text:p>14</text:p>
          </table:table-cell>
          <table:table-cell/>
          <table:table-cell table:formula="of:=MIN([.L7];[$output_gcc_red_01.L7];[$output_gcc_red_02.L7];[$output_gcc_red_04.L7];[$output_gcc_red_04.L7];[$output_gcc_red_05.L7];[$output_gcc_red_06.L7];[$output_gcc_red_07.L7];[$output_gcc_red_08.L7];[$output_gcc_red_09.L7])" office:value-type="float" office:value="14" calcext:value-type="float">
            <text:p>14</text:p>
          </table:table-cell>
          <table:table-cell/>
          <table:table-cell table:formula="of:=MIN([.N7];[$output_gcc_red_01.N7];[$output_gcc_red_02.N7];[$output_gcc_red_04.N7];[$output_gcc_red_04.N7];[$output_gcc_red_05.N7];[$output_gcc_red_06.N7];[$output_gcc_red_07.N7];[$output_gcc_red_08.N7];[$output_gcc_red_09.N7])" office:value-type="float" office:value="14" calcext:value-type="float">
            <text:p>14</text:p>
          </table:table-cell>
          <table:table-cell/>
          <table:table-cell table:formula="of:=MIN([.P7];[$output_gcc_red_01.P7];[$output_gcc_red_02.P7];[$output_gcc_red_04.P7];[$output_gcc_red_04.P7];[$output_gcc_red_05.P7];[$output_gcc_red_06.P7];[$output_gcc_red_07.P7];[$output_gcc_red_08.P7];[$output_gcc_red_09.P7])" office:value-type="float" office:value="14" calcext:value-type="float">
            <text:p>14</text:p>
          </table:table-cell>
          <table:table-cell/>
          <table:table-cell table:formula="of:=MIN([.R7];[$output_gcc_red_01.R7];[$output_gcc_red_02.R7];[$output_gcc_red_04.R7];[$output_gcc_red_04.R7];[$output_gcc_red_05.R7];[$output_gcc_red_06.R7];[$output_gcc_red_07.R7];[$output_gcc_red_08.R7];[$output_gcc_red_09.R7])" office:value-type="float" office:value="33" calcext:value-type="float">
            <text:p>33</text:p>
          </table:table-cell>
          <table:table-cell/>
          <table:table-cell table:formula="of:=MIN([.T7];[$output_gcc_red_01.T7];[$output_gcc_red_02.T7];[$output_gcc_red_04.T7];[$output_gcc_red_04.T7];[$output_gcc_red_05.T7];[$output_gcc_red_06.T7];[$output_gcc_red_07.T7];[$output_gcc_red_08.T7];[$output_gcc_red_09.T7])" office:value-type="float" office:value="408" calcext:value-type="float">
            <text:p>408</text:p>
          </table:table-cell>
          <table:table-cell table:number-columns-repeated="1004"/>
        </table:table-row>
        <table:table-row table:style-name="ro1">
          <table:table-cell/>
          <table:table-cell table:formula="of:=MIN([.B8];[$output_gcc_red_01.B8];[$output_gcc_red_02.B8];[$output_gcc_red_04.B8];[$output_gcc_red_04.B8];[$output_gcc_red_05.B8];[$output_gcc_red_06.B8];[$output_gcc_red_07.B8];[$output_gcc_red_08.B8];[$output_gcc_red_09.B8])" office:value-type="float" office:value="21" calcext:value-type="float">
            <text:p>21</text:p>
          </table:table-cell>
          <table:table-cell/>
          <table:table-cell table:formula="of:=MIN([.D8];[$output_gcc_red_01.D8];[$output_gcc_red_02.D8];[$output_gcc_red_04.D8];[$output_gcc_red_04.D8];[$output_gcc_red_05.D8];[$output_gcc_red_06.D8];[$output_gcc_red_07.D8];[$output_gcc_red_08.D8];[$output_gcc_red_09.D8])" office:value-type="float" office:value="19" calcext:value-type="float">
            <text:p>19</text:p>
          </table:table-cell>
          <table:table-cell/>
          <table:table-cell table:formula="of:=MIN([.F8];[$output_gcc_red_01.F8];[$output_gcc_red_02.F8];[$output_gcc_red_04.F8];[$output_gcc_red_04.F8];[$output_gcc_red_05.F8];[$output_gcc_red_06.F8];[$output_gcc_red_07.F8];[$output_gcc_red_08.F8];[$output_gcc_red_09.F8])" office:value-type="float" office:value="19" calcext:value-type="float">
            <text:p>19</text:p>
          </table:table-cell>
          <table:table-cell/>
          <table:table-cell table:formula="of:=MIN([.H8];[$output_gcc_red_01.H8];[$output_gcc_red_02.H8];[$output_gcc_red_04.H8];[$output_gcc_red_04.H8];[$output_gcc_red_05.H8];[$output_gcc_red_06.H8];[$output_gcc_red_07.H8];[$output_gcc_red_08.H8];[$output_gcc_red_09.H8])" office:value-type="float" office:value="19" calcext:value-type="float">
            <text:p>19</text:p>
          </table:table-cell>
          <table:table-cell/>
          <table:table-cell table:formula="of:=MIN([.J8];[$output_gcc_red_01.J8];[$output_gcc_red_02.J8];[$output_gcc_red_04.J8];[$output_gcc_red_04.J8];[$output_gcc_red_05.J8];[$output_gcc_red_06.J8];[$output_gcc_red_07.J8];[$output_gcc_red_08.J8];[$output_gcc_red_09.J8])" office:value-type="float" office:value="19" calcext:value-type="float">
            <text:p>19</text:p>
          </table:table-cell>
          <table:table-cell/>
          <table:table-cell table:formula="of:=MIN([.L8];[$output_gcc_red_01.L8];[$output_gcc_red_02.L8];[$output_gcc_red_04.L8];[$output_gcc_red_04.L8];[$output_gcc_red_05.L8];[$output_gcc_red_06.L8];[$output_gcc_red_07.L8];[$output_gcc_red_08.L8];[$output_gcc_red_09.L8])" office:value-type="float" office:value="19" calcext:value-type="float">
            <text:p>19</text:p>
          </table:table-cell>
          <table:table-cell/>
          <table:table-cell table:formula="of:=MIN([.N8];[$output_gcc_red_01.N8];[$output_gcc_red_02.N8];[$output_gcc_red_04.N8];[$output_gcc_red_04.N8];[$output_gcc_red_05.N8];[$output_gcc_red_06.N8];[$output_gcc_red_07.N8];[$output_gcc_red_08.N8];[$output_gcc_red_09.N8])" office:value-type="float" office:value="19" calcext:value-type="float">
            <text:p>19</text:p>
          </table:table-cell>
          <table:table-cell/>
          <table:table-cell table:formula="of:=MIN([.P8];[$output_gcc_red_01.P8];[$output_gcc_red_02.P8];[$output_gcc_red_04.P8];[$output_gcc_red_04.P8];[$output_gcc_red_05.P8];[$output_gcc_red_06.P8];[$output_gcc_red_07.P8];[$output_gcc_red_08.P8];[$output_gcc_red_09.P8])" office:value-type="float" office:value="19" calcext:value-type="float">
            <text:p>19</text:p>
          </table:table-cell>
          <table:table-cell/>
          <table:table-cell table:formula="of:=MIN([.R8];[$output_gcc_red_01.R8];[$output_gcc_red_02.R8];[$output_gcc_red_04.R8];[$output_gcc_red_04.R8];[$output_gcc_red_05.R8];[$output_gcc_red_06.R8];[$output_gcc_red_07.R8];[$output_gcc_red_08.R8];[$output_gcc_red_09.R8])" office:value-type="float" office:value="36" calcext:value-type="float">
            <text:p>36</text:p>
          </table:table-cell>
          <table:table-cell/>
          <table:table-cell table:formula="of:=MIN([.T8];[$output_gcc_red_01.T8];[$output_gcc_red_02.T8];[$output_gcc_red_04.T8];[$output_gcc_red_04.T8];[$output_gcc_red_05.T8];[$output_gcc_red_06.T8];[$output_gcc_red_07.T8];[$output_gcc_red_08.T8];[$output_gcc_red_09.T8])" office:value-type="float" office:value="412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formula="of:=MIN([.B9];[$output_gcc_red_01.B9];[$output_gcc_red_02.B9];[$output_gcc_red_04.B9];[$output_gcc_red_04.B9];[$output_gcc_red_05.B9];[$output_gcc_red_06.B9];[$output_gcc_red_07.B9];[$output_gcc_red_08.B9];[$output_gcc_red_09.B9])" office:value-type="float" office:value="28" calcext:value-type="float">
            <text:p>28</text:p>
          </table:table-cell>
          <table:table-cell/>
          <table:table-cell table:formula="of:=MIN([.D9];[$output_gcc_red_01.D9];[$output_gcc_red_02.D9];[$output_gcc_red_04.D9];[$output_gcc_red_04.D9];[$output_gcc_red_05.D9];[$output_gcc_red_06.D9];[$output_gcc_red_07.D9];[$output_gcc_red_08.D9];[$output_gcc_red_09.D9])" office:value-type="float" office:value="26" calcext:value-type="float">
            <text:p>26</text:p>
          </table:table-cell>
          <table:table-cell/>
          <table:table-cell table:formula="of:=MIN([.F9];[$output_gcc_red_01.F9];[$output_gcc_red_02.F9];[$output_gcc_red_04.F9];[$output_gcc_red_04.F9];[$output_gcc_red_05.F9];[$output_gcc_red_06.F9];[$output_gcc_red_07.F9];[$output_gcc_red_08.F9];[$output_gcc_red_09.F9])" office:value-type="float" office:value="26" calcext:value-type="float">
            <text:p>26</text:p>
          </table:table-cell>
          <table:table-cell/>
          <table:table-cell table:formula="of:=MIN([.H9];[$output_gcc_red_01.H9];[$output_gcc_red_02.H9];[$output_gcc_red_04.H9];[$output_gcc_red_04.H9];[$output_gcc_red_05.H9];[$output_gcc_red_06.H9];[$output_gcc_red_07.H9];[$output_gcc_red_08.H9];[$output_gcc_red_09.H9])" office:value-type="float" office:value="26" calcext:value-type="float">
            <text:p>26</text:p>
          </table:table-cell>
          <table:table-cell/>
          <table:table-cell table:formula="of:=MIN([.J9];[$output_gcc_red_01.J9];[$output_gcc_red_02.J9];[$output_gcc_red_04.J9];[$output_gcc_red_04.J9];[$output_gcc_red_05.J9];[$output_gcc_red_06.J9];[$output_gcc_red_07.J9];[$output_gcc_red_08.J9];[$output_gcc_red_09.J9])" office:value-type="float" office:value="26" calcext:value-type="float">
            <text:p>26</text:p>
          </table:table-cell>
          <table:table-cell/>
          <table:table-cell table:formula="of:=MIN([.L9];[$output_gcc_red_01.L9];[$output_gcc_red_02.L9];[$output_gcc_red_04.L9];[$output_gcc_red_04.L9];[$output_gcc_red_05.L9];[$output_gcc_red_06.L9];[$output_gcc_red_07.L9];[$output_gcc_red_08.L9];[$output_gcc_red_09.L9])" office:value-type="float" office:value="26" calcext:value-type="float">
            <text:p>26</text:p>
          </table:table-cell>
          <table:table-cell/>
          <table:table-cell table:formula="of:=MIN([.N9];[$output_gcc_red_01.N9];[$output_gcc_red_02.N9];[$output_gcc_red_04.N9];[$output_gcc_red_04.N9];[$output_gcc_red_05.N9];[$output_gcc_red_06.N9];[$output_gcc_red_07.N9];[$output_gcc_red_08.N9];[$output_gcc_red_09.N9])" office:value-type="float" office:value="26" calcext:value-type="float">
            <text:p>26</text:p>
          </table:table-cell>
          <table:table-cell/>
          <table:table-cell table:formula="of:=MIN([.P9];[$output_gcc_red_01.P9];[$output_gcc_red_02.P9];[$output_gcc_red_04.P9];[$output_gcc_red_04.P9];[$output_gcc_red_05.P9];[$output_gcc_red_06.P9];[$output_gcc_red_07.P9];[$output_gcc_red_08.P9];[$output_gcc_red_09.P9])" office:value-type="float" office:value="26" calcext:value-type="float">
            <text:p>26</text:p>
          </table:table-cell>
          <table:table-cell/>
          <table:table-cell table:formula="of:=MIN([.R9];[$output_gcc_red_01.R9];[$output_gcc_red_02.R9];[$output_gcc_red_04.R9];[$output_gcc_red_04.R9];[$output_gcc_red_05.R9];[$output_gcc_red_06.R9];[$output_gcc_red_07.R9];[$output_gcc_red_08.R9];[$output_gcc_red_09.R9])" office:value-type="float" office:value="43" calcext:value-type="float">
            <text:p>43</text:p>
          </table:table-cell>
          <table:table-cell/>
          <table:table-cell table:formula="of:=MIN([.T9];[$output_gcc_red_01.T9];[$output_gcc_red_02.T9];[$output_gcc_red_04.T9];[$output_gcc_red_04.T9];[$output_gcc_red_05.T9];[$output_gcc_red_06.T9];[$output_gcc_red_07.T9];[$output_gcc_red_08.T9];[$output_gcc_red_09.T9])"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table:formula="of:=MIN([.B10];[$output_gcc_red_01.B10];[$output_gcc_red_02.B10];[$output_gcc_red_04.B10];[$output_gcc_red_04.B10];[$output_gcc_red_05.B10];[$output_gcc_red_06.B10];[$output_gcc_red_07.B10];[$output_gcc_red_08.B10];[$output_gcc_red_09.B10])" office:value-type="float" office:value="36" calcext:value-type="float">
            <text:p>36</text:p>
          </table:table-cell>
          <table:table-cell/>
          <table:table-cell table:formula="of:=MIN([.D10];[$output_gcc_red_01.D10];[$output_gcc_red_02.D10];[$output_gcc_red_04.D10];[$output_gcc_red_04.D10];[$output_gcc_red_05.D10];[$output_gcc_red_06.D10];[$output_gcc_red_07.D10];[$output_gcc_red_08.D10];[$output_gcc_red_09.D10])" office:value-type="float" office:value="33" calcext:value-type="float">
            <text:p>33</text:p>
          </table:table-cell>
          <table:table-cell/>
          <table:table-cell table:formula="of:=MIN([.F10];[$output_gcc_red_01.F10];[$output_gcc_red_02.F10];[$output_gcc_red_04.F10];[$output_gcc_red_04.F10];[$output_gcc_red_05.F10];[$output_gcc_red_06.F10];[$output_gcc_red_07.F10];[$output_gcc_red_08.F10];[$output_gcc_red_09.F10])" office:value-type="float" office:value="34" calcext:value-type="float">
            <text:p>34</text:p>
          </table:table-cell>
          <table:table-cell/>
          <table:table-cell table:formula="of:=MIN([.H10];[$output_gcc_red_01.H10];[$output_gcc_red_02.H10];[$output_gcc_red_04.H10];[$output_gcc_red_04.H10];[$output_gcc_red_05.H10];[$output_gcc_red_06.H10];[$output_gcc_red_07.H10];[$output_gcc_red_08.H10];[$output_gcc_red_09.H10])" office:value-type="float" office:value="34" calcext:value-type="float">
            <text:p>34</text:p>
          </table:table-cell>
          <table:table-cell/>
          <table:table-cell table:formula="of:=MIN([.J10];[$output_gcc_red_01.J10];[$output_gcc_red_02.J10];[$output_gcc_red_04.J10];[$output_gcc_red_04.J10];[$output_gcc_red_05.J10];[$output_gcc_red_06.J10];[$output_gcc_red_07.J10];[$output_gcc_red_08.J10];[$output_gcc_red_09.J10])" office:value-type="float" office:value="34" calcext:value-type="float">
            <text:p>34</text:p>
          </table:table-cell>
          <table:table-cell/>
          <table:table-cell table:formula="of:=MIN([.L10];[$output_gcc_red_01.L10];[$output_gcc_red_02.L10];[$output_gcc_red_04.L10];[$output_gcc_red_04.L10];[$output_gcc_red_05.L10];[$output_gcc_red_06.L10];[$output_gcc_red_07.L10];[$output_gcc_red_08.L10];[$output_gcc_red_09.L10])" office:value-type="float" office:value="34" calcext:value-type="float">
            <text:p>34</text:p>
          </table:table-cell>
          <table:table-cell/>
          <table:table-cell table:formula="of:=MIN([.N10];[$output_gcc_red_01.N10];[$output_gcc_red_02.N10];[$output_gcc_red_04.N10];[$output_gcc_red_04.N10];[$output_gcc_red_05.N10];[$output_gcc_red_06.N10];[$output_gcc_red_07.N10];[$output_gcc_red_08.N10];[$output_gcc_red_09.N10])" office:value-type="float" office:value="34" calcext:value-type="float">
            <text:p>34</text:p>
          </table:table-cell>
          <table:table-cell/>
          <table:table-cell table:formula="of:=MIN([.P10];[$output_gcc_red_01.P10];[$output_gcc_red_02.P10];[$output_gcc_red_04.P10];[$output_gcc_red_04.P10];[$output_gcc_red_05.P10];[$output_gcc_red_06.P10];[$output_gcc_red_07.P10];[$output_gcc_red_08.P10];[$output_gcc_red_09.P10])" office:value-type="float" office:value="34" calcext:value-type="float">
            <text:p>34</text:p>
          </table:table-cell>
          <table:table-cell/>
          <table:table-cell table:formula="of:=MIN([.R10];[$output_gcc_red_01.R10];[$output_gcc_red_02.R10];[$output_gcc_red_04.R10];[$output_gcc_red_04.R10];[$output_gcc_red_05.R10];[$output_gcc_red_06.R10];[$output_gcc_red_07.R10];[$output_gcc_red_08.R10];[$output_gcc_red_09.R10])" office:value-type="float" office:value="50" calcext:value-type="float">
            <text:p>50</text:p>
          </table:table-cell>
          <table:table-cell/>
          <table:table-cell table:formula="of:=MIN([.T10];[$output_gcc_red_01.T10];[$output_gcc_red_02.T10];[$output_gcc_red_04.T10];[$output_gcc_red_04.T10];[$output_gcc_red_05.T10];[$output_gcc_red_06.T10];[$output_gcc_red_07.T10];[$output_gcc_red_08.T10];[$output_gcc_red_09.T10])" office:value-type="float" office:value="407" calcext:value-type="float">
            <text:p>407</text:p>
          </table:table-cell>
          <table:table-cell table:number-columns-repeated="1004"/>
        </table:table-row>
        <table:table-row table:style-name="ro1">
          <table:table-cell/>
          <table:table-cell table:formula="of:=MIN([.B11];[$output_gcc_red_01.B11];[$output_gcc_red_02.B11];[$output_gcc_red_04.B11];[$output_gcc_red_04.B11];[$output_gcc_red_05.B11];[$output_gcc_red_06.B11];[$output_gcc_red_07.B11];[$output_gcc_red_08.B11];[$output_gcc_red_09.B11])" office:value-type="float" office:value="46" calcext:value-type="float">
            <text:p>46</text:p>
          </table:table-cell>
          <table:table-cell/>
          <table:table-cell table:formula="of:=MIN([.D11];[$output_gcc_red_01.D11];[$output_gcc_red_02.D11];[$output_gcc_red_04.D11];[$output_gcc_red_04.D11];[$output_gcc_red_05.D11];[$output_gcc_red_06.D11];[$output_gcc_red_07.D11];[$output_gcc_red_08.D11];[$output_gcc_red_09.D11])" office:value-type="float" office:value="42" calcext:value-type="float">
            <text:p>42</text:p>
          </table:table-cell>
          <table:table-cell/>
          <table:table-cell table:formula="of:=MIN([.F11];[$output_gcc_red_01.F11];[$output_gcc_red_02.F11];[$output_gcc_red_04.F11];[$output_gcc_red_04.F11];[$output_gcc_red_05.F11];[$output_gcc_red_06.F11];[$output_gcc_red_07.F11];[$output_gcc_red_08.F11];[$output_gcc_red_09.F11])" office:value-type="float" office:value="42" calcext:value-type="float">
            <text:p>42</text:p>
          </table:table-cell>
          <table:table-cell/>
          <table:table-cell table:formula="of:=MIN([.H11];[$output_gcc_red_01.H11];[$output_gcc_red_02.H11];[$output_gcc_red_04.H11];[$output_gcc_red_04.H11];[$output_gcc_red_05.H11];[$output_gcc_red_06.H11];[$output_gcc_red_07.H11];[$output_gcc_red_08.H11];[$output_gcc_red_09.H11])" office:value-type="float" office:value="42" calcext:value-type="float">
            <text:p>42</text:p>
          </table:table-cell>
          <table:table-cell/>
          <table:table-cell table:formula="of:=MIN([.J11];[$output_gcc_red_01.J11];[$output_gcc_red_02.J11];[$output_gcc_red_04.J11];[$output_gcc_red_04.J11];[$output_gcc_red_05.J11];[$output_gcc_red_06.J11];[$output_gcc_red_07.J11];[$output_gcc_red_08.J11];[$output_gcc_red_09.J11])" office:value-type="float" office:value="42" calcext:value-type="float">
            <text:p>42</text:p>
          </table:table-cell>
          <table:table-cell/>
          <table:table-cell table:formula="of:=MIN([.L11];[$output_gcc_red_01.L11];[$output_gcc_red_02.L11];[$output_gcc_red_04.L11];[$output_gcc_red_04.L11];[$output_gcc_red_05.L11];[$output_gcc_red_06.L11];[$output_gcc_red_07.L11];[$output_gcc_red_08.L11];[$output_gcc_red_09.L11])" office:value-type="float" office:value="42" calcext:value-type="float">
            <text:p>42</text:p>
          </table:table-cell>
          <table:table-cell/>
          <table:table-cell table:formula="of:=MIN([.N11];[$output_gcc_red_01.N11];[$output_gcc_red_02.N11];[$output_gcc_red_04.N11];[$output_gcc_red_04.N11];[$output_gcc_red_05.N11];[$output_gcc_red_06.N11];[$output_gcc_red_07.N11];[$output_gcc_red_08.N11];[$output_gcc_red_09.N11])" office:value-type="float" office:value="42" calcext:value-type="float">
            <text:p>42</text:p>
          </table:table-cell>
          <table:table-cell/>
          <table:table-cell table:formula="of:=MIN([.P11];[$output_gcc_red_01.P11];[$output_gcc_red_02.P11];[$output_gcc_red_04.P11];[$output_gcc_red_04.P11];[$output_gcc_red_05.P11];[$output_gcc_red_06.P11];[$output_gcc_red_07.P11];[$output_gcc_red_08.P11];[$output_gcc_red_09.P11])" office:value-type="float" office:value="42" calcext:value-type="float">
            <text:p>42</text:p>
          </table:table-cell>
          <table:table-cell/>
          <table:table-cell table:formula="of:=MIN([.R11];[$output_gcc_red_01.R11];[$output_gcc_red_02.R11];[$output_gcc_red_04.R11];[$output_gcc_red_04.R11];[$output_gcc_red_05.R11];[$output_gcc_red_06.R11];[$output_gcc_red_07.R11];[$output_gcc_red_08.R11];[$output_gcc_red_09.R11])" office:value-type="float" office:value="59" calcext:value-type="float">
            <text:p>59</text:p>
          </table:table-cell>
          <table:table-cell/>
          <table:table-cell table:formula="of:=MIN([.T11];[$output_gcc_red_01.T11];[$output_gcc_red_02.T11];[$output_gcc_red_04.T11];[$output_gcc_red_04.T11];[$output_gcc_red_05.T11];[$output_gcc_red_06.T11];[$output_gcc_red_07.T11];[$output_gcc_red_08.T11];[$output_gcc_red_09.T11])" office:value-type="float" office:value="405" calcext:value-type="float">
            <text:p>405</text:p>
          </table:table-cell>
          <table:table-cell table:number-columns-repeated="1004"/>
        </table:table-row>
        <table:table-row table:style-name="ro1">
          <table:table-cell/>
          <table:table-cell table:formula="of:=MIN([.B12];[$output_gcc_red_01.B12];[$output_gcc_red_02.B12];[$output_gcc_red_04.B12];[$output_gcc_red_04.B12];[$output_gcc_red_05.B12];[$output_gcc_red_06.B12];[$output_gcc_red_07.B12];[$output_gcc_red_08.B12];[$output_gcc_red_09.B12])" office:value-type="float" office:value="55" calcext:value-type="float">
            <text:p>55</text:p>
          </table:table-cell>
          <table:table-cell/>
          <table:table-cell table:formula="of:=MIN([.D12];[$output_gcc_red_01.D12];[$output_gcc_red_02.D12];[$output_gcc_red_04.D12];[$output_gcc_red_04.D12];[$output_gcc_red_05.D12];[$output_gcc_red_06.D12];[$output_gcc_red_07.D12];[$output_gcc_red_08.D12];[$output_gcc_red_09.D12])" office:value-type="float" office:value="52" calcext:value-type="float">
            <text:p>52</text:p>
          </table:table-cell>
          <table:table-cell/>
          <table:table-cell table:formula="of:=MIN([.F12];[$output_gcc_red_01.F12];[$output_gcc_red_02.F12];[$output_gcc_red_04.F12];[$output_gcc_red_04.F12];[$output_gcc_red_05.F12];[$output_gcc_red_06.F12];[$output_gcc_red_07.F12];[$output_gcc_red_08.F12];[$output_gcc_red_09.F12])" office:value-type="float" office:value="52" calcext:value-type="float">
            <text:p>52</text:p>
          </table:table-cell>
          <table:table-cell/>
          <table:table-cell table:formula="of:=MIN([.H12];[$output_gcc_red_01.H12];[$output_gcc_red_02.H12];[$output_gcc_red_04.H12];[$output_gcc_red_04.H12];[$output_gcc_red_05.H12];[$output_gcc_red_06.H12];[$output_gcc_red_07.H12];[$output_gcc_red_08.H12];[$output_gcc_red_09.H12])" office:value-type="float" office:value="52" calcext:value-type="float">
            <text:p>52</text:p>
          </table:table-cell>
          <table:table-cell/>
          <table:table-cell table:formula="of:=MIN([.J12];[$output_gcc_red_01.J12];[$output_gcc_red_02.J12];[$output_gcc_red_04.J12];[$output_gcc_red_04.J12];[$output_gcc_red_05.J12];[$output_gcc_red_06.J12];[$output_gcc_red_07.J12];[$output_gcc_red_08.J12];[$output_gcc_red_09.J12])" office:value-type="float" office:value="52" calcext:value-type="float">
            <text:p>52</text:p>
          </table:table-cell>
          <table:table-cell/>
          <table:table-cell table:formula="of:=MIN([.L12];[$output_gcc_red_01.L12];[$output_gcc_red_02.L12];[$output_gcc_red_04.L12];[$output_gcc_red_04.L12];[$output_gcc_red_05.L12];[$output_gcc_red_06.L12];[$output_gcc_red_07.L12];[$output_gcc_red_08.L12];[$output_gcc_red_09.L12])" office:value-type="float" office:value="52" calcext:value-type="float">
            <text:p>52</text:p>
          </table:table-cell>
          <table:table-cell/>
          <table:table-cell table:formula="of:=MIN([.N12];[$output_gcc_red_01.N12];[$output_gcc_red_02.N12];[$output_gcc_red_04.N12];[$output_gcc_red_04.N12];[$output_gcc_red_05.N12];[$output_gcc_red_06.N12];[$output_gcc_red_07.N12];[$output_gcc_red_08.N12];[$output_gcc_red_09.N12])" office:value-type="float" office:value="52" calcext:value-type="float">
            <text:p>52</text:p>
          </table:table-cell>
          <table:table-cell/>
          <table:table-cell table:formula="of:=MIN([.P12];[$output_gcc_red_01.P12];[$output_gcc_red_02.P12];[$output_gcc_red_04.P12];[$output_gcc_red_04.P12];[$output_gcc_red_05.P12];[$output_gcc_red_06.P12];[$output_gcc_red_07.P12];[$output_gcc_red_08.P12];[$output_gcc_red_09.P12])" office:value-type="float" office:value="52" calcext:value-type="float">
            <text:p>52</text:p>
          </table:table-cell>
          <table:table-cell/>
          <table:table-cell table:formula="of:=MIN([.R12];[$output_gcc_red_01.R12];[$output_gcc_red_02.R12];[$output_gcc_red_04.R12];[$output_gcc_red_04.R12];[$output_gcc_red_05.R12];[$output_gcc_red_06.R12];[$output_gcc_red_07.R12];[$output_gcc_red_08.R12];[$output_gcc_red_09.R12])" office:value-type="float" office:value="69" calcext:value-type="float">
            <text:p>69</text:p>
          </table:table-cell>
          <table:table-cell/>
          <table:table-cell table:formula="of:=MIN([.T12];[$output_gcc_red_01.T12];[$output_gcc_red_02.T12];[$output_gcc_red_04.T12];[$output_gcc_red_04.T12];[$output_gcc_red_05.T12];[$output_gcc_red_06.T12];[$output_gcc_red_07.T12];[$output_gcc_red_08.T12];[$output_gcc_red_09.T12])" office:value-type="float" office:value="407" calcext:value-type="float">
            <text:p>40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avg1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avg4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128</text:p>
          </table:table-cell>
          <table:table-cell office:value-type="string" calcext:value-type="string">
            <text:p>avg128</text:p>
          </table:table-cell>
          <table:table-cell office:value-type="string" calcext:value-type="string">
            <text:p>high128</text:p>
          </table:table-cell>
          <table:table-cell office:value-type="string" calcext:value-type="string">
            <text:p>min1</text:p>
          </table:table-cell>
          <table:table-cell office:value-type="string" calcext:value-type="string">
            <text:p>min2</text:p>
          </table:table-cell>
          <table:table-cell office:value-type="string" calcext:value-type="string">
            <text:p>min4</text:p>
          </table:table-cell>
          <table:table-cell office:value-type="string" calcext:value-type="string">
            <text:p>min128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2];[$output_gcc_red_01.P2];[$output_gcc_red_02.P2];[$output_gcc_red_04.P2];[$output_gcc_red_04.P2];[$output_gcc_red_05.P2];[$output_gcc_red_06.P2];[$output_gcc_red_07.P2];[$output_gcc_red_08.P2];[$output_gcc_red_09.P2])" office:value-type="float" office:value="4.85455112926691" calcext:value-type="float">
            <text:p>4.85455112926691</text:p>
          </table:table-cell>
          <table:table-cell/>
          <table:table-cell table:formula="of:=STDEVA([.R2];[$output_gcc_red_01.R2];[$output_gcc_red_02.R2];[$output_gcc_red_04.R2];[$output_gcc_red_04.R2];[$output_gcc_red_05.R2];[$output_gcc_red_06.R2];[$output_gcc_red_07.R2];[$output_gcc_red_08.R2];[$output_gcc_red_09.R2])" office:value-type="float" office:value="2.82055944017416" calcext:value-type="float">
            <text:p>2.82055944017416</text:p>
          </table:table-cell>
          <table:table-cell/>
          <table:table-cell table:formula="of:=STDEVA([.T2];[$output_gcc_red_01.T2];[$output_gcc_red_02.T2];[$output_gcc_red_04.T2];[$output_gcc_red_04.T2];[$output_gcc_red_05.T2];[$output_gcc_red_06.T2];[$output_gcc_red_07.T2];[$output_gcc_red_08.T2];[$output_gcc_red_09.T2])" office:value-type="float" office:value="11.8981791323995" calcext:value-type="float">
            <text:p>11.8981791323995</text:p>
          </table:table-cell>
          <table:table-cell office:value-type="float" office:value="100" calcext:value-type="float">
            <text:p>100</text:p>
          </table:table-cell>
          <table:table-cell table:formula="of:=[.W43]-[.B56]" office:value-type="float" office:value="0.380204967695439" calcext:value-type="float">
            <text:p>0.380204967695439</text:p>
          </table:table-cell>
          <table:table-cell table:formula="of:=[.B17]" office:value-type="float" office:value="1" calcext:value-type="float">
            <text:p>1</text:p>
          </table:table-cell>
          <table:table-cell table:formula="of:=[.W43]+[.B56]" office:value-type="float" office:value="1.61979503230456" calcext:value-type="float">
            <text:p>1.61979503230456</text:p>
          </table:table-cell>
          <table:table-cell table:formula="of:=[.Z43]-[.D56]" office:value-type="float" office:value="0.380204967695439" calcext:value-type="float">
            <text:p>0.380204967695439</text:p>
          </table:table-cell>
          <table:table-cell table:formula="of:=[.D17]" office:value-type="float" office:value="1" calcext:value-type="float">
            <text:p>1</text:p>
          </table:table-cell>
          <table:table-cell table:formula="of:=[.Z43]+[.D56]" office:value-type="float" office:value="1.61979503230456" calcext:value-type="float">
            <text:p>1.61979503230456</text:p>
          </table:table-cell>
          <table:table-cell table:formula="of:=[.AC43]-[.H56]" office:value-type="float" office:value="0.380204967695439" calcext:value-type="float">
            <text:p>0.380204967695439</text:p>
          </table:table-cell>
          <table:table-cell table:formula="of:=[.H17]" office:value-type="float" office:value="1" calcext:value-type="float">
            <text:p>1</text:p>
          </table:table-cell>
          <table:table-cell table:formula="of:=[.AC43]+[.H56]" office:value-type="float" office:value="1.61979503230456" calcext:value-type="float">
            <text:p>1.61979503230456</text:p>
          </table:table-cell>
          <table:table-cell table:formula="of:=[.AF43]-[.R56]" office:value-type="float" office:value="27.4518312706603" calcext:value-type="float">
            <text:p>27.4518312706603</text:p>
          </table:table-cell>
          <table:table-cell table:formula="of:=[.R17]" office:value-type="float" office:value="29.2" calcext:value-type="float">
            <text:p>29.2</text:p>
          </table:table-cell>
          <table:table-cell table:formula="of:=[.AF43]+[.R56]" office:value-type="float" office:value="30.9481687293397" calcext:value-type="float">
            <text:p>30.9481687293397</text:p>
          </table:table-cell>
          <table:table-cell table:formula="of:=[.B30]" office:value-type="float" office:value="1" calcext:value-type="float">
            <text:p>1</text:p>
          </table:table-cell>
          <table:table-cell table:formula="of:=[.D30]" office:value-type="float" office:value="1" calcext:value-type="float">
            <text:p>1</text:p>
          </table:table-cell>
          <table:table-cell table:formula="of:=[.H30]" office:value-type="float" office:value="1" calcext:value-type="float">
            <text:p>1</text:p>
          </table:table-cell>
          <table:table-cell table:formula="of:=[.R30]" office:value-type="float" office:value="25" calcext:value-type="float">
            <text:p>25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H3];[$output_gcc_red_01.H3];[$output_gcc_red_02.H3];[$output_gcc_red_04.H3];[$output_gcc_red_04.H3];[$output_gcc_red_05.H3];[$output_gcc_red_06.H3];[$output_gcc_red_07.H3];[$output_gcc_red_08.H3];[$output_gcc_red_09.H3])" office:value-type="float" office:value="0.632455532033676" calcext:value-type="float">
            <text:p>0.6324555320336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3];[$output_gcc_red_01.P3];[$output_gcc_red_02.P3];[$output_gcc_red_04.P3];[$output_gcc_red_04.P3];[$output_gcc_red_05.P3];[$output_gcc_red_06.P3];[$output_gcc_red_07.P3];[$output_gcc_red_08.P3];[$output_gcc_red_09.P3])" office:value-type="float" office:value="1.89736659610103" calcext:value-type="float">
            <text:p>1.89736659610103</text:p>
          </table:table-cell>
          <table:table-cell/>
          <table:table-cell table:formula="of:=STDEVA([.R3];[$output_gcc_red_01.R3];[$output_gcc_red_02.R3];[$output_gcc_red_04.R3];[$output_gcc_red_04.R3];[$output_gcc_red_05.R3];[$output_gcc_red_06.R3];[$output_gcc_red_07.R3];[$output_gcc_red_08.R3];[$output_gcc_red_09.R3])" office:value-type="float" office:value="2.86937856222098" calcext:value-type="float">
            <text:p>2.86937856222098</text:p>
          </table:table-cell>
          <table:table-cell/>
          <table:table-cell table:formula="of:=STDEVA([.T3];[$output_gcc_red_01.T3];[$output_gcc_red_02.T3];[$output_gcc_red_04.T3];[$output_gcc_red_04.T3];[$output_gcc_red_05.T3];[$output_gcc_red_06.T3];[$output_gcc_red_07.T3];[$output_gcc_red_08.T3];[$output_gcc_red_09.T3])" office:value-type="float" office:value="5.05085251330022" calcext:value-type="float">
            <text:p>5.05085251330022</text:p>
          </table:table-cell>
          <table:table-cell office:value-type="float" office:value="1530" calcext:value-type="float">
            <text:p>1530</text:p>
          </table:table-cell>
          <table:table-cell table:formula="of:=[.W44]-[.B57]" office:value-type="float" office:value="0.380204967695439" calcext:value-type="float">
            <text:p>0.380204967695439</text:p>
          </table:table-cell>
          <table:table-cell table:formula="of:=[.B18]" office:value-type="float" office:value="1" calcext:value-type="float">
            <text:p>1</text:p>
          </table:table-cell>
          <table:table-cell table:formula="of:=[.W44]+[.B57]" office:value-type="float" office:value="1.61979503230456" calcext:value-type="float">
            <text:p>1.61979503230456</text:p>
          </table:table-cell>
          <table:table-cell table:formula="of:=[.Z44]-[.D57]" office:value-type="float" office:value="0.380204967695439" calcext:value-type="float">
            <text:p>0.380204967695439</text:p>
          </table:table-cell>
          <table:table-cell table:formula="of:=[.D18]" office:value-type="float" office:value="1" calcext:value-type="float">
            <text:p>1</text:p>
          </table:table-cell>
          <table:table-cell table:formula="of:=[.Z44]+[.D57]" office:value-type="float" office:value="1.61979503230456" calcext:value-type="float">
            <text:p>1.61979503230456</text:p>
          </table:table-cell>
          <table:table-cell table:formula="of:=[.AC44]-[.H57]" office:value-type="float" office:value="0.808007203091989" calcext:value-type="float">
            <text:p>0.808007203091989</text:p>
          </table:table-cell>
          <table:table-cell table:formula="of:=[.H18]" office:value-type="float" office:value="1.2" calcext:value-type="float">
            <text:p>1.2</text:p>
          </table:table-cell>
          <table:table-cell table:formula="of:=[.AC44]+[.H57]" office:value-type="float" office:value="1.59199279690801" calcext:value-type="float">
            <text:p>1.59199279690801</text:p>
          </table:table-cell>
          <table:table-cell table:formula="of:=[.AF44]-[.R57]" office:value-type="float" office:value="28.9215734213342" calcext:value-type="float">
            <text:p>28.9215734213342</text:p>
          </table:table-cell>
          <table:table-cell table:formula="of:=[.R18]" office:value-type="float" office:value="30.7" calcext:value-type="float">
            <text:p>30.7</text:p>
          </table:table-cell>
          <table:table-cell table:formula="of:=[.AF44]+[.R57]" office:value-type="float" office:value="32.4784265786658" calcext:value-type="float">
            <text:p>32.4784265786658</text:p>
          </table:table-cell>
          <table:table-cell table:formula="of:=[.B31]" office:value-type="float" office:value="1" calcext:value-type="float">
            <text:p>1</text:p>
          </table:table-cell>
          <table:table-cell table:formula="of:=[.D31]" office:value-type="float" office:value="1" calcext:value-type="float">
            <text:p>1</text:p>
          </table:table-cell>
          <table:table-cell table:formula="of:=[.H31]" office:value-type="float" office:value="1" calcext:value-type="float">
            <text:p>1</text:p>
          </table:table-cell>
          <table:table-cell table:formula="of:=[.R31]" office:value-type="float" office:value="27" calcext:value-type="float">
            <text:p>27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J4];[$output_gcc_red_01.J4];[$output_gcc_red_02.J4];[$output_gcc_red_04.J4];[$output_gcc_red_04.J4];[$output_gcc_red_05.J4];[$output_gcc_red_06.J4];[$output_gcc_red_07.J4];[$output_gcc_red_08.J4];[$output_gcc_red_09.J4])" office:value-type="float" office:value="0.316227766016838" calcext:value-type="float">
            <text:p>0.3162277660168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4];[$output_gcc_red_01.P4];[$output_gcc_red_02.P4];[$output_gcc_red_04.P4];[$output_gcc_red_04.P4];[$output_gcc_red_05.P4];[$output_gcc_red_06.P4];[$output_gcc_red_07.P4];[$output_gcc_red_08.P4];[$output_gcc_red_09.P4])" office:value-type="float" office:value="3.65300485141266" calcext:value-type="float">
            <text:p>3.65300485141266</text:p>
          </table:table-cell>
          <table:table-cell/>
          <table:table-cell table:formula="of:=STDEVA([.R4];[$output_gcc_red_01.R4];[$output_gcc_red_02.R4];[$output_gcc_red_04.R4];[$output_gcc_red_04.R4];[$output_gcc_red_05.R4];[$output_gcc_red_06.R4];[$output_gcc_red_07.R4];[$output_gcc_red_08.R4];[$output_gcc_red_09.R4])" office:value-type="float" office:value="2.17050941281329" calcext:value-type="float">
            <text:p>2.17050941281329</text:p>
          </table:table-cell>
          <table:table-cell/>
          <table:table-cell table:formula="of:=STDEVA([.T4];[$output_gcc_red_01.T4];[$output_gcc_red_02.T4];[$output_gcc_red_04.T4];[$output_gcc_red_04.T4];[$output_gcc_red_05.T4];[$output_gcc_red_06.T4];[$output_gcc_red_07.T4];[$output_gcc_red_08.T4];[$output_gcc_red_09.T4])" office:value-type="float" office:value="11.2984758067429" calcext:value-type="float">
            <text:p>11.2984758067429</text:p>
          </table:table-cell>
          <table:table-cell office:value-type="float" office:value="2960" calcext:value-type="float">
            <text:p>2960</text:p>
          </table:table-cell>
          <table:table-cell table:formula="of:=[.W45]-[.B58]" office:value-type="float" office:value="2.38020496769544" calcext:value-type="float">
            <text:p>2.38020496769544</text:p>
          </table:table-cell>
          <table:table-cell table:formula="of:=[.B19]" office:value-type="float" office:value="3" calcext:value-type="float">
            <text:p>3</text:p>
          </table:table-cell>
          <table:table-cell table:formula="of:=[.W45]+[.B58]" office:value-type="float" office:value="3.61979503230456" calcext:value-type="float">
            <text:p>3.61979503230456</text:p>
          </table:table-cell>
          <table:table-cell table:formula="of:=[.Z45]-[.D58]" office:value-type="float" office:value="2.38020496769544" calcext:value-type="float">
            <text:p>2.38020496769544</text:p>
          </table:table-cell>
          <table:table-cell table:formula="of:=[.D19]" office:value-type="float" office:value="3" calcext:value-type="float">
            <text:p>3</text:p>
          </table:table-cell>
          <table:table-cell table:formula="of:=[.Z45]+[.D58]" office:value-type="float" office:value="3.61979503230456" calcext:value-type="float">
            <text:p>3.61979503230456</text:p>
          </table:table-cell>
          <table:table-cell table:formula="of:=[.AC45]-[.H58]" office:value-type="float" office:value="2.38020496769544" calcext:value-type="float">
            <text:p>2.38020496769544</text:p>
          </table:table-cell>
          <table:table-cell table:formula="of:=[.H19]" office:value-type="float" office:value="3" calcext:value-type="float">
            <text:p>3</text:p>
          </table:table-cell>
          <table:table-cell table:formula="of:=[.AC45]+[.H58]" office:value-type="float" office:value="3.61979503230456" calcext:value-type="float">
            <text:p>3.61979503230456</text:p>
          </table:table-cell>
          <table:table-cell table:formula="of:=[.AF45]-[.R58]" office:value-type="float" office:value="29.054729048368" calcext:value-type="float">
            <text:p>29.054729048368</text:p>
          </table:table-cell>
          <table:table-cell table:formula="of:=[.R19]" office:value-type="float" office:value="30.4" calcext:value-type="float">
            <text:p>30.4</text:p>
          </table:table-cell>
          <table:table-cell table:formula="of:=[.AF45]+[.R58]" office:value-type="float" office:value="31.745270951632" calcext:value-type="float">
            <text:p>31.745270951632</text:p>
          </table:table-cell>
          <table:table-cell table:formula="of:=[.B32]" office:value-type="float" office:value="3" calcext:value-type="float">
            <text:p>3</text:p>
          </table:table-cell>
          <table:table-cell table:formula="of:=[.D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R32]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formula="of:=STDEVA([.B5];[$output_gcc_red_01.B5];[$output_gcc_red_02.B5];[$output_gcc_red_04.B5];[$output_gcc_red_04.B5];[$output_gcc_red_05.B5];[$output_gcc_red_06.B5];[$output_gcc_red_07.B5];[$output_gcc_red_08.B5];[$output_gcc_red_09.B5])" office:value-type="float" office:value="0.316227766016838" calcext:value-type="float">
            <text:p>0.3162277660168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F5];[$output_gcc_red_01.F5];[$output_gcc_red_02.F5];[$output_gcc_red_04.F5];[$output_gcc_red_04.F5];[$output_gcc_red_05.F5];[$output_gcc_red_06.F5];[$output_gcc_red_07.F5];[$output_gcc_red_08.F5];[$output_gcc_red_09.F5])" office:value-type="float" office:value="0.421637021355784" calcext:value-type="float">
            <text:p>0.421637021355784</text:p>
          </table:table-cell>
          <table:table-cell/>
          <table:table-cell table:formula="of:=STDEVA([.H5];[$output_gcc_red_01.H5];[$output_gcc_red_02.H5];[$output_gcc_red_04.H5];[$output_gcc_red_04.H5];[$output_gcc_red_05.H5];[$output_gcc_red_06.H5];[$output_gcc_red_07.H5];[$output_gcc_red_08.H5];[$output_gcc_red_09.H5])" office:value-type="float" office:value="0.316227766016838" calcext:value-type="float">
            <text:p>0.316227766016838</text:p>
          </table:table-cell>
          <table:table-cell/>
          <table:table-cell table:formula="of:=STDEVA([.J5];[$output_gcc_red_01.J5];[$output_gcc_red_02.J5];[$output_gcc_red_04.J5];[$output_gcc_red_04.J5];[$output_gcc_red_05.J5];[$output_gcc_red_06.J5];[$output_gcc_red_07.J5];[$output_gcc_red_08.J5];[$output_gcc_red_09.J5])" office:value-type="float" office:value="0.316227766016838" calcext:value-type="float">
            <text:p>0.316227766016838</text:p>
          </table:table-cell>
          <table:table-cell/>
          <table:table-cell table:formula="of:=STDEVA([.L5];[$output_gcc_red_01.L5];[$output_gcc_red_02.L5];[$output_gcc_red_04.L5];[$output_gcc_red_04.L5];[$output_gcc_red_05.L5];[$output_gcc_red_06.L5];[$output_gcc_red_07.L5];[$output_gcc_red_08.L5];[$output_gcc_red_09.L5])" office:value-type="float" office:value="0.788810637746616" calcext:value-type="float">
            <text:p>0.788810637746616</text:p>
          </table:table-cell>
          <table:table-cell/>
          <table:table-cell table:formula="of:=STDEVA([.N5];[$output_gcc_red_01.N5];[$output_gcc_red_02.N5];[$output_gcc_red_04.N5];[$output_gcc_red_04.N5];[$output_gcc_red_05.N5];[$output_gcc_red_06.N5];[$output_gcc_red_07.N5];[$output_gcc_red_08.N5];[$output_gcc_red_09.N5])" office:value-type="float" office:value="4.35124503255486" calcext:value-type="float">
            <text:p>4.35124503255486</text:p>
          </table:table-cell>
          <table:table-cell/>
          <table:table-cell table:formula="of:=STDEVA([.P5];[$output_gcc_red_01.P5];[$output_gcc_red_02.P5];[$output_gcc_red_04.P5];[$output_gcc_red_04.P5];[$output_gcc_red_05.P5];[$output_gcc_red_06.P5];[$output_gcc_red_07.P5];[$output_gcc_red_08.P5];[$output_gcc_red_09.P5])" office:value-type="float" office:value="1.64991582276861" calcext:value-type="float">
            <text:p>1.64991582276861</text:p>
          </table:table-cell>
          <table:table-cell/>
          <table:table-cell table:formula="of:=STDEVA([.R5];[$output_gcc_red_01.R5];[$output_gcc_red_02.R5];[$output_gcc_red_04.R5];[$output_gcc_red_04.R5];[$output_gcc_red_05.R5];[$output_gcc_red_06.R5];[$output_gcc_red_07.R5];[$output_gcc_red_08.R5];[$output_gcc_red_09.R5])" office:value-type="float" office:value="3.99444058105206" calcext:value-type="float">
            <text:p>3.99444058105206</text:p>
          </table:table-cell>
          <table:table-cell/>
          <table:table-cell table:formula="of:=STDEVA([.T5];[$output_gcc_red_01.T5];[$output_gcc_red_02.T5];[$output_gcc_red_04.T5];[$output_gcc_red_04.T5];[$output_gcc_red_05.T5];[$output_gcc_red_06.T5];[$output_gcc_red_07.T5];[$output_gcc_red_08.T5];[$output_gcc_red_09.T5])" office:value-type="float" office:value="8.0718991294215" calcext:value-type="float">
            <text:p>8.0718991294215</text:p>
          </table:table-cell>
          <table:table-cell office:value-type="float" office:value="4390" calcext:value-type="float">
            <text:p>4390</text:p>
          </table:table-cell>
          <table:table-cell table:formula="of:=[.W46]-[.B59]" office:value-type="float" office:value="5.904003601546" calcext:value-type="float">
            <text:p>5.904003601546</text:p>
          </table:table-cell>
          <table:table-cell table:formula="of:=[.B20]" office:value-type="float" office:value="6.1" calcext:value-type="float">
            <text:p>6.1</text:p>
          </table:table-cell>
          <table:table-cell table:formula="of:=[.W46]+[.B59]" office:value-type="float" office:value="6.295996398454" calcext:value-type="float">
            <text:p>6.295996398454</text:p>
          </table:table-cell>
          <table:table-cell table:formula="of:=[.Z46]-[.D59]" office:value-type="float" office:value="5.38020496769544" calcext:value-type="float">
            <text:p>5.38020496769544</text:p>
          </table:table-cell>
          <table:table-cell table:formula="of:=[.D20]" office:value-type="float" office:value="6" calcext:value-type="float">
            <text:p>6</text:p>
          </table:table-cell>
          <table:table-cell table:formula="of:=[.Z46]+[.D59]" office:value-type="float" office:value="6.61979503230456" calcext:value-type="float">
            <text:p>6.61979503230456</text:p>
          </table:table-cell>
          <table:table-cell table:formula="of:=[.AC46]-[.H59]" office:value-type="float" office:value="5.904003601546" calcext:value-type="float">
            <text:p>5.904003601546</text:p>
          </table:table-cell>
          <table:table-cell table:formula="of:=[.H20]" office:value-type="float" office:value="6.1" calcext:value-type="float">
            <text:p>6.1</text:p>
          </table:table-cell>
          <table:table-cell table:formula="of:=[.AC46]+[.H59]" office:value-type="float" office:value="6.295996398454" calcext:value-type="float">
            <text:p>6.295996398454</text:p>
          </table:table-cell>
          <table:table-cell table:formula="of:=[.AF46]-[.R59]" office:value-type="float" office:value="28.7242655710282" calcext:value-type="float">
            <text:p>28.7242655710282</text:p>
          </table:table-cell>
          <table:table-cell table:formula="of:=[.R20]" office:value-type="float" office:value="31.2" calcext:value-type="float">
            <text:p>31.2</text:p>
          </table:table-cell>
          <table:table-cell table:formula="of:=[.AF46]+[.R59]" office:value-type="float" office:value="33.6757344289718" calcext:value-type="float">
            <text:p>33.6757344289718</text:p>
          </table:table-cell>
          <table:table-cell table:formula="of:=[.B33]" office:value-type="float" office:value="6" calcext:value-type="float">
            <text:p>6</text:p>
          </table:table-cell>
          <table:table-cell table:formula="of:=[.D33]" office:value-type="float" office:value="6" calcext:value-type="float">
            <text:p>6</text:p>
          </table:table-cell>
          <table:table-cell table:formula="of:=[.H33]" office:value-type="float" office:value="6" calcext:value-type="float">
            <text:p>6</text:p>
          </table:table-cell>
          <table:table-cell table:formula="of:=[.R33]" office:value-type="float" office:value="27" calcext:value-type="float">
            <text:p>27</text:p>
          </table:table-cell>
          <table:table-cell table:number-columns-repeated="987"/>
        </table:table-row>
        <table:table-row table:style-name="ro1">
          <table:table-cell/>
          <table:table-cell table:formula="of:=STDEVA([.B6];[$output_gcc_red_01.B6];[$output_gcc_red_02.B6];[$output_gcc_red_04.B6];[$output_gcc_red_04.B6];[$output_gcc_red_05.B6];[$output_gcc_red_06.B6];[$output_gcc_red_07.B6];[$output_gcc_red_08.B6];[$output_gcc_red_09.B6])" office:value-type="float" office:value="0.516397779494322" calcext:value-type="float">
            <text:p>0.516397779494322</text:p>
          </table:table-cell>
          <table:table-cell/>
          <table:table-cell table:formula="of:=STDEVA([.D6];[$output_gcc_red_01.D6];[$output_gcc_red_02.D6];[$output_gcc_red_04.D6];[$output_gcc_red_04.D6];[$output_gcc_red_05.D6];[$output_gcc_red_06.D6];[$output_gcc_red_07.D6];[$output_gcc_red_08.D6];[$output_gcc_red_09.D6])" office:value-type="float" office:value="0.421637021355784" calcext:value-type="float">
            <text:p>0.421637021355784</text:p>
          </table:table-cell>
          <table:table-cell/>
          <table:table-cell table:formula="of:=STDEVA([.F6];[$output_gcc_red_01.F6];[$output_gcc_red_02.F6];[$output_gcc_red_04.F6];[$output_gcc_red_04.F6];[$output_gcc_red_05.F6];[$output_gcc_red_06.F6];[$output_gcc_red_07.F6];[$output_gcc_red_08.F6];[$output_gcc_red_09.F6])" office:value-type="float" office:value="0.699205898780101" calcext:value-type="float">
            <text:p>0.699205898780101</text:p>
          </table:table-cell>
          <table:table-cell/>
          <table:table-cell table:formula="of:=STDEVA([.H6];[$output_gcc_red_01.H6];[$output_gcc_red_02.H6];[$output_gcc_red_04.H6];[$output_gcc_red_04.H6];[$output_gcc_red_05.H6];[$output_gcc_red_06.H6];[$output_gcc_red_07.H6];[$output_gcc_red_08.H6];[$output_gcc_red_09.H6])" office:value-type="float" office:value="0.823272602348565" calcext:value-type="float">
            <text:p>0.823272602348565</text:p>
          </table:table-cell>
          <table:table-cell/>
          <table:table-cell table:formula="of:=STDEVA([.J6];[$output_gcc_red_01.J6];[$output_gcc_red_02.J6];[$output_gcc_red_04.J6];[$output_gcc_red_04.J6];[$output_gcc_red_05.J6];[$output_gcc_red_06.J6];[$output_gcc_red_07.J6];[$output_gcc_red_08.J6];[$output_gcc_red_09.J6])" office:value-type="float" office:value="0.707106781186548" calcext:value-type="float">
            <text:p>0.707106781186548</text:p>
          </table:table-cell>
          <table:table-cell/>
          <table:table-cell table:formula="of:=STDEVA([.L6];[$output_gcc_red_01.L6];[$output_gcc_red_02.L6];[$output_gcc_red_04.L6];[$output_gcc_red_04.L6];[$output_gcc_red_05.L6];[$output_gcc_red_06.L6];[$output_gcc_red_07.L6];[$output_gcc_red_08.L6];[$output_gcc_red_09.L6])" office:value-type="float" office:value="0.52704627669473" calcext:value-type="float">
            <text:p>0.52704627669473</text:p>
          </table:table-cell>
          <table:table-cell/>
          <table:table-cell table:formula="of:=STDEVA([.N6];[$output_gcc_red_01.N6];[$output_gcc_red_02.N6];[$output_gcc_red_04.N6];[$output_gcc_red_04.N6];[$output_gcc_red_05.N6];[$output_gcc_red_06.N6];[$output_gcc_red_07.N6];[$output_gcc_red_08.N6];[$output_gcc_red_09.N6])" office:value-type="float" office:value="0.52704627669473" calcext:value-type="float">
            <text:p>0.52704627669473</text:p>
          </table:table-cell>
          <table:table-cell/>
          <table:table-cell table:formula="of:=STDEVA([.P6];[$output_gcc_red_01.P6];[$output_gcc_red_02.P6];[$output_gcc_red_04.P6];[$output_gcc_red_04.P6];[$output_gcc_red_05.P6];[$output_gcc_red_06.P6];[$output_gcc_red_07.P6];[$output_gcc_red_08.P6];[$output_gcc_red_09.P6])" office:value-type="float" office:value="4.34741302385683" calcext:value-type="float">
            <text:p>4.34741302385683</text:p>
          </table:table-cell>
          <table:table-cell/>
          <table:table-cell table:formula="of:=STDEVA([.R6];[$output_gcc_red_01.R6];[$output_gcc_red_02.R6];[$output_gcc_red_04.R6];[$output_gcc_red_04.R6];[$output_gcc_red_05.R6];[$output_gcc_red_06.R6];[$output_gcc_red_07.R6];[$output_gcc_red_08.R6];[$output_gcc_red_09.R6])" office:value-type="float" office:value="1.95789002074512" calcext:value-type="float">
            <text:p>1.95789002074512</text:p>
          </table:table-cell>
          <table:table-cell/>
          <table:table-cell table:formula="of:=STDEVA([.T6];[$output_gcc_red_01.T6];[$output_gcc_red_02.T6];[$output_gcc_red_04.T6];[$output_gcc_red_04.T6];[$output_gcc_red_05.T6];[$output_gcc_red_06.T6];[$output_gcc_red_07.T6];[$output_gcc_red_08.T6];[$output_gcc_red_09.T6])" office:value-type="float" office:value="10.8673823895177" calcext:value-type="float">
            <text:p>10.8673823895177</text:p>
          </table:table-cell>
          <table:table-cell office:value-type="float" office:value="5820" calcext:value-type="float">
            <text:p>5820</text:p>
          </table:table-cell>
          <table:table-cell table:formula="of:=[.W47]-[.B60]" office:value-type="float" office:value="10.0799392215763" calcext:value-type="float">
            <text:p>10.0799392215763</text:p>
          </table:table-cell>
          <table:table-cell table:formula="of:=[.B21]" office:value-type="float" office:value="10.4" calcext:value-type="float">
            <text:p>10.4</text:p>
          </table:table-cell>
          <table:table-cell table:formula="of:=[.W47]+[.B60]" office:value-type="float" office:value="10.7200607784237" calcext:value-type="float">
            <text:p>10.7200607784237</text:p>
          </table:table-cell>
          <table:table-cell table:formula="of:=[.Z47]-[.D60]" office:value-type="float" office:value="9.93867146872799" calcext:value-type="float">
            <text:p>9.93867146872799</text:p>
          </table:table-cell>
          <table:table-cell table:formula="of:=[.D21]" office:value-type="float" office:value="10.2" calcext:value-type="float">
            <text:p>10.2</text:p>
          </table:table-cell>
          <table:table-cell table:formula="of:=[.Z47]+[.D60]" office:value-type="float" office:value="10.461328531272" calcext:value-type="float">
            <text:p>10.461328531272</text:p>
          </table:table-cell>
          <table:table-cell table:formula="of:=[.AC47]-[.H60]" office:value-type="float" office:value="9.18973973083191" calcext:value-type="float">
            <text:p>9.18973973083191</text:p>
          </table:table-cell>
          <table:table-cell table:formula="of:=[.H21]" office:value-type="float" office:value="9.7" calcext:value-type="float">
            <text:p>9.7</text:p>
          </table:table-cell>
          <table:table-cell table:formula="of:=[.AC47]+[.H60]" office:value-type="float" office:value="10.2102602691681" calcext:value-type="float">
            <text:p>10.2102602691681</text:p>
          </table:table-cell>
          <table:table-cell table:formula="of:=[.AF47]-[.R60]" office:value-type="float" office:value="28.2865094913435" calcext:value-type="float">
            <text:p>28.2865094913435</text:p>
          </table:table-cell>
          <table:table-cell table:formula="of:=[.R21]" office:value-type="float" office:value="29.5" calcext:value-type="float">
            <text:p>29.5</text:p>
          </table:table-cell>
          <table:table-cell table:formula="of:=[.AF47]+[.R60]" office:value-type="float" office:value="30.7134905086565" calcext:value-type="float">
            <text:p>30.7134905086565</text:p>
          </table:table-cell>
          <table:table-cell table:formula="of:=[.B34]" office:value-type="float" office:value="10" calcext:value-type="float">
            <text:p>10</text:p>
          </table:table-cell>
          <table:table-cell table:formula="of:=[.D34]" office:value-type="float" office:value="10" calcext:value-type="float">
            <text:p>10</text:p>
          </table:table-cell>
          <table:table-cell table:formula="of:=[.H34]" office:value-type="float" office:value="9" calcext:value-type="float">
            <text:p>9</text:p>
          </table:table-cell>
          <table:table-cell table:formula="of:=[.R34]" office:value-type="float" office:value="27" calcext:value-type="float">
            <text:p>27</text:p>
          </table:table-cell>
          <table:table-cell table:number-columns-repeated="987"/>
        </table:table-row>
        <table:table-row table:style-name="ro1">
          <table:table-cell/>
          <table:table-cell table:formula="of:=STDEVA([.B7];[$output_gcc_red_01.B7];[$output_gcc_red_02.B7];[$output_gcc_red_04.B7];[$output_gcc_red_04.B7];[$output_gcc_red_05.B7];[$output_gcc_red_06.B7];[$output_gcc_red_07.B7];[$output_gcc_red_08.B7];[$output_gcc_red_09.B7])" office:value-type="float" office:value="1.03279555898864" calcext:value-type="float">
            <text:p>1.03279555898864</text:p>
          </table:table-cell>
          <table:table-cell/>
          <table:table-cell table:formula="of:=STDEVA([.D7];[$output_gcc_red_01.D7];[$output_gcc_red_02.D7];[$output_gcc_red_04.D7];[$output_gcc_red_04.D7];[$output_gcc_red_05.D7];[$output_gcc_red_06.D7];[$output_gcc_red_07.D7];[$output_gcc_red_08.D7];[$output_gcc_red_09.D7])" office:value-type="float" office:value="0.483045891539648" calcext:value-type="float">
            <text:p>0.483045891539648</text:p>
          </table:table-cell>
          <table:table-cell/>
          <table:table-cell table:formula="of:=STDEVA([.F7];[$output_gcc_red_01.F7];[$output_gcc_red_02.F7];[$output_gcc_red_04.F7];[$output_gcc_red_04.F7];[$output_gcc_red_05.F7];[$output_gcc_red_06.F7];[$output_gcc_red_07.F7];[$output_gcc_red_08.F7];[$output_gcc_red_09.F7])" office:value-type="float" office:value="0.421637021355784" calcext:value-type="float">
            <text:p>0.421637021355784</text:p>
          </table:table-cell>
          <table:table-cell/>
          <table:table-cell table:formula="of:=STDEVA([.H7];[$output_gcc_red_01.H7];[$output_gcc_red_02.H7];[$output_gcc_red_04.H7];[$output_gcc_red_04.H7];[$output_gcc_red_05.H7];[$output_gcc_red_06.H7];[$output_gcc_red_07.H7];[$output_gcc_red_08.H7];[$output_gcc_red_09.H7])" office:value-type="float" office:value="0.316227766016838" calcext:value-type="float">
            <text:p>0.316227766016838</text:p>
          </table:table-cell>
          <table:table-cell/>
          <table:table-cell table:formula="of:=STDEVA([.J7];[$output_gcc_red_01.J7];[$output_gcc_red_02.J7];[$output_gcc_red_04.J7];[$output_gcc_red_04.J7];[$output_gcc_red_05.J7];[$output_gcc_red_06.J7];[$output_gcc_red_07.J7];[$output_gcc_red_08.J7];[$output_gcc_red_09.J7])" office:value-type="float" office:value="0.483045891539648" calcext:value-type="float">
            <text:p>0.483045891539648</text:p>
          </table:table-cell>
          <table:table-cell/>
          <table:table-cell table:formula="of:=STDEVA([.L7];[$output_gcc_red_01.L7];[$output_gcc_red_02.L7];[$output_gcc_red_04.L7];[$output_gcc_red_04.L7];[$output_gcc_red_05.L7];[$output_gcc_red_06.L7];[$output_gcc_red_07.L7];[$output_gcc_red_08.L7];[$output_gcc_red_09.L7])" office:value-type="float" office:value="0.632455532033676" calcext:value-type="float">
            <text:p>0.632455532033676</text:p>
          </table:table-cell>
          <table:table-cell/>
          <table:table-cell table:formula="of:=STDEVA([.N7];[$output_gcc_red_01.N7];[$output_gcc_red_02.N7];[$output_gcc_red_04.N7];[$output_gcc_red_04.N7];[$output_gcc_red_05.N7];[$output_gcc_red_06.N7];[$output_gcc_red_07.N7];[$output_gcc_red_08.N7];[$output_gcc_red_09.N7])" office:value-type="float" office:value="2.21359436211787" calcext:value-type="float">
            <text:p>2.21359436211787</text:p>
          </table:table-cell>
          <table:table-cell/>
          <table:table-cell table:formula="of:=STDEVA([.P7];[$output_gcc_red_01.P7];[$output_gcc_red_02.P7];[$output_gcc_red_04.P7];[$output_gcc_red_04.P7];[$output_gcc_red_05.P7];[$output_gcc_red_06.P7];[$output_gcc_red_07.P7];[$output_gcc_red_08.P7];[$output_gcc_red_09.P7])" office:value-type="float" office:value="4.73286382647969" calcext:value-type="float">
            <text:p>4.73286382647969</text:p>
          </table:table-cell>
          <table:table-cell/>
          <table:table-cell table:formula="of:=STDEVA([.R7];[$output_gcc_red_01.R7];[$output_gcc_red_02.R7];[$output_gcc_red_04.R7];[$output_gcc_red_04.R7];[$output_gcc_red_05.R7];[$output_gcc_red_06.R7];[$output_gcc_red_07.R7];[$output_gcc_red_08.R7];[$output_gcc_red_09.R7])" office:value-type="float" office:value="2.11081869319834" calcext:value-type="float">
            <text:p>2.11081869319834</text:p>
          </table:table-cell>
          <table:table-cell/>
          <table:table-cell table:formula="of:=STDEVA([.T7];[$output_gcc_red_01.T7];[$output_gcc_red_02.T7];[$output_gcc_red_04.T7];[$output_gcc_red_04.T7];[$output_gcc_red_05.T7];[$output_gcc_red_06.T7];[$output_gcc_red_07.T7];[$output_gcc_red_08.T7];[$output_gcc_red_09.T7])" office:value-type="float" office:value="4.40832545682976" calcext:value-type="float">
            <text:p>4.40832545682976</text:p>
          </table:table-cell>
          <table:table-cell office:value-type="float" office:value="7250" calcext:value-type="float">
            <text:p>7250</text:p>
          </table:table-cell>
          <table:table-cell table:formula="of:=[.W48]-[.B61]" office:value-type="float" office:value="15.5598784431526" calcext:value-type="float">
            <text:p>15.5598784431526</text:p>
          </table:table-cell>
          <table:table-cell table:formula="of:=[.B22]" office:value-type="float" office:value="16.2" calcext:value-type="float">
            <text:p>16.2</text:p>
          </table:table-cell>
          <table:table-cell table:formula="of:=[.W48]+[.B61]" office:value-type="float" office:value="16.8401215568474" calcext:value-type="float">
            <text:p>16.8401215568474</text:p>
          </table:table-cell>
          <table:table-cell table:formula="of:=[.Z48]-[.D61]" office:value-type="float" office:value="14.4006105560486" calcext:value-type="float">
            <text:p>14.4006105560486</text:p>
          </table:table-cell>
          <table:table-cell table:formula="of:=[.D22]" office:value-type="float" office:value="14.7" calcext:value-type="float">
            <text:p>14.7</text:p>
          </table:table-cell>
          <table:table-cell table:formula="of:=[.Z48]+[.D61]" office:value-type="float" office:value="14.9993894439514" calcext:value-type="float">
            <text:p>14.9993894439514</text:p>
          </table:table-cell>
          <table:table-cell table:formula="of:=[.AC48]-[.H61]" office:value-type="float" office:value="13.904003601546" calcext:value-type="float">
            <text:p>13.904003601546</text:p>
          </table:table-cell>
          <table:table-cell table:formula="of:=[.H22]" office:value-type="float" office:value="14.1" calcext:value-type="float">
            <text:p>14.1</text:p>
          </table:table-cell>
          <table:table-cell table:formula="of:=[.AC48]+[.H61]" office:value-type="float" office:value="14.295996398454" calcext:value-type="float">
            <text:p>14.295996398454</text:p>
          </table:table-cell>
          <table:table-cell table:formula="of:=[.AF48]-[.R61]" office:value-type="float" office:value="33.3917250598601" calcext:value-type="float">
            <text:p>33.3917250598601</text:p>
          </table:table-cell>
          <table:table-cell table:formula="of:=[.R22]" office:value-type="float" office:value="34.7" calcext:value-type="float">
            <text:p>34.7</text:p>
          </table:table-cell>
          <table:table-cell table:formula="of:=[.AF48]+[.R61]" office:value-type="float" office:value="36.0082749401399" calcext:value-type="float">
            <text:p>36.0082749401399</text:p>
          </table:table-cell>
          <table:table-cell table:formula="of:=[.B35]" office:value-type="float" office:value="15" calcext:value-type="float">
            <text:p>15</text:p>
          </table:table-cell>
          <table:table-cell table:formula="of:=[.D35]" office:value-type="float" office:value="14" calcext:value-type="float">
            <text:p>14</text:p>
          </table:table-cell>
          <table:table-cell table:formula="of:=[.H35]" office:value-type="float" office:value="14" calcext:value-type="float">
            <text:p>14</text:p>
          </table:table-cell>
          <table:table-cell table:formula="of:=[.R35]" office:value-type="float" office:value="33" calcext:value-type="float">
            <text:p>33</text:p>
          </table:table-cell>
          <table:table-cell table:number-columns-repeated="987"/>
        </table:table-row>
        <table:table-row table:style-name="ro1">
          <table:table-cell/>
          <table:table-cell table:formula="of:=STDEVA([.B8];[$output_gcc_red_01.B8];[$output_gcc_red_02.B8];[$output_gcc_red_04.B8];[$output_gcc_red_04.B8];[$output_gcc_red_05.B8];[$output_gcc_red_06.B8];[$output_gcc_red_07.B8];[$output_gcc_red_08.B8];[$output_gcc_red_09.B8])" office:value-type="float" office:value="0.674948557710553" calcext:value-type="float">
            <text:p>0.674948557710553</text:p>
          </table:table-cell>
          <table:table-cell/>
          <table:table-cell table:formula="of:=STDEVA([.D8];[$output_gcc_red_01.D8];[$output_gcc_red_02.D8];[$output_gcc_red_04.D8];[$output_gcc_red_04.D8];[$output_gcc_red_05.D8];[$output_gcc_red_06.D8];[$output_gcc_red_07.D8];[$output_gcc_red_08.D8];[$output_gcc_red_09.D8])" office:value-type="float" office:value="0.816496580927726" calcext:value-type="float">
            <text:p>0.816496580927726</text:p>
          </table:table-cell>
          <table:table-cell/>
          <table:table-cell table:formula="of:=STDEVA([.F8];[$output_gcc_red_01.F8];[$output_gcc_red_02.F8];[$output_gcc_red_04.F8];[$output_gcc_red_04.F8];[$output_gcc_red_05.F8];[$output_gcc_red_06.F8];[$output_gcc_red_07.F8];[$output_gcc_red_08.F8];[$output_gcc_red_09.F8])" office:value-type="float" office:value="1.44913767461894" calcext:value-type="float">
            <text:p>1.44913767461894</text:p>
          </table:table-cell>
          <table:table-cell/>
          <table:table-cell table:formula="of:=STDEVA([.H8];[$output_gcc_red_01.H8];[$output_gcc_red_02.H8];[$output_gcc_red_04.H8];[$output_gcc_red_04.H8];[$output_gcc_red_05.H8];[$output_gcc_red_06.H8];[$output_gcc_red_07.H8];[$output_gcc_red_08.H8];[$output_gcc_red_09.H8])" office:value-type="float" office:value="1.10050493461461" calcext:value-type="float">
            <text:p>1.10050493461461</text:p>
          </table:table-cell>
          <table:table-cell/>
          <table:table-cell table:formula="of:=STDEVA([.J8];[$output_gcc_red_01.J8];[$output_gcc_red_02.J8];[$output_gcc_red_04.J8];[$output_gcc_red_04.J8];[$output_gcc_red_05.J8];[$output_gcc_red_06.J8];[$output_gcc_red_07.J8];[$output_gcc_red_08.J8];[$output_gcc_red_09.J8])" office:value-type="float" office:value="1.26491106406735" calcext:value-type="float">
            <text:p>1.26491106406735</text:p>
          </table:table-cell>
          <table:table-cell/>
          <table:table-cell table:formula="of:=STDEVA([.L8];[$output_gcc_red_01.L8];[$output_gcc_red_02.L8];[$output_gcc_red_04.L8];[$output_gcc_red_04.L8];[$output_gcc_red_05.L8];[$output_gcc_red_06.L8];[$output_gcc_red_07.L8];[$output_gcc_red_08.L8];[$output_gcc_red_09.L8])" office:value-type="float" office:value="0.483045891539648" calcext:value-type="float">
            <text:p>0.483045891539648</text:p>
          </table:table-cell>
          <table:table-cell/>
          <table:table-cell table:formula="of:=STDEVA([.N8];[$output_gcc_red_01.N8];[$output_gcc_red_02.N8];[$output_gcc_red_04.N8];[$output_gcc_red_04.N8];[$output_gcc_red_05.N8];[$output_gcc_red_06.N8];[$output_gcc_red_07.N8];[$output_gcc_red_08.N8];[$output_gcc_red_09.N8])" office:value-type="float" office:value="3.28125992061992" calcext:value-type="float">
            <text:p>3.28125992061992</text:p>
          </table:table-cell>
          <table:table-cell/>
          <table:table-cell table:formula="of:=STDEVA([.P8];[$output_gcc_red_01.P8];[$output_gcc_red_02.P8];[$output_gcc_red_04.P8];[$output_gcc_red_04.P8];[$output_gcc_red_05.P8];[$output_gcc_red_06.P8];[$output_gcc_red_07.P8];[$output_gcc_red_08.P8];[$output_gcc_red_09.P8])" office:value-type="float" office:value="4.68567557088149" calcext:value-type="float">
            <text:p>4.68567557088149</text:p>
          </table:table-cell>
          <table:table-cell/>
          <table:table-cell table:formula="of:=STDEVA([.R8];[$output_gcc_red_01.R8];[$output_gcc_red_02.R8];[$output_gcc_red_04.R8];[$output_gcc_red_04.R8];[$output_gcc_red_05.R8];[$output_gcc_red_06.R8];[$output_gcc_red_07.R8];[$output_gcc_red_08.R8];[$output_gcc_red_09.R8])" office:value-type="float" office:value="5.85851706682009" calcext:value-type="float">
            <text:p>5.85851706682009</text:p>
          </table:table-cell>
          <table:table-cell/>
          <table:table-cell table:formula="of:=STDEVA([.T8];[$output_gcc_red_01.T8];[$output_gcc_red_02.T8];[$output_gcc_red_04.T8];[$output_gcc_red_04.T8];[$output_gcc_red_05.T8];[$output_gcc_red_06.T8];[$output_gcc_red_07.T8];[$output_gcc_red_08.T8];[$output_gcc_red_09.T8])" office:value-type="float" office:value="8.2872056676408" calcext:value-type="float">
            <text:p>8.2872056676408</text:p>
          </table:table-cell>
          <table:table-cell office:value-type="float" office:value="8680" calcext:value-type="float">
            <text:p>8680</text:p>
          </table:table-cell>
          <table:table-cell table:formula="of:=[.W49]-[.B62]" office:value-type="float" office:value="21.8816702368699" calcext:value-type="float">
            <text:p>21.8816702368699</text:p>
          </table:table-cell>
          <table:table-cell table:formula="of:=[.B23]" office:value-type="float" office:value="22.3" calcext:value-type="float">
            <text:p>22.3</text:p>
          </table:table-cell>
          <table:table-cell table:formula="of:=[.W49]+[.B62]" office:value-type="float" office:value="22.7183297631301" calcext:value-type="float">
            <text:p>22.7183297631301</text:p>
          </table:table-cell>
          <table:table-cell table:formula="of:=[.Z49]-[.D62]" office:value-type="float" office:value="19.4939394752473" calcext:value-type="float">
            <text:p>19.4939394752473</text:p>
          </table:table-cell>
          <table:table-cell table:formula="of:=[.D23]" office:value-type="float" office:value="20" calcext:value-type="float">
            <text:p>20</text:p>
          </table:table-cell>
          <table:table-cell table:formula="of:=[.Z49]+[.D62]" office:value-type="float" office:value="20.5060605247527" calcext:value-type="float">
            <text:p>20.5060605247527</text:p>
          </table:table-cell>
          <table:table-cell table:formula="of:=[.AC49]-[.H62]" office:value-type="float" office:value="19.4179125084992" calcext:value-type="float">
            <text:p>19.4179125084992</text:p>
          </table:table-cell>
          <table:table-cell table:formula="of:=[.H23]" office:value-type="float" office:value="20.1" calcext:value-type="float">
            <text:p>20.1</text:p>
          </table:table-cell>
          <table:table-cell table:formula="of:=[.AC49]+[.H62]" office:value-type="float" office:value="20.7820874915008" calcext:value-type="float">
            <text:p>20.7820874915008</text:p>
          </table:table-cell>
          <table:table-cell table:formula="of:=[.AF49]-[.R62]" office:value-type="float" office:value="37.2689202253134" calcext:value-type="float">
            <text:p>37.2689202253134</text:p>
          </table:table-cell>
          <table:table-cell table:formula="of:=[.R23]" office:value-type="float" office:value="40.9" calcext:value-type="float">
            <text:p>40.9</text:p>
          </table:table-cell>
          <table:table-cell table:formula="of:=[.AF49]+[.R62]" office:value-type="float" office:value="44.5310797746866" calcext:value-type="float">
            <text:p>44.5310797746866</text:p>
          </table:table-cell>
          <table:table-cell table:formula="of:=[.B36]" office:value-type="float" office:value="21" calcext:value-type="float">
            <text:p>21</text:p>
          </table:table-cell>
          <table:table-cell table:formula="of:=[.D36]" office:value-type="float" office:value="19" calcext:value-type="float">
            <text:p>19</text:p>
          </table:table-cell>
          <table:table-cell table:formula="of:=[.H36]" office:value-type="float" office:value="19" calcext:value-type="float">
            <text:p>19</text:p>
          </table:table-cell>
          <table:table-cell table:formula="of:=[.R36]" office:value-type="float" office:value="36" calcext:value-type="float">
            <text:p>36</text:p>
          </table:table-cell>
          <table:table-cell table:number-columns-repeated="987"/>
        </table:table-row>
        <table:table-row table:style-name="ro1">
          <table:table-cell/>
          <table:table-cell table:formula="of:=STDEVA([.B9];[$output_gcc_red_01.B9];[$output_gcc_red_02.B9];[$output_gcc_red_04.B9];[$output_gcc_red_04.B9];[$output_gcc_red_05.B9];[$output_gcc_red_06.B9];[$output_gcc_red_07.B9];[$output_gcc_red_08.B9];[$output_gcc_red_09.B9])" office:value-type="float" office:value="1.03279555898864" calcext:value-type="float">
            <text:p>1.03279555898864</text:p>
          </table:table-cell>
          <table:table-cell/>
          <table:table-cell table:formula="of:=STDEVA([.D9];[$output_gcc_red_01.D9];[$output_gcc_red_02.D9];[$output_gcc_red_04.D9];[$output_gcc_red_04.D9];[$output_gcc_red_05.D9];[$output_gcc_red_06.D9];[$output_gcc_red_07.D9];[$output_gcc_red_08.D9];[$output_gcc_red_09.D9])" office:value-type="float" office:value="0.699205898780101" calcext:value-type="float">
            <text:p>0.699205898780101</text:p>
          </table:table-cell>
          <table:table-cell/>
          <table:table-cell table:formula="of:=STDEVA([.F9];[$output_gcc_red_01.F9];[$output_gcc_red_02.F9];[$output_gcc_red_04.F9];[$output_gcc_red_04.F9];[$output_gcc_red_05.F9];[$output_gcc_red_06.F9];[$output_gcc_red_07.F9];[$output_gcc_red_08.F9];[$output_gcc_red_09.F9])" office:value-type="float" office:value="0.483045891539648" calcext:value-type="float">
            <text:p>0.483045891539648</text:p>
          </table:table-cell>
          <table:table-cell/>
          <table:table-cell table:formula="of:=STDEVA([.H9];[$output_gcc_red_01.H9];[$output_gcc_red_02.H9];[$output_gcc_red_04.H9];[$output_gcc_red_04.H9];[$output_gcc_red_05.H9];[$output_gcc_red_06.H9];[$output_gcc_red_07.H9];[$output_gcc_red_08.H9];[$output_gcc_red_09.H9])" office:value-type="float" office:value="0.421637021355784" calcext:value-type="float">
            <text:p>0.421637021355784</text:p>
          </table:table-cell>
          <table:table-cell/>
          <table:table-cell table:formula="of:=STDEVA([.J9];[$output_gcc_red_01.J9];[$output_gcc_red_02.J9];[$output_gcc_red_04.J9];[$output_gcc_red_04.J9];[$output_gcc_red_05.J9];[$output_gcc_red_06.J9];[$output_gcc_red_07.J9];[$output_gcc_red_08.J9];[$output_gcc_red_09.J9])" office:value-type="float" office:value="0.421637021355784" calcext:value-type="float">
            <text:p>0.421637021355784</text:p>
          </table:table-cell>
          <table:table-cell/>
          <table:table-cell table:formula="of:=STDEVA([.L9];[$output_gcc_red_01.L9];[$output_gcc_red_02.L9];[$output_gcc_red_04.L9];[$output_gcc_red_04.L9];[$output_gcc_red_05.L9];[$output_gcc_red_06.L9];[$output_gcc_red_07.L9];[$output_gcc_red_08.L9];[$output_gcc_red_09.L9])" office:value-type="float" office:value="0.699205898780101" calcext:value-type="float">
            <text:p>0.6992058987801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9];[$output_gcc_red_01.P9];[$output_gcc_red_02.P9];[$output_gcc_red_04.P9];[$output_gcc_red_04.P9];[$output_gcc_red_05.P9];[$output_gcc_red_06.P9];[$output_gcc_red_07.P9];[$output_gcc_red_08.P9];[$output_gcc_red_09.P9])" office:value-type="float" office:value="0.966091783079296" calcext:value-type="float">
            <text:p>0.966091783079296</text:p>
          </table:table-cell>
          <table:table-cell/>
          <table:table-cell table:formula="of:=STDEVA([.R9];[$output_gcc_red_01.R9];[$output_gcc_red_02.R9];[$output_gcc_red_04.R9];[$output_gcc_red_04.R9];[$output_gcc_red_05.R9];[$output_gcc_red_06.R9];[$output_gcc_red_07.R9];[$output_gcc_red_08.R9];[$output_gcc_red_09.R9])" office:value-type="float" office:value="4.50801754901445" calcext:value-type="float">
            <text:p>4.50801754901445</text:p>
          </table:table-cell>
          <table:table-cell/>
          <table:table-cell table:formula="of:=STDEVA([.T9];[$output_gcc_red_01.T9];[$output_gcc_red_02.T9];[$output_gcc_red_04.T9];[$output_gcc_red_04.T9];[$output_gcc_red_05.T9];[$output_gcc_red_06.T9];[$output_gcc_red_07.T9];[$output_gcc_red_08.T9];[$output_gcc_red_09.T9])" office:value-type="float" office:value="5.44569146716517" calcext:value-type="float">
            <text:p>5.44569146716517</text:p>
          </table:table-cell>
          <table:table-cell office:value-type="float" office:value="10110" calcext:value-type="float">
            <text:p>10110</text:p>
          </table:table-cell>
          <table:table-cell table:formula="of:=[.W50]-[.B63]" office:value-type="float" office:value="28.1598784431526" calcext:value-type="float">
            <text:p>28.1598784431526</text:p>
          </table:table-cell>
          <table:table-cell table:formula="of:=[.B24]" office:value-type="float" office:value="28.8" calcext:value-type="float">
            <text:p>28.8</text:p>
          </table:table-cell>
          <table:table-cell table:formula="of:=[.W50]+[.B63]" office:value-type="float" office:value="29.4401215568474" calcext:value-type="float">
            <text:p>29.4401215568474</text:p>
          </table:table-cell>
          <table:table-cell table:formula="of:=[.Z50]-[.D63]" office:value-type="float" office:value="25.966635657378" calcext:value-type="float">
            <text:p>25.966635657378</text:p>
          </table:table-cell>
          <table:table-cell table:formula="of:=[.D24]" office:value-type="float" office:value="26.4" calcext:value-type="float">
            <text:p>26.4</text:p>
          </table:table-cell>
          <table:table-cell table:formula="of:=[.Z50]+[.D63]" office:value-type="float" office:value="26.833364342622" calcext:value-type="float">
            <text:p>26.833364342622</text:p>
          </table:table-cell>
          <table:table-cell table:formula="of:=[.AC50]-[.H63]" office:value-type="float" office:value="25.938671468728" calcext:value-type="float">
            <text:p>25.938671468728</text:p>
          </table:table-cell>
          <table:table-cell table:formula="of:=[.H24]" office:value-type="float" office:value="26.2" calcext:value-type="float">
            <text:p>26.2</text:p>
          </table:table-cell>
          <table:table-cell table:formula="of:=[.AC50]+[.H63]" office:value-type="float" office:value="26.461328531272" calcext:value-type="float">
            <text:p>26.461328531272</text:p>
          </table:table-cell>
          <table:table-cell table:formula="of:=[.AF50]-[.R63]" office:value-type="float" office:value="44.3059531175791" calcext:value-type="float">
            <text:p>44.3059531175791</text:p>
          </table:table-cell>
          <table:table-cell table:formula="of:=[.R24]" office:value-type="float" office:value="47.1" calcext:value-type="float">
            <text:p>47.1</text:p>
          </table:table-cell>
          <table:table-cell table:formula="of:=[.AF50]+[.R63]" office:value-type="float" office:value="49.8940468824209" calcext:value-type="float">
            <text:p>49.8940468824209</text:p>
          </table:table-cell>
          <table:table-cell table:formula="of:=[.B37]" office:value-type="float" office:value="28" calcext:value-type="float">
            <text:p>28</text:p>
          </table:table-cell>
          <table:table-cell table:formula="of:=[.D37]" office:value-type="float" office:value="26" calcext:value-type="float">
            <text:p>26</text:p>
          </table:table-cell>
          <table:table-cell table:formula="of:=[.H37]" office:value-type="float" office:value="26" calcext:value-type="float">
            <text:p>26</text:p>
          </table:table-cell>
          <table:table-cell table:formula="of:=[.R37]" office:value-type="float" office:value="43" calcext:value-type="float">
            <text:p>43</text:p>
          </table:table-cell>
          <table:table-cell table:number-columns-repeated="987"/>
        </table:table-row>
        <table:table-row table:style-name="ro1">
          <table:table-cell/>
          <table:table-cell table:formula="of:=STDEVA([.B10];[$output_gcc_red_01.B10];[$output_gcc_red_02.B10];[$output_gcc_red_04.B10];[$output_gcc_red_04.B10];[$output_gcc_red_05.B10];[$output_gcc_red_06.B10];[$output_gcc_red_07.B10];[$output_gcc_red_08.B10];[$output_gcc_red_09.B10])" office:value-type="float" office:value="5.22387680644259" calcext:value-type="float">
            <text:p>5.22387680644259</text:p>
          </table:table-cell>
          <table:table-cell/>
          <table:table-cell table:formula="of:=STDEVA([.D10];[$output_gcc_red_01.D10];[$output_gcc_red_02.D10];[$output_gcc_red_04.D10];[$output_gcc_red_04.D10];[$output_gcc_red_05.D10];[$output_gcc_red_06.D10];[$output_gcc_red_07.D10];[$output_gcc_red_08.D10];[$output_gcc_red_09.D10])" office:value-type="float" office:value="0.567646212197547" calcext:value-type="float">
            <text:p>0.567646212197547</text:p>
          </table:table-cell>
          <table:table-cell/>
          <table:table-cell table:formula="of:=STDEVA([.F10];[$output_gcc_red_01.F10];[$output_gcc_red_02.F10];[$output_gcc_red_04.F10];[$output_gcc_red_04.F10];[$output_gcc_red_05.F10];[$output_gcc_red_06.F10];[$output_gcc_red_07.F10];[$output_gcc_red_08.F10];[$output_gcc_red_09.F10])" office:value-type="float" office:value="0.699205898780101" calcext:value-type="float">
            <text:p>0.699205898780101</text:p>
          </table:table-cell>
          <table:table-cell/>
          <table:table-cell table:formula="of:=STDEVA([.H10];[$output_gcc_red_01.H10];[$output_gcc_red_02.H10];[$output_gcc_red_04.H10];[$output_gcc_red_04.H10];[$output_gcc_red_05.H10];[$output_gcc_red_06.H10];[$output_gcc_red_07.H10];[$output_gcc_red_08.H10];[$output_gcc_red_09.H10])" office:value-type="float" office:value="0.316227766016838" calcext:value-type="float">
            <text:p>0.316227766016838</text:p>
          </table:table-cell>
          <table:table-cell/>
          <table:table-cell table:formula="of:=STDEVA([.J10];[$output_gcc_red_01.J10];[$output_gcc_red_02.J10];[$output_gcc_red_04.J10];[$output_gcc_red_04.J10];[$output_gcc_red_05.J10];[$output_gcc_red_06.J10];[$output_gcc_red_07.J10];[$output_gcc_red_08.J10];[$output_gcc_red_09.J10])" office:value-type="float" office:value="0.316227766016838" calcext:value-type="float">
            <text:p>0.316227766016838</text:p>
          </table:table-cell>
          <table:table-cell/>
          <table:table-cell table:formula="of:=STDEVA([.L10];[$output_gcc_red_01.L10];[$output_gcc_red_02.L10];[$output_gcc_red_04.L10];[$output_gcc_red_04.L10];[$output_gcc_red_05.L10];[$output_gcc_red_06.L10];[$output_gcc_red_07.L10];[$output_gcc_red_08.L10];[$output_gcc_red_09.L10])" office:value-type="float" office:value="0.632455532033676" calcext:value-type="float">
            <text:p>0.6324555320336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10];[$output_gcc_red_01.P10];[$output_gcc_red_02.P10];[$output_gcc_red_04.P10];[$output_gcc_red_04.P10];[$output_gcc_red_05.P10];[$output_gcc_red_06.P10];[$output_gcc_red_07.P10];[$output_gcc_red_08.P10];[$output_gcc_red_09.P10])" office:value-type="float" office:value="6.48074069840786" calcext:value-type="float">
            <text:p>6.48074069840786</text:p>
          </table:table-cell>
          <table:table-cell/>
          <table:table-cell table:formula="of:=STDEVA([.R10];[$output_gcc_red_01.R10];[$output_gcc_red_02.R10];[$output_gcc_red_04.R10];[$output_gcc_red_04.R10];[$output_gcc_red_05.R10];[$output_gcc_red_06.R10];[$output_gcc_red_07.R10];[$output_gcc_red_08.R10];[$output_gcc_red_09.R10])" office:value-type="float" office:value="4.00555170287995" calcext:value-type="float">
            <text:p>4.00555170287995</text:p>
          </table:table-cell>
          <table:table-cell/>
          <table:table-cell table:formula="of:=STDEVA([.T10];[$output_gcc_red_01.T10];[$output_gcc_red_02.T10];[$output_gcc_red_04.T10];[$output_gcc_red_04.T10];[$output_gcc_red_05.T10];[$output_gcc_red_06.T10];[$output_gcc_red_07.T10];[$output_gcc_red_08.T10];[$output_gcc_red_09.T10])" office:value-type="float" office:value="8.17584518226981" calcext:value-type="float">
            <text:p>8.17584518226981</text:p>
          </table:table-cell>
          <table:table-cell office:value-type="float" office:value="11540" calcext:value-type="float">
            <text:p>11540</text:p>
          </table:table-cell>
          <table:table-cell table:formula="of:=[.W51]-[.B64]" office:value-type="float" office:value="34.9622671059959" calcext:value-type="float">
            <text:p>34.9622671059959</text:p>
          </table:table-cell>
          <table:table-cell table:formula="of:=[.B25]" office:value-type="float" office:value="38.2" calcext:value-type="float">
            <text:p>38.2</text:p>
          </table:table-cell>
          <table:table-cell table:formula="of:=[.W51]+[.B64]" office:value-type="float" office:value="41.4377328940041" calcext:value-type="float">
            <text:p>41.4377328940041</text:p>
          </table:table-cell>
          <table:table-cell table:formula="of:=[.Z51]-[.D64]" office:value-type="float" office:value="33.7481756975735" calcext:value-type="float">
            <text:p>33.7481756975735</text:p>
          </table:table-cell>
          <table:table-cell table:formula="of:=[.D25]" office:value-type="float" office:value="34.1" calcext:value-type="float">
            <text:p>34.1</text:p>
          </table:table-cell>
          <table:table-cell table:formula="of:=[.Z51]+[.D64]" office:value-type="float" office:value="34.4518243024265" calcext:value-type="float">
            <text:p>34.4518243024265</text:p>
          </table:table-cell>
          <table:table-cell table:formula="of:=[.AC51]-[.H64]" office:value-type="float" office:value="33.904003601546" calcext:value-type="float">
            <text:p>33.904003601546</text:p>
          </table:table-cell>
          <table:table-cell table:formula="of:=[.H25]" office:value-type="float" office:value="34.1" calcext:value-type="float">
            <text:p>34.1</text:p>
          </table:table-cell>
          <table:table-cell table:formula="of:=[.AC51]+[.H64]" office:value-type="float" office:value="34.295996398454" calcext:value-type="float">
            <text:p>34.295996398454</text:p>
          </table:table-cell>
          <table:table-cell table:formula="of:=[.AF51]-[.R64]" office:value-type="float" office:value="51.1173789529159" calcext:value-type="float">
            <text:p>51.1173789529159</text:p>
          </table:table-cell>
          <table:table-cell table:formula="of:=[.R25]" office:value-type="float" office:value="53.6" calcext:value-type="float">
            <text:p>53.6</text:p>
          </table:table-cell>
          <table:table-cell table:formula="of:=[.AF51]+[.R64]" office:value-type="float" office:value="56.0826210470841" calcext:value-type="float">
            <text:p>56.0826210470841</text:p>
          </table:table-cell>
          <table:table-cell table:formula="of:=[.B38]" office:value-type="float" office:value="36" calcext:value-type="float">
            <text:p>36</text:p>
          </table:table-cell>
          <table:table-cell table:formula="of:=[.D38]" office:value-type="float" office:value="33" calcext:value-type="float">
            <text:p>33</text:p>
          </table:table-cell>
          <table:table-cell table:formula="of:=[.H38]" office:value-type="float" office:value="34" calcext:value-type="float">
            <text:p>34</text:p>
          </table:table-cell>
          <table:table-cell table:formula="of:=[.R38]" office:value-type="float" office:value="50" calcext:value-type="float">
            <text:p>50</text:p>
          </table:table-cell>
          <table:table-cell table:number-columns-repeated="987"/>
        </table:table-row>
        <table:table-row table:style-name="ro1">
          <table:table-cell/>
          <table:table-cell table:formula="of:=STDEVA([.B11];[$output_gcc_red_01.B11];[$output_gcc_red_02.B11];[$output_gcc_red_04.B11];[$output_gcc_red_04.B11];[$output_gcc_red_05.B11];[$output_gcc_red_06.B11];[$output_gcc_red_07.B11];[$output_gcc_red_08.B11];[$output_gcc_red_09.B11])" office:value-type="float" office:value="1.88561808316413" calcext:value-type="float">
            <text:p>1.88561808316413</text:p>
          </table:table-cell>
          <table:table-cell/>
          <table:table-cell table:formula="of:=STDEVA([.D11];[$output_gcc_red_01.D11];[$output_gcc_red_02.D11];[$output_gcc_red_04.D11];[$output_gcc_red_04.D11];[$output_gcc_red_05.D11];[$output_gcc_red_06.D11];[$output_gcc_red_07.D11];[$output_gcc_red_08.D11];[$output_gcc_red_09.D11])" office:value-type="float" office:value="0.823272602348565" calcext:value-type="float">
            <text:p>0.823272602348565</text:p>
          </table:table-cell>
          <table:table-cell/>
          <table:table-cell table:formula="of:=STDEVA([.F11];[$output_gcc_red_01.F11];[$output_gcc_red_02.F11];[$output_gcc_red_04.F11];[$output_gcc_red_04.F11];[$output_gcc_red_05.F11];[$output_gcc_red_06.F11];[$output_gcc_red_07.F11];[$output_gcc_red_08.F11];[$output_gcc_red_09.F11])" office:value-type="float" office:value="0.516397779494322" calcext:value-type="float">
            <text:p>0.516397779494322</text:p>
          </table:table-cell>
          <table:table-cell/>
          <table:table-cell table:formula="of:=STDEVA([.H11];[$output_gcc_red_01.H11];[$output_gcc_red_02.H11];[$output_gcc_red_04.H11];[$output_gcc_red_04.H11];[$output_gcc_red_05.H11];[$output_gcc_red_06.H11];[$output_gcc_red_07.H11];[$output_gcc_red_08.H11];[$output_gcc_red_09.H11])" office:value-type="float" office:value="1.44913767461894" calcext:value-type="float">
            <text:p>1.44913767461894</text:p>
          </table:table-cell>
          <table:table-cell/>
          <table:table-cell table:formula="of:=STDEVA([.J11];[$output_gcc_red_01.J11];[$output_gcc_red_02.J11];[$output_gcc_red_04.J11];[$output_gcc_red_04.J11];[$output_gcc_red_05.J11];[$output_gcc_red_06.J11];[$output_gcc_red_07.J11];[$output_gcc_red_08.J11];[$output_gcc_red_09.J11])" office:value-type="float" office:value="0.516397779494322" calcext:value-type="float">
            <text:p>0.516397779494322</text:p>
          </table:table-cell>
          <table:table-cell/>
          <table:table-cell table:formula="of:=STDEVA([.L11];[$output_gcc_red_01.L11];[$output_gcc_red_02.L11];[$output_gcc_red_04.L11];[$output_gcc_red_04.L11];[$output_gcc_red_05.L11];[$output_gcc_red_06.L11];[$output_gcc_red_07.L11];[$output_gcc_red_08.L11];[$output_gcc_red_09.L11])" office:value-type="float" office:value="0.875595035770913" calcext:value-type="float">
            <text:p>0.875595035770913</text:p>
          </table:table-cell>
          <table:table-cell/>
          <table:table-cell table:formula="of:=STDEVA([.N11];[$output_gcc_red_01.N11];[$output_gcc_red_02.N11];[$output_gcc_red_04.N11];[$output_gcc_red_04.N11];[$output_gcc_red_05.N11];[$output_gcc_red_06.N11];[$output_gcc_red_07.N11];[$output_gcc_red_08.N11];[$output_gcc_red_09.N11])" office:value-type="float" office:value="0.516397779494322" calcext:value-type="float">
            <text:p>0.516397779494322</text:p>
          </table:table-cell>
          <table:table-cell/>
          <table:table-cell table:formula="of:=STDEVA([.P11];[$output_gcc_red_01.P11];[$output_gcc_red_02.P11];[$output_gcc_red_04.P11];[$output_gcc_red_04.P11];[$output_gcc_red_05.P11];[$output_gcc_red_06.P11];[$output_gcc_red_07.P11];[$output_gcc_red_08.P11];[$output_gcc_red_09.P11])" office:value-type="float" office:value="1.47572957474524" calcext:value-type="float">
            <text:p>1.47572957474524</text:p>
          </table:table-cell>
          <table:table-cell/>
          <table:table-cell table:formula="of:=STDEVA([.R11];[$output_gcc_red_01.R11];[$output_gcc_red_02.R11];[$output_gcc_red_04.R11];[$output_gcc_red_04.R11];[$output_gcc_red_05.R11];[$output_gcc_red_06.R11];[$output_gcc_red_07.R11];[$output_gcc_red_08.R11];[$output_gcc_red_09.R11])" office:value-type="float" office:value="4.48330235429198" calcext:value-type="float">
            <text:p>4.48330235429198</text:p>
          </table:table-cell>
          <table:table-cell/>
          <table:table-cell table:formula="of:=STDEVA([.T11];[$output_gcc_red_01.T11];[$output_gcc_red_02.T11];[$output_gcc_red_04.T11];[$output_gcc_red_04.T11];[$output_gcc_red_05.T11];[$output_gcc_red_06.T11];[$output_gcc_red_07.T11];[$output_gcc_red_08.T11];[$output_gcc_red_09.T11])" office:value-type="float" office:value="8.13497251241686" calcext:value-type="float">
            <text:p>8.13497251241686</text:p>
          </table:table-cell>
          <table:table-cell office:value-type="float" office:value="12970" calcext:value-type="float">
            <text:p>12970</text:p>
          </table:table-cell>
          <table:table-cell table:formula="of:=[.W52]-[.B65]" office:value-type="float" office:value="45.8313032792312" calcext:value-type="float">
            <text:p>45.8313032792312</text:p>
          </table:table-cell>
          <table:table-cell table:formula="of:=[.B26]" office:value-type="float" office:value="47" calcext:value-type="float">
            <text:p>47</text:p>
          </table:table-cell>
          <table:table-cell table:formula="of:=[.W52]+[.B65]" office:value-type="float" office:value="48.1686967207688" calcext:value-type="float">
            <text:p>48.1686967207688</text:p>
          </table:table-cell>
          <table:table-cell table:formula="of:=[.Z52]-[.D65]" office:value-type="float" office:value="42.7897397308319" calcext:value-type="float">
            <text:p>42.7897397308319</text:p>
          </table:table-cell>
          <table:table-cell table:formula="of:=[.D26]" office:value-type="float" office:value="43.3" calcext:value-type="float">
            <text:p>43.3</text:p>
          </table:table-cell>
          <table:table-cell table:formula="of:=[.Z52]+[.D65]" office:value-type="float" office:value="43.8102602691681" calcext:value-type="float">
            <text:p>43.8102602691681</text:p>
          </table:table-cell>
          <table:table-cell table:formula="of:=[.AC52]-[.H65]" office:value-type="float" office:value="42.2018316681458" calcext:value-type="float">
            <text:p>42.2018316681458</text:p>
          </table:table-cell>
          <table:table-cell table:formula="of:=[.H26]" office:value-type="float" office:value="43.1" calcext:value-type="float">
            <text:p>43.1</text:p>
          </table:table-cell>
          <table:table-cell table:formula="of:=[.AC52]+[.H65]" office:value-type="float" office:value="43.9981683318542" calcext:value-type="float">
            <text:p>43.9981683318542</text:p>
          </table:table-cell>
          <table:table-cell table:formula="of:=[.AF52]-[.R65]" office:value-type="float" office:value="61.1212714724905" calcext:value-type="float">
            <text:p>61.1212714724905</text:p>
          </table:table-cell>
          <table:table-cell table:formula="of:=[.R26]" office:value-type="float" office:value="63.9" calcext:value-type="float">
            <text:p>63.9</text:p>
          </table:table-cell>
          <table:table-cell table:formula="of:=[.AF52]+[.R65]" office:value-type="float" office:value="66.6787285275095" calcext:value-type="float">
            <text:p>66.6787285275095</text:p>
          </table:table-cell>
          <table:table-cell table:formula="of:=[.B39]" office:value-type="float" office:value="46" calcext:value-type="float">
            <text:p>46</text:p>
          </table:table-cell>
          <table:table-cell table:formula="of:=[.D39]" office:value-type="float" office:value="42" calcext:value-type="float">
            <text:p>42</text:p>
          </table:table-cell>
          <table:table-cell table:formula="of:=[.H39]" office:value-type="float" office:value="42" calcext:value-type="float">
            <text:p>42</text:p>
          </table:table-cell>
          <table:table-cell table:formula="of:=[.R39]" office:value-type="float" office:value="59" calcext:value-type="float">
            <text:p>59</text:p>
          </table:table-cell>
          <table:table-cell table:number-columns-repeated="987"/>
        </table:table-row>
        <table:table-row table:style-name="ro1">
          <table:table-cell/>
          <table:table-cell table:formula="of:=STDEVA([.B12];[$output_gcc_red_01.B12];[$output_gcc_red_02.B12];[$output_gcc_red_04.B12];[$output_gcc_red_04.B12];[$output_gcc_red_05.B12];[$output_gcc_red_06.B12];[$output_gcc_red_07.B12];[$output_gcc_red_08.B12];[$output_gcc_red_09.B12])" office:value-type="float" office:value="2.76686746259295" calcext:value-type="float">
            <text:p>2.76686746259295</text:p>
          </table:table-cell>
          <table:table-cell/>
          <table:table-cell table:formula="of:=STDEVA([.D12];[$output_gcc_red_01.D12];[$output_gcc_red_02.D12];[$output_gcc_red_04.D12];[$output_gcc_red_04.D12];[$output_gcc_red_05.D12];[$output_gcc_red_06.D12];[$output_gcc_red_07.D12];[$output_gcc_red_08.D12];[$output_gcc_red_09.D12])" office:value-type="float" office:value="0.674948557710553" calcext:value-type="float">
            <text:p>0.6749485577105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H12];[$output_gcc_red_01.H12];[$output_gcc_red_02.H12];[$output_gcc_red_04.H12];[$output_gcc_red_04.H12];[$output_gcc_red_05.H12];[$output_gcc_red_06.H12];[$output_gcc_red_07.H12];[$output_gcc_red_08.H12];[$output_gcc_red_09.H12])" office:value-type="float" office:value="0.316227766016838" calcext:value-type="float">
            <text:p>0.316227766016838</text:p>
          </table:table-cell>
          <table:table-cell/>
          <table:table-cell table:formula="of:=STDEVA([.J12];[$output_gcc_red_01.J12];[$output_gcc_red_02.J12];[$output_gcc_red_04.J12];[$output_gcc_red_04.J12];[$output_gcc_red_05.J12];[$output_gcc_red_06.J12];[$output_gcc_red_07.J12];[$output_gcc_red_08.J12];[$output_gcc_red_09.J12])" office:value-type="float" office:value="0.316227766016838" calcext:value-type="float">
            <text:p>0.316227766016838</text:p>
          </table:table-cell>
          <table:table-cell/>
          <table:table-cell table:formula="of:=STDEVA([.L12];[$output_gcc_red_01.L12];[$output_gcc_red_02.L12];[$output_gcc_red_04.L12];[$output_gcc_red_04.L12];[$output_gcc_red_05.L12];[$output_gcc_red_06.L12];[$output_gcc_red_07.L12];[$output_gcc_red_08.L12];[$output_gcc_red_09.L12])" office:value-type="float" office:value="0.632455532033676" calcext:value-type="float">
            <text:p>0.632455532033676</text:p>
          </table:table-cell>
          <table:table-cell/>
          <table:table-cell table:formula="of:=STDEVA([.N12];[$output_gcc_red_01.N12];[$output_gcc_red_02.N12];[$output_gcc_red_04.N12];[$output_gcc_red_04.N12];[$output_gcc_red_05.N12];[$output_gcc_red_06.N12];[$output_gcc_red_07.N12];[$output_gcc_red_08.N12];[$output_gcc_red_09.N12])" office:value-type="float" office:value="0.674948557710553" calcext:value-type="float">
            <text:p>0.674948557710553</text:p>
          </table:table-cell>
          <table:table-cell/>
          <table:table-cell table:formula="of:=STDEVA([.P12];[$output_gcc_red_01.P12];[$output_gcc_red_02.P12];[$output_gcc_red_04.P12];[$output_gcc_red_04.P12];[$output_gcc_red_05.P12];[$output_gcc_red_06.P12];[$output_gcc_red_07.P12];[$output_gcc_red_08.P12];[$output_gcc_red_09.P12])" office:value-type="float" office:value="1.523883926755" calcext:value-type="float">
            <text:p>1.523883926755</text:p>
          </table:table-cell>
          <table:table-cell/>
          <table:table-cell table:formula="of:=STDEVA([.R12];[$output_gcc_red_01.R12];[$output_gcc_red_02.R12];[$output_gcc_red_04.R12];[$output_gcc_red_04.R12];[$output_gcc_red_05.R12];[$output_gcc_red_06.R12];[$output_gcc_red_07.R12];[$output_gcc_red_08.R12];[$output_gcc_red_09.R12])" office:value-type="float" office:value="4.34741302385683" calcext:value-type="float">
            <text:p>4.34741302385683</text:p>
          </table:table-cell>
          <table:table-cell/>
          <table:table-cell table:formula="of:=STDEVA([.T12];[$output_gcc_red_01.T12];[$output_gcc_red_02.T12];[$output_gcc_red_04.T12];[$output_gcc_red_04.T12];[$output_gcc_red_05.T12];[$output_gcc_red_06.T12];[$output_gcc_red_07.T12];[$output_gcc_red_08.T12];[$output_gcc_red_09.T12])" office:value-type="float" office:value="10.3435433430179" calcext:value-type="float">
            <text:p>10.3435433430179</text:p>
          </table:table-cell>
          <table:table-cell office:value-type="float" office:value="14400" calcext:value-type="float">
            <text:p>14400</text:p>
          </table:table-cell>
          <table:table-cell table:formula="of:=[.W53]-[.B66]" office:value-type="float" office:value="55.3851092916398" calcext:value-type="float">
            <text:p>55.3851092916398</text:p>
          </table:table-cell>
          <table:table-cell table:formula="of:=[.B27]" office:value-type="float" office:value="57.1" calcext:value-type="float">
            <text:p>57.1</text:p>
          </table:table-cell>
          <table:table-cell table:formula="of:=[.W53]+[.B66]" office:value-type="float" office:value="58.8148907083602" calcext:value-type="float">
            <text:p>58.8148907083602</text:p>
          </table:table-cell>
          <table:table-cell table:formula="of:=[.Z53]-[.D66]" office:value-type="float" office:value="51.8816702368699" calcext:value-type="float">
            <text:p>51.8816702368699</text:p>
          </table:table-cell>
          <table:table-cell table:formula="of:=[.D27]" office:value-type="float" office:value="52.3" calcext:value-type="float">
            <text:p>52.3</text:p>
          </table:table-cell>
          <table:table-cell table:formula="of:=[.Z53]+[.D66]" office:value-type="float" office:value="52.7183297631301" calcext:value-type="float">
            <text:p>52.7183297631301</text:p>
          </table:table-cell>
          <table:table-cell table:formula="of:=[.AC53]-[.H66]" office:value-type="float" office:value="51.904003601546" calcext:value-type="float">
            <text:p>51.904003601546</text:p>
          </table:table-cell>
          <table:table-cell table:formula="of:=[.H27]" office:value-type="float" office:value="52.1" calcext:value-type="float">
            <text:p>52.1</text:p>
          </table:table-cell>
          <table:table-cell table:formula="of:=[.AC53]+[.H66]" office:value-type="float" office:value="52.295996398454" calcext:value-type="float">
            <text:p>52.295996398454</text:p>
          </table:table-cell>
          <table:table-cell table:formula="of:=[.AF53]-[.R66]" office:value-type="float" office:value="71.0054950044374" calcext:value-type="float">
            <text:p>71.0054950044374</text:p>
          </table:table-cell>
          <table:table-cell table:formula="of:=[.R27]" office:value-type="float" office:value="73.7" calcext:value-type="float">
            <text:p>73.7</text:p>
          </table:table-cell>
          <table:table-cell table:formula="of:=[.AF53]+[.R66]" office:value-type="float" office:value="76.3945049955626" calcext:value-type="float">
            <text:p>76.3945049955626</text:p>
          </table:table-cell>
          <table:table-cell table:formula="of:=[.B40]" office:value-type="float" office:value="55" calcext:value-type="float">
            <text:p>55</text:p>
          </table:table-cell>
          <table:table-cell table:formula="of:=[.D40]" office:value-type="float" office:value="52" calcext:value-type="float">
            <text:p>52</text:p>
          </table:table-cell>
          <table:table-cell table:formula="of:=[.H40]" office:value-type="float" office:value="52" calcext:value-type="float">
            <text:p>52</text:p>
          </table:table-cell>
          <table:table-cell table:formula="of:=[.R40]" office:value-type="float" office:value="69" calcext:value-type="float">
            <text:p>69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3];10)" office:value-type="float" office:value="0.619795032304561" calcext:value-type="float">
            <text:p>0.619795032304561</text:p>
          </table:table-cell>
          <table:table-cell/>
          <table:table-cell table:formula="of:=CONFIDENCE(0.05;[.D43];10)" office:value-type="float" office:value="0.619795032304561" calcext:value-type="float">
            <text:p>0.619795032304561</text:p>
          </table:table-cell>
          <table:table-cell/>
          <table:table-cell table:formula="of:=CONFIDENCE(0.05;[.F43];10)" office:value-type="float" office:value="0.619795032304561" calcext:value-type="float">
            <text:p>0.619795032304561</text:p>
          </table:table-cell>
          <table:table-cell/>
          <table:table-cell table:formula="of:=CONFIDENCE(0.05;[.H43];10)" office:value-type="float" office:value="0.619795032304561" calcext:value-type="float">
            <text:p>0.619795032304561</text:p>
          </table:table-cell>
          <table:table-cell/>
          <table:table-cell table:formula="of:=CONFIDENCE(0.05;[.J43];10)" office:value-type="float" office:value="0.619795032304561" calcext:value-type="float">
            <text:p>0.619795032304561</text:p>
          </table:table-cell>
          <table:table-cell/>
          <table:table-cell table:formula="of:=CONFIDENCE(0.05;[.L43];10)" office:value-type="float" office:value="0.619795032304561" calcext:value-type="float">
            <text:p>0.619795032304561</text:p>
          </table:table-cell>
          <table:table-cell/>
          <table:table-cell table:formula="of:=CONFIDENCE(0.05;[.N43];10)" office:value-type="float" office:value="0.619795032304561" calcext:value-type="float">
            <text:p>0.619795032304561</text:p>
          </table:table-cell>
          <table:table-cell/>
          <table:table-cell table:formula="of:=CONFIDENCE(0.05;[.P43];10)" office:value-type="float" office:value="3.00882667398813" calcext:value-type="float">
            <text:p>3.00882667398813</text:p>
          </table:table-cell>
          <table:table-cell/>
          <table:table-cell table:formula="of:=CONFIDENCE(0.05;[.R43];10)" office:value-type="float" office:value="1.74816872933968" calcext:value-type="float">
            <text:p>1.74816872933968</text:p>
          </table:table-cell>
          <table:table-cell/>
          <table:table-cell table:formula="of:=CONFIDENCE(0.05;[.T43];10)" office:value-type="float" office:value="7.374432319731" calcext:value-type="float">
            <text:p>7.374432319731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4];10)" office:value-type="float" office:value="0.619795032304561" calcext:value-type="float">
            <text:p>0.619795032304561</text:p>
          </table:table-cell>
          <table:table-cell/>
          <table:table-cell table:formula="of:=CONFIDENCE(0.05;[.D44];10)" office:value-type="float" office:value="0.619795032304561" calcext:value-type="float">
            <text:p>0.619795032304561</text:p>
          </table:table-cell>
          <table:table-cell/>
          <table:table-cell table:formula="of:=CONFIDENCE(0.05;[.F44];10)" office:value-type="float" office:value="0.619795032304561" calcext:value-type="float">
            <text:p>0.619795032304561</text:p>
          </table:table-cell>
          <table:table-cell/>
          <table:table-cell table:formula="of:=CONFIDENCE(0.05;[.H44];10)" office:value-type="float" office:value="0.391992796908011" calcext:value-type="float">
            <text:p>0.391992796908011</text:p>
          </table:table-cell>
          <table:table-cell/>
          <table:table-cell table:formula="of:=CONFIDENCE(0.05;[.J44];10)" office:value-type="float" office:value="0.619795032304561" calcext:value-type="float">
            <text:p>0.619795032304561</text:p>
          </table:table-cell>
          <table:table-cell/>
          <table:table-cell table:formula="of:=CONFIDENCE(0.05;[.L44];10)" office:value-type="float" office:value="0.619795032304561" calcext:value-type="float">
            <text:p>0.619795032304561</text:p>
          </table:table-cell>
          <table:table-cell/>
          <table:table-cell table:formula="of:=CONFIDENCE(0.05;[.N44];10)" office:value-type="float" office:value="0.619795032304561" calcext:value-type="float">
            <text:p>0.619795032304561</text:p>
          </table:table-cell>
          <table:table-cell/>
          <table:table-cell table:formula="of:=CONFIDENCE(0.05;[.P44];10)" office:value-type="float" office:value="1.17597839072403" calcext:value-type="float">
            <text:p>1.17597839072403</text:p>
          </table:table-cell>
          <table:table-cell/>
          <table:table-cell table:formula="of:=CONFIDENCE(0.05;[.R44];10)" office:value-type="float" office:value="1.77842657866577" calcext:value-type="float">
            <text:p>1.77842657866577</text:p>
          </table:table-cell>
          <table:table-cell/>
          <table:table-cell table:formula="of:=CONFIDENCE(0.05;[.T44];10)" office:value-type="float" office:value="3.13049329664648" calcext:value-type="float">
            <text:p>3.13049329664648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5];10)" office:value-type="float" office:value="0.619795032304561" calcext:value-type="float">
            <text:p>0.619795032304561</text:p>
          </table:table-cell>
          <table:table-cell/>
          <table:table-cell table:formula="of:=CONFIDENCE(0.05;[.D45];10)" office:value-type="float" office:value="0.619795032304561" calcext:value-type="float">
            <text:p>0.619795032304561</text:p>
          </table:table-cell>
          <table:table-cell/>
          <table:table-cell table:formula="of:=CONFIDENCE(0.05;[.F45];10)" office:value-type="float" office:value="0.619795032304561" calcext:value-type="float">
            <text:p>0.619795032304561</text:p>
          </table:table-cell>
          <table:table-cell/>
          <table:table-cell table:formula="of:=CONFIDENCE(0.05;[.H45];10)" office:value-type="float" office:value="0.619795032304561" calcext:value-type="float">
            <text:p>0.619795032304561</text:p>
          </table:table-cell>
          <table:table-cell/>
          <table:table-cell table:formula="of:=CONFIDENCE(0.05;[.J45];10)" office:value-type="float" office:value="0.195996398454005" calcext:value-type="float">
            <text:p>0.195996398454005</text:p>
          </table:table-cell>
          <table:table-cell/>
          <table:table-cell table:formula="of:=CONFIDENCE(0.05;[.L45];10)" office:value-type="float" office:value="0.619795032304561" calcext:value-type="float">
            <text:p>0.619795032304561</text:p>
          </table:table-cell>
          <table:table-cell/>
          <table:table-cell table:formula="of:=CONFIDENCE(0.05;[.N45];10)" office:value-type="float" office:value="0.619795032304561" calcext:value-type="float">
            <text:p>0.619795032304561</text:p>
          </table:table-cell>
          <table:table-cell/>
          <table:table-cell table:formula="of:=CONFIDENCE(0.05;[.P45];10)" office:value-type="float" office:value="2.26411425989003" calcext:value-type="float">
            <text:p>2.26411425989003</text:p>
          </table:table-cell>
          <table:table-cell/>
          <table:table-cell table:formula="of:=CONFIDENCE(0.05;[.R45];10)" office:value-type="float" office:value="1.34527095163197" calcext:value-type="float">
            <text:p>1.34527095163197</text:p>
          </table:table-cell>
          <table:table-cell/>
          <table:table-cell table:formula="of:=CONFIDENCE(0.05;[.T45];10)" office:value-type="float" office:value="7.00273917763255" calcext:value-type="float">
            <text:p>7.00273917763255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6];10)" office:value-type="float" office:value="0.195996398454005" calcext:value-type="float">
            <text:p>0.195996398454005</text:p>
          </table:table-cell>
          <table:table-cell/>
          <table:table-cell table:formula="of:=CONFIDENCE(0.05;[.D46];10)" office:value-type="float" office:value="0.619795032304561" calcext:value-type="float">
            <text:p>0.619795032304561</text:p>
          </table:table-cell>
          <table:table-cell/>
          <table:table-cell table:formula="of:=CONFIDENCE(0.05;[.F46];10)" office:value-type="float" office:value="0.261328531272007" calcext:value-type="float">
            <text:p>0.261328531272007</text:p>
          </table:table-cell>
          <table:table-cell/>
          <table:table-cell table:formula="of:=CONFIDENCE(0.05;[.H46];10)" office:value-type="float" office:value="0.195996398454005" calcext:value-type="float">
            <text:p>0.195996398454005</text:p>
          </table:table-cell>
          <table:table-cell/>
          <table:table-cell table:formula="of:=CONFIDENCE(0.05;[.J46];10)" office:value-type="float" office:value="0.195996398454005" calcext:value-type="float">
            <text:p>0.195996398454005</text:p>
          </table:table-cell>
          <table:table-cell/>
          <table:table-cell table:formula="of:=CONFIDENCE(0.05;[.L46];10)" office:value-type="float" office:value="0.488900914704345" calcext:value-type="float">
            <text:p>0.488900914704345</text:p>
          </table:table-cell>
          <table:table-cell/>
          <table:table-cell table:formula="of:=CONFIDENCE(0.05;[.N46];10)" office:value-type="float" office:value="2.6968800555174" calcext:value-type="float">
            <text:p>2.6968800555174</text:p>
          </table:table-cell>
          <table:table-cell/>
          <table:table-cell table:formula="of:=CONFIDENCE(0.05;[.P46];10)" office:value-type="float" office:value="1.02260963067268" calcext:value-type="float">
            <text:p>1.02260963067268</text:p>
          </table:table-cell>
          <table:table-cell/>
          <table:table-cell table:formula="of:=CONFIDENCE(0.05;[.R46];10)" office:value-type="float" office:value="2.47573442897182" calcext:value-type="float">
            <text:p>2.47573442897182</text:p>
          </table:table-cell>
          <table:table-cell/>
          <table:table-cell table:formula="of:=CONFIDENCE(0.05;[.T46];10)" office:value-type="float" office:value="5.00292298167896" calcext:value-type="float">
            <text:p>5.00292298167896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7];10)" office:value-type="float" office:value="0.320060778423687" calcext:value-type="float">
            <text:p>0.320060778423687</text:p>
          </table:table-cell>
          <table:table-cell/>
          <table:table-cell table:formula="of:=CONFIDENCE(0.05;[.D47];10)" office:value-type="float" office:value="0.261328531272007" calcext:value-type="float">
            <text:p>0.261328531272007</text:p>
          </table:table-cell>
          <table:table-cell/>
          <table:table-cell table:formula="of:=CONFIDENCE(0.05;[.F47];10)" office:value-type="float" office:value="0.433364342621953" calcext:value-type="float">
            <text:p>0.433364342621953</text:p>
          </table:table-cell>
          <table:table-cell/>
          <table:table-cell table:formula="of:=CONFIDENCE(0.05;[.H47];10)" office:value-type="float" office:value="0.510260269168089" calcext:value-type="float">
            <text:p>0.510260269168089</text:p>
          </table:table-cell>
          <table:table-cell/>
          <table:table-cell table:formula="of:=CONFIDENCE(0.05;[.J47];10)" office:value-type="float" office:value="0.438261270288291" calcext:value-type="float">
            <text:p>0.438261270288291</text:p>
          </table:table-cell>
          <table:table-cell/>
          <table:table-cell table:formula="of:=CONFIDENCE(0.05;[.L47];10)" office:value-type="float" office:value="0.326660664090009" calcext:value-type="float">
            <text:p>0.326660664090009</text:p>
          </table:table-cell>
          <table:table-cell/>
          <table:table-cell table:formula="of:=CONFIDENCE(0.05;[.N47];10)" office:value-type="float" office:value="0.326660664090009" calcext:value-type="float">
            <text:p>0.326660664090009</text:p>
          </table:table-cell>
          <table:table-cell/>
          <table:table-cell table:formula="of:=CONFIDENCE(0.05;[.P47];10)" office:value-type="float" office:value="2.69450499556262" calcext:value-type="float">
            <text:p>2.69450499556262</text:p>
          </table:table-cell>
          <table:table-cell/>
          <table:table-cell table:formula="of:=CONFIDENCE(0.05;[.R47];10)" office:value-type="float" office:value="1.2134905086565" calcext:value-type="float">
            <text:p>1.2134905086565</text:p>
          </table:table-cell>
          <table:table-cell/>
          <table:table-cell table:formula="of:=CONFIDENCE(0.05;[.T47];10)" office:value-type="float" office:value="6.73554961917716" calcext:value-type="float">
            <text:p>6.73554961917716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8];10)" office:value-type="float" office:value="0.640121556847374" calcext:value-type="float">
            <text:p>0.640121556847374</text:p>
          </table:table-cell>
          <table:table-cell/>
          <table:table-cell table:formula="of:=CONFIDENCE(0.05;[.D48];10)" office:value-type="float" office:value="0.299389443951402" calcext:value-type="float">
            <text:p>0.299389443951402</text:p>
          </table:table-cell>
          <table:table-cell/>
          <table:table-cell table:formula="of:=CONFIDENCE(0.05;[.F48];10)" office:value-type="float" office:value="0.261328531272007" calcext:value-type="float">
            <text:p>0.261328531272007</text:p>
          </table:table-cell>
          <table:table-cell/>
          <table:table-cell table:formula="of:=CONFIDENCE(0.05;[.H48];10)" office:value-type="float" office:value="0.195996398454005" calcext:value-type="float">
            <text:p>0.195996398454005</text:p>
          </table:table-cell>
          <table:table-cell/>
          <table:table-cell table:formula="of:=CONFIDENCE(0.05;[.J48];10)" office:value-type="float" office:value="0.299389443951402" calcext:value-type="float">
            <text:p>0.299389443951402</text:p>
          </table:table-cell>
          <table:table-cell/>
          <table:table-cell table:formula="of:=CONFIDENCE(0.05;[.L48];10)" office:value-type="float" office:value="0.391992796908011" calcext:value-type="float">
            <text:p>0.391992796908011</text:p>
          </table:table-cell>
          <table:table-cell/>
          <table:table-cell table:formula="of:=CONFIDENCE(0.05;[.N48];10)" office:value-type="float" office:value="1.37197478917804" calcext:value-type="float">
            <text:p>1.37197478917804</text:p>
          </table:table-cell>
          <table:table-cell/>
          <table:table-cell table:formula="of:=CONFIDENCE(0.05;[.P48];10)" office:value-type="float" office:value="2.93340548822607" calcext:value-type="float">
            <text:p>2.93340548822607</text:p>
          </table:table-cell>
          <table:table-cell/>
          <table:table-cell table:formula="of:=CONFIDENCE(0.05;[.R48];10)" office:value-type="float" office:value="1.30827494013994" calcext:value-type="float">
            <text:p>1.30827494013994</text:p>
          </table:table-cell>
          <table:table-cell/>
          <table:table-cell table:formula="of:=CONFIDENCE(0.05;[.T48];10)" office:value-type="float" office:value="2.73225821892482" calcext:value-type="float">
            <text:p>2.73225821892482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9];10)" office:value-type="float" office:value="0.418329763130129" calcext:value-type="float">
            <text:p>0.418329763130129</text:p>
          </table:table-cell>
          <table:table-cell/>
          <table:table-cell table:formula="of:=CONFIDENCE(0.05;[.D49];10)" office:value-type="float" office:value="0.506060524752664" calcext:value-type="float">
            <text:p>0.506060524752664</text:p>
          </table:table-cell>
          <table:table-cell/>
          <table:table-cell table:formula="of:=CONFIDENCE(0.05;[.F49];10)" office:value-type="float" office:value="0.898168331854205" calcext:value-type="float">
            <text:p>0.898168331854205</text:p>
          </table:table-cell>
          <table:table-cell/>
          <table:table-cell table:formula="of:=CONFIDENCE(0.05;[.H49];10)" office:value-type="float" office:value="0.682087491500792" calcext:value-type="float">
            <text:p>0.682087491500792</text:p>
          </table:table-cell>
          <table:table-cell/>
          <table:table-cell table:formula="of:=CONFIDENCE(0.05;[.J49];10)" office:value-type="float" office:value="0.783985593816021" calcext:value-type="float">
            <text:p>0.783985593816021</text:p>
          </table:table-cell>
          <table:table-cell/>
          <table:table-cell table:formula="of:=CONFIDENCE(0.05;[.L49];10)" office:value-type="float" office:value="0.299389443951402" calcext:value-type="float">
            <text:p>0.299389443951402</text:p>
          </table:table-cell>
          <table:table-cell/>
          <table:table-cell table:formula="of:=CONFIDENCE(0.05;[.N49];10)" office:value-type="float" office:value="2.03370859850029" calcext:value-type="float">
            <text:p>2.03370859850029</text:p>
          </table:table-cell>
          <table:table-cell/>
          <table:table-cell table:formula="of:=CONFIDENCE(0.05;[.P49];10)" office:value-type="float" office:value="2.90415844182319" calcext:value-type="float">
            <text:p>2.90415844182319</text:p>
          </table:table-cell>
          <table:table-cell/>
          <table:table-cell table:formula="of:=CONFIDENCE(0.05;[.R49];10)" office:value-type="float" office:value="3.63107977468658" calcext:value-type="float">
            <text:p>3.63107977468658</text:p>
          </table:table-cell>
          <table:table-cell/>
          <table:table-cell table:formula="of:=CONFIDENCE(0.05;[.T49];10)" office:value-type="float" office:value="5.13636890448997" calcext:value-type="float">
            <text:p>5.13636890448997</text:p>
          </table:table-cell>
          <table:table-cell table:number-columns-repeated="1004"/>
        </table:table-row>
        <table:table-row table:style-name="ro1">
          <table:table-cell/>
          <table:table-cell table:formula="of:=CONFIDENCE(0.05;[.B50];10)" office:value-type="float" office:value="0.640121556847374" calcext:value-type="float">
            <text:p>0.640121556847374</text:p>
          </table:table-cell>
          <table:table-cell/>
          <table:table-cell table:formula="of:=CONFIDENCE(0.05;[.D50];10)" office:value-type="float" office:value="0.433364342621953" calcext:value-type="float">
            <text:p>0.433364342621953</text:p>
          </table:table-cell>
          <table:table-cell/>
          <table:table-cell table:formula="of:=CONFIDENCE(0.05;[.F50];10)" office:value-type="float" office:value="0.299389443951402" calcext:value-type="float">
            <text:p>0.299389443951402</text:p>
          </table:table-cell>
          <table:table-cell/>
          <table:table-cell table:formula="of:=CONFIDENCE(0.05;[.H50];10)" office:value-type="float" office:value="0.261328531272007" calcext:value-type="float">
            <text:p>0.261328531272007</text:p>
          </table:table-cell>
          <table:table-cell/>
          <table:table-cell table:formula="of:=CONFIDENCE(0.05;[.J50];10)" office:value-type="float" office:value="0.261328531272007" calcext:value-type="float">
            <text:p>0.261328531272007</text:p>
          </table:table-cell>
          <table:table-cell/>
          <table:table-cell table:formula="of:=CONFIDENCE(0.05;[.L50];10)" office:value-type="float" office:value="0.433364342621953" calcext:value-type="float">
            <text:p>0.433364342621953</text:p>
          </table:table-cell>
          <table:table-cell/>
          <table:table-cell table:formula="of:=CONFIDENCE(0.05;[.N50];10)" office:value-type="float" office:value="0.619795032304561" calcext:value-type="float">
            <text:p>0.619795032304561</text:p>
          </table:table-cell>
          <table:table-cell/>
          <table:table-cell table:formula="of:=CONFIDENCE(0.05;[.P50];10)" office:value-type="float" office:value="0.598778887902804" calcext:value-type="float">
            <text:p>0.598778887902804</text:p>
          </table:table-cell>
          <table:table-cell/>
          <table:table-cell table:formula="of:=CONFIDENCE(0.05;[.R50];10)" office:value-type="float" office:value="2.79404688242094" calcext:value-type="float">
            <text:p>2.79404688242094</text:p>
          </table:table-cell>
          <table:table-cell/>
          <table:table-cell table:formula="of:=CONFIDENCE(0.05;[.T50];10)" office:value-type="float" office:value="3.37521251881231" calcext:value-type="float">
            <text:p>3.37521251881231</text:p>
          </table:table-cell>
          <table:table-cell table:number-columns-repeated="1004"/>
        </table:table-row>
        <table:table-row table:style-name="ro1">
          <table:table-cell/>
          <table:table-cell table:formula="of:=CONFIDENCE(0.05;[.B51];10)" office:value-type="float" office:value="3.23773289400414" calcext:value-type="float">
            <text:p>3.23773289400414</text:p>
          </table:table-cell>
          <table:table-cell/>
          <table:table-cell table:formula="of:=CONFIDENCE(0.05;[.D51];10)" office:value-type="float" office:value="0.35182430242654" calcext:value-type="float">
            <text:p>0.35182430242654</text:p>
          </table:table-cell>
          <table:table-cell/>
          <table:table-cell table:formula="of:=CONFIDENCE(0.05;[.F51];10)" office:value-type="float" office:value="0.433364342621953" calcext:value-type="float">
            <text:p>0.433364342621953</text:p>
          </table:table-cell>
          <table:table-cell/>
          <table:table-cell table:formula="of:=CONFIDENCE(0.05;[.H51];10)" office:value-type="float" office:value="0.195996398454005" calcext:value-type="float">
            <text:p>0.195996398454005</text:p>
          </table:table-cell>
          <table:table-cell/>
          <table:table-cell table:formula="of:=CONFIDENCE(0.05;[.J51];10)" office:value-type="float" office:value="0.195996398454005" calcext:value-type="float">
            <text:p>0.195996398454005</text:p>
          </table:table-cell>
          <table:table-cell/>
          <table:table-cell table:formula="of:=CONFIDENCE(0.05;[.L51];10)" office:value-type="float" office:value="0.391992796908011" calcext:value-type="float">
            <text:p>0.391992796908011</text:p>
          </table:table-cell>
          <table:table-cell/>
          <table:table-cell table:formula="of:=CONFIDENCE(0.05;[.N51];10)" office:value-type="float" office:value="0.619795032304561" calcext:value-type="float">
            <text:p>0.619795032304561</text:p>
          </table:table-cell>
          <table:table-cell/>
          <table:table-cell table:formula="of:=CONFIDENCE(0.05;[.P51];10)" office:value-type="float" office:value="4.01673089052719" calcext:value-type="float">
            <text:p>4.01673089052719</text:p>
          </table:table-cell>
          <table:table-cell/>
          <table:table-cell table:formula="of:=CONFIDENCE(0.05;[.R51];10)" office:value-type="float" office:value="2.48262104708407" calcext:value-type="float">
            <text:p>2.48262104708407</text:p>
          </table:table-cell>
          <table:table-cell/>
          <table:table-cell table:formula="of:=CONFIDENCE(0.05;[.T51];10)" office:value-type="float" office:value="5.06734822886201" calcext:value-type="float">
            <text:p>5.06734822886201</text:p>
          </table:table-cell>
          <table:table-cell table:number-columns-repeated="1004"/>
        </table:table-row>
        <table:table-row table:style-name="ro1">
          <table:table-cell/>
          <table:table-cell table:formula="of:=CONFIDENCE(0.05;[.B52];10)" office:value-type="float" office:value="1.16869672076878" calcext:value-type="float">
            <text:p>1.16869672076878</text:p>
          </table:table-cell>
          <table:table-cell/>
          <table:table-cell table:formula="of:=CONFIDENCE(0.05;[.D52];10)" office:value-type="float" office:value="0.510260269168089" calcext:value-type="float">
            <text:p>0.510260269168089</text:p>
          </table:table-cell>
          <table:table-cell/>
          <table:table-cell table:formula="of:=CONFIDENCE(0.05;[.F52];10)" office:value-type="float" office:value="0.320060778423687" calcext:value-type="float">
            <text:p>0.320060778423687</text:p>
          </table:table-cell>
          <table:table-cell/>
          <table:table-cell table:formula="of:=CONFIDENCE(0.05;[.H52];10)" office:value-type="float" office:value="0.898168331854205" calcext:value-type="float">
            <text:p>0.898168331854205</text:p>
          </table:table-cell>
          <table:table-cell/>
          <table:table-cell table:formula="of:=CONFIDENCE(0.05;[.J52];10)" office:value-type="float" office:value="0.320060778423687" calcext:value-type="float">
            <text:p>0.320060778423687</text:p>
          </table:table-cell>
          <table:table-cell/>
          <table:table-cell table:formula="of:=CONFIDENCE(0.05;[.L52];10)" office:value-type="float" office:value="0.542689453481347" calcext:value-type="float">
            <text:p>0.542689453481347</text:p>
          </table:table-cell>
          <table:table-cell/>
          <table:table-cell table:formula="of:=CONFIDENCE(0.05;[.N52];10)" office:value-type="float" office:value="0.320060778423687" calcext:value-type="float">
            <text:p>0.320060778423687</text:p>
          </table:table-cell>
          <table:table-cell/>
          <table:table-cell table:formula="of:=CONFIDENCE(0.05;[.P52];10)" office:value-type="float" office:value="0.914649859452025" calcext:value-type="float">
            <text:p>0.914649859452025</text:p>
          </table:table-cell>
          <table:table-cell/>
          <table:table-cell table:formula="of:=CONFIDENCE(0.05;[.R52];10)" office:value-type="float" office:value="2.77872852750951" calcext:value-type="float">
            <text:p>2.77872852750951</text:p>
          </table:table-cell>
          <table:table-cell/>
          <table:table-cell table:formula="of:=CONFIDENCE(0.05;[.T52];10)" office:value-type="float" office:value="5.04201555113012" calcext:value-type="float">
            <text:p>5.04201555113012</text:p>
          </table:table-cell>
          <table:table-cell table:number-columns-repeated="1004"/>
        </table:table-row>
        <table:table-row table:style-name="ro1">
          <table:table-cell/>
          <table:table-cell table:formula="of:=CONFIDENCE(0.05;[.B53];10)" office:value-type="float" office:value="1.71489070836024" calcext:value-type="float">
            <text:p>1.71489070836024</text:p>
          </table:table-cell>
          <table:table-cell/>
          <table:table-cell table:formula="of:=CONFIDENCE(0.05;[.D53];10)" office:value-type="float" office:value="0.418329763130129" calcext:value-type="float">
            <text:p>0.418329763130129</text:p>
          </table:table-cell>
          <table:table-cell/>
          <table:table-cell table:formula="of:=CONFIDENCE(0.05;[.F53];10)" office:value-type="float" office:value="0.619795032304561" calcext:value-type="float">
            <text:p>0.619795032304561</text:p>
          </table:table-cell>
          <table:table-cell/>
          <table:table-cell table:formula="of:=CONFIDENCE(0.05;[.H53];10)" office:value-type="float" office:value="0.195996398454005" calcext:value-type="float">
            <text:p>0.195996398454005</text:p>
          </table:table-cell>
          <table:table-cell/>
          <table:table-cell table:formula="of:=CONFIDENCE(0.05;[.J53];10)" office:value-type="float" office:value="0.195996398454005" calcext:value-type="float">
            <text:p>0.195996398454005</text:p>
          </table:table-cell>
          <table:table-cell/>
          <table:table-cell table:formula="of:=CONFIDENCE(0.05;[.L53];10)" office:value-type="float" office:value="0.391992796908011" calcext:value-type="float">
            <text:p>0.391992796908011</text:p>
          </table:table-cell>
          <table:table-cell/>
          <table:table-cell table:formula="of:=CONFIDENCE(0.05;[.N53];10)" office:value-type="float" office:value="0.418329763130129" calcext:value-type="float">
            <text:p>0.418329763130129</text:p>
          </table:table-cell>
          <table:table-cell/>
          <table:table-cell table:formula="of:=CONFIDENCE(0.05;[.P53];10)" office:value-type="float" office:value="0.944495687611514" calcext:value-type="float">
            <text:p>0.944495687611514</text:p>
          </table:table-cell>
          <table:table-cell/>
          <table:table-cell table:formula="of:=CONFIDENCE(0.05;[.R53];10)" office:value-type="float" office:value="2.69450499556262" calcext:value-type="float">
            <text:p>2.69450499556262</text:p>
          </table:table-cell>
          <table:table-cell/>
          <table:table-cell table:formula="of:=CONFIDENCE(0.05;[.T53];10)" office:value-type="float" office:value="6.41087678042938" calcext:value-type="float">
            <text:p>6.41087678042938</text:p>
          </table:table-cell>
          <table:table-cell table:number-columns-repeated="100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_red_00.$A$1:.$U$12"/>
        </table:named-expressions>
      </table:table>
      <table:table table:name="output_gcc_red_01" table:style-name="ta5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1.$A$1:.$U$12"/>
        </table:named-expressions>
      </table:table>
      <table:table table:name="output_gcc_red_02" table:style-name="ta6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2.$A$1:.$U$12"/>
        </table:named-expressions>
      </table:table>
      <table:table table:name="output_gcc_red_03" table:style-name="ta7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3.$A$1:.$U$12"/>
        </table:named-expressions>
      </table:table>
      <table:table table:name="output_gcc_red_04" table:style-name="ta8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4.$A$1:.$U$12"/>
        </table:named-expressions>
      </table:table>
      <table:table table:name="output_gcc_red_05" table:style-name="ta9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5.$A$1:.$U$12"/>
        </table:named-expressions>
      </table:table>
      <table:table table:name="output_gcc_red_06" table:style-name="ta10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6.$A$1:.$U$12"/>
        </table:named-expressions>
      </table:table>
      <table:table table:name="output_gcc_red_07" table:style-name="ta1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7.$A$1:.$U$12"/>
        </table:named-expressions>
      </table:table>
      <table:table table:name="output_gcc_red_08" table:style-name="ta12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8.$A$1:.$U$12"/>
        </table:named-expressions>
      </table:table>
      <table:table table:name="output_gcc_red_09" table:style-name="ta13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9.$A$1:.$U$12"/>
        </table:named-expressions>
      </table:table>
      <table:table table:name="Sheet14" table:style-name="ta14">
        <office:forms form:automatic-focus="false" form:apply-design-mode="false"/>
        <table:shapes>
          <draw:frame draw:z-index="0" draw:style-name="gr2" draw:text-style-name="P2" svg:width="8.7169in" svg:height="8.2402in" svg:x="11.5051in" svg:y="2.698in">
            <draw:object draw:notify-on-update-of-ranges="Sheet14.A15:Sheet14.A15 Sheet14.A16:Sheet14.A26 Sheet14.B15:Sheet14.B15 Sheet14.B16:Sheet14.B26 Sheet14.C15:Sheet14.C15 Sheet14.C16:Sheet14.C26 Sheet14.D15:Sheet14.D15 Sheet14.D16:Sheet14.D26 Sheet14.E15:Sheet14.E15 Sheet14.E16:Sheet14.E26 Sheet14.F15:Sheet14.F15 Sheet14.F16:Sheet14.F26 Sheet14.G15:Sheet14.G15 Sheet14.G16:Sheet14.G26 Sheet14.H15:Sheet14.H15 Sheet14.H16:Sheet14.H26 Sheet14.I15:Sheet14.I15 Sheet14.I16:Sheet14.I26 Sheet14.J15:Sheet14.J15 Sheet14.J16:Sheet14.J26 Sheet14.K15:Sheet14.K15 Sheet14.K16:Sheet14.K26 Sheet14.L15:Sheet14.L15 Sheet14.L16:Sheet14.L26 Sheet14.M15:Sheet14.M15 Sheet14.M16:Sheet14.M26 Sheet14.N15:Sheet14.N15 Sheet14.N16:Sheet14.N26 Sheet14.O15:Sheet14.O15 Sheet14.O16:Sheet14.O26 Sheet14.P15:Sheet14.P15 Sheet14.P16:Sheet14.P26 Sheet14.Q15:Sheet14.Q15 Sheet14.Q16:Sheet14.Q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1" table:number-columns-repeated="1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avg1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avg4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128</text:p>
          </table:table-cell>
          <table:table-cell office:value-type="string" calcext:value-type="string">
            <text:p>avg128</text:p>
          </table:table-cell>
          <table:table-cell office:value-type="string" calcext:value-type="string">
            <text:p>high128</text:p>
          </table:table-cell>
          <table:table-cell office:value-type="string" calcext:value-type="string">
            <text:p>min1</text:p>
          </table:table-cell>
          <table:table-cell office:value-type="string" calcext:value-type="string">
            <text:p>min2</text:p>
          </table:table-cell>
          <table:table-cell office:value-type="string" calcext:value-type="string">
            <text:p>min4</text:p>
          </table:table-cell>
          <table:table-cell office:value-type="string" calcext:value-type="string">
            <text:p>min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0204967695439" calcext:value-type="float">
            <text:p>0.380204967695439</text:p>
          </table:table-cell>
          <table:table-cell office:value-type="float" office:value="1" calcext:value-type="float">
            <text:p>1</text:p>
          </table:table-cell>
          <table:table-cell office:value-type="float" office:value="1.61979503230456" calcext:value-type="float">
            <text:p>1.61979503230456</text:p>
          </table:table-cell>
          <table:table-cell office:value-type="float" office:value="0.380204967695439" calcext:value-type="float">
            <text:p>0.380204967695439</text:p>
          </table:table-cell>
          <table:table-cell office:value-type="float" office:value="1" calcext:value-type="float">
            <text:p>1</text:p>
          </table:table-cell>
          <table:table-cell office:value-type="float" office:value="1.61979503230456" calcext:value-type="float">
            <text:p>1.61979503230456</text:p>
          </table:table-cell>
          <table:table-cell office:value-type="float" office:value="0.380204967695439" calcext:value-type="float">
            <text:p>0.380204967695439</text:p>
          </table:table-cell>
          <table:table-cell office:value-type="float" office:value="1" calcext:value-type="float">
            <text:p>1</text:p>
          </table:table-cell>
          <table:table-cell office:value-type="float" office:value="1.61979503230456" calcext:value-type="float">
            <text:p>1.61979503230456</text:p>
          </table:table-cell>
          <table:table-cell office:value-type="float" office:value="27.4518312706603" calcext:value-type="float">
            <text:p>27.4518312706603</text:p>
          </table:table-cell>
          <table:table-cell office:value-type="float" office:value="29.2" calcext:value-type="float">
            <text:p>29.2</text:p>
          </table:table-cell>
          <table:table-cell office:value-type="float" office:value="30.9481687293397" calcext:value-type="float">
            <text:p>30.94816872933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380204967695439" calcext:value-type="float">
            <text:p>0.380204967695439</text:p>
          </table:table-cell>
          <table:table-cell office:value-type="float" office:value="1" calcext:value-type="float">
            <text:p>1</text:p>
          </table:table-cell>
          <table:table-cell office:value-type="float" office:value="1.61979503230456" calcext:value-type="float">
            <text:p>1.61979503230456</text:p>
          </table:table-cell>
          <table:table-cell office:value-type="float" office:value="0.380204967695439" calcext:value-type="float">
            <text:p>0.380204967695439</text:p>
          </table:table-cell>
          <table:table-cell office:value-type="float" office:value="1" calcext:value-type="float">
            <text:p>1</text:p>
          </table:table-cell>
          <table:table-cell office:value-type="float" office:value="1.61979503230456" calcext:value-type="float">
            <text:p>1.61979503230456</text:p>
          </table:table-cell>
          <table:table-cell office:value-type="float" office:value="0.808007203091989" calcext:value-type="float">
            <text:p>0.808007203091989</text:p>
          </table:table-cell>
          <table:table-cell office:value-type="float" office:value="1.2" calcext:value-type="float">
            <text:p>1.2</text:p>
          </table:table-cell>
          <table:table-cell office:value-type="float" office:value="1.59199279690801" calcext:value-type="float">
            <text:p>1.59199279690801</text:p>
          </table:table-cell>
          <table:table-cell office:value-type="float" office:value="28.9215734213342" calcext:value-type="float">
            <text:p>28.9215734213342</text:p>
          </table:table-cell>
          <table:table-cell office:value-type="float" office:value="30.7" calcext:value-type="float">
            <text:p>30.7</text:p>
          </table:table-cell>
          <table:table-cell office:value-type="float" office:value="32.4784265786658" calcext:value-type="float">
            <text:p>32.47842657866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.38020496769544" calcext:value-type="float">
            <text:p>2.38020496769544</text:p>
          </table:table-cell>
          <table:table-cell office:value-type="float" office:value="3" calcext:value-type="float">
            <text:p>3</text:p>
          </table:table-cell>
          <table:table-cell office:value-type="float" office:value="3.61979503230456" calcext:value-type="float">
            <text:p>3.61979503230456</text:p>
          </table:table-cell>
          <table:table-cell office:value-type="float" office:value="2.38020496769544" calcext:value-type="float">
            <text:p>2.38020496769544</text:p>
          </table:table-cell>
          <table:table-cell office:value-type="float" office:value="3" calcext:value-type="float">
            <text:p>3</text:p>
          </table:table-cell>
          <table:table-cell office:value-type="float" office:value="3.61979503230456" calcext:value-type="float">
            <text:p>3.61979503230456</text:p>
          </table:table-cell>
          <table:table-cell office:value-type="float" office:value="2.38020496769544" calcext:value-type="float">
            <text:p>2.38020496769544</text:p>
          </table:table-cell>
          <table:table-cell office:value-type="float" office:value="3" calcext:value-type="float">
            <text:p>3</text:p>
          </table:table-cell>
          <table:table-cell office:value-type="float" office:value="3.61979503230456" calcext:value-type="float">
            <text:p>3.61979503230456</text:p>
          </table:table-cell>
          <table:table-cell office:value-type="float" office:value="29.054729048368" calcext:value-type="float">
            <text:p>29.054729048368</text:p>
          </table:table-cell>
          <table:table-cell office:value-type="float" office:value="30.4" calcext:value-type="float">
            <text:p>30.4</text:p>
          </table:table-cell>
          <table:table-cell office:value-type="float" office:value="31.745270951632" calcext:value-type="float">
            <text:p>31.74527095163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5.904003601546" calcext:value-type="float">
            <text:p>5.904003601546</text:p>
          </table:table-cell>
          <table:table-cell office:value-type="float" office:value="6.1" calcext:value-type="float">
            <text:p>6.1</text:p>
          </table:table-cell>
          <table:table-cell office:value-type="float" office:value="6.295996398454" calcext:value-type="float">
            <text:p>6.295996398454</text:p>
          </table:table-cell>
          <table:table-cell office:value-type="float" office:value="5.38020496769544" calcext:value-type="float">
            <text:p>5.38020496769544</text:p>
          </table:table-cell>
          <table:table-cell office:value-type="float" office:value="6" calcext:value-type="float">
            <text:p>6</text:p>
          </table:table-cell>
          <table:table-cell office:value-type="float" office:value="6.61979503230456" calcext:value-type="float">
            <text:p>6.61979503230456</text:p>
          </table:table-cell>
          <table:table-cell office:value-type="float" office:value="5.904003601546" calcext:value-type="float">
            <text:p>5.904003601546</text:p>
          </table:table-cell>
          <table:table-cell office:value-type="float" office:value="6.1" calcext:value-type="float">
            <text:p>6.1</text:p>
          </table:table-cell>
          <table:table-cell office:value-type="float" office:value="6.295996398454" calcext:value-type="float">
            <text:p>6.295996398454</text:p>
          </table:table-cell>
          <table:table-cell office:value-type="float" office:value="28.7242655710282" calcext:value-type="float">
            <text:p>28.7242655710282</text:p>
          </table:table-cell>
          <table:table-cell office:value-type="float" office:value="31.2" calcext:value-type="float">
            <text:p>31.2</text:p>
          </table:table-cell>
          <table:table-cell office:value-type="float" office:value="33.6757344289718" calcext:value-type="float">
            <text:p>33.675734428971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.0799392215763" calcext:value-type="float">
            <text:p>10.0799392215763</text:p>
          </table:table-cell>
          <table:table-cell office:value-type="float" office:value="10.4" calcext:value-type="float">
            <text:p>10.4</text:p>
          </table:table-cell>
          <table:table-cell office:value-type="float" office:value="10.7200607784237" calcext:value-type="float">
            <text:p>10.7200607784237</text:p>
          </table:table-cell>
          <table:table-cell office:value-type="float" office:value="9.93867146872799" calcext:value-type="float">
            <text:p>9.93867146872799</text:p>
          </table:table-cell>
          <table:table-cell office:value-type="float" office:value="10.2" calcext:value-type="float">
            <text:p>10.2</text:p>
          </table:table-cell>
          <table:table-cell office:value-type="float" office:value="10.461328531272" calcext:value-type="float">
            <text:p>10.461328531272</text:p>
          </table:table-cell>
          <table:table-cell office:value-type="float" office:value="9.18973973083191" calcext:value-type="float">
            <text:p>9.18973973083191</text:p>
          </table:table-cell>
          <table:table-cell office:value-type="float" office:value="9.7" calcext:value-type="float">
            <text:p>9.7</text:p>
          </table:table-cell>
          <table:table-cell office:value-type="float" office:value="10.2102602691681" calcext:value-type="float">
            <text:p>10.2102602691681</text:p>
          </table:table-cell>
          <table:table-cell office:value-type="float" office:value="28.2865094913435" calcext:value-type="float">
            <text:p>28.2865094913435</text:p>
          </table:table-cell>
          <table:table-cell office:value-type="float" office:value="29.5" calcext:value-type="float">
            <text:p>29.5</text:p>
          </table:table-cell>
          <table:table-cell office:value-type="float" office:value="30.7134905086565" calcext:value-type="float">
            <text:p>30.71349050865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5.5598784431526" calcext:value-type="float">
            <text:p>15.5598784431526</text:p>
          </table:table-cell>
          <table:table-cell office:value-type="float" office:value="16.2" calcext:value-type="float">
            <text:p>16.2</text:p>
          </table:table-cell>
          <table:table-cell office:value-type="float" office:value="16.8401215568474" calcext:value-type="float">
            <text:p>16.8401215568474</text:p>
          </table:table-cell>
          <table:table-cell office:value-type="float" office:value="14.4006105560486" calcext:value-type="float">
            <text:p>14.4006105560486</text:p>
          </table:table-cell>
          <table:table-cell office:value-type="float" office:value="14.7" calcext:value-type="float">
            <text:p>14.7</text:p>
          </table:table-cell>
          <table:table-cell office:value-type="float" office:value="14.9993894439514" calcext:value-type="float">
            <text:p>14.9993894439514</text:p>
          </table:table-cell>
          <table:table-cell office:value-type="float" office:value="13.904003601546" calcext:value-type="float">
            <text:p>13.904003601546</text:p>
          </table:table-cell>
          <table:table-cell office:value-type="float" office:value="14.1" calcext:value-type="float">
            <text:p>14.1</text:p>
          </table:table-cell>
          <table:table-cell office:value-type="float" office:value="14.295996398454" calcext:value-type="float">
            <text:p>14.295996398454</text:p>
          </table:table-cell>
          <table:table-cell office:value-type="float" office:value="33.3917250598601" calcext:value-type="float">
            <text:p>33.3917250598601</text:p>
          </table:table-cell>
          <table:table-cell office:value-type="float" office:value="34.7" calcext:value-type="float">
            <text:p>34.7</text:p>
          </table:table-cell>
          <table:table-cell office:value-type="float" office:value="36.0082749401399" calcext:value-type="float">
            <text:p>36.008274940139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1.8816702368699" calcext:value-type="float">
            <text:p>21.8816702368699</text:p>
          </table:table-cell>
          <table:table-cell office:value-type="float" office:value="22.3" calcext:value-type="float">
            <text:p>22.3</text:p>
          </table:table-cell>
          <table:table-cell office:value-type="float" office:value="22.7183297631301" calcext:value-type="float">
            <text:p>22.7183297631301</text:p>
          </table:table-cell>
          <table:table-cell office:value-type="float" office:value="19.4939394752473" calcext:value-type="float">
            <text:p>19.4939394752473</text:p>
          </table:table-cell>
          <table:table-cell office:value-type="float" office:value="20" calcext:value-type="float">
            <text:p>20</text:p>
          </table:table-cell>
          <table:table-cell office:value-type="float" office:value="20.5060605247527" calcext:value-type="float">
            <text:p>20.5060605247527</text:p>
          </table:table-cell>
          <table:table-cell office:value-type="float" office:value="19.4179125084992" calcext:value-type="float">
            <text:p>19.4179125084992</text:p>
          </table:table-cell>
          <table:table-cell office:value-type="float" office:value="20.1" calcext:value-type="float">
            <text:p>20.1</text:p>
          </table:table-cell>
          <table:table-cell office:value-type="float" office:value="20.7820874915008" calcext:value-type="float">
            <text:p>20.7820874915008</text:p>
          </table:table-cell>
          <table:table-cell office:value-type="float" office:value="37.2689202253134" calcext:value-type="float">
            <text:p>37.2689202253134</text:p>
          </table:table-cell>
          <table:table-cell office:value-type="float" office:value="40.9" calcext:value-type="float">
            <text:p>40.9</text:p>
          </table:table-cell>
          <table:table-cell office:value-type="float" office:value="44.5310797746866" calcext:value-type="float">
            <text:p>44.53107977468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.1598784431526" calcext:value-type="float">
            <text:p>28.1598784431526</text:p>
          </table:table-cell>
          <table:table-cell office:value-type="float" office:value="28.8" calcext:value-type="float">
            <text:p>28.8</text:p>
          </table:table-cell>
          <table:table-cell office:value-type="float" office:value="29.4401215568474" calcext:value-type="float">
            <text:p>29.4401215568474</text:p>
          </table:table-cell>
          <table:table-cell office:value-type="float" office:value="25.966635657378" calcext:value-type="float">
            <text:p>25.966635657378</text:p>
          </table:table-cell>
          <table:table-cell office:value-type="float" office:value="26.4" calcext:value-type="float">
            <text:p>26.4</text:p>
          </table:table-cell>
          <table:table-cell office:value-type="float" office:value="26.833364342622" calcext:value-type="float">
            <text:p>26.833364342622</text:p>
          </table:table-cell>
          <table:table-cell office:value-type="float" office:value="25.938671468728" calcext:value-type="float">
            <text:p>25.938671468728</text:p>
          </table:table-cell>
          <table:table-cell office:value-type="float" office:value="26.2" calcext:value-type="float">
            <text:p>26.2</text:p>
          </table:table-cell>
          <table:table-cell office:value-type="float" office:value="26.461328531272" calcext:value-type="float">
            <text:p>26.461328531272</text:p>
          </table:table-cell>
          <table:table-cell office:value-type="float" office:value="44.3059531175791" calcext:value-type="float">
            <text:p>44.3059531175791</text:p>
          </table:table-cell>
          <table:table-cell office:value-type="float" office:value="47.1" calcext:value-type="float">
            <text:p>47.1</text:p>
          </table:table-cell>
          <table:table-cell office:value-type="float" office:value="49.8940468824209" calcext:value-type="float">
            <text:p>49.894046882420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4.9622671059959" calcext:value-type="float">
            <text:p>34.9622671059959</text:p>
          </table:table-cell>
          <table:table-cell office:value-type="float" office:value="38.2" calcext:value-type="float">
            <text:p>38.2</text:p>
          </table:table-cell>
          <table:table-cell office:value-type="float" office:value="41.4377328940041" calcext:value-type="float">
            <text:p>41.4377328940041</text:p>
          </table:table-cell>
          <table:table-cell office:value-type="float" office:value="33.7481756975735" calcext:value-type="float">
            <text:p>33.7481756975735</text:p>
          </table:table-cell>
          <table:table-cell office:value-type="float" office:value="34.1" calcext:value-type="float">
            <text:p>34.1</text:p>
          </table:table-cell>
          <table:table-cell office:value-type="float" office:value="34.4518243024265" calcext:value-type="float">
            <text:p>34.4518243024265</text:p>
          </table:table-cell>
          <table:table-cell office:value-type="float" office:value="33.904003601546" calcext:value-type="float">
            <text:p>33.904003601546</text:p>
          </table:table-cell>
          <table:table-cell office:value-type="float" office:value="34.1" calcext:value-type="float">
            <text:p>34.1</text:p>
          </table:table-cell>
          <table:table-cell office:value-type="float" office:value="34.295996398454" calcext:value-type="float">
            <text:p>34.295996398454</text:p>
          </table:table-cell>
          <table:table-cell office:value-type="float" office:value="51.1173789529159" calcext:value-type="float">
            <text:p>51.1173789529159</text:p>
          </table:table-cell>
          <table:table-cell office:value-type="float" office:value="53.6" calcext:value-type="float">
            <text:p>53.6</text:p>
          </table:table-cell>
          <table:table-cell office:value-type="float" office:value="56.0826210470841" calcext:value-type="float">
            <text:p>56.082621047084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5.8313032792312" calcext:value-type="float">
            <text:p>45.8313032792312</text:p>
          </table:table-cell>
          <table:table-cell office:value-type="float" office:value="47" calcext:value-type="float">
            <text:p>47</text:p>
          </table:table-cell>
          <table:table-cell office:value-type="float" office:value="48.1686967207688" calcext:value-type="float">
            <text:p>48.1686967207688</text:p>
          </table:table-cell>
          <table:table-cell office:value-type="float" office:value="42.7897397308319" calcext:value-type="float">
            <text:p>42.7897397308319</text:p>
          </table:table-cell>
          <table:table-cell office:value-type="float" office:value="43.3" calcext:value-type="float">
            <text:p>43.3</text:p>
          </table:table-cell>
          <table:table-cell office:value-type="float" office:value="43.8102602691681" calcext:value-type="float">
            <text:p>43.8102602691681</text:p>
          </table:table-cell>
          <table:table-cell office:value-type="float" office:value="42.2018316681458" calcext:value-type="float">
            <text:p>42.2018316681458</text:p>
          </table:table-cell>
          <table:table-cell office:value-type="float" office:value="43.1" calcext:value-type="float">
            <text:p>43.1</text:p>
          </table:table-cell>
          <table:table-cell office:value-type="float" office:value="43.9981683318542" calcext:value-type="float">
            <text:p>43.9981683318542</text:p>
          </table:table-cell>
          <table:table-cell office:value-type="float" office:value="61.1212714724905" calcext:value-type="float">
            <text:p>61.1212714724905</text:p>
          </table:table-cell>
          <table:table-cell office:value-type="float" office:value="63.9" calcext:value-type="float">
            <text:p>63.9</text:p>
          </table:table-cell>
          <table:table-cell office:value-type="float" office:value="66.6787285275095" calcext:value-type="float">
            <text:p>66.678728527509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.3851092916398" calcext:value-type="float">
            <text:p>55.3851092916398</text:p>
          </table:table-cell>
          <table:table-cell office:value-type="float" office:value="57.1" calcext:value-type="float">
            <text:p>57.1</text:p>
          </table:table-cell>
          <table:table-cell office:value-type="float" office:value="58.8148907083602" calcext:value-type="float">
            <text:p>58.8148907083602</text:p>
          </table:table-cell>
          <table:table-cell office:value-type="float" office:value="51.8816702368699" calcext:value-type="float">
            <text:p>51.8816702368699</text:p>
          </table:table-cell>
          <table:table-cell office:value-type="float" office:value="52.3" calcext:value-type="float">
            <text:p>52.3</text:p>
          </table:table-cell>
          <table:table-cell office:value-type="float" office:value="52.7183297631301" calcext:value-type="float">
            <text:p>52.7183297631301</text:p>
          </table:table-cell>
          <table:table-cell office:value-type="float" office:value="51.904003601546" calcext:value-type="float">
            <text:p>51.904003601546</text:p>
          </table:table-cell>
          <table:table-cell office:value-type="float" office:value="52.1" calcext:value-type="float">
            <text:p>52.1</text:p>
          </table:table-cell>
          <table:table-cell office:value-type="float" office:value="52.295996398454" calcext:value-type="float">
            <text:p>52.295996398454</text:p>
          </table:table-cell>
          <table:table-cell office:value-type="float" office:value="71.0054950044374" calcext:value-type="float">
            <text:p>71.0054950044374</text:p>
          </table:table-cell>
          <table:table-cell office:value-type="float" office:value="73.7" calcext:value-type="float">
            <text:p>73.7</text:p>
          </table:table-cell>
          <table:table-cell office:value-type="float" office:value="76.3945049955626" calcext:value-type="float">
            <text:p>76.394504995562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avg1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avg4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128</text:p>
          </table:table-cell>
          <table:table-cell office:value-type="string" calcext:value-type="string">
            <text:p>avg128</text:p>
          </table:table-cell>
          <table:table-cell office:value-type="string" calcext:value-type="string">
            <text:p>high128</text:p>
          </table:table-cell>
          <table:table-cell office:value-type="string" calcext:value-type="string">
            <text:p>min1</text:p>
          </table:table-cell>
          <table:table-cell office:value-type="string" calcext:value-type="string">
            <text:p>min2</text:p>
          </table:table-cell>
          <table:table-cell office:value-type="string" calcext:value-type="string">
            <text:p>min4</text:p>
          </table:table-cell>
          <table:table-cell office:value-type="string" calcext:value-type="string">
            <text:p>min128</text:p>
          </table:table-cell>
        </table:table-row>
        <table:table-row table:style-name="ro1">
          <table:table-cell table:formula="of:=[.A2]" office:value-type="float" office:value="100" calcext:value-type="float">
            <text:p>100</text:p>
          </table:table-cell>
          <table:table-cell table:formula="of:=[.$B2]/[.B2]" office:value-type="float" office:value="1" calcext:value-type="float">
            <text:p>1</text:p>
          </table:table-cell>
          <table:table-cell table:formula="of:=[.$C2]/[.C2]" office:value-type="float" office:value="1" calcext:value-type="float">
            <text:p>1</text:p>
          </table:table-cell>
          <table:table-cell table:formula="of:=[.$D2]/[.D2]" office:value-type="float" office:value="1" calcext:value-type="float">
            <text:p>1</text:p>
          </table:table-cell>
          <table:table-cell table:formula="of:=[.$B2]/[.E2]" office:value-type="float" office:value="1" calcext:value-type="float">
            <text:p>1</text:p>
          </table:table-cell>
          <table:table-cell table:formula="of:=[.$C2]/[.F2]" office:value-type="float" office:value="1" calcext:value-type="float">
            <text:p>1</text:p>
          </table:table-cell>
          <table:table-cell table:formula="of:=[.$D2]/[.G2]" office:value-type="float" office:value="1" calcext:value-type="float">
            <text:p>1</text:p>
          </table:table-cell>
          <table:table-cell table:formula="of:=[.$B2]/[.H2]" office:value-type="float" office:value="1" calcext:value-type="float">
            <text:p>1</text:p>
          </table:table-cell>
          <table:table-cell table:formula="of:=[.$C2]/[.I2]" office:value-type="float" office:value="1" calcext:value-type="float">
            <text:p>1</text:p>
          </table:table-cell>
          <table:table-cell table:formula="of:=[.$D2]/[.J2]" office:value-type="float" office:value="1" calcext:value-type="float">
            <text:p>1</text:p>
          </table:table-cell>
          <table:table-cell table:formula="of:=[.$B2]/[.K2]" office:value-type="float" office:value="0.0138498945278667" calcext:value-type="float">
            <text:p>0.013849894527867</text:p>
          </table:table-cell>
          <table:table-cell table:formula="of:=[.$C2]/[.L2]" office:value-type="float" office:value="0.0342465753424658" calcext:value-type="float">
            <text:p>0.034246575342466</text:p>
          </table:table-cell>
          <table:table-cell table:formula="of:=[.$D2]/[.M2]" office:value-type="float" office:value="0.0523389621683481" calcext:value-type="float">
            <text:p>0.052338962168348</text:p>
          </table:table-cell>
          <table:table-cell table:formula="of:=[.$N2]/[.N2]" office:value-type="float" office:value="1" calcext:value-type="float">
            <text:p>1</text:p>
          </table:table-cell>
          <table:table-cell table:formula="of:=[.$N2]/[.O2]" office:value-type="float" office:value="1" calcext:value-type="float">
            <text:p>1</text:p>
          </table:table-cell>
          <table:table-cell table:formula="of:=[.$N2]/[.P2]" office:value-type="float" office:value="1" calcext:value-type="float">
            <text:p>1</text:p>
          </table:table-cell>
          <table:table-cell table:formula="of:=[.$N2]/[.Q2]" office:value-type="float" office:value="0.04" calcext:value-type="float">
            <text:p>0.04</text:p>
          </table:table-cell>
        </table:table-row>
        <table:table-row table:style-name="ro1">
          <table:table-cell table:formula="of:=[.A3]" office:value-type="float" office:value="1530" calcext:value-type="float">
            <text:p>1530</text:p>
          </table:table-cell>
          <table:table-cell table:formula="of:=[.$B3]/[.B3]" office:value-type="float" office:value="1" calcext:value-type="float">
            <text:p>1</text:p>
          </table:table-cell>
          <table:table-cell table:formula="of:=[.$C3]/[.C3]" office:value-type="float" office:value="1" calcext:value-type="float">
            <text:p>1</text:p>
          </table:table-cell>
          <table:table-cell table:formula="of:=[.$D3]/[.D3]" office:value-type="float" office:value="1" calcext:value-type="float">
            <text:p>1</text:p>
          </table:table-cell>
          <table:table-cell table:formula="of:=[.$B3]/[.E3]" office:value-type="float" office:value="1" calcext:value-type="float">
            <text:p>1</text:p>
          </table:table-cell>
          <table:table-cell table:formula="of:=[.$C3]/[.F3]" office:value-type="float" office:value="1" calcext:value-type="float">
            <text:p>1</text:p>
          </table:table-cell>
          <table:table-cell table:formula="of:=[.$D3]/[.G3]" office:value-type="float" office:value="1" calcext:value-type="float">
            <text:p>1</text:p>
          </table:table-cell>
          <table:table-cell table:formula="of:=[.$B3]/[.H3]" office:value-type="float" office:value="0.470546507804032" calcext:value-type="float">
            <text:p>0.470546507804032</text:p>
          </table:table-cell>
          <table:table-cell table:formula="of:=[.$C3]/[.I3]" office:value-type="float" office:value="0.833333333333333" calcext:value-type="float">
            <text:p>0.833333333333333</text:p>
          </table:table-cell>
          <table:table-cell table:formula="of:=[.$D3]/[.J3]" office:value-type="float" office:value="1.01746379471726" calcext:value-type="float">
            <text:p>1.01746379471726</text:p>
          </table:table-cell>
          <table:table-cell table:formula="of:=[.$B3]/[.K3]" office:value-type="float" office:value="0.0131460678904481" calcext:value-type="float">
            <text:p>0.013146067890448</text:p>
          </table:table-cell>
          <table:table-cell table:formula="of:=[.$C3]/[.L3]" office:value-type="float" office:value="0.0325732899022801" calcext:value-type="float">
            <text:p>0.03257328990228</text:p>
          </table:table-cell>
          <table:table-cell table:formula="of:=[.$D3]/[.M3]" office:value-type="float" office:value="0.0498729526931136" calcext:value-type="float">
            <text:p>0.049872952693114</text:p>
          </table:table-cell>
          <table:table-cell table:formula="of:=[.$N3]/[.N3]" office:value-type="float" office:value="1" calcext:value-type="float">
            <text:p>1</text:p>
          </table:table-cell>
          <table:table-cell table:formula="of:=[.$N3]/[.O3]" office:value-type="float" office:value="1" calcext:value-type="float">
            <text:p>1</text:p>
          </table:table-cell>
          <table:table-cell table:formula="of:=[.$N3]/[.P3]" office:value-type="float" office:value="1" calcext:value-type="float">
            <text:p>1</text:p>
          </table:table-cell>
          <table:table-cell table:formula="of:=[.$N3]/[.Q3]" office:value-type="float" office:value="0.037037037037037" calcext:value-type="float">
            <text:p>0.037037037037037</text:p>
          </table:table-cell>
        </table:table-row>
        <table:table-row table:style-name="ro1">
          <table:table-cell table:formula="of:=[.A4]" office:value-type="float" office:value="2960" calcext:value-type="float">
            <text:p>2960</text:p>
          </table:table-cell>
          <table:table-cell table:formula="of:=[.$B4]/[.B4]" office:value-type="float" office:value="1" calcext:value-type="float">
            <text:p>1</text:p>
          </table:table-cell>
          <table:table-cell table:formula="of:=[.$C4]/[.C4]" office:value-type="float" office:value="1" calcext:value-type="float">
            <text:p>1</text:p>
          </table:table-cell>
          <table:table-cell table:formula="of:=[.$D4]/[.D4]" office:value-type="float" office:value="1" calcext:value-type="float">
            <text:p>1</text:p>
          </table:table-cell>
          <table:table-cell table:formula="of:=[.$B4]/[.E4]" office:value-type="float" office:value="1" calcext:value-type="float">
            <text:p>1</text:p>
          </table:table-cell>
          <table:table-cell table:formula="of:=[.$C4]/[.F4]" office:value-type="float" office:value="1" calcext:value-type="float">
            <text:p>1</text:p>
          </table:table-cell>
          <table:table-cell table:formula="of:=[.$D4]/[.G4]" office:value-type="float" office:value="1" calcext:value-type="float">
            <text:p>1</text:p>
          </table:table-cell>
          <table:table-cell table:formula="of:=[.$B4]/[.H4]" office:value-type="float" office:value="1" calcext:value-type="float">
            <text:p>1</text:p>
          </table:table-cell>
          <table:table-cell table:formula="of:=[.$C4]/[.I4]" office:value-type="float" office:value="1" calcext:value-type="float">
            <text:p>1</text:p>
          </table:table-cell>
          <table:table-cell table:formula="of:=[.$D4]/[.J4]" office:value-type="float" office:value="1" calcext:value-type="float">
            <text:p>1</text:p>
          </table:table-cell>
          <table:table-cell table:formula="of:=[.$B4]/[.K4]" office:value-type="float" office:value="0.0819214305434775" calcext:value-type="float">
            <text:p>0.081921430543478</text:p>
          </table:table-cell>
          <table:table-cell table:formula="of:=[.$C4]/[.L4]" office:value-type="float" office:value="0.0986842105263158" calcext:value-type="float">
            <text:p>0.098684210526316</text:p>
          </table:table-cell>
          <table:table-cell table:formula="of:=[.$D4]/[.M4]" office:value-type="float" office:value="0.114026276159992" calcext:value-type="float">
            <text:p>0.114026276159992</text:p>
          </table:table-cell>
          <table:table-cell table:formula="of:=[.$N4]/[.N4]" office:value-type="float" office:value="1" calcext:value-type="float">
            <text:p>1</text:p>
          </table:table-cell>
          <table:table-cell table:formula="of:=[.$N4]/[.O4]" office:value-type="float" office:value="1" calcext:value-type="float">
            <text:p>1</text:p>
          </table:table-cell>
          <table:table-cell table:formula="of:=[.$N4]/[.P4]" office:value-type="float" office:value="1" calcext:value-type="float">
            <text:p>1</text:p>
          </table:table-cell>
          <table:table-cell table:formula="of:=[.$N4]/[.Q4]" office:value-type="float" office:value="0.107142857142857" calcext:value-type="float">
            <text:p>0.107142857142857</text:p>
          </table:table-cell>
        </table:table-row>
        <table:table-row table:style-name="ro1">
          <table:table-cell table:formula="of:=[.A5]" office:value-type="float" office:value="4390" calcext:value-type="float">
            <text:p>4390</text:p>
          </table:table-cell>
          <table:table-cell table:formula="of:=[.$B5]/[.B5]" office:value-type="float" office:value="1" calcext:value-type="float">
            <text:p>1</text:p>
          </table:table-cell>
          <table:table-cell table:formula="of:=[.$C5]/[.C5]" office:value-type="float" office:value="1" calcext:value-type="float">
            <text:p>1</text:p>
          </table:table-cell>
          <table:table-cell table:formula="of:=[.$D5]/[.D5]" office:value-type="float" office:value="1" calcext:value-type="float">
            <text:p>1</text:p>
          </table:table-cell>
          <table:table-cell table:formula="of:=[.$B5]/[.E5]" office:value-type="float" office:value="1.09735663176322" calcext:value-type="float">
            <text:p>1.09735663176322</text:p>
          </table:table-cell>
          <table:table-cell table:formula="of:=[.$C5]/[.F5]" office:value-type="float" office:value="1.01666666666667" calcext:value-type="float">
            <text:p>1.01666666666667</text:p>
          </table:table-cell>
          <table:table-cell table:formula="of:=[.$D5]/[.G5]" office:value-type="float" office:value="0.95108630519972" calcext:value-type="float">
            <text:p>0.95108630519972</text:p>
          </table:table-cell>
          <table:table-cell table:formula="of:=[.$B5]/[.H5]" office:value-type="float" office:value="1" calcext:value-type="float">
            <text:p>1</text:p>
          </table:table-cell>
          <table:table-cell table:formula="of:=[.$C5]/[.I5]" office:value-type="float" office:value="1" calcext:value-type="float">
            <text:p>1</text:p>
          </table:table-cell>
          <table:table-cell table:formula="of:=[.$D5]/[.J5]" office:value-type="float" office:value="1" calcext:value-type="float">
            <text:p>1</text:p>
          </table:table-cell>
          <table:table-cell table:formula="of:=[.$B5]/[.K5]" office:value-type="float" office:value="0.205540628600123" calcext:value-type="float">
            <text:p>0.205540628600123</text:p>
          </table:table-cell>
          <table:table-cell table:formula="of:=[.$C5]/[.L5]" office:value-type="float" office:value="0.195512820512821" calcext:value-type="float">
            <text:p>0.195512820512821</text:p>
          </table:table-cell>
          <table:table-cell table:formula="of:=[.$D5]/[.M5]" office:value-type="float" office:value="0.186959438456595" calcext:value-type="float">
            <text:p>0.186959438456595</text:p>
          </table:table-cell>
          <table:table-cell table:formula="of:=[.$N5]/[.N5]" office:value-type="float" office:value="1" calcext:value-type="float">
            <text:p>1</text:p>
          </table:table-cell>
          <table:table-cell table:formula="of:=[.$N5]/[.O5]" office:value-type="float" office:value="1" calcext:value-type="float">
            <text:p>1</text:p>
          </table:table-cell>
          <table:table-cell table:formula="of:=[.$N5]/[.P5]" office:value-type="float" office:value="1" calcext:value-type="float">
            <text:p>1</text:p>
          </table:table-cell>
          <table:table-cell table:formula="of:=[.$N5]/[.Q5]" office:value-type="float" office:value="0.222222222222222" calcext:value-type="float">
            <text:p>0.222222222222222</text:p>
          </table:table-cell>
        </table:table-row>
        <table:table-row table:style-name="ro1">
          <table:table-cell table:formula="of:=[.A6]" office:value-type="float" office:value="5820" calcext:value-type="float">
            <text:p>5820</text:p>
          </table:table-cell>
          <table:table-cell table:formula="of:=[.$B6]/[.B6]" office:value-type="float" office:value="1" calcext:value-type="float">
            <text:p>1</text:p>
          </table:table-cell>
          <table:table-cell table:formula="of:=[.$C6]/[.C6]" office:value-type="float" office:value="1" calcext:value-type="float">
            <text:p>1</text:p>
          </table:table-cell>
          <table:table-cell table:formula="of:=[.$D6]/[.D6]" office:value-type="float" office:value="1" calcext:value-type="float">
            <text:p>1</text:p>
          </table:table-cell>
          <table:table-cell table:formula="of:=[.$B6]/[.E6]" office:value-type="float" office:value="1.0142139473362" calcext:value-type="float">
            <text:p>1.0142139473362</text:p>
          </table:table-cell>
          <table:table-cell table:formula="of:=[.$C6]/[.F6]" office:value-type="float" office:value="1.01960784313726" calcext:value-type="float">
            <text:p>1.01960784313726</text:p>
          </table:table-cell>
          <table:table-cell table:formula="of:=[.$D6]/[.G6]" office:value-type="float" office:value="1.02473225521771" calcext:value-type="float">
            <text:p>1.02473225521771</text:p>
          </table:table-cell>
          <table:table-cell table:formula="of:=[.$B6]/[.H6]" office:value-type="float" office:value="1.09686884686818" calcext:value-type="float">
            <text:p>1.09686884686818</text:p>
          </table:table-cell>
          <table:table-cell table:formula="of:=[.$C6]/[.I6]" office:value-type="float" office:value="1.07216494845361" calcext:value-type="float">
            <text:p>1.07216494845361</text:p>
          </table:table-cell>
          <table:table-cell table:formula="of:=[.$D6]/[.J6]" office:value-type="float" office:value="1.04993021684227" calcext:value-type="float">
            <text:p>1.04993021684227</text:p>
          </table:table-cell>
          <table:table-cell table:formula="of:=[.$B6]/[.K6]" office:value-type="float" office:value="0.356351469404914" calcext:value-type="float">
            <text:p>0.356351469404914</text:p>
          </table:table-cell>
          <table:table-cell table:formula="of:=[.$C6]/[.L6]" office:value-type="float" office:value="0.352542372881356" calcext:value-type="float">
            <text:p>0.352542372881356</text:p>
          </table:table-cell>
          <table:table-cell table:formula="of:=[.$D6]/[.M6]" office:value-type="float" office:value="0.349034271288777" calcext:value-type="float">
            <text:p>0.349034271288777</text:p>
          </table:table-cell>
          <table:table-cell table:formula="of:=[.$N6]/[.N6]" office:value-type="float" office:value="1" calcext:value-type="float">
            <text:p>1</text:p>
          </table:table-cell>
          <table:table-cell table:formula="of:=[.$N6]/[.O6]" office:value-type="float" office:value="1" calcext:value-type="float">
            <text:p>1</text:p>
          </table:table-cell>
          <table:table-cell table:formula="of:=[.$N6]/[.P6]" office:value-type="float" office:value="1.11111111111111" calcext:value-type="float">
            <text:p>1.11111111111111</text:p>
          </table:table-cell>
          <table:table-cell table:formula="of:=[.$N6]/[.Q6]" office:value-type="float" office:value="0.37037037037037" calcext:value-type="float">
            <text:p>0.37037037037037</text:p>
          </table:table-cell>
        </table:table-row>
        <table:table-row table:style-name="ro1">
          <table:table-cell table:formula="of:=[.A7]" office:value-type="float" office:value="7250" calcext:value-type="float">
            <text:p>7250</text:p>
          </table:table-cell>
          <table:table-cell table:formula="of:=[.$B7]/[.B7]" office:value-type="float" office:value="1" calcext:value-type="float">
            <text:p>1</text:p>
          </table:table-cell>
          <table:table-cell table:formula="of:=[.$C7]/[.C7]" office:value-type="float" office:value="1" calcext:value-type="float">
            <text:p>1</text:p>
          </table:table-cell>
          <table:table-cell table:formula="of:=[.$D7]/[.D7]" office:value-type="float" office:value="1" calcext:value-type="float">
            <text:p>1</text:p>
          </table:table-cell>
          <table:table-cell table:formula="of:=[.$B7]/[.E7]" office:value-type="float" office:value="1.08050130114915" calcext:value-type="float">
            <text:p>1.08050130114915</text:p>
          </table:table-cell>
          <table:table-cell table:formula="of:=[.$C7]/[.F7]" office:value-type="float" office:value="1.10204081632653" calcext:value-type="float">
            <text:p>1.10204081632653</text:p>
          </table:table-cell>
          <table:table-cell table:formula="of:=[.$D7]/[.G7]" office:value-type="float" office:value="1.12272046937472" calcext:value-type="float">
            <text:p>1.12272046937472</text:p>
          </table:table-cell>
          <table:table-cell table:formula="of:=[.$B7]/[.H7]" office:value-type="float" office:value="1.1190933841115" calcext:value-type="float">
            <text:p>1.1190933841115</text:p>
          </table:table-cell>
          <table:table-cell table:formula="of:=[.$C7]/[.I7]" office:value-type="float" office:value="1.14893617021277" calcext:value-type="float">
            <text:p>1.14893617021277</text:p>
          </table:table-cell>
          <table:table-cell table:formula="of:=[.$D7]/[.J7]" office:value-type="float" office:value="1.17796067426741" calcext:value-type="float">
            <text:p>1.17796067426741</text:p>
          </table:table-cell>
          <table:table-cell table:formula="of:=[.$B7]/[.K7]" office:value-type="float" office:value="0.465980071866878" calcext:value-type="float">
            <text:p>0.465980071866878</text:p>
          </table:table-cell>
          <table:table-cell table:formula="of:=[.$C7]/[.L7]" office:value-type="float" office:value="0.46685878962536" calcext:value-type="float">
            <text:p>0.46685878962536</text:p>
          </table:table-cell>
          <table:table-cell table:formula="of:=[.$D7]/[.M7]" office:value-type="float" office:value="0.4676736551485" calcext:value-type="float">
            <text:p>0.4676736551485</text:p>
          </table:table-cell>
          <table:table-cell table:formula="of:=[.$N7]/[.N7]" office:value-type="float" office:value="1" calcext:value-type="float">
            <text:p>1</text:p>
          </table:table-cell>
          <table:table-cell table:formula="of:=[.$N7]/[.O7]" office:value-type="float" office:value="1.07142857142857" calcext:value-type="float">
            <text:p>1.07142857142857</text:p>
          </table:table-cell>
          <table:table-cell table:formula="of:=[.$N7]/[.P7]" office:value-type="float" office:value="1.07142857142857" calcext:value-type="float">
            <text:p>1.07142857142857</text:p>
          </table:table-cell>
          <table:table-cell table:formula="of:=[.$N7]/[.Q7]" office:value-type="float" office:value="0.454545454545455" calcext:value-type="float">
            <text:p>0.454545454545455</text:p>
          </table:table-cell>
        </table:table-row>
        <table:table-row table:style-name="ro1">
          <table:table-cell table:formula="of:=[.A8]" office:value-type="float" office:value="8680" calcext:value-type="float">
            <text:p>8680</text:p>
          </table:table-cell>
          <table:table-cell table:formula="of:=[.$B8]/[.B8]" office:value-type="float" office:value="1" calcext:value-type="float">
            <text:p>1</text:p>
          </table:table-cell>
          <table:table-cell table:formula="of:=[.$C8]/[.C8]" office:value-type="float" office:value="1" calcext:value-type="float">
            <text:p>1</text:p>
          </table:table-cell>
          <table:table-cell table:formula="of:=[.$D8]/[.D8]" office:value-type="float" office:value="1" calcext:value-type="float">
            <text:p>1</text:p>
          </table:table-cell>
          <table:table-cell table:formula="of:=[.$B8]/[.E8]" office:value-type="float" office:value="1.12248579947908" calcext:value-type="float">
            <text:p>1.12248579947908</text:p>
          </table:table-cell>
          <table:table-cell table:formula="of:=[.$C8]/[.F8]" office:value-type="float" office:value="1.115" calcext:value-type="float">
            <text:p>1.115</text:p>
          </table:table-cell>
          <table:table-cell table:formula="of:=[.$D8]/[.G8]" office:value-type="float" office:value="1.10788367837435" calcext:value-type="float">
            <text:p>1.10788367837435</text:p>
          </table:table-cell>
          <table:table-cell table:formula="of:=[.$B8]/[.H8]" office:value-type="float" office:value="1.12688066893351" calcext:value-type="float">
            <text:p>1.12688066893351</text:p>
          </table:table-cell>
          <table:table-cell table:formula="of:=[.$C8]/[.I8]" office:value-type="float" office:value="1.10945273631841" calcext:value-type="float">
            <text:p>1.10945273631841</text:p>
          </table:table-cell>
          <table:table-cell table:formula="of:=[.$D8]/[.J8]" office:value-type="float" office:value="1.09316880570449" calcext:value-type="float">
            <text:p>1.09316880570449</text:p>
          </table:table-cell>
          <table:table-cell table:formula="of:=[.$B8]/[.K8]" office:value-type="float" office:value="0.587129171024591" calcext:value-type="float">
            <text:p>0.587129171024591</text:p>
          </table:table-cell>
          <table:table-cell table:formula="of:=[.$C8]/[.L8]" office:value-type="float" office:value="0.545232273838631" calcext:value-type="float">
            <text:p>0.545232273838631</text:p>
          </table:table-cell>
          <table:table-cell table:formula="of:=[.$D8]/[.M8]" office:value-type="float" office:value="0.510167951868174" calcext:value-type="float">
            <text:p>0.510167951868174</text:p>
          </table:table-cell>
          <table:table-cell table:formula="of:=[.$N8]/[.N8]" office:value-type="float" office:value="1" calcext:value-type="float">
            <text:p>1</text:p>
          </table:table-cell>
          <table:table-cell table:formula="of:=[.$N8]/[.O8]" office:value-type="float" office:value="1.10526315789474" calcext:value-type="float">
            <text:p>1.10526315789474</text:p>
          </table:table-cell>
          <table:table-cell table:formula="of:=[.$N8]/[.P8]" office:value-type="float" office:value="1.10526315789474" calcext:value-type="float">
            <text:p>1.10526315789474</text:p>
          </table:table-cell>
          <table:table-cell table:formula="of:=[.$N8]/[.Q8]" office:value-type="float" office:value="0.583333333333333" calcext:value-type="float">
            <text:p>0.583333333333333</text:p>
          </table:table-cell>
        </table:table-row>
        <table:table-row table:style-name="ro1">
          <table:table-cell table:formula="of:=[.A9]" office:value-type="float" office:value="10110" calcext:value-type="float">
            <text:p>10110</text:p>
          </table:table-cell>
          <table:table-cell table:formula="of:=[.$B9]/[.B9]" office:value-type="float" office:value="1" calcext:value-type="float">
            <text:p>1</text:p>
          </table:table-cell>
          <table:table-cell table:formula="of:=[.$C9]/[.C9]" office:value-type="float" office:value="1" calcext:value-type="float">
            <text:p>1</text:p>
          </table:table-cell>
          <table:table-cell table:formula="of:=[.$D9]/[.D9]" office:value-type="float" office:value="1" calcext:value-type="float">
            <text:p>1</text:p>
          </table:table-cell>
          <table:table-cell table:formula="of:=[.$B9]/[.E9]" office:value-type="float" office:value="1.0844638795227" calcext:value-type="float">
            <text:p>1.0844638795227</text:p>
          </table:table-cell>
          <table:table-cell table:formula="of:=[.$C9]/[.F9]" office:value-type="float" office:value="1.09090909090909" calcext:value-type="float">
            <text:p>1.09090909090909</text:p>
          </table:table-cell>
          <table:table-cell table:formula="of:=[.$D9]/[.G9]" office:value-type="float" office:value="1.09714611932149" calcext:value-type="float">
            <text:p>1.09714611932149</text:p>
          </table:table-cell>
          <table:table-cell table:formula="of:=[.$B9]/[.H9]" office:value-type="float" office:value="1.08563302777872" calcext:value-type="float">
            <text:p>1.08563302777872</text:p>
          </table:table-cell>
          <table:table-cell table:formula="of:=[.$C9]/[.I9]" office:value-type="float" office:value="1.09923664122137" calcext:value-type="float">
            <text:p>1.09923664122137</text:p>
          </table:table-cell>
          <table:table-cell table:formula="of:=[.$D9]/[.J9]" office:value-type="float" office:value="1.11257155974066" calcext:value-type="float">
            <text:p>1.11257155974066</text:p>
          </table:table-cell>
          <table:table-cell table:formula="of:=[.$B9]/[.K9]" office:value-type="float" office:value="0.635577760135799" calcext:value-type="float">
            <text:p>0.635577760135799</text:p>
          </table:table-cell>
          <table:table-cell table:formula="of:=[.$C9]/[.L9]" office:value-type="float" office:value="0.611464968152866" calcext:value-type="float">
            <text:p>0.611464968152866</text:p>
          </table:table-cell>
          <table:table-cell table:formula="of:=[.$D9]/[.M9]" office:value-type="float" office:value="0.590052789789235" calcext:value-type="float">
            <text:p>0.590052789789235</text:p>
          </table:table-cell>
          <table:table-cell table:formula="of:=[.$N9]/[.N9]" office:value-type="float" office:value="1" calcext:value-type="float">
            <text:p>1</text:p>
          </table:table-cell>
          <table:table-cell table:formula="of:=[.$N9]/[.O9]" office:value-type="float" office:value="1.07692307692308" calcext:value-type="float">
            <text:p>1.07692307692308</text:p>
          </table:table-cell>
          <table:table-cell table:formula="of:=[.$N9]/[.P9]" office:value-type="float" office:value="1.07692307692308" calcext:value-type="float">
            <text:p>1.07692307692308</text:p>
          </table:table-cell>
          <table:table-cell table:formula="of:=[.$N9]/[.Q9]" office:value-type="float" office:value="0.651162790697674" calcext:value-type="float">
            <text:p>0.651162790697674</text:p>
          </table:table-cell>
        </table:table-row>
        <table:table-row table:style-name="ro1">
          <table:table-cell table:formula="of:=[.A10]" office:value-type="float" office:value="11540" calcext:value-type="float">
            <text:p>11540</text:p>
          </table:table-cell>
          <table:table-cell table:formula="of:=[.$B10]/[.B10]" office:value-type="float" office:value="1" calcext:value-type="float">
            <text:p>1</text:p>
          </table:table-cell>
          <table:table-cell table:formula="of:=[.$C10]/[.C10]" office:value-type="float" office:value="1" calcext:value-type="float">
            <text:p>1</text:p>
          </table:table-cell>
          <table:table-cell table:formula="of:=[.$D10]/[.D10]" office:value-type="float" office:value="1" calcext:value-type="float">
            <text:p>1</text:p>
          </table:table-cell>
          <table:table-cell table:formula="of:=[.$B10]/[.E10]" office:value-type="float" office:value="1.03597502334059" calcext:value-type="float">
            <text:p>1.03597502334059</text:p>
          </table:table-cell>
          <table:table-cell table:formula="of:=[.$C10]/[.F10]" office:value-type="float" office:value="1.12023460410557" calcext:value-type="float">
            <text:p>1.12023460410557</text:p>
          </table:table-cell>
          <table:table-cell table:formula="of:=[.$D10]/[.G10]" office:value-type="float" office:value="1.20277325607647" calcext:value-type="float">
            <text:p>1.20277325607647</text:p>
          </table:table-cell>
          <table:table-cell table:formula="of:=[.$B10]/[.H10]" office:value-type="float" office:value="1.03121352619257" calcext:value-type="float">
            <text:p>1.03121352619257</text:p>
          </table:table-cell>
          <table:table-cell table:formula="of:=[.$C10]/[.I10]" office:value-type="float" office:value="1.12023460410557" calcext:value-type="float">
            <text:p>1.12023460410557</text:p>
          </table:table-cell>
          <table:table-cell table:formula="of:=[.$D10]/[.J10]" office:value-type="float" office:value="1.20823819820182" calcext:value-type="float">
            <text:p>1.20823819820182</text:p>
          </table:table-cell>
          <table:table-cell table:formula="of:=[.$B10]/[.K10]" office:value-type="float" office:value="0.683960481193676" calcext:value-type="float">
            <text:p>0.683960481193676</text:p>
          </table:table-cell>
          <table:table-cell table:formula="of:=[.$C10]/[.L10]" office:value-type="float" office:value="0.712686567164179" calcext:value-type="float">
            <text:p>0.712686567164179</text:p>
          </table:table-cell>
          <table:table-cell table:formula="of:=[.$D10]/[.M10]" office:value-type="float" office:value="0.738869405893408" calcext:value-type="float">
            <text:p>0.738869405893408</text:p>
          </table:table-cell>
          <table:table-cell table:formula="of:=[.$N10]/[.N10]" office:value-type="float" office:value="1" calcext:value-type="float">
            <text:p>1</text:p>
          </table:table-cell>
          <table:table-cell table:formula="of:=[.$N10]/[.O10]" office:value-type="float" office:value="1.09090909090909" calcext:value-type="float">
            <text:p>1.09090909090909</text:p>
          </table:table-cell>
          <table:table-cell table:formula="of:=[.$N10]/[.P10]" office:value-type="float" office:value="1.05882352941176" calcext:value-type="float">
            <text:p>1.05882352941176</text:p>
          </table:table-cell>
          <table:table-cell table:formula="of:=[.$N10]/[.Q10]" office:value-type="float" office:value="0.72" calcext:value-type="float">
            <text:p>0.72</text:p>
          </table:table-cell>
        </table:table-row>
        <table:table-row table:style-name="ro1">
          <table:table-cell table:formula="of:=[.A11]" office:value-type="float" office:value="12970" calcext:value-type="float">
            <text:p>12970</text:p>
          </table:table-cell>
          <table:table-cell table:formula="of:=[.$B11]/[.B11]" office:value-type="float" office:value="1" calcext:value-type="float">
            <text:p>1</text:p>
          </table:table-cell>
          <table:table-cell table:formula="of:=[.$C11]/[.C11]" office:value-type="float" office:value="1" calcext:value-type="float">
            <text:p>1</text:p>
          </table:table-cell>
          <table:table-cell table:formula="of:=[.$D11]/[.D11]" office:value-type="float" office:value="1" calcext:value-type="float">
            <text:p>1</text:p>
          </table:table-cell>
          <table:table-cell table:formula="of:=[.$B11]/[.E11]" office:value-type="float" office:value="1.0710816089916" calcext:value-type="float">
            <text:p>1.0710816089916</text:p>
          </table:table-cell>
          <table:table-cell table:formula="of:=[.$C11]/[.F11]" office:value-type="float" office:value="1.08545034642032" calcext:value-type="float">
            <text:p>1.08545034642032</text:p>
          </table:table-cell>
          <table:table-cell table:formula="of:=[.$D11]/[.G11]" office:value-type="float" office:value="1.0994843770574" calcext:value-type="float">
            <text:p>1.0994843770574</text:p>
          </table:table-cell>
          <table:table-cell table:formula="of:=[.$B11]/[.H11]" office:value-type="float" office:value="1.08600270338088" calcext:value-type="float">
            <text:p>1.08600270338088</text:p>
          </table:table-cell>
          <table:table-cell table:formula="of:=[.$C11]/[.I11]" office:value-type="float" office:value="1.09048723897912" calcext:value-type="float">
            <text:p>1.09048723897912</text:p>
          </table:table-cell>
          <table:table-cell table:formula="of:=[.$D11]/[.J11]" office:value-type="float" office:value="1.09478868205282" calcext:value-type="float">
            <text:p>1.09478868205282</text:p>
          </table:table-cell>
          <table:table-cell table:formula="of:=[.$B11]/[.K11]" office:value-type="float" office:value="0.749842111839231" calcext:value-type="float">
            <text:p>0.749842111839231</text:p>
          </table:table-cell>
          <table:table-cell table:formula="of:=[.$C11]/[.L11]" office:value-type="float" office:value="0.735524256651017" calcext:value-type="float">
            <text:p>0.735524256651017</text:p>
          </table:table-cell>
          <table:table-cell table:formula="of:=[.$D11]/[.M11]" office:value-type="float" office:value="0.722399748532936" calcext:value-type="float">
            <text:p>0.722399748532936</text:p>
          </table:table-cell>
          <table:table-cell table:formula="of:=[.$N11]/[.N11]" office:value-type="float" office:value="1" calcext:value-type="float">
            <text:p>1</text:p>
          </table:table-cell>
          <table:table-cell table:formula="of:=[.$N11]/[.O11]" office:value-type="float" office:value="1.0952380952381" calcext:value-type="float">
            <text:p>1.0952380952381</text:p>
          </table:table-cell>
          <table:table-cell table:formula="of:=[.$N11]/[.P11]" office:value-type="float" office:value="1.0952380952381" calcext:value-type="float">
            <text:p>1.0952380952381</text:p>
          </table:table-cell>
          <table:table-cell table:formula="of:=[.$N11]/[.Q11]" office:value-type="float" office:value="0.779661016949153" calcext:value-type="float">
            <text:p>0.779661016949153</text:p>
          </table:table-cell>
        </table:table-row>
        <table:table-row table:style-name="ro1">
          <table:table-cell table:formula="of:=[.A12]" office:value-type="float" office:value="14400" calcext:value-type="float">
            <text:p>14400</text:p>
          </table:table-cell>
          <table:table-cell table:formula="of:=[.$B12]/[.B12]" office:value-type="float" office:value="1" calcext:value-type="float">
            <text:p>1</text:p>
          </table:table-cell>
          <table:table-cell table:formula="of:=[.$C12]/[.C12]" office:value-type="float" office:value="1" calcext:value-type="float">
            <text:p>1</text:p>
          </table:table-cell>
          <table:table-cell table:formula="of:=[.$D12]/[.D12]" office:value-type="float" office:value="1" calcext:value-type="float">
            <text:p>1</text:p>
          </table:table-cell>
          <table:table-cell table:formula="of:=[.$B12]/[.E12]" office:value-type="float" office:value="1.06752749167046" calcext:value-type="float">
            <text:p>1.06752749167046</text:p>
          </table:table-cell>
          <table:table-cell table:formula="of:=[.$C12]/[.F12]" office:value-type="float" office:value="1.09177820267686" calcext:value-type="float">
            <text:p>1.09177820267686</text:p>
          </table:table-cell>
          <table:table-cell table:formula="of:=[.$D12]/[.G12]" office:value-type="float" office:value="1.11564404586835" calcext:value-type="float">
            <text:p>1.11564404586835</text:p>
          </table:table-cell>
          <table:table-cell table:formula="of:=[.$B12]/[.H12]" office:value-type="float" office:value="1.06706815367881" calcext:value-type="float">
            <text:p>1.06706815367881</text:p>
          </table:table-cell>
          <table:table-cell table:formula="of:=[.$C12]/[.I12]" office:value-type="float" office:value="1.09596928982726" calcext:value-type="float">
            <text:p>1.09596928982726</text:p>
          </table:table-cell>
          <table:table-cell table:formula="of:=[.$D12]/[.J12]" office:value-type="float" office:value="1.12465379300238" calcext:value-type="float">
            <text:p>1.12465379300238</text:p>
          </table:table-cell>
          <table:table-cell table:formula="of:=[.$B12]/[.K12]" office:value-type="float" office:value="0.780011593302442" calcext:value-type="float">
            <text:p>0.780011593302442</text:p>
          </table:table-cell>
          <table:table-cell table:formula="of:=[.$C12]/[.L12]" office:value-type="float" office:value="0.774762550881954" calcext:value-type="float">
            <text:p>0.774762550881954</text:p>
          </table:table-cell>
          <table:table-cell table:formula="of:=[.$D12]/[.M12]" office:value-type="float" office:value="0.769883785643699" calcext:value-type="float">
            <text:p>0.769883785643699</text:p>
          </table:table-cell>
          <table:table-cell table:formula="of:=[.$N12]/[.N12]" office:value-type="float" office:value="1" calcext:value-type="float">
            <text:p>1</text:p>
          </table:table-cell>
          <table:table-cell table:formula="of:=[.$N12]/[.O12]" office:value-type="float" office:value="1.05769230769231" calcext:value-type="float">
            <text:p>1.05769230769231</text:p>
          </table:table-cell>
          <table:table-cell table:formula="of:=[.$N12]/[.P12]" office:value-type="float" office:value="1.05769230769231" calcext:value-type="float">
            <text:p>1.05769230769231</text:p>
          </table:table-cell>
          <table:table-cell table:formula="of:=[.$N12]/[.Q12]" office:value-type="float" office:value="0.797101449275362" calcext:value-type="float">
            <text:p>0.797101449275362</text:p>
          </table:table-cell>
        </table:table-row>
      </table:table>
      <table:named-expressions>
        <table:named-range table:name="_xlchart.v1.0" table:base-cell-address="$output_gcc.$A$1" table:cell-range-address="$output_gcc.$A$2:.$A$12"/>
        <table:named-range table:name="_xlchart.v1.1" table:base-cell-address="$output_gcc.$A$1" table:cell-range-address="$output_gcc.$B$2:.$B$12"/>
        <table:named-range table:name="_xlchart.v1.10" table:base-cell-address="$output_gcc.$A$1" table:cell-range-address="$output_gcc.$T$2:.$T$12"/>
        <table:named-range table:name="_xlchart.v1.2" table:base-cell-address="$output_gcc.$A$1" table:cell-range-address="$output_gcc.$D$2:.$D$12"/>
        <table:named-range table:name="_xlchart.v1.3" table:base-cell-address="$output_gcc.$A$1" table:cell-range-address="$output_gcc.$F$2:.$F$12"/>
        <table:named-range table:name="_xlchart.v1.4" table:base-cell-address="$output_gcc.$A$1" table:cell-range-address="$output_gcc.$H$2:.$H$12"/>
        <table:named-range table:name="_xlchart.v1.5" table:base-cell-address="$output_gcc.$A$1" table:cell-range-address="$output_gcc.$J$2:.$J$12"/>
        <table:named-range table:name="_xlchart.v1.6" table:base-cell-address="$output_gcc.$A$1" table:cell-range-address="$output_gcc.$L$2:.$L$12"/>
        <table:named-range table:name="_xlchart.v1.7" table:base-cell-address="$output_gcc.$A$1" table:cell-range-address="$output_gcc.$N$2:.$N$12"/>
        <table:named-range table:name="_xlchart.v1.8" table:base-cell-address="$output_gcc.$A$1" table:cell-range-address="$output_gcc.$P$2:.$P$12"/>
        <table:named-range table:name="_xlchart.v1.9" table:base-cell-address="$output_gcc.$A$1" table:cell-range-address="$output_gcc.$R$2:.$R$12"/>
      </table:named-expressions>
      <table:database-ranges>
        <table:database-range table:name="output_gcc" table:target-range-address="output_gcc.A1:output_gcc.U12" table:display-filter-buttons="true" table:orientation="column"/>
        <table:database-range table:name="output_gcc__2" table:target-range-address="'output_gcc (2)'.A1:'output_gcc (2)'.U12" table:display-filter-buttons="true" table:orientation="column"/>
        <table:database-range table:name="output_gcc_red_00" table:target-range-address="output_gcc_red_00.A1:output_gcc_red_00.U12" table:display-filter-buttons="true" table:orientation="column"/>
        <table:database-range table:name="output_gcc_red_01" table:target-range-address="output_gcc_red_01.A1:output_gcc_red_01.U12" table:display-filter-buttons="true" table:orientation="column"/>
        <table:database-range table:name="output_gcc_red_02" table:target-range-address="output_gcc_red_02.A1:output_gcc_red_02.U12" table:display-filter-buttons="true" table:orientation="column"/>
        <table:database-range table:name="output_gcc_red_03" table:target-range-address="output_gcc_red_03.A1:output_gcc_red_03.U12" table:display-filter-buttons="true" table:orientation="column"/>
        <table:database-range table:name="output_gcc_red_04" table:target-range-address="output_gcc_red_04.A1:output_gcc_red_04.U12" table:display-filter-buttons="true" table:orientation="column"/>
        <table:database-range table:name="output_gcc_red_05" table:target-range-address="output_gcc_red_05.A1:output_gcc_red_05.U12" table:display-filter-buttons="true" table:orientation="column"/>
        <table:database-range table:name="output_gcc_red_06" table:target-range-address="output_gcc_red_06.A1:output_gcc_red_06.U12" table:display-filter-buttons="true" table:orientation="column"/>
        <table:database-range table:name="output_gcc_red_07" table:target-range-address="output_gcc_red_07.A1:output_gcc_red_07.U12" table:display-filter-buttons="true" table:orientation="column"/>
        <table:database-range table:name="output_gcc_red_08" table:target-range-address="output_gcc_red_08.A1:output_gcc_red_08.U12" table:display-filter-buttons="true" table:orientation="column"/>
        <table:database-range table:name="output_gcc_red_09" table:target-range-address="output_gcc_red_09.A1:output_gcc_red_09.U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" svg:font-family="San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name-complex="Sans" style:font-family-complex="San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02:55:55.406194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1" style:display-name="PageStyle_output_gcc_red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4" style:display-name="PageStyle_output_gcc_red_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0" style:display-name="PageStyle_output_gcc_red_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3" style:display-name="PageStyle_output_gcc_red_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20__28_2_29_" style:display-name="PageStyle_output_gcc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" style:display-name="PageStyle_output_g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2" style:display-name="PageStyle_output_gcc_red_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5" style:display-name="PageStyle_output_gcc_red_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7" style:display-name="PageStyle_output_gcc_red_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6" style:display-name="PageStyle_output_gcc_red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9" style:display-name="PageStyle_output_gcc_red_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8" style:display-name="PageStyle_output_gcc_red_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катерина Диденко</meta:initial-creator>
    <meta:creation-date>2021-05-11T09:46:50</meta:creation-date>
    <dc:date>2021-05-12T04:22:26.427383576</dc:date>
    <meta:generator>LibreOffice/7.0.5.2$Linux_X86_64 LibreOffice_project/00$Build-2</meta:generator>
    <meta:editing-duration>PT1H32M</meta:editing-duration>
    <meta:editing-cycles>6</meta:editing-cycles>
    <meta:document-statistic meta:table-count="14" meta:cell-count="4247" meta:object-count="6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950e" draw:fill-color="#ff95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1.212cm" svg:height="17.955cm" xlink:href=".." xlink:type="simple" chart:class="chart:scatter" chart:style-name="ch1">
        <chart:legend chart:legend-position="end" svg:x="27.989cm" svg:y="6.437cm" style:legend-expansion="high" chart:style-name="ch2"/>
        <chart:plot-area chart:style-name="ch3" table:cell-range-address="output_gcc.A2:output_gcc.A12 output_gcc.W2:output_gcc.W12 output_gcc.Y2:output_gcc.Y12 output_gcc.AA2:output_gcc.AA12 output_gcc.AC2:output_gcc.AC12 output_gcc.AE2:output_gcc.AE12 output_gcc.AG2:output_gcc.AG12 output_gcc.AI2:output_gcc.AI12 output_gcc.AK2:output_gcc.AK12 output_gcc.AM2:output_gcc.AM12 output_gcc.AO2:output_gcc.AO12" chart:data-source-has-labels="row" svg:x="0.624cm" svg:y="0.359cm" svg:width="26.741cm" svg:height="17.237cm">
          <chart:coordinate-region svg:x="1.254cm" svg:y="0.559cm" svg:width="25.58cm" svg:height="16.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gcc.W2:output_gcc.W12" loext:label-string="&quot;speed1&quot;" chart:class="chart:scatter">
            <chart:domain table:cell-range-address="output_gcc.A2:output_gcc.A12"/>
            <chart:data-point chart:repeated="11"/>
          </chart:series>
          <chart:series chart:style-name="ch7" chart:values-cell-range-address="output_gcc.Y2:output_gcc.Y12" loext:label-string="&quot;speed2&quot;" chart:class="chart:scatter">
            <chart:data-point chart:repeated="11"/>
          </chart:series>
          <chart:series chart:style-name="ch8" chart:values-cell-range-address="output_gcc.AA2:output_gcc.AA12" loext:label-string="&quot;speed3&quot;" chart:class="chart:scatter">
            <chart:data-point chart:repeated="11"/>
          </chart:series>
          <chart:series chart:style-name="ch9" chart:values-cell-range-address="output_gcc.AC2:output_gcc.AC12" loext:label-string="&quot;speed4&quot;" chart:class="chart:scatter">
            <chart:data-point chart:repeated="11"/>
          </chart:series>
          <chart:series chart:style-name="ch10" chart:values-cell-range-address="output_gcc.AE2:output_gcc.AE12" loext:label-string="&quot;speed5&quot;" chart:class="chart:scatter">
            <chart:data-point chart:repeated="11"/>
          </chart:series>
          <chart:series chart:style-name="ch11" chart:values-cell-range-address="output_gcc.AG2:output_gcc.AG12" loext:label-string="&quot;speed6&quot;" chart:class="chart:scatter">
            <chart:data-point chart:repeated="11"/>
          </chart:series>
          <chart:series chart:style-name="ch12" chart:values-cell-range-address="output_gcc.AI2:output_gcc.AI12" loext:label-string="&quot;speed7&quot;" chart:class="chart:scatter">
            <chart:data-point chart:repeated="11"/>
          </chart:series>
          <chart:series chart:style-name="ch13" chart:values-cell-range-address="output_gcc.AK2:output_gcc.AK12" loext:label-string="&quot;speed8&quot;" chart:class="chart:scatter">
            <chart:data-point chart:repeated="11"/>
          </chart:series>
          <chart:series chart:style-name="ch14" chart:values-cell-range-address="output_gcc.AM2:output_gcc.AM12" loext:label-string="&quot;speed128&quot;" chart:class="chart:scatter">
            <chart:data-point chart:repeated="11"/>
          </chart:series>
          <chart:series chart:style-name="ch15" chart:values-cell-range-address="output_gcc.AO2:output_gcc.AO12" loext:label-string="&quot;speed2048&quot;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1</text:p>
              </table:table-cell>
              <table:table-cell office:value-type="string">
                <text:p>speed2</text:p>
              </table:table-cell>
              <table:table-cell office:value-type="string">
                <text:p>speed3</text:p>
              </table:table-cell>
              <table:table-cell office:value-type="string">
                <text:p>speed4</text:p>
              </table:table-cell>
              <table:table-cell office:value-type="string">
                <text:p>speed5</text:p>
              </table:table-cell>
              <table:table-cell office:value-type="string">
                <text:p>speed6</text:p>
              </table:table-cell>
              <table:table-cell office:value-type="string">
                <text:p>speed7</text:p>
              </table:table-cell>
              <table:table-cell office:value-type="string">
                <text:p>speed8</text:p>
              </table:table-cell>
              <table:table-cell office:value-type="string">
                <text:p>speed128</text:p>
              </table:table-cell>
              <table:table-cell office:value-type="string">
                <text:p>speed204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output_gcc.A2:output_gcc.A12</svg:desc>
                </draw:g>
              </table:table-cell>
              <table:table-cell office:value-type="float" office:value="1">
                <text:p>1</text:p>
                <draw:g>
                  <svg:desc>output_gcc.W2:output_gcc.W12</svg:desc>
                </draw:g>
              </table:table-cell>
              <table:table-cell office:value-type="float" office:value="1">
                <text:p>1</text:p>
                <draw:g>
                  <svg:desc>output_gcc.Y2:output_gcc.Y12</svg:desc>
                </draw:g>
              </table:table-cell>
              <table:table-cell office:value-type="float" office:value="1">
                <text:p>1</text:p>
                <draw:g>
                  <svg:desc>output_gcc.AA2:output_gcc.AA12</svg:desc>
                </draw:g>
              </table:table-cell>
              <table:table-cell office:value-type="float" office:value="0.5">
                <text:p>0.5</text:p>
                <draw:g>
                  <svg:desc>output_gcc.AC2:output_gcc.AC12</svg:desc>
                </draw:g>
              </table:table-cell>
              <table:table-cell office:value-type="float" office:value="0.25">
                <text:p>0.25</text:p>
                <draw:g>
                  <svg:desc>output_gcc.AE2:output_gcc.AE12</svg:desc>
                </draw:g>
              </table:table-cell>
              <table:table-cell office:value-type="float" office:value="0.333333333333333">
                <text:p>0.333333333333333</text:p>
                <draw:g>
                  <svg:desc>output_gcc.AG2:output_gcc.AG12</svg:desc>
                </draw:g>
              </table:table-cell>
              <table:table-cell office:value-type="float" office:value="0.2">
                <text:p>0.2</text:p>
                <draw:g>
                  <svg:desc>output_gcc.AI2:output_gcc.AI12</svg:desc>
                </draw:g>
              </table:table-cell>
              <table:table-cell office:value-type="float" office:value="0.166666666666667">
                <text:p>0.166666666666667</text:p>
                <draw:g>
                  <svg:desc>output_gcc.AK2:output_gcc.AK12</svg:desc>
                </draw:g>
              </table:table-cell>
              <table:table-cell office:value-type="float" office:value="0.00341296928327645">
                <text:p>0.00341296928327645</text:p>
                <draw:g>
                  <svg:desc>output_gcc.AM2:output_gcc.AM12</svg:desc>
                </draw:g>
              </table:table-cell>
              <table:table-cell office:value-type="float" office:value="0.000215563699073076">
                <text:p>0.000215563699073076</text:p>
                <draw:g>
                  <svg:desc>output_gcc.AO2:output_gcc.A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44">
                <text:p>0.44</text:p>
              </table:table-cell>
              <table:table-cell office:value-type="float" office:value="0.0364238410596026">
                <text:p>0.0364238410596026</text:p>
              </table:table-cell>
              <table:table-cell office:value-type="float" office:value="0.00239130434782609">
                <text:p>0.00239130434782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0">
                <text:p>2960</text:p>
              </table:table-cell>
              <table:table-cell office:value-type="float" office:value="1">
                <text:p>1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0.707317073170732">
                <text:p>0.707317073170732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973154362416107">
                <text:p>0.0973154362416107</text:p>
              </table:table-cell>
              <table:table-cell office:value-type="float" office:value="0.00631258162821071">
                <text:p>0.00631258162821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">
                <text:p>4390</text:p>
              </table:table-cell>
              <table:table-cell office:value-type="float" office:value="1">
                <text:p>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02816901408451">
                <text:p>0.802816901408451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201413427561837">
                <text:p>0.201413427561837</text:p>
              </table:table-cell>
              <table:table-cell office:value-type="float" office:value="0.0123778501628664">
                <text:p>0.0123778501628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20">
                <text:p>5820</text:p>
              </table:table-cell>
              <table:table-cell office:value-type="float" office:value="1">
                <text:p>1</text:p>
              </table:table-cell>
              <table:table-cell office:value-type="float" office:value="1.02150537634409">
                <text:p>1.02150537634409</text:p>
              </table:table-cell>
              <table:table-cell office:value-type="float" office:value="1.01063829787234">
                <text:p>1.01063829787234</text:p>
              </table:table-cell>
              <table:table-cell office:value-type="float" office:value="0.969387755102041">
                <text:p>0.969387755102041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959595959596">
                <text:p>0.95959595959596</text:p>
              </table:table-cell>
              <table:table-cell office:value-type="float" office:value="0.95959595959596">
                <text:p>0.95959595959596</text:p>
              </table:table-cell>
              <table:table-cell office:value-type="float" office:value="0.818965517241379">
                <text:p>0.818965517241379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0206207944432386">
                <text:p>0.0206207944432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50">
                <text:p>7250</text:p>
              </table:table-cell>
              <table:table-cell office:value-type="float" office:value="1">
                <text:p>1</text:p>
              </table:table-cell>
              <table:table-cell office:value-type="float" office:value="1.02173913043478">
                <text:p>1.021739130434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957746478873">
                <text:p>0.9929577464788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2405063291139">
                <text:p>0.892405063291139</text:p>
              </table:table-cell>
              <table:table-cell office:value-type="float" office:value="0.388429752066116">
                <text:p>0.388429752066116</text:p>
              </table:table-cell>
              <table:table-cell office:value-type="float" office:value="0.0304338441614505">
                <text:p>0.0304338441614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80">
                <text:p>8680</text:p>
              </table:table-cell>
              <table:table-cell office:value-type="float" office:value="1">
                <text:p>1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1.00507614213198">
                <text:p>1.00507614213198</text:p>
              </table:table-cell>
              <table:table-cell office:value-type="float" office:value="1">
                <text:p>1</text:p>
              </table:table-cell>
              <table:table-cell office:value-type="float" office:value="1.00507614213198">
                <text:p>1.00507614213198</text:p>
              </table:table-cell>
              <table:table-cell office:value-type="float" office:value="0.970588235294118">
                <text:p>0.970588235294118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12442396313364">
                <text:p>0.912442396313364</text:p>
              </table:table-cell>
              <table:table-cell office:value-type="float" office:value="0.452054794520548">
                <text:p>0.452054794520548</text:p>
              </table:table-cell>
              <table:table-cell office:value-type="float" office:value="0.0428293316028553">
                <text:p>0.0428293316028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10">
                <text:p>10110</text:p>
              </table:table-cell>
              <table:table-cell office:value-type="float" office:value="1">
                <text:p>1</text:p>
              </table:table-cell>
              <table:table-cell office:value-type="float" office:value="1.01107011070111">
                <text:p>1.01107011070111</text:p>
              </table:table-cell>
              <table:table-cell office:value-type="float" office:value="1.003663003663">
                <text:p>1.003663003663</text:p>
              </table:table-cell>
              <table:table-cell office:value-type="float" office:value="0.996363636363636">
                <text:p>0.996363636363636</text:p>
              </table:table-cell>
              <table:table-cell office:value-type="float" office:value="0.996363636363636">
                <text:p>0.996363636363636</text:p>
              </table:table-cell>
              <table:table-cell office:value-type="float" office:value="1">
                <text:p>1</text:p>
              </table:table-cell>
              <table:table-cell office:value-type="float" office:value="0.971631205673759">
                <text:p>0.971631205673759</text:p>
              </table:table-cell>
              <table:table-cell office:value-type="float" office:value="0.96140350877193">
                <text:p>0.96140350877193</text:p>
              </table:table-cell>
              <table:table-cell office:value-type="float" office:value="0.536203522504892">
                <text:p>0.536203522504892</text:p>
              </table:table-cell>
              <table:table-cell office:value-type="float" office:value="0.0587730587730588">
                <text:p>0.0587730587730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40">
                <text:p>11540</text:p>
              </table:table-cell>
              <table:table-cell office:value-type="float" office:value="1">
                <text:p>1</text:p>
              </table:table-cell>
              <table:table-cell office:value-type="float" office:value="1.0487106017192">
                <text:p>1.0487106017192</text:p>
              </table:table-cell>
              <table:table-cell office:value-type="float" office:value="1.03682719546742">
                <text:p>1.03682719546742</text:p>
              </table:table-cell>
              <table:table-cell office:value-type="float" office:value="1.03389830508475">
                <text:p>1.03389830508475</text:p>
              </table:table-cell>
              <table:table-cell office:value-type="float" office:value="1.02521008403361">
                <text:p>1.02521008403361</text:p>
              </table:table-cell>
              <table:table-cell office:value-type="float" office:value="1.02808988764045">
                <text:p>1.02808988764045</text:p>
              </table:table-cell>
              <table:table-cell office:value-type="float" office:value="1.02521008403361">
                <text:p>1.02521008403361</text:p>
              </table:table-cell>
              <table:table-cell office:value-type="float" office:value="1">
                <text:p>1</text:p>
              </table:table-cell>
              <table:table-cell office:value-type="float" office:value="0.605960264900662">
                <text:p>0.605960264900662</text:p>
              </table:table-cell>
              <table:table-cell office:value-type="float" office:value="0.0779884935009589">
                <text:p>0.0779884935009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70">
                <text:p>12970</text:p>
              </table:table-cell>
              <table:table-cell office:value-type="float" office:value="1">
                <text:p>1</text:p>
              </table:table-cell>
              <table:table-cell office:value-type="float" office:value="1.00907029478458">
                <text:p>1.00907029478458</text:p>
              </table:table-cell>
              <table:table-cell office:value-type="float" office:value="1.00678733031674">
                <text:p>1.00678733031674</text:p>
              </table:table-cell>
              <table:table-cell office:value-type="float" office:value="0.997757847533632">
                <text:p>0.997757847533632</text:p>
              </table:table-cell>
              <table:table-cell office:value-type="float" office:value="1">
                <text:p>1</text:p>
              </table:table-cell>
              <table:table-cell office:value-type="float" office:value="0.950854700854701">
                <text:p>0.950854700854701</text:p>
              </table:table-cell>
              <table:table-cell office:value-type="float" office:value="0.891783567134269">
                <text:p>0.891783567134269</text:p>
              </table:table-cell>
              <table:table-cell office:value-type="float" office:value="0.932914046121593">
                <text:p>0.932914046121593</text:p>
              </table:table-cell>
              <table:table-cell office:value-type="float" office:value="0.630311614730878">
                <text:p>0.630311614730878</text:p>
              </table:table-cell>
              <table:table-cell office:value-type="float" office:value="0.0945601359966001">
                <text:p>0.0945601359966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1">
                <text:p>1</text:p>
              </table:table-cell>
              <table:table-cell office:value-type="float" office:value="1.01296296296296">
                <text:p>1.01296296296296</text:p>
              </table:table-cell>
              <table:table-cell office:value-type="float" office:value="1.00366972477064">
                <text:p>1.00366972477064</text:p>
              </table:table-cell>
              <table:table-cell office:value-type="float" office:value="1.0073664825046">
                <text:p>1.0073664825046</text:p>
              </table:table-cell>
              <table:table-cell office:value-type="float" office:value="0.998175182481752">
                <text:p>0.998175182481752</text:p>
              </table:table-cell>
              <table:table-cell office:value-type="float" office:value="1">
                <text:p>1</text:p>
              </table:table-cell>
              <table:table-cell office:value-type="float" office:value="1.00366972477064">
                <text:p>1.00366972477064</text:p>
              </table:table-cell>
              <table:table-cell office:value-type="float" office:value="0.973309608540925">
                <text:p>0.973309608540925</text:p>
              </table:table-cell>
              <table:table-cell office:value-type="float" office:value="0.682896379525593">
                <text:p>0.682896379525593</text:p>
              </table:table-cell>
              <table:table-cell office:value-type="float" office:value="0.114651016558374">
                <text:p>0.114651016558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ru" fo:country="RU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ru" fo:country="RU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a5a5a5" svg:stroke-linecap="round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ffc000" svg:stroke-linecap="round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5b9bd5" svg:stroke-linecap="round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70ad47" svg:stroke-linecap="round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264478" svg:stroke-linecap="round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9e480e" svg:stroke-linecap="round" draw:fill-color="#9e480e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636363" svg:stroke-linecap="round" draw:fill-color="#636363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997300" svg:stroke-linecap="round" draw:fill-color="#997300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svg:stroke-width="0.018cm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9.089cm" svg:height="8.899cm" xlink:href=".." xlink:type="simple" chart:class="chart:line" chart:style-name="ch1">
        <chart:legend chart:legend-position="bottom" svg:x="3.923cm" svg:y="7.856cm" style:legend-expansion="wide" chart:style-name="ch2"/>
        <chart:plot-area chart:style-name="ch3" table:cell-range-address="output_gcc.A2:output_gcc.B12 output_gcc.D2:output_gcc.D12 output_gcc.F2:output_gcc.F12 output_gcc.H2:output_gcc.H12 output_gcc.J2:output_gcc.J12 output_gcc.L2:output_gcc.L12 output_gcc.N2:output_gcc.N12 output_gcc.P2:output_gcc.P12 output_gcc.R2:output_gcc.R12 output_gcc.T2:output_gcc.T12" chart:data-source-has-labels="both" svg:x="1.441cm" svg:y="0.177cm" svg:width="17.267cm" svg:height="6.288cm">
          <chart:coordinate-region svg:x="2.389cm" svg:y="0.363cm" svg:width="16.319cm" svg:height="5.632cm"/>
          <chart:axis chart:dimension="x" chart:name="primary-x" chart:style-name="ch4" chartooo:axis-type="auto">
            <chartooo:date-scale/>
            <chart:title svg:x="8.978cm" svg:y="6.643cm" chart:style-name="ch5">
              <text:p>Значение N</text:p>
            </chart:title>
            <chart:categories table:cell-range-address="output_gcc.A2:output_gcc.A12"/>
          </chart:axis>
          <chart:axis chart:dimension="y" chart:name="primary-y" chart:style-name="ch6">
            <chart:title svg:x="0.451cm" svg:y="5.462cm" chart:style-name="ch7">
              <text:p>Значение времени (мс)</text:p>
            </chart:title>
            <chart:grid chart:style-name="ch8" chart:class="major"/>
          </chart:axis>
          <chart:series chart:style-name="ch9" chart:values-cell-range-address="output_gcc.B2:output_gcc.B12" loext:label-string="&quot;time1&quot;" chart:class="chart:line">
            <chart:data-point chart:repeated="11"/>
          </chart:series>
          <chart:series chart:style-name="ch10" chart:values-cell-range-address="output_gcc.D2:output_gcc.D12" loext:label-string="&quot;time2&quot;" chart:class="chart:line">
            <chart:data-point chart:repeated="11"/>
          </chart:series>
          <chart:series chart:style-name="ch11" chart:values-cell-range-address="output_gcc.F2:output_gcc.F12" loext:label-string="&quot;time3&quot;" chart:class="chart:line">
            <chart:data-point chart:repeated="11"/>
          </chart:series>
          <chart:series chart:style-name="ch12" chart:values-cell-range-address="output_gcc.H2:output_gcc.H12" loext:label-string="&quot;time4&quot;" chart:class="chart:line">
            <chart:data-point chart:repeated="11"/>
          </chart:series>
          <chart:series chart:style-name="ch13" chart:values-cell-range-address="output_gcc.J2:output_gcc.J12" loext:label-string="&quot;time5&quot;" chart:class="chart:line">
            <chart:data-point chart:repeated="11"/>
          </chart:series>
          <chart:series chart:style-name="ch14" chart:values-cell-range-address="output_gcc.L2:output_gcc.L12" loext:label-string="&quot;time6&quot;" chart:class="chart:line">
            <chart:data-point chart:repeated="11"/>
          </chart:series>
          <chart:series chart:style-name="ch15" chart:values-cell-range-address="output_gcc.N2:output_gcc.N12" loext:label-string="&quot;time7&quot;" chart:class="chart:line">
            <chart:data-point chart:repeated="11"/>
          </chart:series>
          <chart:series chart:style-name="ch16" chart:values-cell-range-address="output_gcc.P2:output_gcc.P12" loext:label-string="&quot;time8&quot;" chart:class="chart:line">
            <chart:data-point chart:repeated="11"/>
          </chart:series>
          <chart:series chart:style-name="ch17" chart:values-cell-range-address="output_gcc.R2:output_gcc.R12" loext:label-string="&quot;time128&quot;" chart:class="chart:line">
            <chart:data-point chart:repeated="11"/>
          </chart:series>
          <chart:series chart:style-name="ch18" chart:values-cell-range-address="output_gcc.T2:output_gcc.T12" loext:label-string="&quot;time2048&quot;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</text:p>
              </table:table-cell>
              <table:table-cell office:value-type="string">
                <text:p>time2</text:p>
              </table:table-cell>
              <table:table-cell office:value-type="string">
                <text:p>time3</text:p>
              </table:table-cell>
              <table:table-cell office:value-type="string">
                <text:p>time4</text:p>
              </table:table-cell>
              <table:table-cell office:value-type="string">
                <text:p>time5</text:p>
              </table:table-cell>
              <table:table-cell office:value-type="string">
                <text:p>time6</text:p>
              </table:table-cell>
              <table:table-cell office:value-type="string">
                <text:p>time7</text:p>
              </table:table-cell>
              <table:table-cell office:value-type="string">
                <text:p>time8</text:p>
              </table:table-cell>
              <table:table-cell office:value-type="string">
                <text:p>time128</text:p>
              </table:table-cell>
              <table:table-cell office:value-type="string">
                <text:p>time2048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output_gcc.A2:output_gcc.A12</svg:desc>
                </draw:g>
              </table:table-cell>
              <table:table-cell office:value-type="float" office:value="1">
                <text:p>1</text:p>
                <draw:g>
                  <svg:desc>output_gcc.B2:output_gcc.B12</svg:desc>
                </draw:g>
              </table:table-cell>
              <table:table-cell office:value-type="float" office:value="1">
                <text:p>1</text:p>
                <draw:g>
                  <svg:desc>output_gcc.D2:output_gcc.D12</svg:desc>
                </draw:g>
              </table:table-cell>
              <table:table-cell office:value-type="float" office:value="1">
                <text:p>1</text:p>
                <draw:g>
                  <svg:desc>output_gcc.F2:output_gcc.F12</svg:desc>
                </draw:g>
              </table:table-cell>
              <table:table-cell office:value-type="float" office:value="2">
                <text:p>2</text:p>
                <draw:g>
                  <svg:desc>output_gcc.H2:output_gcc.H12</svg:desc>
                </draw:g>
              </table:table-cell>
              <table:table-cell office:value-type="float" office:value="4">
                <text:p>4</text:p>
                <draw:g>
                  <svg:desc>output_gcc.J2:output_gcc.J12</svg:desc>
                </draw:g>
              </table:table-cell>
              <table:table-cell office:value-type="float" office:value="3">
                <text:p>3</text:p>
                <draw:g>
                  <svg:desc>output_gcc.L2:output_gcc.L12</svg:desc>
                </draw:g>
              </table:table-cell>
              <table:table-cell office:value-type="float" office:value="5">
                <text:p>5</text:p>
                <draw:g>
                  <svg:desc>output_gcc.N2:output_gcc.N12</svg:desc>
                </draw:g>
              </table:table-cell>
              <table:table-cell office:value-type="float" office:value="6">
                <text:p>6</text:p>
                <draw:g>
                  <svg:desc>output_gcc.P2:output_gcc.P12</svg:desc>
                </draw:g>
              </table:table-cell>
              <table:table-cell office:value-type="float" office:value="293">
                <text:p>293</text:p>
                <draw:g>
                  <svg:desc>output_gcc.R2:output_gcc.R12</svg:desc>
                </draw:g>
              </table:table-cell>
              <table:table-cell office:value-type="float" office:value="4639">
                <text:p>4639</text:p>
                <draw:g>
                  <svg:desc>output_gcc.T2:output_gcc.T12</svg:desc>
                </draw:g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298">
                <text:p>298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283">
                <text:p>283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6">
                <text:p>116</text:p>
              </table:table-cell>
              <table:table-cell office:value-type="float" office:value="323">
                <text:p>323</text:p>
              </table:table-cell>
              <table:table-cell office:value-type="float" office:value="4607">
                <text:p>4607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8">
                <text:p>158</text:p>
              </table:table-cell>
              <table:table-cell office:value-type="float" office:value="363">
                <text:p>363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198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4623">
                <text:p>4623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274">
                <text:p>274</text:p>
              </table:table-cell>
              <table:table-cell office:value-type="float" office:value="271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2">
                <text:p>282</text:p>
              </table:table-cell>
              <table:table-cell office:value-type="float" office:value="285">
                <text:p>285</text:p>
              </table:table-cell>
              <table:table-cell office:value-type="float" office:value="511">
                <text:p>511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366">
                <text:p>366</text:p>
              </table:table-cell>
              <table:table-cell office:value-type="float" office:value="349">
                <text:p>349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7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66">
                <text:p>366</text:p>
              </table:table-cell>
              <table:table-cell office:value-type="float" office:value="604">
                <text:p>604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12970">
                <text:p>12970</text:p>
              </table:table-cell>
              <table:table-cell office:value-type="float" office:value="445">
                <text:p>445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6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68">
                <text:p>468</text:p>
              </table:table-cell>
              <table:table-cell office:value-type="float" office:value="499">
                <text:p>499</text:p>
              </table:table-cell>
              <table:table-cell office:value-type="float" office:value="477">
                <text:p>477</text:p>
              </table:table-cell>
              <table:table-cell office:value-type="float" office:value="706">
                <text:p>706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547">
                <text:p>547</text:p>
              </table:table-cell>
              <table:table-cell office:value-type="float" office:value="540">
                <text:p>540</text:p>
              </table:table-cell>
              <table:table-cell office:value-type="float" office:value="545">
                <text:p>545</text:p>
              </table:table-cell>
              <table:table-cell office:value-type="float" office:value="543">
                <text:p>543</text:p>
              </table:table-cell>
              <table:table-cell office:value-type="float" office:value="548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545">
                <text:p>545</text:p>
              </table:table-cell>
              <table:table-cell office:value-type="float" office:value="562">
                <text:p>562</text:p>
              </table:table-cell>
              <table:table-cell office:value-type="float" office:value="801">
                <text:p>801</text:p>
              </table:table-cell>
              <table:table-cell office:value-type="float" office:value="4771">
                <text:p>4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ru" fo:country="RU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ru" fo:country="RU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svg:stroke-linecap="round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64478" svg:stroke-linecap="round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e480e" svg:stroke-linecap="round" draw:fill-color="#9e480e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6363" svg:stroke-linecap="round" draw:fill-color="#636363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5.901cm" svg:height="7.303cm" xlink:href=".." xlink:type="simple" chart:class="chart:line" chart:style-name="ch1">
        <chart:title svg:x="6.802cm" svg:y="0.281cm" chart:style-name="ch2">
          <text:p>Average</text:p>
        </chart:title>
        <chart:legend chart:legend-position="end" svg:x="13.232cm" svg:y="1.481cm" style:legend-expansion="high" chart:style-name="ch3"/>
        <chart:plot-area chart:style-name="ch4" table:cell-range-address="output_gcc_red_00.A2:output_gcc_red_00.A12 output_gcc_red_00.B17:output_gcc_red_00.B27 output_gcc_red_00.D17:output_gcc_red_00.D27 output_gcc_red_00.F17:output_gcc_red_00.F27 output_gcc_red_00.H17:output_gcc_red_00.H27 output_gcc_red_00.J17:output_gcc_red_00.J27 output_gcc_red_00.L17:output_gcc_red_00.L27 output_gcc_red_00.N17:output_gcc_red_00.N27 output_gcc_red_00.P17:output_gcc_red_00.P27 output_gcc_red_00.R17:output_gcc_red_00.R27" chart:data-source-has-labels="both" svg:x="1.378cm" svg:y="1.306cm" svg:width="11.536cm" svg:height="4.821cm">
          <chart:coordinate-region svg:x="1.902cm" svg:y="1.306cm" svg:width="11.012cm" svg:height="3.526cm"/>
          <chart:axis chart:dimension="x" chart:name="primary-x" chart:style-name="ch5" chartooo:axis-type="auto">
            <chartooo:date-scale/>
            <chart:title svg:x="6.05cm" svg:y="6.274cm" chart:style-name="ch6">
              <text:p>Значение N</text:p>
            </chart:title>
            <chart:categories table:cell-range-address="output_gcc_red_00.A2:output_gcc_red_00.A12"/>
          </chart:axis>
          <chart:axis chart:dimension="y" chart:name="primary-y" chart:style-name="ch7">
            <chart:title svg:x="0.451cm" svg:y="5.566cm" chart:style-name="ch8">
              <text:p>Среднее время (мс)</text:p>
            </chart:title>
            <chart:grid chart:style-name="ch9" chart:class="major"/>
          </chart:axis>
          <chart:series chart:style-name="ch10" chart:values-cell-range-address="output_gcc_red_00.B17:output_gcc_red_00.B27" loext:label-string="&quot;time1&quot;" chart:class="chart:line">
            <chart:data-point chart:repeated="11"/>
          </chart:series>
          <chart:series chart:style-name="ch11" chart:values-cell-range-address="output_gcc_red_00.D17:output_gcc_red_00.D27" loext:label-string="&quot;time2&quot;" chart:class="chart:line">
            <chart:data-point chart:repeated="11"/>
          </chart:series>
          <chart:series chart:style-name="ch12" chart:values-cell-range-address="output_gcc_red_00.F17:output_gcc_red_00.F27" loext:label-string="&quot;time3&quot;" chart:class="chart:line">
            <chart:data-point chart:repeated="11"/>
          </chart:series>
          <chart:series chart:style-name="ch13" chart:values-cell-range-address="output_gcc_red_00.H17:output_gcc_red_00.H27" loext:label-string="&quot;time4&quot;" chart:class="chart:line">
            <chart:data-point chart:repeated="11"/>
          </chart:series>
          <chart:series chart:style-name="ch14" chart:values-cell-range-address="output_gcc_red_00.J17:output_gcc_red_00.J27" loext:label-string="&quot;time5&quot;" chart:class="chart:line">
            <chart:data-point chart:repeated="11"/>
          </chart:series>
          <chart:series chart:style-name="ch15" chart:values-cell-range-address="output_gcc_red_00.L17:output_gcc_red_00.L27" loext:label-string="&quot;time6&quot;" chart:class="chart:line">
            <chart:data-point chart:repeated="11"/>
          </chart:series>
          <chart:series chart:style-name="ch16" chart:values-cell-range-address="output_gcc_red_00.N17:output_gcc_red_00.N27" loext:label-string="&quot;time7&quot;" chart:class="chart:line">
            <chart:data-point chart:repeated="11"/>
          </chart:series>
          <chart:series chart:style-name="ch17" chart:values-cell-range-address="output_gcc_red_00.P17:output_gcc_red_00.P27" loext:label-string="&quot;time8&quot;" chart:class="chart:line">
            <chart:data-point chart:repeated="11"/>
          </chart:series>
          <chart:series chart:style-name="ch18" chart:values-cell-range-address="output_gcc_red_00.R17:output_gcc_red_00.R27" loext:label-string="&quot;time128&quot;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</text:p>
              </table:table-cell>
              <table:table-cell office:value-type="string">
                <text:p>time2</text:p>
              </table:table-cell>
              <table:table-cell office:value-type="string">
                <text:p>time3</text:p>
              </table:table-cell>
              <table:table-cell office:value-type="string">
                <text:p>time4</text:p>
              </table:table-cell>
              <table:table-cell office:value-type="string">
                <text:p>time5</text:p>
              </table:table-cell>
              <table:table-cell office:value-type="string">
                <text:p>time6</text:p>
              </table:table-cell>
              <table:table-cell office:value-type="string">
                <text:p>time7</text:p>
              </table:table-cell>
              <table:table-cell office:value-type="string">
                <text:p>time8</text:p>
              </table:table-cell>
              <table:table-cell office:value-type="string">
                <text:p>time128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output_gcc_red_00.A2:output_gcc_red_00.A12</svg:desc>
                </draw:g>
              </table:table-cell>
              <table:table-cell office:value-type="float" office:value="1">
                <text:p>1</text:p>
                <draw:g>
                  <svg:desc>output_gcc_red_00.B17:output_gcc_red_00.B27</svg:desc>
                </draw:g>
              </table:table-cell>
              <table:table-cell office:value-type="float" office:value="1">
                <text:p>1</text:p>
                <draw:g>
                  <svg:desc>output_gcc_red_00.D17:output_gcc_red_00.D27</svg:desc>
                </draw:g>
              </table:table-cell>
              <table:table-cell office:value-type="float" office:value="1">
                <text:p>1</text:p>
                <draw:g>
                  <svg:desc>output_gcc_red_00.F17:output_gcc_red_00.F27</svg:desc>
                </draw:g>
              </table:table-cell>
              <table:table-cell office:value-type="float" office:value="1">
                <text:p>1</text:p>
                <draw:g>
                  <svg:desc>output_gcc_red_00.H17:output_gcc_red_00.H27</svg:desc>
                </draw:g>
              </table:table-cell>
              <table:table-cell office:value-type="float" office:value="1">
                <text:p>1</text:p>
                <draw:g>
                  <svg:desc>output_gcc_red_00.J17:output_gcc_red_00.J27</svg:desc>
                </draw:g>
              </table:table-cell>
              <table:table-cell office:value-type="float" office:value="1">
                <text:p>1</text:p>
                <draw:g>
                  <svg:desc>output_gcc_red_00.L17:output_gcc_red_00.L27</svg:desc>
                </draw:g>
              </table:table-cell>
              <table:table-cell office:value-type="float" office:value="1">
                <text:p>1</text:p>
                <draw:g>
                  <svg:desc>output_gcc_red_00.N17:output_gcc_red_00.N27</svg:desc>
                </draw:g>
              </table:table-cell>
              <table:table-cell office:value-type="float" office:value="3.3">
                <text:p>3.3</text:p>
                <draw:g>
                  <svg:desc>output_gcc_red_00.P17:output_gcc_red_00.P27</svg:desc>
                </draw:g>
              </table:table-cell>
              <table:table-cell office:value-type="float" office:value="29.2">
                <text:p>29.2</text:p>
                <draw:g>
                  <svg:desc>output_gcc_red_00.R17:output_gcc_red_00.R27</svg:desc>
                </draw:g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6.1">
                <text:p>6.1</text:p>
              </table:table-cell>
              <table:table-cell office:value-type="float" office:value="5.9">
                <text:p>5.9</text:p>
              </table:table-cell>
              <table:table-cell office:value-type="float" office:value="6.2">
                <text:p>6.2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10.4">
                <text:p>10.4</text:p>
              </table:table-cell>
              <table:table-cell office:value-type="float" office:value="10.2">
                <text:p>10.2</text:p>
              </table:table-cell>
              <table:table-cell office:value-type="float" office:value="9.6">
                <text:p>9.6</text:p>
              </table:table-cell>
              <table:table-cell office:value-type="float" office:value="9.7">
                <text:p>9.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7">
                <text:p>10.7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6.2">
                <text:p>16.2</text:p>
              </table:table-cell>
              <table:table-cell office:value-type="float" office:value="14.7">
                <text:p>14.7</text:p>
              </table:table-cell>
              <table:table-cell office:value-type="float" office:value="14.2">
                <text:p>14.2</text:p>
              </table:table-cell>
              <table:table-cell office:value-type="float" office:value="14.1">
                <text:p>14.1</text:p>
              </table:table-cell>
              <table:table-cell office:value-type="float" office:value="14.3">
                <text:p>14.3</text:p>
              </table:table-cell>
              <table:table-cell office:value-type="float" office:value="14.2">
                <text:p>14.2</text:p>
              </table:table-cell>
              <table:table-cell office:value-type="float" office:value="14.7">
                <text:p>14.7</text:p>
              </table:table-cell>
              <table:table-cell office:value-type="float" office:value="16.2">
                <text:p>16.2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22.3">
                <text:p>22.3</text:p>
              </table:table-cell>
              <table:table-cell office:value-type="float" office:value="20">
                <text:p>20</text:p>
              </table:table-cell>
              <table:table-cell office:value-type="float" office:value="20.1">
                <text:p>20.1</text:p>
              </table:table-cell>
              <table:table-cell office:value-type="float" office:value="20.1">
                <text:p>20.1</text:p>
              </table:table-cell>
              <table:table-cell office:value-type="float" office:value="19.6">
                <text:p>19.6</text:p>
              </table:table-cell>
              <table:table-cell office:value-type="float" office:value="19.3">
                <text:p>19.3</text:p>
              </table:table-cell>
              <table:table-cell office:value-type="float" office:value="21.1">
                <text:p>21.1</text:p>
              </table:table-cell>
              <table:table-cell office:value-type="float" office:value="21.2">
                <text:p>21.2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28.8">
                <text:p>28.8</text:p>
              </table:table-cell>
              <table:table-cell office:value-type="float" office:value="26.4">
                <text:p>26.4</text:p>
              </table:table-cell>
              <table:table-cell office:value-type="float" office:value="26.7">
                <text:p>26.7</text:p>
              </table:table-cell>
              <table:table-cell office:value-type="float" office:value="26.2">
                <text:p>26.2</text:p>
              </table:table-cell>
              <table:table-cell office:value-type="float" office:value="26.2">
                <text:p>26.2</text:p>
              </table:table-cell>
              <table:table-cell office:value-type="float" office:value="26.4">
                <text:p>26.4</text:p>
              </table:table-cell>
              <table:table-cell office:value-type="float" office:value="26">
                <text:p>26</text:p>
              </table:table-cell>
              <table:table-cell office:value-type="float" office:value="26.6">
                <text:p>26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38.2">
                <text:p>38.2</text:p>
              </table:table-cell>
              <table:table-cell office:value-type="float" office:value="34.1">
                <text:p>34.1</text:p>
              </table:table-cell>
              <table:table-cell office:value-type="float" office:value="34.4">
                <text:p>34.4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2">
                <text:p>34.2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12970">
                <text:p>12970</text:p>
              </table:table-cell>
              <table:table-cell office:value-type="float" office:value="47">
                <text:p>47</text:p>
              </table:table-cell>
              <table:table-cell office:value-type="float" office:value="43.3">
                <text:p>43.3</text:p>
              </table:table-cell>
              <table:table-cell office:value-type="float" office:value="42.4">
                <text:p>42.4</text:p>
              </table:table-cell>
              <table:table-cell office:value-type="float" office:value="43.1">
                <text:p>43.1</text:p>
              </table:table-cell>
              <table:table-cell office:value-type="float" office:value="42.4">
                <text:p>42.4</text:p>
              </table:table-cell>
              <table:table-cell office:value-type="float" office:value="42.9">
                <text:p>42.9</text:p>
              </table:table-cell>
              <table:table-cell office:value-type="float" office:value="42.4">
                <text:p>42.4</text:p>
              </table:table-cell>
              <table:table-cell office:value-type="float" office:value="43.2">
                <text:p>43.2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57.1">
                <text:p>57.1</text:p>
              </table:table-cell>
              <table:table-cell office:value-type="float" office:value="52.3">
                <text:p>52.3</text:p>
              </table:table-cell>
              <table:table-cell office:value-type="float" office:value="52">
                <text:p>52</text:p>
              </table:table-cell>
              <table:table-cell office:value-type="float" office:value="52.1">
                <text:p>52.1</text:p>
              </table:table-cell>
              <table:table-cell office:value-type="float" office:value="52.1">
                <text:p>52.1</text:p>
              </table:table-cell>
              <table:table-cell office:value-type="float" office:value="52.2">
                <text:p>52.2</text:p>
              </table:table-cell>
              <table:table-cell office:value-type="float" office:value="52.3">
                <text:p>52.3</text:p>
              </table:table-cell>
              <table:table-cell office:value-type="float" office:value="52.9">
                <text:p>52.9</text:p>
              </table:table-cell>
              <table:table-cell office:value-type="float" office:value="73.7">
                <text:p>73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ru" fo:country="RU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ru" fo:country="RU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svg:stroke-linecap="round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64478" svg:stroke-linecap="round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e480e" svg:stroke-linecap="round" draw:fill-color="#9e480e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6363" svg:stroke-linecap="round" draw:fill-color="#636363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31.667cm" svg:height="21.308cm" xlink:href=".." xlink:type="simple" chart:class="chart:line" chart:style-name="ch1">
        <chart:title svg:x="14.58cm" svg:y="0.561cm" chart:style-name="ch2">
          <text:p>Minimum</text:p>
        </chart:title>
        <chart:legend chart:legend-position="end" svg:x="28.998cm" svg:y="8.484cm" style:legend-expansion="high" chart:style-name="ch3"/>
        <chart:plot-area chart:style-name="ch4" table:cell-range-address="output_gcc_red_00.A2:output_gcc_red_00.A12 output_gcc_red_00.B30:output_gcc_red_00.B40 output_gcc_red_00.D30:output_gcc_red_00.D40 output_gcc_red_00.F30:output_gcc_red_00.F40 output_gcc_red_00.H30:output_gcc_red_00.H40 output_gcc_red_00.J30:output_gcc_red_00.J40 output_gcc_red_00.L30:output_gcc_red_00.L40 output_gcc_red_00.N30:output_gcc_red_00.N40 output_gcc_red_00.P30:output_gcc_red_00.P40 output_gcc_red_00.R30:output_gcc_red_00.R40" chart:data-source-has-labels="both" svg:x="1.693cm" svg:y="1.866cm" svg:width="26.672cm" svg:height="17.986cm">
          <chart:coordinate-region svg:x="2.217cm" svg:y="2.052cm" svg:width="26.148cm" svg:height="17.33cm"/>
          <chart:axis chart:dimension="x" chart:name="primary-x" chart:style-name="ch5" chartooo:axis-type="auto">
            <chartooo:date-scale/>
            <chart:title svg:x="13.933cm" svg:y="20.279cm" chart:style-name="ch6">
              <text:p>Значение N</text:p>
            </chart:title>
            <chart:categories table:cell-range-address="output_gcc_red_00.A2:output_gcc_red_00.A12"/>
          </chart:axis>
          <chart:axis chart:dimension="y" chart:name="primary-y" chart:style-name="ch7">
            <chart:title svg:x="0.451cm" svg:y="12.709cm" chart:style-name="ch8">
              <text:p>Среднее время (мс)</text:p>
            </chart:title>
            <chart:grid chart:style-name="ch9" chart:class="major"/>
          </chart:axis>
          <chart:series chart:style-name="ch10" chart:values-cell-range-address="output_gcc_red_00.B30:output_gcc_red_00.B40" loext:label-string="&quot;time1&quot;" chart:class="chart:line">
            <chart:data-point chart:repeated="11"/>
          </chart:series>
          <chart:series chart:style-name="ch11" chart:values-cell-range-address="output_gcc_red_00.D30:output_gcc_red_00.D40" loext:label-string="&quot;time2&quot;" chart:class="chart:line">
            <chart:data-point chart:repeated="11"/>
          </chart:series>
          <chart:series chart:style-name="ch12" chart:values-cell-range-address="output_gcc_red_00.F30:output_gcc_red_00.F40" loext:label-string="&quot;time3&quot;" chart:class="chart:line">
            <chart:data-point chart:repeated="11"/>
          </chart:series>
          <chart:series chart:style-name="ch13" chart:values-cell-range-address="output_gcc_red_00.H30:output_gcc_red_00.H40" loext:label-string="&quot;time4&quot;" chart:class="chart:line">
            <chart:data-point chart:repeated="11"/>
          </chart:series>
          <chart:series chart:style-name="ch14" chart:values-cell-range-address="output_gcc_red_00.J30:output_gcc_red_00.J40" loext:label-string="&quot;time5&quot;" chart:class="chart:line">
            <chart:data-point chart:repeated="11"/>
          </chart:series>
          <chart:series chart:style-name="ch15" chart:values-cell-range-address="output_gcc_red_00.L30:output_gcc_red_00.L40" loext:label-string="&quot;time6&quot;" chart:class="chart:line">
            <chart:data-point chart:repeated="11"/>
          </chart:series>
          <chart:series chart:style-name="ch16" chart:values-cell-range-address="output_gcc_red_00.N30:output_gcc_red_00.N40" loext:label-string="&quot;time7&quot;" chart:class="chart:line">
            <chart:data-point chart:repeated="11"/>
          </chart:series>
          <chart:series chart:style-name="ch17" chart:values-cell-range-address="output_gcc_red_00.P30:output_gcc_red_00.P40" loext:label-string="&quot;time8&quot;" chart:class="chart:line">
            <chart:data-point chart:repeated="11"/>
          </chart:series>
          <chart:series chart:style-name="ch18" chart:values-cell-range-address="output_gcc_red_00.R30:output_gcc_red_00.R40" loext:label-string="&quot;time128&quot;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</text:p>
              </table:table-cell>
              <table:table-cell office:value-type="string">
                <text:p>time2</text:p>
              </table:table-cell>
              <table:table-cell office:value-type="string">
                <text:p>time3</text:p>
              </table:table-cell>
              <table:table-cell office:value-type="string">
                <text:p>time4</text:p>
              </table:table-cell>
              <table:table-cell office:value-type="string">
                <text:p>time5</text:p>
              </table:table-cell>
              <table:table-cell office:value-type="string">
                <text:p>time6</text:p>
              </table:table-cell>
              <table:table-cell office:value-type="string">
                <text:p>time7</text:p>
              </table:table-cell>
              <table:table-cell office:value-type="string">
                <text:p>time8</text:p>
              </table:table-cell>
              <table:table-cell office:value-type="string">
                <text:p>time128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output_gcc_red_00.A2:output_gcc_red_00.A12</svg:desc>
                </draw:g>
              </table:table-cell>
              <table:table-cell office:value-type="float" office:value="1">
                <text:p>1</text:p>
                <draw:g>
                  <svg:desc>output_gcc_red_00.B30:output_gcc_red_00.B40</svg:desc>
                </draw:g>
              </table:table-cell>
              <table:table-cell office:value-type="float" office:value="1">
                <text:p>1</text:p>
                <draw:g>
                  <svg:desc>output_gcc_red_00.D30:output_gcc_red_00.D40</svg:desc>
                </draw:g>
              </table:table-cell>
              <table:table-cell office:value-type="float" office:value="1">
                <text:p>1</text:p>
                <draw:g>
                  <svg:desc>output_gcc_red_00.F30:output_gcc_red_00.F40</svg:desc>
                </draw:g>
              </table:table-cell>
              <table:table-cell office:value-type="float" office:value="1">
                <text:p>1</text:p>
                <draw:g>
                  <svg:desc>output_gcc_red_00.H30:output_gcc_red_00.H40</svg:desc>
                </draw:g>
              </table:table-cell>
              <table:table-cell office:value-type="float" office:value="1">
                <text:p>1</text:p>
                <draw:g>
                  <svg:desc>output_gcc_red_00.J30:output_gcc_red_00.J40</svg:desc>
                </draw:g>
              </table:table-cell>
              <table:table-cell office:value-type="float" office:value="1">
                <text:p>1</text:p>
                <draw:g>
                  <svg:desc>output_gcc_red_00.L30:output_gcc_red_00.L40</svg:desc>
                </draw:g>
              </table:table-cell>
              <table:table-cell office:value-type="float" office:value="1">
                <text:p>1</text:p>
                <draw:g>
                  <svg:desc>output_gcc_red_00.N30:output_gcc_red_00.N40</svg:desc>
                </draw:g>
              </table:table-cell>
              <table:table-cell office:value-type="float" office:value="1">
                <text:p>1</text:p>
                <draw:g>
                  <svg:desc>output_gcc_red_00.P30:output_gcc_red_00.P40</svg:desc>
                </draw:g>
              </table:table-cell>
              <table:table-cell office:value-type="float" office:value="25">
                <text:p>25</text:p>
                <draw:g>
                  <svg:desc>output_gcc_red_00.R30:output_gcc_red_00.R40</svg:desc>
                </draw:g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970">
                <text:p>1297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dash" draw:stroke-dash="Dot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ff8000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4.603cm" svg:height="21.125cm" xlink:href=".." xlink:type="simple" chart:class="chart:scatter" chart:column-mapping="13 1 2 3 14 4 5 6 15 7 8 9 16 10 11 12" chart:style-name="ch1">
        <chart:title svg:x="14.003cm" svg:y="0.558cm" chart:style-name="ch2">
          <text:p>Доверительные интервальчики</text:p>
        </chart:title>
        <chart:legend chart:legend-position="end" svg:x="32.068cm" svg:y="6.528cm" style:legend-expansion="high" chart:style-name="ch3"/>
        <chart:plot-area chart:style-name="ch4" table:cell-range-address="output_gcc_red_00.U43:output_gcc_red_00.AG53 output_gcc_red_00.AH42:output_gcc_red_00.AK53 output_gcc_red_00.V42:output_gcc_red_00.AG42" chart:data-source-has-labels="row" svg:x="0.692cm" svg:y="1.759cm" svg:width="30.684cm" svg:height="18.944cm">
          <chart:coordinate-region svg:x="1.313cm" svg:y="1.958cm" svg:width="29.598cm" svg:height="18.09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5">
            <chart:grid chart:style-name="ch6" chart:class="major"/>
          </chart:axis>
          <chart:series chart:style-name="ch8" chart:values-cell-range-address="output_gcc_red_00.AH43:output_gcc_red_00.AH53" chart:label-cell-address="output_gcc_red_00.AH42:output_gcc_red_00.AH42" chart:class="chart:scatter">
            <chart:domain table:cell-range-address="output_gcc_red_00.U43:output_gcc_red_00.U53"/>
            <chart:data-point chart:repeated="11"/>
          </chart:series>
          <chart:series chart:style-name="ch9" chart:values-cell-range-address="output_gcc_red_00.V43:output_gcc_red_00.V53" chart:label-cell-address="output_gcc_red_00.V42:output_gcc_red_00.V42" chart:class="chart:scatter">
            <chart:data-point chart:repeated="11"/>
          </chart:series>
          <chart:series chart:style-name="ch10" chart:values-cell-range-address="output_gcc_red_00.W43:output_gcc_red_00.W53" chart:label-cell-address="output_gcc_red_00.W42:output_gcc_red_00.W42" chart:class="chart:scatter">
            <chart:data-point chart:repeated="11"/>
          </chart:series>
          <chart:series chart:style-name="ch9" chart:values-cell-range-address="output_gcc_red_00.X43:output_gcc_red_00.X53" chart:label-cell-address="output_gcc_red_00.X42:output_gcc_red_00.X42" chart:class="chart:scatter">
            <chart:data-point chart:repeated="11"/>
          </chart:series>
          <chart:series chart:style-name="ch11" chart:values-cell-range-address="output_gcc_red_00.AI43:output_gcc_red_00.AI53" chart:label-cell-address="output_gcc_red_00.AI42:output_gcc_red_00.AI42" chart:class="chart:scatter">
            <chart:data-point chart:repeated="11"/>
          </chart:series>
          <chart:series chart:style-name="ch12" chart:values-cell-range-address="output_gcc_red_00.Y43:output_gcc_red_00.Y53" chart:label-cell-address="output_gcc_red_00.Y42:output_gcc_red_00.Y42" chart:class="chart:scatter">
            <chart:data-point chart:repeated="11"/>
          </chart:series>
          <chart:series chart:style-name="ch13" chart:values-cell-range-address="output_gcc_red_00.Z43:output_gcc_red_00.Z53" chart:label-cell-address="output_gcc_red_00.Z42:output_gcc_red_00.Z42" chart:class="chart:scatter">
            <chart:data-point chart:repeated="11"/>
          </chart:series>
          <chart:series chart:style-name="ch12" chart:values-cell-range-address="output_gcc_red_00.AA43:output_gcc_red_00.AA53" chart:label-cell-address="output_gcc_red_00.AA42:output_gcc_red_00.AA42" chart:class="chart:scatter">
            <chart:data-point chart:repeated="11"/>
          </chart:series>
          <chart:series chart:style-name="ch14" chart:values-cell-range-address="output_gcc_red_00.AJ43:output_gcc_red_00.AJ53" chart:label-cell-address="output_gcc_red_00.AJ42:output_gcc_red_00.AJ42" chart:class="chart:scatter">
            <chart:data-point chart:repeated="11"/>
          </chart:series>
          <chart:series chart:style-name="ch15" chart:values-cell-range-address="output_gcc_red_00.AB43:output_gcc_red_00.AB53" chart:label-cell-address="output_gcc_red_00.AB42:output_gcc_red_00.AB42" chart:class="chart:scatter">
            <chart:data-point chart:repeated="11"/>
          </chart:series>
          <chart:series chart:style-name="ch16" chart:values-cell-range-address="output_gcc_red_00.AC43:output_gcc_red_00.AC53" chart:label-cell-address="output_gcc_red_00.AC42:output_gcc_red_00.AC42" chart:class="chart:scatter">
            <chart:data-point chart:repeated="11"/>
          </chart:series>
          <chart:series chart:style-name="ch15" chart:values-cell-range-address="output_gcc_red_00.AD43:output_gcc_red_00.AD53" chart:label-cell-address="output_gcc_red_00.AD42:output_gcc_red_00.AD42" chart:class="chart:scatter">
            <chart:data-point chart:repeated="11"/>
          </chart:series>
          <chart:series chart:style-name="ch17" chart:values-cell-range-address="output_gcc_red_00.AK43:output_gcc_red_00.AK53" chart:label-cell-address="output_gcc_red_00.AK42:output_gcc_red_00.AK42" chart:class="chart:scatter">
            <chart:data-point chart:repeated="11"/>
          </chart:series>
          <chart:series chart:style-name="ch18" chart:values-cell-range-address="output_gcc_red_00.AE43:output_gcc_red_00.AE53" chart:label-cell-address="output_gcc_red_00.AE42:output_gcc_red_00.AE42" chart:class="chart:scatter">
            <chart:data-point chart:repeated="11"/>
          </chart:series>
          <chart:series chart:style-name="ch19" chart:values-cell-range-address="output_gcc_red_00.AF43:output_gcc_red_00.AF53" chart:label-cell-address="output_gcc_red_00.AF42:output_gcc_red_00.AF42" chart:class="chart:scatter">
            <chart:data-point chart:repeated="11"/>
          </chart:series>
          <chart:series chart:style-name="ch18" chart:values-cell-range-address="output_gcc_red_00.AG43:output_gcc_red_00.AG53" chart:label-cell-address="output_gcc_red_00.AG42:output_gcc_red_00.AG42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min1</text:p>
                <draw:g>
                  <svg:desc>output_gcc_red_00.AH42:output_gcc_red_00.AH42</svg:desc>
                </draw:g>
              </table:table-cell>
              <table:table-cell office:value-type="string">
                <text:p>low1</text:p>
                <draw:g>
                  <svg:desc>output_gcc_red_00.V42:output_gcc_red_00.V42</svg:desc>
                </draw:g>
              </table:table-cell>
              <table:table-cell office:value-type="string">
                <text:p>avg1</text:p>
                <draw:g>
                  <svg:desc>output_gcc_red_00.W42:output_gcc_red_00.W42</svg:desc>
                </draw:g>
              </table:table-cell>
              <table:table-cell office:value-type="string">
                <text:p>high1</text:p>
                <draw:g>
                  <svg:desc>output_gcc_red_00.X42:output_gcc_red_00.X42</svg:desc>
                </draw:g>
              </table:table-cell>
              <table:table-cell office:value-type="string">
                <text:p>min2</text:p>
                <draw:g>
                  <svg:desc>output_gcc_red_00.AI42:output_gcc_red_00.AI42</svg:desc>
                </draw:g>
              </table:table-cell>
              <table:table-cell office:value-type="string">
                <text:p>low2</text:p>
                <draw:g>
                  <svg:desc>output_gcc_red_00.Y42:output_gcc_red_00.Y42</svg:desc>
                </draw:g>
              </table:table-cell>
              <table:table-cell office:value-type="string">
                <text:p>avg2</text:p>
                <draw:g>
                  <svg:desc>output_gcc_red_00.Z42:output_gcc_red_00.Z42</svg:desc>
                </draw:g>
              </table:table-cell>
              <table:table-cell office:value-type="string">
                <text:p>high2</text:p>
                <draw:g>
                  <svg:desc>output_gcc_red_00.AA42:output_gcc_red_00.AA42</svg:desc>
                </draw:g>
              </table:table-cell>
              <table:table-cell office:value-type="string">
                <text:p>min4</text:p>
                <draw:g>
                  <svg:desc>output_gcc_red_00.AJ42:output_gcc_red_00.AJ42</svg:desc>
                </draw:g>
              </table:table-cell>
              <table:table-cell office:value-type="string">
                <text:p>low4</text:p>
                <draw:g>
                  <svg:desc>output_gcc_red_00.AB42:output_gcc_red_00.AB42</svg:desc>
                </draw:g>
              </table:table-cell>
              <table:table-cell office:value-type="string">
                <text:p>avg4</text:p>
                <draw:g>
                  <svg:desc>output_gcc_red_00.AC42:output_gcc_red_00.AC42</svg:desc>
                </draw:g>
              </table:table-cell>
              <table:table-cell office:value-type="string">
                <text:p>high4</text:p>
                <draw:g>
                  <svg:desc>output_gcc_red_00.AD42:output_gcc_red_00.AD42</svg:desc>
                </draw:g>
              </table:table-cell>
              <table:table-cell office:value-type="string">
                <text:p>min128</text:p>
                <draw:g>
                  <svg:desc>output_gcc_red_00.AK42:output_gcc_red_00.AK42</svg:desc>
                </draw:g>
              </table:table-cell>
              <table:table-cell office:value-type="string">
                <text:p>low128</text:p>
                <draw:g>
                  <svg:desc>output_gcc_red_00.AE42:output_gcc_red_00.AE42</svg:desc>
                </draw:g>
              </table:table-cell>
              <table:table-cell office:value-type="string">
                <text:p>avg128</text:p>
                <draw:g>
                  <svg:desc>output_gcc_red_00.AF42:output_gcc_red_00.AF42</svg:desc>
                </draw:g>
              </table:table-cell>
              <table:table-cell office:value-type="string">
                <text:p>high128</text:p>
                <draw:g>
                  <svg:desc>output_gcc_red_00.AG42:output_gcc_red_00.A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output_gcc_red_00.U43:output_gcc_red_00.U53</svg:desc>
                </draw:g>
              </table:table-cell>
              <table:table-cell office:value-type="float" office:value="1">
                <text:p>1</text:p>
                <draw:g>
                  <svg:desc>output_gcc_red_00.AH43:output_gcc_red_00.AH53</svg:desc>
                </draw:g>
              </table:table-cell>
              <table:table-cell office:value-type="float" office:value="0.380204967695439">
                <text:p>0.380204967695439</text:p>
                <draw:g>
                  <svg:desc>output_gcc_red_00.V43:output_gcc_red_00.V53</svg:desc>
                </draw:g>
              </table:table-cell>
              <table:table-cell office:value-type="float" office:value="1">
                <text:p>1</text:p>
                <draw:g>
                  <svg:desc>output_gcc_red_00.W43:output_gcc_red_00.W53</svg:desc>
                </draw:g>
              </table:table-cell>
              <table:table-cell office:value-type="float" office:value="1.61979503230456">
                <text:p>1.61979503230456</text:p>
                <draw:g>
                  <svg:desc>output_gcc_red_00.X43:output_gcc_red_00.X53</svg:desc>
                </draw:g>
              </table:table-cell>
              <table:table-cell office:value-type="float" office:value="1">
                <text:p>1</text:p>
                <draw:g>
                  <svg:desc>output_gcc_red_00.AI43:output_gcc_red_00.AI53</svg:desc>
                </draw:g>
              </table:table-cell>
              <table:table-cell office:value-type="float" office:value="0.380204967695439">
                <text:p>0.380204967695439</text:p>
                <draw:g>
                  <svg:desc>output_gcc_red_00.Y43:output_gcc_red_00.Y53</svg:desc>
                </draw:g>
              </table:table-cell>
              <table:table-cell office:value-type="float" office:value="1">
                <text:p>1</text:p>
                <draw:g>
                  <svg:desc>output_gcc_red_00.Z43:output_gcc_red_00.Z53</svg:desc>
                </draw:g>
              </table:table-cell>
              <table:table-cell office:value-type="float" office:value="1.61979503230456">
                <text:p>1.61979503230456</text:p>
                <draw:g>
                  <svg:desc>output_gcc_red_00.AA43:output_gcc_red_00.AA53</svg:desc>
                </draw:g>
              </table:table-cell>
              <table:table-cell office:value-type="float" office:value="1">
                <text:p>1</text:p>
                <draw:g>
                  <svg:desc>output_gcc_red_00.AJ43:output_gcc_red_00.AJ53</svg:desc>
                </draw:g>
              </table:table-cell>
              <table:table-cell office:value-type="float" office:value="0.380204967695439">
                <text:p>0.380204967695439</text:p>
                <draw:g>
                  <svg:desc>output_gcc_red_00.AB43:output_gcc_red_00.AB53</svg:desc>
                </draw:g>
              </table:table-cell>
              <table:table-cell office:value-type="float" office:value="1">
                <text:p>1</text:p>
                <draw:g>
                  <svg:desc>output_gcc_red_00.AC43:output_gcc_red_00.AC53</svg:desc>
                </draw:g>
              </table:table-cell>
              <table:table-cell office:value-type="float" office:value="1.61979503230456">
                <text:p>1.61979503230456</text:p>
                <draw:g>
                  <svg:desc>output_gcc_red_00.AD43:output_gcc_red_00.AD53</svg:desc>
                </draw:g>
              </table:table-cell>
              <table:table-cell office:value-type="float" office:value="25">
                <text:p>25</text:p>
                <draw:g>
                  <svg:desc>output_gcc_red_00.AK43:output_gcc_red_00.AK53</svg:desc>
                </draw:g>
              </table:table-cell>
              <table:table-cell office:value-type="float" office:value="27.4518312706603">
                <text:p>27.4518312706603</text:p>
                <draw:g>
                  <svg:desc>output_gcc_red_00.AE43:output_gcc_red_00.AE53</svg:desc>
                </draw:g>
              </table:table-cell>
              <table:table-cell office:value-type="float" office:value="29.2">
                <text:p>29.2</text:p>
                <draw:g>
                  <svg:desc>output_gcc_red_00.AF43:output_gcc_red_00.AF53</svg:desc>
                </draw:g>
              </table:table-cell>
              <table:table-cell office:value-type="float" office:value="30.9481687293397">
                <text:p>30.9481687293397</text:p>
                <draw:g>
                  <svg:desc>output_gcc_red_00.AG43:output_gcc_red_00.AG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0.380204967695439">
                <text:p>0.380204967695439</text:p>
              </table:table-cell>
              <table:table-cell office:value-type="float" office:value="1">
                <text:p>1</text:p>
              </table:table-cell>
              <table:table-cell office:value-type="float" office:value="1.61979503230456">
                <text:p>1.61979503230456</text:p>
              </table:table-cell>
              <table:table-cell office:value-type="float" office:value="1">
                <text:p>1</text:p>
              </table:table-cell>
              <table:table-cell office:value-type="float" office:value="0.380204967695439">
                <text:p>0.380204967695439</text:p>
              </table:table-cell>
              <table:table-cell office:value-type="float" office:value="1">
                <text:p>1</text:p>
              </table:table-cell>
              <table:table-cell office:value-type="float" office:value="1.61979503230456">
                <text:p>1.61979503230456</text:p>
              </table:table-cell>
              <table:table-cell office:value-type="float" office:value="1">
                <text:p>1</text:p>
              </table:table-cell>
              <table:table-cell office:value-type="float" office:value="0.808007203091989">
                <text:p>0.808007203091989</text:p>
              </table:table-cell>
              <table:table-cell office:value-type="float" office:value="1.2">
                <text:p>1.2</text:p>
              </table:table-cell>
              <table:table-cell office:value-type="float" office:value="1.59199279690801">
                <text:p>1.59199279690801</text:p>
              </table:table-cell>
              <table:table-cell office:value-type="float" office:value="27">
                <text:p>27</text:p>
              </table:table-cell>
              <table:table-cell office:value-type="float" office:value="28.9215734213342">
                <text:p>28.9215734213342</text:p>
              </table:table-cell>
              <table:table-cell office:value-type="float" office:value="30.7">
                <text:p>30.7</text:p>
              </table:table-cell>
              <table:table-cell office:value-type="float" office:value="32.4784265786658">
                <text:p>32.4784265786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0">
                <text:p>2960</text:p>
              </table:table-cell>
              <table:table-cell office:value-type="float" office:value="3">
                <text:p>3</text:p>
              </table:table-cell>
              <table:table-cell office:value-type="float" office:value="2.38020496769544">
                <text:p>2.38020496769544</text:p>
              </table:table-cell>
              <table:table-cell office:value-type="float" office:value="3">
                <text:p>3</text:p>
              </table:table-cell>
              <table:table-cell office:value-type="float" office:value="3.61979503230456">
                <text:p>3.61979503230456</text:p>
              </table:table-cell>
              <table:table-cell office:value-type="float" office:value="3">
                <text:p>3</text:p>
              </table:table-cell>
              <table:table-cell office:value-type="float" office:value="2.38020496769544">
                <text:p>2.38020496769544</text:p>
              </table:table-cell>
              <table:table-cell office:value-type="float" office:value="3">
                <text:p>3</text:p>
              </table:table-cell>
              <table:table-cell office:value-type="float" office:value="3.61979503230456">
                <text:p>3.61979503230456</text:p>
              </table:table-cell>
              <table:table-cell office:value-type="float" office:value="3">
                <text:p>3</text:p>
              </table:table-cell>
              <table:table-cell office:value-type="float" office:value="2.38020496769544">
                <text:p>2.38020496769544</text:p>
              </table:table-cell>
              <table:table-cell office:value-type="float" office:value="3">
                <text:p>3</text:p>
              </table:table-cell>
              <table:table-cell office:value-type="float" office:value="3.61979503230456">
                <text:p>3.61979503230456</text:p>
              </table:table-cell>
              <table:table-cell office:value-type="float" office:value="28">
                <text:p>28</text:p>
              </table:table-cell>
              <table:table-cell office:value-type="float" office:value="29.054729048368">
                <text:p>29.054729048368</text:p>
              </table:table-cell>
              <table:table-cell office:value-type="float" office:value="30.4">
                <text:p>30.4</text:p>
              </table:table-cell>
              <table:table-cell office:value-type="float" office:value="31.745270951632">
                <text:p>31.745270951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">
                <text:p>4390</text:p>
              </table:table-cell>
              <table:table-cell office:value-type="float" office:value="6">
                <text:p>6</text:p>
              </table:table-cell>
              <table:table-cell office:value-type="float" office:value="5.904003601546">
                <text:p>5.904003601546</text:p>
              </table:table-cell>
              <table:table-cell office:value-type="float" office:value="6.1">
                <text:p>6.1</text:p>
              </table:table-cell>
              <table:table-cell office:value-type="float" office:value="6.295996398454">
                <text:p>6.295996398454</text:p>
              </table:table-cell>
              <table:table-cell office:value-type="float" office:value="6">
                <text:p>6</text:p>
              </table:table-cell>
              <table:table-cell office:value-type="float" office:value="5.38020496769544">
                <text:p>5.38020496769544</text:p>
              </table:table-cell>
              <table:table-cell office:value-type="float" office:value="6">
                <text:p>6</text:p>
              </table:table-cell>
              <table:table-cell office:value-type="float" office:value="6.61979503230456">
                <text:p>6.61979503230456</text:p>
              </table:table-cell>
              <table:table-cell office:value-type="float" office:value="6">
                <text:p>6</text:p>
              </table:table-cell>
              <table:table-cell office:value-type="float" office:value="5.904003601546">
                <text:p>5.904003601546</text:p>
              </table:table-cell>
              <table:table-cell office:value-type="float" office:value="6.1">
                <text:p>6.1</text:p>
              </table:table-cell>
              <table:table-cell office:value-type="float" office:value="6.295996398454">
                <text:p>6.295996398454</text:p>
              </table:table-cell>
              <table:table-cell office:value-type="float" office:value="27">
                <text:p>27</text:p>
              </table:table-cell>
              <table:table-cell office:value-type="float" office:value="28.7242655710282">
                <text:p>28.7242655710282</text:p>
              </table:table-cell>
              <table:table-cell office:value-type="float" office:value="31.2">
                <text:p>31.2</text:p>
              </table:table-cell>
              <table:table-cell office:value-type="float" office:value="33.6757344289718">
                <text:p>33.6757344289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20">
                <text:p>5820</text:p>
              </table:table-cell>
              <table:table-cell office:value-type="float" office:value="10">
                <text:p>10</text:p>
              </table:table-cell>
              <table:table-cell office:value-type="float" office:value="10.0799392215763">
                <text:p>10.0799392215763</text:p>
              </table:table-cell>
              <table:table-cell office:value-type="float" office:value="10.4">
                <text:p>10.4</text:p>
              </table:table-cell>
              <table:table-cell office:value-type="float" office:value="10.7200607784237">
                <text:p>10.7200607784237</text:p>
              </table:table-cell>
              <table:table-cell office:value-type="float" office:value="10">
                <text:p>10</text:p>
              </table:table-cell>
              <table:table-cell office:value-type="float" office:value="9.93867146872799">
                <text:p>9.93867146872799</text:p>
              </table:table-cell>
              <table:table-cell office:value-type="float" office:value="10.2">
                <text:p>10.2</text:p>
              </table:table-cell>
              <table:table-cell office:value-type="float" office:value="10.461328531272">
                <text:p>10.461328531272</text:p>
              </table:table-cell>
              <table:table-cell office:value-type="float" office:value="9">
                <text:p>9</text:p>
              </table:table-cell>
              <table:table-cell office:value-type="float" office:value="9.18973973083191">
                <text:p>9.18973973083191</text:p>
              </table:table-cell>
              <table:table-cell office:value-type="float" office:value="9.7">
                <text:p>9.7</text:p>
              </table:table-cell>
              <table:table-cell office:value-type="float" office:value="10.2102602691681">
                <text:p>10.2102602691681</text:p>
              </table:table-cell>
              <table:table-cell office:value-type="float" office:value="27">
                <text:p>27</text:p>
              </table:table-cell>
              <table:table-cell office:value-type="float" office:value="28.2865094913435">
                <text:p>28.2865094913435</text:p>
              </table:table-cell>
              <table:table-cell office:value-type="float" office:value="29.5">
                <text:p>29.5</text:p>
              </table:table-cell>
              <table:table-cell office:value-type="float" office:value="30.7134905086565">
                <text:p>30.7134905086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50">
                <text:p>7250</text:p>
              </table:table-cell>
              <table:table-cell office:value-type="float" office:value="15">
                <text:p>15</text:p>
              </table:table-cell>
              <table:table-cell office:value-type="float" office:value="15.5598784431526">
                <text:p>15.5598784431526</text:p>
              </table:table-cell>
              <table:table-cell office:value-type="float" office:value="16.2">
                <text:p>16.2</text:p>
              </table:table-cell>
              <table:table-cell office:value-type="float" office:value="16.8401215568474">
                <text:p>16.8401215568474</text:p>
              </table:table-cell>
              <table:table-cell office:value-type="float" office:value="14">
                <text:p>14</text:p>
              </table:table-cell>
              <table:table-cell office:value-type="float" office:value="14.4006105560486">
                <text:p>14.4006105560486</text:p>
              </table:table-cell>
              <table:table-cell office:value-type="float" office:value="14.7">
                <text:p>14.7</text:p>
              </table:table-cell>
              <table:table-cell office:value-type="float" office:value="14.9993894439514">
                <text:p>14.9993894439514</text:p>
              </table:table-cell>
              <table:table-cell office:value-type="float" office:value="14">
                <text:p>14</text:p>
              </table:table-cell>
              <table:table-cell office:value-type="float" office:value="13.904003601546">
                <text:p>13.904003601546</text:p>
              </table:table-cell>
              <table:table-cell office:value-type="float" office:value="14.1">
                <text:p>14.1</text:p>
              </table:table-cell>
              <table:table-cell office:value-type="float" office:value="14.295996398454">
                <text:p>14.295996398454</text:p>
              </table:table-cell>
              <table:table-cell office:value-type="float" office:value="33">
                <text:p>33</text:p>
              </table:table-cell>
              <table:table-cell office:value-type="float" office:value="33.3917250598601">
                <text:p>33.3917250598601</text:p>
              </table:table-cell>
              <table:table-cell office:value-type="float" office:value="34.7">
                <text:p>34.7</text:p>
              </table:table-cell>
              <table:table-cell office:value-type="float" office:value="36.0082749401399">
                <text:p>36.008274940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80">
                <text:p>8680</text:p>
              </table:table-cell>
              <table:table-cell office:value-type="float" office:value="21">
                <text:p>21</text:p>
              </table:table-cell>
              <table:table-cell office:value-type="float" office:value="21.8816702368699">
                <text:p>21.8816702368699</text:p>
              </table:table-cell>
              <table:table-cell office:value-type="float" office:value="22.3">
                <text:p>22.3</text:p>
              </table:table-cell>
              <table:table-cell office:value-type="float" office:value="22.7183297631301">
                <text:p>22.7183297631301</text:p>
              </table:table-cell>
              <table:table-cell office:value-type="float" office:value="19">
                <text:p>19</text:p>
              </table:table-cell>
              <table:table-cell office:value-type="float" office:value="19.4939394752473">
                <text:p>19.4939394752473</text:p>
              </table:table-cell>
              <table:table-cell office:value-type="float" office:value="20">
                <text:p>20</text:p>
              </table:table-cell>
              <table:table-cell office:value-type="float" office:value="20.5060605247527">
                <text:p>20.5060605247527</text:p>
              </table:table-cell>
              <table:table-cell office:value-type="float" office:value="19">
                <text:p>19</text:p>
              </table:table-cell>
              <table:table-cell office:value-type="float" office:value="19.4179125084992">
                <text:p>19.4179125084992</text:p>
              </table:table-cell>
              <table:table-cell office:value-type="float" office:value="20.1">
                <text:p>20.1</text:p>
              </table:table-cell>
              <table:table-cell office:value-type="float" office:value="20.7820874915008">
                <text:p>20.7820874915008</text:p>
              </table:table-cell>
              <table:table-cell office:value-type="float" office:value="36">
                <text:p>36</text:p>
              </table:table-cell>
              <table:table-cell office:value-type="float" office:value="37.2689202253134">
                <text:p>37.2689202253134</text:p>
              </table:table-cell>
              <table:table-cell office:value-type="float" office:value="40.9">
                <text:p>40.9</text:p>
              </table:table-cell>
              <table:table-cell office:value-type="float" office:value="44.5310797746866">
                <text:p>44.5310797746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10">
                <text:p>10110</text:p>
              </table:table-cell>
              <table:table-cell office:value-type="float" office:value="28">
                <text:p>28</text:p>
              </table:table-cell>
              <table:table-cell office:value-type="float" office:value="28.1598784431526">
                <text:p>28.1598784431526</text:p>
              </table:table-cell>
              <table:table-cell office:value-type="float" office:value="28.8">
                <text:p>28.8</text:p>
              </table:table-cell>
              <table:table-cell office:value-type="float" office:value="29.4401215568474">
                <text:p>29.4401215568474</text:p>
              </table:table-cell>
              <table:table-cell office:value-type="float" office:value="26">
                <text:p>26</text:p>
              </table:table-cell>
              <table:table-cell office:value-type="float" office:value="25.966635657378">
                <text:p>25.966635657378</text:p>
              </table:table-cell>
              <table:table-cell office:value-type="float" office:value="26.4">
                <text:p>26.4</text:p>
              </table:table-cell>
              <table:table-cell office:value-type="float" office:value="26.833364342622">
                <text:p>26.833364342622</text:p>
              </table:table-cell>
              <table:table-cell office:value-type="float" office:value="26">
                <text:p>26</text:p>
              </table:table-cell>
              <table:table-cell office:value-type="float" office:value="25.938671468728">
                <text:p>25.938671468728</text:p>
              </table:table-cell>
              <table:table-cell office:value-type="float" office:value="26.2">
                <text:p>26.2</text:p>
              </table:table-cell>
              <table:table-cell office:value-type="float" office:value="26.461328531272">
                <text:p>26.461328531272</text:p>
              </table:table-cell>
              <table:table-cell office:value-type="float" office:value="43">
                <text:p>43</text:p>
              </table:table-cell>
              <table:table-cell office:value-type="float" office:value="44.3059531175791">
                <text:p>44.3059531175791</text:p>
              </table:table-cell>
              <table:table-cell office:value-type="float" office:value="47.1">
                <text:p>47.1</text:p>
              </table:table-cell>
              <table:table-cell office:value-type="float" office:value="49.8940468824209">
                <text:p>49.8940468824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40">
                <text:p>11540</text:p>
              </table:table-cell>
              <table:table-cell office:value-type="float" office:value="36">
                <text:p>36</text:p>
              </table:table-cell>
              <table:table-cell office:value-type="float" office:value="34.9622671059959">
                <text:p>34.9622671059959</text:p>
              </table:table-cell>
              <table:table-cell office:value-type="float" office:value="38.2">
                <text:p>38.2</text:p>
              </table:table-cell>
              <table:table-cell office:value-type="float" office:value="41.4377328940041">
                <text:p>41.4377328940041</text:p>
              </table:table-cell>
              <table:table-cell office:value-type="float" office:value="33">
                <text:p>33</text:p>
              </table:table-cell>
              <table:table-cell office:value-type="float" office:value="33.7481756975735">
                <text:p>33.7481756975735</text:p>
              </table:table-cell>
              <table:table-cell office:value-type="float" office:value="34.1">
                <text:p>34.1</text:p>
              </table:table-cell>
              <table:table-cell office:value-type="float" office:value="34.4518243024265">
                <text:p>34.4518243024265</text:p>
              </table:table-cell>
              <table:table-cell office:value-type="float" office:value="34">
                <text:p>34</text:p>
              </table:table-cell>
              <table:table-cell office:value-type="float" office:value="33.904003601546">
                <text:p>33.904003601546</text:p>
              </table:table-cell>
              <table:table-cell office:value-type="float" office:value="34.1">
                <text:p>34.1</text:p>
              </table:table-cell>
              <table:table-cell office:value-type="float" office:value="34.295996398454">
                <text:p>34.295996398454</text:p>
              </table:table-cell>
              <table:table-cell office:value-type="float" office:value="50">
                <text:p>50</text:p>
              </table:table-cell>
              <table:table-cell office:value-type="float" office:value="51.1173789529159">
                <text:p>51.1173789529159</text:p>
              </table:table-cell>
              <table:table-cell office:value-type="float" office:value="53.6">
                <text:p>53.6</text:p>
              </table:table-cell>
              <table:table-cell office:value-type="float" office:value="56.0826210470841">
                <text:p>56.0826210470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70">
                <text:p>12970</text:p>
              </table:table-cell>
              <table:table-cell office:value-type="float" office:value="46">
                <text:p>46</text:p>
              </table:table-cell>
              <table:table-cell office:value-type="float" office:value="45.8313032792312">
                <text:p>45.8313032792312</text:p>
              </table:table-cell>
              <table:table-cell office:value-type="float" office:value="47">
                <text:p>47</text:p>
              </table:table-cell>
              <table:table-cell office:value-type="float" office:value="48.1686967207688">
                <text:p>48.1686967207688</text:p>
              </table:table-cell>
              <table:table-cell office:value-type="float" office:value="42">
                <text:p>42</text:p>
              </table:table-cell>
              <table:table-cell office:value-type="float" office:value="42.7897397308319">
                <text:p>42.7897397308319</text:p>
              </table:table-cell>
              <table:table-cell office:value-type="float" office:value="43.3">
                <text:p>43.3</text:p>
              </table:table-cell>
              <table:table-cell office:value-type="float" office:value="43.8102602691681">
                <text:p>43.8102602691681</text:p>
              </table:table-cell>
              <table:table-cell office:value-type="float" office:value="42">
                <text:p>42</text:p>
              </table:table-cell>
              <table:table-cell office:value-type="float" office:value="42.2018316681458">
                <text:p>42.2018316681458</text:p>
              </table:table-cell>
              <table:table-cell office:value-type="float" office:value="43.1">
                <text:p>43.1</text:p>
              </table:table-cell>
              <table:table-cell office:value-type="float" office:value="43.9981683318542">
                <text:p>43.9981683318542</text:p>
              </table:table-cell>
              <table:table-cell office:value-type="float" office:value="59">
                <text:p>59</text:p>
              </table:table-cell>
              <table:table-cell office:value-type="float" office:value="61.1212714724905">
                <text:p>61.1212714724905</text:p>
              </table:table-cell>
              <table:table-cell office:value-type="float" office:value="63.9">
                <text:p>63.9</text:p>
              </table:table-cell>
              <table:table-cell office:value-type="float" office:value="66.6787285275095">
                <text:p>66.6787285275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55">
                <text:p>55</text:p>
              </table:table-cell>
              <table:table-cell office:value-type="float" office:value="55.3851092916398">
                <text:p>55.3851092916398</text:p>
              </table:table-cell>
              <table:table-cell office:value-type="float" office:value="57.1">
                <text:p>57.1</text:p>
              </table:table-cell>
              <table:table-cell office:value-type="float" office:value="58.8148907083602">
                <text:p>58.8148907083602</text:p>
              </table:table-cell>
              <table:table-cell office:value-type="float" office:value="52">
                <text:p>52</text:p>
              </table:table-cell>
              <table:table-cell office:value-type="float" office:value="51.8816702368699">
                <text:p>51.8816702368699</text:p>
              </table:table-cell>
              <table:table-cell office:value-type="float" office:value="52.3">
                <text:p>52.3</text:p>
              </table:table-cell>
              <table:table-cell office:value-type="float" office:value="52.7183297631301">
                <text:p>52.7183297631301</text:p>
              </table:table-cell>
              <table:table-cell office:value-type="float" office:value="52">
                <text:p>52</text:p>
              </table:table-cell>
              <table:table-cell office:value-type="float" office:value="51.904003601546">
                <text:p>51.904003601546</text:p>
              </table:table-cell>
              <table:table-cell office:value-type="float" office:value="52.1">
                <text:p>52.1</text:p>
              </table:table-cell>
              <table:table-cell office:value-type="float" office:value="52.295996398454">
                <text:p>52.295996398454</text:p>
              </table:table-cell>
              <table:table-cell office:value-type="float" office:value="69">
                <text:p>69</text:p>
              </table:table-cell>
              <table:table-cell office:value-type="float" office:value="71.0054950044374">
                <text:p>71.0054950044374</text:p>
              </table:table-cell>
              <table:table-cell office:value-type="float" office:value="73.7">
                <text:p>73.7</text:p>
              </table:table-cell>
              <table:table-cell office:value-type="float" office:value="76.3945049955626">
                <text:p>76.39450499556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25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2.142cm" svg:height="20.931cm" xlink:href=".." xlink:type="simple" chart:class="chart:line" chart:style-name="ch1">
        <chart:legend chart:legend-position="end" svg:x="19.607cm" svg:y="6.431cm" style:legend-expansion="high" chart:style-name="ch2"/>
        <chart:plot-area chart:style-name="ch3" table:cell-range-address="Sheet14.A15:Sheet14.Q26" chart:data-source-has-labels="both" svg:x="0.442cm" svg:y="0.418cm" svg:width="18.723cm" svg:height="20.095cm">
          <chart:coordinate-region svg:x="1.169cm" svg:y="0.617cm" svg:width="17.531cm" svg:height="19.249cm"/>
          <chart:axis chart:dimension="x" chart:name="primary-x" chart:style-name="ch4" chartooo:axis-type="auto">
            <chartooo:date-scale/>
            <chart:categories table:cell-range-address="Sheet14.A16:Sheet14.A26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4.B16:Sheet14.B26" chart:label-cell-address="Sheet14.B15:Sheet14.B15" chart:class="chart:line">
            <chart:data-point chart:repeated="11"/>
          </chart:series>
          <chart:series chart:style-name="ch8" chart:values-cell-range-address="Sheet14.C16:Sheet14.C26" chart:label-cell-address="Sheet14.C15:Sheet14.C15" chart:class="chart:line">
            <chart:data-point chart:repeated="11"/>
          </chart:series>
          <chart:series chart:style-name="ch9" chart:values-cell-range-address="Sheet14.D16:Sheet14.D26" chart:label-cell-address="Sheet14.D15:Sheet14.D15" chart:class="chart:line">
            <chart:data-point chart:repeated="11"/>
          </chart:series>
          <chart:series chart:style-name="ch10" chart:values-cell-range-address="Sheet14.E16:Sheet14.E26" chart:label-cell-address="Sheet14.E15:Sheet14.E15" chart:class="chart:line">
            <chart:data-point chart:repeated="11"/>
          </chart:series>
          <chart:series chart:style-name="ch11" chart:values-cell-range-address="Sheet14.F16:Sheet14.F26" chart:label-cell-address="Sheet14.F15:Sheet14.F15" chart:class="chart:line">
            <chart:data-point chart:repeated="11"/>
          </chart:series>
          <chart:series chart:style-name="ch12" chart:values-cell-range-address="Sheet14.G16:Sheet14.G26" chart:label-cell-address="Sheet14.G15:Sheet14.G15" chart:class="chart:line">
            <chart:data-point chart:repeated="11"/>
          </chart:series>
          <chart:series chart:style-name="ch13" chart:values-cell-range-address="Sheet14.H16:Sheet14.H26" chart:label-cell-address="Sheet14.H15:Sheet14.H15" chart:class="chart:line">
            <chart:data-point chart:repeated="11"/>
          </chart:series>
          <chart:series chart:style-name="ch14" chart:values-cell-range-address="Sheet14.I16:Sheet14.I26" chart:label-cell-address="Sheet14.I15:Sheet14.I15" chart:class="chart:line">
            <chart:data-point chart:repeated="11"/>
          </chart:series>
          <chart:series chart:style-name="ch15" chart:values-cell-range-address="Sheet14.J16:Sheet14.J26" chart:label-cell-address="Sheet14.J15:Sheet14.J15" chart:class="chart:line">
            <chart:data-point chart:repeated="11"/>
          </chart:series>
          <chart:series chart:style-name="ch16" chart:values-cell-range-address="Sheet14.K16:Sheet14.K26" chart:label-cell-address="Sheet14.K15:Sheet14.K15" chart:class="chart:line">
            <chart:data-point chart:repeated="11"/>
          </chart:series>
          <chart:series chart:style-name="ch17" chart:values-cell-range-address="Sheet14.L16:Sheet14.L26" chart:label-cell-address="Sheet14.L15:Sheet14.L15" chart:class="chart:line">
            <chart:data-point chart:repeated="11"/>
          </chart:series>
          <chart:series chart:style-name="ch18" chart:values-cell-range-address="Sheet14.M16:Sheet14.M26" chart:label-cell-address="Sheet14.M15:Sheet14.M15" chart:class="chart:line">
            <chart:data-point chart:repeated="11"/>
          </chart:series>
          <chart:series chart:style-name="ch19" chart:values-cell-range-address="Sheet14.N16:Sheet14.N26" chart:label-cell-address="Sheet14.N15:Sheet14.N15" chart:class="chart:line">
            <chart:data-point chart:repeated="11"/>
          </chart:series>
          <chart:series chart:style-name="ch20" chart:values-cell-range-address="Sheet14.O16:Sheet14.O26" chart:label-cell-address="Sheet14.O15:Sheet14.O15" chart:class="chart:line">
            <chart:data-point chart:repeated="11"/>
          </chart:series>
          <chart:series chart:style-name="ch21" chart:values-cell-range-address="Sheet14.P16:Sheet14.P26" chart:label-cell-address="Sheet14.P15:Sheet14.P15" chart:class="chart:line">
            <chart:data-point chart:repeated="11"/>
          </chart:series>
          <chart:series chart:style-name="ch10" chart:values-cell-range-address="Sheet14.Q16:Sheet14.Q26" chart:label-cell-address="Sheet14.Q15:Sheet14.Q15" chart:class="chart:line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1</text:p>
                <draw:g>
                  <svg:desc>Sheet14.B15:Sheet14.B15</svg:desc>
                </draw:g>
              </table:table-cell>
              <table:table-cell office:value-type="string">
                <text:p>avg1</text:p>
                <draw:g>
                  <svg:desc>Sheet14.C15:Sheet14.C15</svg:desc>
                </draw:g>
              </table:table-cell>
              <table:table-cell office:value-type="string">
                <text:p>high1</text:p>
                <draw:g>
                  <svg:desc>Sheet14.D15:Sheet14.D15</svg:desc>
                </draw:g>
              </table:table-cell>
              <table:table-cell office:value-type="string">
                <text:p>low2</text:p>
                <draw:g>
                  <svg:desc>Sheet14.E15:Sheet14.E15</svg:desc>
                </draw:g>
              </table:table-cell>
              <table:table-cell office:value-type="string">
                <text:p>avg2</text:p>
                <draw:g>
                  <svg:desc>Sheet14.F15:Sheet14.F15</svg:desc>
                </draw:g>
              </table:table-cell>
              <table:table-cell office:value-type="string">
                <text:p>high2</text:p>
                <draw:g>
                  <svg:desc>Sheet14.G15:Sheet14.G15</svg:desc>
                </draw:g>
              </table:table-cell>
              <table:table-cell office:value-type="string">
                <text:p>low4</text:p>
                <draw:g>
                  <svg:desc>Sheet14.H15:Sheet14.H15</svg:desc>
                </draw:g>
              </table:table-cell>
              <table:table-cell office:value-type="string">
                <text:p>avg4</text:p>
                <draw:g>
                  <svg:desc>Sheet14.I15:Sheet14.I15</svg:desc>
                </draw:g>
              </table:table-cell>
              <table:table-cell office:value-type="string">
                <text:p>high4</text:p>
                <draw:g>
                  <svg:desc>Sheet14.J15:Sheet14.J15</svg:desc>
                </draw:g>
              </table:table-cell>
              <table:table-cell office:value-type="string">
                <text:p>low128</text:p>
                <draw:g>
                  <svg:desc>Sheet14.K15:Sheet14.K15</svg:desc>
                </draw:g>
              </table:table-cell>
              <table:table-cell office:value-type="string">
                <text:p>avg128</text:p>
                <draw:g>
                  <svg:desc>Sheet14.L15:Sheet14.L15</svg:desc>
                </draw:g>
              </table:table-cell>
              <table:table-cell office:value-type="string">
                <text:p>high128</text:p>
                <draw:g>
                  <svg:desc>Sheet14.M15:Sheet14.M15</svg:desc>
                </draw:g>
              </table:table-cell>
              <table:table-cell office:value-type="string">
                <text:p>min1</text:p>
                <draw:g>
                  <svg:desc>Sheet14.N15:Sheet14.N15</svg:desc>
                </draw:g>
              </table:table-cell>
              <table:table-cell office:value-type="string">
                <text:p>min2</text:p>
                <draw:g>
                  <svg:desc>Sheet14.O15:Sheet14.O15</svg:desc>
                </draw:g>
              </table:table-cell>
              <table:table-cell office:value-type="string">
                <text:p>min4</text:p>
                <draw:g>
                  <svg:desc>Sheet14.P15:Sheet14.P15</svg:desc>
                </draw:g>
              </table:table-cell>
              <table:table-cell office:value-type="string">
                <text:p>min128</text:p>
                <draw:g>
                  <svg:desc>Sheet14.Q15:Sheet14.Q1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4.A16:Sheet14.A26</svg:desc>
                </draw:g>
              </table:table-cell>
              <table:table-cell office:value-type="float" office:value="1">
                <text:p>1</text:p>
                <draw:g>
                  <svg:desc>Sheet14.B16:Sheet14.B26</svg:desc>
                </draw:g>
              </table:table-cell>
              <table:table-cell office:value-type="float" office:value="1">
                <text:p>1</text:p>
                <draw:g>
                  <svg:desc>Sheet14.C16:Sheet14.C26</svg:desc>
                </draw:g>
              </table:table-cell>
              <table:table-cell office:value-type="float" office:value="1">
                <text:p>1</text:p>
                <draw:g>
                  <svg:desc>Sheet14.D16:Sheet14.D26</svg:desc>
                </draw:g>
              </table:table-cell>
              <table:table-cell office:value-type="float" office:value="1">
                <text:p>1</text:p>
                <draw:g>
                  <svg:desc>Sheet14.E16:Sheet14.E26</svg:desc>
                </draw:g>
              </table:table-cell>
              <table:table-cell office:value-type="float" office:value="1">
                <text:p>1</text:p>
                <draw:g>
                  <svg:desc>Sheet14.F16:Sheet14.F26</svg:desc>
                </draw:g>
              </table:table-cell>
              <table:table-cell office:value-type="float" office:value="1">
                <text:p>1</text:p>
                <draw:g>
                  <svg:desc>Sheet14.G16:Sheet14.G26</svg:desc>
                </draw:g>
              </table:table-cell>
              <table:table-cell office:value-type="float" office:value="1">
                <text:p>1</text:p>
                <draw:g>
                  <svg:desc>Sheet14.H16:Sheet14.H26</svg:desc>
                </draw:g>
              </table:table-cell>
              <table:table-cell office:value-type="float" office:value="1">
                <text:p>1</text:p>
                <draw:g>
                  <svg:desc>Sheet14.I16:Sheet14.I26</svg:desc>
                </draw:g>
              </table:table-cell>
              <table:table-cell office:value-type="float" office:value="1">
                <text:p>1</text:p>
                <draw:g>
                  <svg:desc>Sheet14.J16:Sheet14.J26</svg:desc>
                </draw:g>
              </table:table-cell>
              <table:table-cell office:value-type="float" office:value="0.0138498945278667">
                <text:p>0.0138498945278667</text:p>
                <draw:g>
                  <svg:desc>Sheet14.K16:Sheet14.K26</svg:desc>
                </draw:g>
              </table:table-cell>
              <table:table-cell office:value-type="float" office:value="0.0342465753424658">
                <text:p>0.0342465753424658</text:p>
                <draw:g>
                  <svg:desc>Sheet14.L16:Sheet14.L26</svg:desc>
                </draw:g>
              </table:table-cell>
              <table:table-cell office:value-type="float" office:value="0.0523389621683481">
                <text:p>0.0523389621683481</text:p>
                <draw:g>
                  <svg:desc>Sheet14.M16:Sheet14.M26</svg:desc>
                </draw:g>
              </table:table-cell>
              <table:table-cell office:value-type="float" office:value="1">
                <text:p>1</text:p>
                <draw:g>
                  <svg:desc>Sheet14.N16:Sheet14.N26</svg:desc>
                </draw:g>
              </table:table-cell>
              <table:table-cell office:value-type="float" office:value="1">
                <text:p>1</text:p>
                <draw:g>
                  <svg:desc>Sheet14.O16:Sheet14.O26</svg:desc>
                </draw:g>
              </table:table-cell>
              <table:table-cell office:value-type="float" office:value="1">
                <text:p>1</text:p>
                <draw:g>
                  <svg:desc>Sheet14.P16:Sheet14.P26</svg:desc>
                </draw:g>
              </table:table-cell>
              <table:table-cell office:value-type="float" office:value="0.04">
                <text:p>0.04</text:p>
                <draw:g>
                  <svg:desc>Sheet14.Q16:Sheet14.Q26</svg:desc>
                </draw:g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70546507804032">
                <text:p>0.47054650780403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.01746379471726">
                <text:p>1.01746379471726</text:p>
              </table:table-cell>
              <table:table-cell office:value-type="float" office:value="0.0131460678904481">
                <text:p>0.0131460678904481</text:p>
              </table:table-cell>
              <table:table-cell office:value-type="float" office:value="0.0325732899022801">
                <text:p>0.0325732899022801</text:p>
              </table:table-cell>
              <table:table-cell office:value-type="float" office:value="0.0498729526931136">
                <text:p>0.04987295269311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19214305434775">
                <text:p>0.0819214305434775</text:p>
              </table:table-cell>
              <table:table-cell office:value-type="float" office:value="0.0986842105263158">
                <text:p>0.0986842105263158</text:p>
              </table:table-cell>
              <table:table-cell office:value-type="float" office:value="0.114026276159992">
                <text:p>0.1140262761599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9735663176322">
                <text:p>1.09735663176322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0.95108630519972">
                <text:p>0.951086305199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05540628600123">
                <text:p>0.205540628600123</text:p>
              </table:table-cell>
              <table:table-cell office:value-type="float" office:value="0.195512820512821">
                <text:p>0.195512820512821</text:p>
              </table:table-cell>
              <table:table-cell office:value-type="float" office:value="0.186959438456595">
                <text:p>0.1869594384565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42139473362">
                <text:p>1.0142139473362</text:p>
              </table:table-cell>
              <table:table-cell office:value-type="float" office:value="1.01960784313726">
                <text:p>1.01960784313726</text:p>
              </table:table-cell>
              <table:table-cell office:value-type="float" office:value="1.02473225521771">
                <text:p>1.02473225521771</text:p>
              </table:table-cell>
              <table:table-cell office:value-type="float" office:value="1.09686884686818">
                <text:p>1.09686884686818</text:p>
              </table:table-cell>
              <table:table-cell office:value-type="float" office:value="1.07216494845361">
                <text:p>1.07216494845361</text:p>
              </table:table-cell>
              <table:table-cell office:value-type="float" office:value="1.04993021684227">
                <text:p>1.04993021684227</text:p>
              </table:table-cell>
              <table:table-cell office:value-type="float" office:value="0.356351469404914">
                <text:p>0.356351469404914</text:p>
              </table:table-cell>
              <table:table-cell office:value-type="float" office:value="0.352542372881356">
                <text:p>0.352542372881356</text:p>
              </table:table-cell>
              <table:table-cell office:value-type="float" office:value="0.349034271288777">
                <text:p>0.3490342712887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8050130114915">
                <text:p>1.08050130114915</text:p>
              </table:table-cell>
              <table:table-cell office:value-type="float" office:value="1.10204081632653">
                <text:p>1.10204081632653</text:p>
              </table:table-cell>
              <table:table-cell office:value-type="float" office:value="1.12272046937472">
                <text:p>1.12272046937472</text:p>
              </table:table-cell>
              <table:table-cell office:value-type="float" office:value="1.1190933841115">
                <text:p>1.1190933841115</text:p>
              </table:table-cell>
              <table:table-cell office:value-type="float" office:value="1.14893617021277">
                <text:p>1.14893617021277</text:p>
              </table:table-cell>
              <table:table-cell office:value-type="float" office:value="1.17796067426741">
                <text:p>1.17796067426741</text:p>
              </table:table-cell>
              <table:table-cell office:value-type="float" office:value="0.465980071866878">
                <text:p>0.465980071866878</text:p>
              </table:table-cell>
              <table:table-cell office:value-type="float" office:value="0.46685878962536">
                <text:p>0.46685878962536</text:p>
              </table:table-cell>
              <table:table-cell office:value-type="float" office:value="0.4676736551485">
                <text:p>0.4676736551485</text:p>
              </table:table-cell>
              <table:table-cell office:value-type="float" office:value="1">
                <text:p>1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2248579947908">
                <text:p>1.12248579947908</text:p>
              </table:table-cell>
              <table:table-cell office:value-type="float" office:value="1.115">
                <text:p>1.115</text:p>
              </table:table-cell>
              <table:table-cell office:value-type="float" office:value="1.10788367837435">
                <text:p>1.10788367837435</text:p>
              </table:table-cell>
              <table:table-cell office:value-type="float" office:value="1.12688066893351">
                <text:p>1.12688066893351</text:p>
              </table:table-cell>
              <table:table-cell office:value-type="float" office:value="1.10945273631841">
                <text:p>1.10945273631841</text:p>
              </table:table-cell>
              <table:table-cell office:value-type="float" office:value="1.09316880570449">
                <text:p>1.09316880570449</text:p>
              </table:table-cell>
              <table:table-cell office:value-type="float" office:value="0.587129171024591">
                <text:p>0.587129171024591</text:p>
              </table:table-cell>
              <table:table-cell office:value-type="float" office:value="0.545232273838631">
                <text:p>0.545232273838631</text:p>
              </table:table-cell>
              <table:table-cell office:value-type="float" office:value="0.510167951868174">
                <text:p>0.510167951868174</text:p>
              </table:table-cell>
              <table:table-cell office:value-type="float" office:value="1">
                <text:p>1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844638795227">
                <text:p>1.0844638795227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9714611932149">
                <text:p>1.09714611932149</text:p>
              </table:table-cell>
              <table:table-cell office:value-type="float" office:value="1.08563302777872">
                <text:p>1.08563302777872</text:p>
              </table:table-cell>
              <table:table-cell office:value-type="float" office:value="1.09923664122137">
                <text:p>1.09923664122137</text:p>
              </table:table-cell>
              <table:table-cell office:value-type="float" office:value="1.11257155974066">
                <text:p>1.11257155974066</text:p>
              </table:table-cell>
              <table:table-cell office:value-type="float" office:value="0.635577760135799">
                <text:p>0.635577760135799</text:p>
              </table:table-cell>
              <table:table-cell office:value-type="float" office:value="0.611464968152866">
                <text:p>0.611464968152866</text:p>
              </table:table-cell>
              <table:table-cell office:value-type="float" office:value="0.590052789789235">
                <text:p>0.590052789789235</text:p>
              </table:table-cell>
              <table:table-cell office:value-type="float" office:value="1">
                <text:p>1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0.651162790697674">
                <text:p>0.651162790697674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3597502334059">
                <text:p>1.03597502334059</text:p>
              </table:table-cell>
              <table:table-cell office:value-type="float" office:value="1.12023460410557">
                <text:p>1.12023460410557</text:p>
              </table:table-cell>
              <table:table-cell office:value-type="float" office:value="1.20277325607647">
                <text:p>1.20277325607647</text:p>
              </table:table-cell>
              <table:table-cell office:value-type="float" office:value="1.03121352619257">
                <text:p>1.03121352619257</text:p>
              </table:table-cell>
              <table:table-cell office:value-type="float" office:value="1.12023460410557">
                <text:p>1.12023460410557</text:p>
              </table:table-cell>
              <table:table-cell office:value-type="float" office:value="1.20823819820182">
                <text:p>1.20823819820182</text:p>
              </table:table-cell>
              <table:table-cell office:value-type="float" office:value="0.683960481193676">
                <text:p>0.683960481193676</text:p>
              </table:table-cell>
              <table:table-cell office:value-type="float" office:value="0.712686567164179">
                <text:p>0.712686567164179</text:p>
              </table:table-cell>
              <table:table-cell office:value-type="float" office:value="0.738869405893408">
                <text:p>0.738869405893408</text:p>
              </table:table-cell>
              <table:table-cell office:value-type="float" office:value="1">
                <text:p>1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5882352941176">
                <text:p>1.0588235294117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2970">
                <text:p>129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10816089916">
                <text:p>1.0710816089916</text:p>
              </table:table-cell>
              <table:table-cell office:value-type="float" office:value="1.08545034642032">
                <text:p>1.08545034642032</text:p>
              </table:table-cell>
              <table:table-cell office:value-type="float" office:value="1.0994843770574">
                <text:p>1.0994843770574</text:p>
              </table:table-cell>
              <table:table-cell office:value-type="float" office:value="1.08600270338088">
                <text:p>1.08600270338088</text:p>
              </table:table-cell>
              <table:table-cell office:value-type="float" office:value="1.09048723897912">
                <text:p>1.09048723897912</text:p>
              </table:table-cell>
              <table:table-cell office:value-type="float" office:value="1.09478868205282">
                <text:p>1.09478868205282</text:p>
              </table:table-cell>
              <table:table-cell office:value-type="float" office:value="0.749842111839231">
                <text:p>0.749842111839231</text:p>
              </table:table-cell>
              <table:table-cell office:value-type="float" office:value="0.735524256651017">
                <text:p>0.735524256651017</text:p>
              </table:table-cell>
              <table:table-cell office:value-type="float" office:value="0.722399748532936">
                <text:p>0.722399748532936</text:p>
              </table:table-cell>
              <table:table-cell office:value-type="float" office:value="1">
                <text:p>1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0.779661016949153">
                <text:p>0.779661016949153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752749167046">
                <text:p>1.06752749167046</text:p>
              </table:table-cell>
              <table:table-cell office:value-type="float" office:value="1.09177820267686">
                <text:p>1.09177820267686</text:p>
              </table:table-cell>
              <table:table-cell office:value-type="float" office:value="1.11564404586835">
                <text:p>1.11564404586835</text:p>
              </table:table-cell>
              <table:table-cell office:value-type="float" office:value="1.06706815367881">
                <text:p>1.06706815367881</text:p>
              </table:table-cell>
              <table:table-cell office:value-type="float" office:value="1.09596928982726">
                <text:p>1.09596928982726</text:p>
              </table:table-cell>
              <table:table-cell office:value-type="float" office:value="1.12465379300238">
                <text:p>1.12465379300238</text:p>
              </table:table-cell>
              <table:table-cell office:value-type="float" office:value="0.780011593302442">
                <text:p>0.780011593302442</text:p>
              </table:table-cell>
              <table:table-cell office:value-type="float" office:value="0.774762550881954">
                <text:p>0.774762550881954</text:p>
              </table:table-cell>
              <table:table-cell office:value-type="float" office:value="0.769883785643699">
                <text:p>0.769883785643699</text:p>
              </table:table-cell>
              <table:table-cell office:value-type="float" office:value="1">
                <text:p>1</text:p>
              </table:table-cell>
              <table:table-cell office:value-type="float" office:value="1.05769230769231">
                <text:p>1.05769230769231</text:p>
              </table:table-cell>
              <table:table-cell office:value-type="float" office:value="1.05769230769231">
                <text:p>1.05769230769231</text:p>
              </table:table-cell>
              <table:table-cell office:value-type="float" office:value="0.797101449275362">
                <text:p>0.7971014492753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